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font-style="italic" officeooo:rsid="10711d74" officeooo:paragraph-rsid="12a3cc71" style:font-style-asian="italic" style:font-style-complex="italic"/>
    </style:style>
    <style:style style:name="P6" style:family="paragraph" style:parent-style-name="Text_20_body">
      <style:text-properties fo:font-style="italic" officeooo:rsid="12ca63e1" officeooo:paragraph-rsid="15f90d02" style:font-style-asian="italic" style:font-style-complex="italic"/>
    </style:style>
    <style:style style:name="P7" style:family="paragraph" style:parent-style-name="Text_20_body">
      <style:text-properties fo:font-style="italic" officeooo:rsid="15fad1cc" officeooo:paragraph-rsid="15fad1cc" style:font-style-asian="italic" style:font-style-complex="italic"/>
    </style:style>
    <style:style style:name="P8" style:family="paragraph" style:parent-style-name="Text_20_body">
      <style:text-properties fo:font-style="italic" officeooo:rsid="160e7e69" officeooo:paragraph-rsid="160e7e69" style:font-style-asian="italic" style:font-style-complex="italic"/>
    </style:style>
    <style:style style:name="P9" style:family="paragraph" style:parent-style-name="Text_20_body">
      <style:text-properties fo:font-style="italic" officeooo:rsid="1613a175" officeooo:paragraph-rsid="161ef6a1" style:font-style-asian="italic" style:font-style-complex="italic"/>
    </style:style>
    <style:style style:name="P10" style:family="paragraph" style:parent-style-name="Text_20_body">
      <style:text-properties fo:font-style="italic" officeooo:rsid="12d8b3cc" officeooo:paragraph-rsid="15f90d02" style:font-style-asian="italic" style:font-style-complex="italic"/>
    </style:style>
    <style:style style:name="P11" style:family="paragraph" style:parent-style-name="Text_20_body">
      <style:text-properties fo:font-style="italic" officeooo:rsid="16392594" officeooo:paragraph-rsid="16395ccf" style:font-style-asian="italic" style:font-style-complex="italic"/>
    </style:style>
    <style:style style:name="P12" style:family="paragraph" style:parent-style-name="Text_20_body">
      <style:text-properties fo:font-style="italic" officeooo:rsid="17a7f48b" officeooo:paragraph-rsid="17a7f48b" style:font-style-asian="italic" style:font-style-complex="italic"/>
    </style:style>
    <style:style style:name="P13" style:family="paragraph" style:parent-style-name="Text_20_body">
      <style:text-properties fo:font-style="italic" officeooo:rsid="17aab129" officeooo:paragraph-rsid="17aab129" style:font-style-asian="italic" style:font-style-complex="italic"/>
    </style:style>
    <style:style style:name="P14" style:family="paragraph" style:parent-style-name="Text_20_body">
      <style:text-properties officeooo:rsid="0ee784bb" officeooo:paragraph-rsid="0ee784bb"/>
    </style:style>
    <style:style style:name="P15" style:family="paragraph" style:parent-style-name="Text_20_body">
      <style:text-properties officeooo:rsid="1075b789" officeooo:paragraph-rsid="10787eea"/>
    </style:style>
    <style:style style:name="P16" style:family="paragraph" style:parent-style-name="Text_20_body">
      <style:text-properties officeooo:rsid="10a2cf85" officeooo:paragraph-rsid="10a2cf85"/>
    </style:style>
    <style:style style:name="P17" style:family="paragraph" style:parent-style-name="Text_20_body">
      <style:paragraph-properties fo:text-align="end" style:justify-single-word="false"/>
    </style:style>
    <style:style style:name="P18" style:family="paragraph" style:parent-style-name="Text_20_body">
      <style:text-properties officeooo:rsid="10af30c8" officeooo:paragraph-rsid="10af30c8"/>
    </style:style>
    <style:style style:name="P19" style:family="paragraph" style:parent-style-name="Text_20_body">
      <style:text-properties officeooo:rsid="023fd48c" officeooo:paragraph-rsid="10f7e037"/>
    </style:style>
    <style:style style:name="P20" style:family="paragraph" style:parent-style-name="Text_20_body">
      <style:text-properties fo:language="cs" fo:country="CZ" officeooo:rsid="121a4227" officeooo:paragraph-rsid="12243ebd"/>
    </style:style>
    <style:style style:name="P21" style:family="paragraph" style:parent-style-name="Text_20_body">
      <style:text-properties fo:language="cs" fo:country="CZ" officeooo:rsid="17870ee9" officeooo:paragraph-rsid="17870ee9"/>
    </style:style>
    <style:style style:name="P22" style:family="paragraph" style:parent-style-name="Text_20_body">
      <style:text-properties fo:language="cs" fo:country="CZ" officeooo:rsid="17870ee9" officeooo:paragraph-rsid="1787346d"/>
    </style:style>
    <style:style style:name="P23" style:family="paragraph" style:parent-style-name="Text_20_body">
      <style:text-properties officeooo:rsid="1025d03c" officeooo:paragraph-rsid="11388ef3"/>
    </style:style>
    <style:style style:name="P24" style:family="paragraph" style:parent-style-name="Text_20_body">
      <style:text-properties officeooo:rsid="1031bcc1" officeooo:paragraph-rsid="11388ef3"/>
    </style:style>
    <style:style style:name="P25" style:family="paragraph" style:parent-style-name="Text_20_body">
      <style:text-properties officeooo:rsid="119fa826" officeooo:paragraph-rsid="119fa826"/>
    </style:style>
    <style:style style:name="P26" style:family="paragraph" style:parent-style-name="Text_20_body">
      <style:text-properties officeooo:paragraph-rsid="10f7e037"/>
    </style:style>
    <style:style style:name="P27" style:family="paragraph" style:parent-style-name="Text_20_body">
      <style:text-properties officeooo:paragraph-rsid="11d25964"/>
    </style:style>
    <style:style style:name="P28" style:family="paragraph" style:parent-style-name="Text_20_body">
      <style:text-properties officeooo:rsid="0ee8c6f0" officeooo:paragraph-rsid="122a5925"/>
    </style:style>
    <style:style style:name="P29" style:family="paragraph" style:parent-style-name="Text_20_body">
      <style:text-properties officeooo:rsid="0fff1fb8" officeooo:paragraph-rsid="127adb28"/>
    </style:style>
    <style:style style:name="P30" style:family="paragraph" style:parent-style-name="Text_20_body">
      <style:text-properties officeooo:rsid="0f3e2872" officeooo:paragraph-rsid="128031e0"/>
    </style:style>
    <style:style style:name="P31" style:family="paragraph" style:parent-style-name="Text_20_body">
      <style:text-properties officeooo:rsid="0fc19037" officeooo:paragraph-rsid="12babeb0"/>
    </style:style>
    <style:style style:name="P32" style:family="paragraph" style:parent-style-name="Text_20_body">
      <style:text-properties officeooo:rsid="12c73c80" officeooo:paragraph-rsid="12c73c80"/>
    </style:style>
    <style:style style:name="P33" style:family="paragraph" style:parent-style-name="Text_20_body">
      <style:text-properties officeooo:rsid="10ef4032" officeooo:paragraph-rsid="10ef4032"/>
    </style:style>
    <style:style style:name="P34" style:family="paragraph" style:parent-style-name="Text_20_body">
      <style:text-properties officeooo:rsid="131854be" officeooo:paragraph-rsid="131854be"/>
    </style:style>
    <style:style style:name="P35" style:family="paragraph" style:parent-style-name="Text_20_body">
      <style:text-properties officeooo:rsid="131bf96a" officeooo:paragraph-rsid="131bf96a"/>
    </style:style>
    <style:style style:name="P36" style:family="paragraph" style:parent-style-name="Text_20_body">
      <style:text-properties officeooo:rsid="13307928" officeooo:paragraph-rsid="13307928"/>
    </style:style>
    <style:style style:name="P37" style:family="paragraph" style:parent-style-name="Text_20_body">
      <style:text-properties officeooo:rsid="0df708b0" officeooo:paragraph-rsid="133a3285"/>
    </style:style>
    <style:style style:name="P38" style:family="paragraph" style:parent-style-name="Text_20_body">
      <style:text-properties officeooo:rsid="134243ab" officeooo:paragraph-rsid="134243ab"/>
    </style:style>
    <style:style style:name="P39" style:family="paragraph" style:parent-style-name="Text_20_body">
      <style:text-properties officeooo:rsid="137b1378" officeooo:paragraph-rsid="138d8f86"/>
    </style:style>
    <style:style style:name="P40" style:family="paragraph" style:parent-style-name="Text_20_body">
      <style:text-properties officeooo:paragraph-rsid="12fa132e"/>
    </style:style>
    <style:style style:name="P41" style:family="paragraph" style:parent-style-name="Text_20_body">
      <style:text-properties officeooo:rsid="13addf9a" officeooo:paragraph-rsid="13a83f8f"/>
    </style:style>
    <style:style style:name="P42" style:family="paragraph" style:parent-style-name="Text_20_body">
      <style:text-properties officeooo:rsid="13fafc73" officeooo:paragraph-rsid="13fafc73"/>
    </style:style>
    <style:style style:name="P43" style:family="paragraph" style:parent-style-name="Text_20_body">
      <style:text-properties officeooo:rsid="111b4dc3" officeooo:paragraph-rsid="14065b79"/>
    </style:style>
    <style:style style:name="P44" style:family="paragraph" style:parent-style-name="Text_20_body">
      <style:text-properties style:text-line-through-style="solid" style:text-line-through-type="single"/>
    </style:style>
    <style:style style:name="P45" style:family="paragraph" style:parent-style-name="Text_20_body">
      <style:text-properties style:text-line-through-style="solid" style:text-line-through-type="single" officeooo:rsid="13f280ef" officeooo:paragraph-rsid="13f280ef"/>
    </style:style>
    <style:style style:name="P46" style:family="paragraph" style:parent-style-name="Text_20_body">
      <style:text-properties style:text-line-through-style="solid" style:text-line-through-type="single" officeooo:paragraph-rsid="13f280ef"/>
    </style:style>
    <style:style style:name="P47" style:family="paragraph" style:parent-style-name="Text_20_body">
      <style:text-properties style:text-line-through-style="solid" style:text-line-through-type="single" officeooo:rsid="12defad8" officeooo:paragraph-rsid="12e1c46b"/>
    </style:style>
    <style:style style:name="P48" style:family="paragraph" style:parent-style-name="Text_20_body">
      <style:text-properties style:text-line-through-style="solid" style:text-line-through-type="single" officeooo:rsid="12ec95eb" officeooo:paragraph-rsid="12ec95eb"/>
    </style:style>
    <style:style style:name="P49" style:family="paragraph" style:parent-style-name="Text_20_body">
      <style:text-properties style:text-line-through-style="solid" style:text-line-through-type="single" officeooo:rsid="112bd5ac" officeooo:paragraph-rsid="112bd5ac"/>
    </style:style>
    <style:style style:name="P50" style:family="paragraph" style:parent-style-name="Text_20_body">
      <style:text-properties style:text-line-through-style="solid" style:text-line-through-type="single" officeooo:rsid="0dedcbf0" officeooo:paragraph-rsid="11287d62"/>
    </style:style>
    <style:style style:name="P51" style:family="paragraph" style:parent-style-name="Text_20_body">
      <style:text-properties style:text-line-through-style="solid" style:text-line-through-type="single" fo:language="cs" fo:country="CZ" fo:font-style="normal" officeooo:rsid="0e0ff4a4" officeooo:paragraph-rsid="11287d62" style:font-style-asian="normal" style:font-style-complex="normal"/>
    </style:style>
    <style:style style:name="P52" style:family="paragraph" style:parent-style-name="Text_20_body">
      <style:text-properties style:text-line-through-style="solid" style:text-line-through-type="single" fo:language="cs" fo:country="CZ" fo:font-style="normal" style:text-underline-style="none" officeooo:rsid="0e2bf61a" officeooo:paragraph-rsid="131564e6" style:font-style-asian="normal" style:font-style-complex="normal"/>
    </style:style>
    <style:style style:name="P53" style:family="paragraph" style:parent-style-name="Text_20_body">
      <style:text-properties style:text-line-through-style="solid" style:text-line-through-type="single" fo:language="cs" fo:country="CZ" fo:font-style="normal" style:text-underline-style="none" officeooo:rsid="0e2e0a98" officeooo:paragraph-rsid="131564e6" style:font-style-asian="normal" style:font-style-complex="normal"/>
    </style:style>
    <style:style style:name="P54" style:family="paragraph" style:parent-style-name="Text_20_body">
      <style:text-properties style:text-line-through-style="solid" style:text-line-through-type="single" fo:language="cs" fo:country="CZ" fo:font-style="normal" style:text-underline-style="none" officeooo:rsid="0e508dcf" officeooo:paragraph-rsid="131564e6" style:font-style-asian="normal" style:font-style-complex="normal"/>
    </style:style>
    <style:style style:name="P55" style:family="paragraph" style:parent-style-name="Text_20_body">
      <style:text-properties style:text-line-through-style="solid" style:text-line-through-type="single" officeooo:rsid="16d9539c" officeooo:paragraph-rsid="16d9539c"/>
    </style:style>
    <style:style style:name="P56" style:family="paragraph" style:parent-style-name="Text_20_body">
      <style:text-properties style:text-line-through-style="solid" style:text-line-through-type="single" officeooo:rsid="17594ce5" officeooo:paragraph-rsid="175f5f18"/>
    </style:style>
    <style:style style:name="P57" style:family="paragraph" style:parent-style-name="Text_20_body">
      <style:text-properties style:text-line-through-style="solid" style:text-line-through-type="single" officeooo:rsid="17594ce5" officeooo:paragraph-rsid="17657b4f"/>
    </style:style>
    <style:style style:name="P58" style:family="paragraph" style:parent-style-name="Text_20_body">
      <style:text-properties style:text-line-through-style="solid" style:text-line-through-type="single" officeooo:rsid="0f3fcd31" officeooo:paragraph-rsid="128031e0"/>
    </style:style>
    <style:style style:name="P59" style:family="paragraph" style:parent-style-name="Text_20_body">
      <style:text-properties style:text-line-through-style="solid" style:text-line-through-type="single" officeooo:rsid="13983ca8" officeooo:paragraph-rsid="13983ca8"/>
    </style:style>
    <style:style style:name="P60" style:family="paragraph" style:parent-style-name="Text_20_body">
      <style:text-properties style:text-line-through-style="solid" style:text-line-through-type="single" officeooo:rsid="1399e31a" officeooo:paragraph-rsid="1399e31a"/>
    </style:style>
    <style:style style:name="P61" style:family="paragraph" style:parent-style-name="Text_20_body">
      <style:text-properties style:text-line-through-style="solid" style:text-line-through-type="single" officeooo:rsid="0e58e178" officeooo:paragraph-rsid="13078e5a"/>
    </style:style>
    <style:style style:name="P62" style:family="paragraph" style:parent-style-name="Text_20_body">
      <style:text-properties style:text-line-through-style="solid" style:text-line-through-type="single" officeooo:rsid="130a9501" officeooo:paragraph-rsid="130a9501"/>
    </style:style>
    <style:style style:name="P63" style:family="paragraph" style:parent-style-name="Text_20_body">
      <style:text-properties style:text-line-through-style="solid" style:text-line-through-type="single" officeooo:rsid="130c7f8e" officeooo:paragraph-rsid="130c7f8e"/>
    </style:style>
    <style:style style:name="P64" style:family="paragraph" style:parent-style-name="Text_20_body">
      <style:text-properties style:text-line-through-style="solid" style:text-line-through-type="single" officeooo:rsid="131324fa" officeooo:paragraph-rsid="137b838f"/>
    </style:style>
    <style:style style:name="P65" style:family="paragraph" style:parent-style-name="Text_20_body">
      <style:text-properties officeooo:rsid="0f50a8b6" officeooo:paragraph-rsid="14150ad9"/>
    </style:style>
    <style:style style:name="P66" style:family="paragraph" style:parent-style-name="Text_20_body">
      <style:text-properties officeooo:rsid="0f50a8b6" officeooo:paragraph-rsid="141e12ac"/>
    </style:style>
    <style:style style:name="P67" style:family="paragraph" style:parent-style-name="Text_20_body">
      <style:text-properties officeooo:rsid="1416c221" officeooo:paragraph-rsid="1416c221"/>
    </style:style>
    <style:style style:name="P68" style:family="paragraph" style:parent-style-name="Text_20_body">
      <style:text-properties officeooo:rsid="1424495a"/>
    </style:style>
    <style:style style:name="P69" style:family="paragraph" style:parent-style-name="Text_20_body">
      <style:text-properties officeooo:rsid="144140d6" officeooo:paragraph-rsid="14485262"/>
    </style:style>
    <style:style style:name="P70" style:family="paragraph" style:parent-style-name="Text_20_body">
      <style:text-properties officeooo:rsid="1459182d" officeooo:paragraph-rsid="14628ac9"/>
    </style:style>
    <style:style style:name="P71" style:family="paragraph" style:parent-style-name="Text_20_body">
      <style:text-properties officeooo:rsid="14622d68" officeooo:paragraph-rsid="14628ac9"/>
    </style:style>
    <style:style style:name="P72" style:family="paragraph" style:parent-style-name="Text_20_body">
      <style:text-properties officeooo:rsid="14763b02" officeooo:paragraph-rsid="14763b02"/>
    </style:style>
    <style:style style:name="P73" style:family="paragraph" style:parent-style-name="Text_20_body">
      <style:text-properties officeooo:rsid="14763b02" officeooo:paragraph-rsid="16315210"/>
    </style:style>
    <style:style style:name="P74" style:family="paragraph" style:parent-style-name="Text_20_body">
      <style:text-properties officeooo:rsid="0ec66ec9" officeooo:paragraph-rsid="1545b52a"/>
    </style:style>
    <style:style style:name="P75" style:family="paragraph" style:parent-style-name="Text_20_body">
      <style:text-properties officeooo:rsid="0ee0f770" officeooo:paragraph-rsid="134735b8"/>
    </style:style>
    <style:style style:name="P76" style:family="paragraph" style:parent-style-name="Text_20_body">
      <style:text-properties officeooo:rsid="0ee1a442" officeooo:paragraph-rsid="134735b8"/>
    </style:style>
    <style:style style:name="P77" style:family="paragraph" style:parent-style-name="Text_20_body">
      <style:text-properties officeooo:rsid="0ee8134e" officeooo:paragraph-rsid="0ee8134e"/>
    </style:style>
    <style:style style:name="P78" style:family="paragraph" style:parent-style-name="Text_20_body">
      <style:text-properties officeooo:rsid="147b0296" officeooo:paragraph-rsid="1484e5c0"/>
    </style:style>
    <style:style style:name="P79" style:family="paragraph" style:parent-style-name="Text_20_body">
      <style:text-properties officeooo:rsid="14780134" officeooo:paragraph-rsid="14780134"/>
    </style:style>
    <style:style style:name="P80" style:family="paragraph" style:parent-style-name="Text_20_body">
      <style:text-properties officeooo:rsid="0fbd465f" officeooo:paragraph-rsid="126df45b"/>
    </style:style>
    <style:style style:name="P81" style:family="paragraph" style:parent-style-name="Text_20_body">
      <style:text-properties officeooo:rsid="14c8a310" officeooo:paragraph-rsid="14c8a310"/>
    </style:style>
    <style:style style:name="P82" style:family="paragraph" style:parent-style-name="Text_20_body">
      <style:text-properties officeooo:paragraph-rsid="14e1477a"/>
    </style:style>
    <style:style style:name="P83" style:family="paragraph" style:parent-style-name="Text_20_body">
      <style:text-properties officeooo:rsid="13b1d54e" officeooo:paragraph-rsid="13b1d54e"/>
    </style:style>
    <style:style style:name="P84" style:family="paragraph" style:parent-style-name="Text_20_body">
      <style:text-properties officeooo:rsid="13b3ab8c" officeooo:paragraph-rsid="13b3ab8c"/>
    </style:style>
    <style:style style:name="P85" style:family="paragraph" style:parent-style-name="Text_20_body">
      <style:text-properties officeooo:rsid="13b9ce23" officeooo:paragraph-rsid="13b9ce23"/>
    </style:style>
    <style:style style:name="P86" style:family="paragraph" style:parent-style-name="Text_20_body">
      <style:text-properties officeooo:rsid="13bcb6f7" officeooo:paragraph-rsid="13bcb6f7"/>
    </style:style>
    <style:style style:name="P87" style:family="paragraph" style:parent-style-name="Text_20_body">
      <style:text-properties officeooo:rsid="13c0dd30" officeooo:paragraph-rsid="13db6d8a"/>
    </style:style>
    <style:style style:name="P88" style:family="paragraph" style:parent-style-name="Text_20_body">
      <style:text-properties officeooo:rsid="13c520fc" officeooo:paragraph-rsid="13c520fc"/>
    </style:style>
    <style:style style:name="P89" style:family="paragraph" style:parent-style-name="Text_20_body">
      <style:text-properties officeooo:rsid="13b8dd40" officeooo:paragraph-rsid="13c123ff"/>
    </style:style>
    <style:style style:name="P90" style:family="paragraph" style:parent-style-name="Text_20_body">
      <style:text-properties officeooo:paragraph-rsid="13b07c0a"/>
    </style:style>
    <style:style style:name="P91" style:family="paragraph" style:parent-style-name="Text_20_body">
      <style:text-properties officeooo:rsid="0d649d1e" officeooo:paragraph-rsid="1514433a"/>
    </style:style>
    <style:style style:name="P92" style:family="paragraph" style:parent-style-name="Text_20_body">
      <style:text-properties officeooo:rsid="0d679da4" officeooo:paragraph-rsid="1514433a"/>
    </style:style>
    <style:style style:name="P93" style:family="paragraph" style:parent-style-name="Text_20_body">
      <style:text-properties officeooo:rsid="0d877a28" officeooo:paragraph-rsid="1514433a"/>
    </style:style>
    <style:style style:name="P94" style:family="paragraph" style:parent-style-name="Text_20_body">
      <style:text-properties officeooo:rsid="0e2df860" officeooo:paragraph-rsid="15267c17"/>
    </style:style>
    <style:style style:name="P95" style:family="paragraph" style:parent-style-name="Text_20_body">
      <style:text-properties officeooo:rsid="109943b2" officeooo:paragraph-rsid="12dbf0b7"/>
    </style:style>
    <style:style style:name="P96" style:family="paragraph" style:parent-style-name="Text_20_body">
      <style:text-properties officeooo:rsid="153e7920" officeooo:paragraph-rsid="153e7920"/>
    </style:style>
    <style:style style:name="P97" style:family="paragraph" style:parent-style-name="Text_20_body">
      <style:text-properties officeooo:rsid="153f8fe9" officeooo:paragraph-rsid="153f8fe9"/>
    </style:style>
    <style:style style:name="P98" style:family="paragraph" style:parent-style-name="Text_20_body">
      <style:text-properties officeooo:rsid="156b556c" officeooo:paragraph-rsid="156b556c"/>
    </style:style>
    <style:style style:name="P99" style:family="paragraph" style:parent-style-name="Text_20_body">
      <style:text-properties officeooo:rsid="15b48360" officeooo:paragraph-rsid="15b48360"/>
    </style:style>
    <style:style style:name="P100" style:family="paragraph" style:parent-style-name="Text_20_body">
      <style:text-properties fo:font-style="normal" officeooo:rsid="160e7e69" officeooo:paragraph-rsid="160e7e69" style:font-style-asian="normal" style:font-style-complex="normal"/>
    </style:style>
    <style:style style:name="P101" style:family="paragraph" style:parent-style-name="Text_20_body">
      <style:text-properties fo:font-style="normal" officeooo:rsid="161194ba" officeooo:paragraph-rsid="161194ba" style:font-style-asian="normal" style:font-style-complex="normal"/>
    </style:style>
    <style:style style:name="P102" style:family="paragraph" style:parent-style-name="Text_20_body">
      <style:text-properties fo:font-style="normal" officeooo:rsid="1628b02c" officeooo:paragraph-rsid="1628b02c" style:font-style-asian="normal" style:font-style-complex="normal"/>
    </style:style>
    <style:style style:name="P103" style:family="paragraph" style:parent-style-name="Text_20_body">
      <style:text-properties fo:font-style="normal" officeooo:rsid="214801ec" officeooo:paragraph-rsid="17b927aa" style:font-style-asian="normal" style:font-style-complex="normal"/>
    </style:style>
    <style:style style:name="P104" style:family="paragraph" style:parent-style-name="Text_20_body">
      <style:text-properties officeooo:rsid="15f90d02" officeooo:paragraph-rsid="15fdb2a3"/>
    </style:style>
    <style:style style:name="P105" style:family="paragraph" style:parent-style-name="Text_20_body">
      <style:text-properties officeooo:paragraph-rsid="16073f5b"/>
    </style:style>
    <style:style style:name="P106" style:family="paragraph" style:parent-style-name="Text_20_body">
      <style:text-properties officeooo:rsid="1613a175" officeooo:paragraph-rsid="16157cd4"/>
    </style:style>
    <style:style style:name="P107" style:family="paragraph" style:parent-style-name="Text_20_body">
      <style:text-properties officeooo:rsid="16211d4b" officeooo:paragraph-rsid="16211d4b"/>
    </style:style>
    <style:style style:name="P108" style:family="paragraph" style:parent-style-name="Text_20_body">
      <style:text-properties officeooo:rsid="16216b0f" officeooo:paragraph-rsid="16216b0f"/>
    </style:style>
    <style:style style:name="P109" style:family="paragraph" style:parent-style-name="Text_20_body">
      <style:text-properties officeooo:rsid="1632ff7b" officeooo:paragraph-rsid="1632ff7b"/>
    </style:style>
    <style:style style:name="P110" style:family="paragraph" style:parent-style-name="Text_20_body">
      <style:text-properties officeooo:rsid="1634da8f" officeooo:paragraph-rsid="16395ccf"/>
    </style:style>
    <style:style style:name="P111" style:family="paragraph" style:parent-style-name="Text_20_body">
      <style:text-properties officeooo:paragraph-rsid="16395ccf"/>
    </style:style>
    <style:style style:name="P112" style:family="paragraph" style:parent-style-name="Text_20_body">
      <style:text-properties officeooo:rsid="164d2894" officeooo:paragraph-rsid="164d2894"/>
    </style:style>
    <style:style style:name="P113" style:family="paragraph" style:parent-style-name="Text_20_body">
      <style:text-properties officeooo:rsid="15ff1c9e" officeooo:paragraph-rsid="16073f5b"/>
    </style:style>
    <style:style style:name="P114" style:family="paragraph" style:parent-style-name="Text_20_body">
      <style:text-properties officeooo:rsid="16552701" officeooo:paragraph-rsid="16552701"/>
    </style:style>
    <style:style style:name="P115" style:family="paragraph" style:parent-style-name="Text_20_body">
      <style:text-properties officeooo:rsid="111e214e" officeooo:paragraph-rsid="14065b79"/>
    </style:style>
    <style:style style:name="P116" style:family="paragraph" style:parent-style-name="Text_20_body">
      <style:text-properties officeooo:rsid="111e214e" officeooo:paragraph-rsid="1660cfd4"/>
    </style:style>
    <style:style style:name="P117" style:family="paragraph" style:parent-style-name="Text_20_body">
      <style:text-properties officeooo:rsid="1658caa3" officeooo:paragraph-rsid="1658caa3"/>
    </style:style>
    <style:style style:name="P118" style:family="paragraph" style:parent-style-name="Text_20_body">
      <style:text-properties officeooo:rsid="166573f1" officeooo:paragraph-rsid="166573f1"/>
    </style:style>
    <style:style style:name="P119" style:family="paragraph" style:parent-style-name="Text_20_body">
      <style:text-properties officeooo:rsid="166d686a" officeooo:paragraph-rsid="166d686a"/>
    </style:style>
    <style:style style:name="P120" style:family="paragraph" style:parent-style-name="Text_20_body">
      <style:text-properties officeooo:rsid="166e59c1" officeooo:paragraph-rsid="166e59c1"/>
    </style:style>
    <style:style style:name="P121" style:family="paragraph" style:parent-style-name="Text_20_body">
      <style:text-properties fo:font-weight="bold" officeooo:rsid="140ca822" officeooo:paragraph-rsid="140ca822" style:font-weight-asian="bold" style:font-weight-complex="bold"/>
    </style:style>
    <style:style style:name="P122" style:family="paragraph" style:parent-style-name="Text_20_body">
      <style:text-properties officeooo:rsid="168f1360" officeooo:paragraph-rsid="168f1360"/>
    </style:style>
    <style:style style:name="P123" style:family="paragraph" style:parent-style-name="Text_20_body">
      <style:text-properties officeooo:rsid="168f1a41" officeooo:paragraph-rsid="168f1a41"/>
    </style:style>
    <style:style style:name="P124" style:family="paragraph" style:parent-style-name="Text_20_body">
      <style:text-properties officeooo:rsid="169df590" officeooo:paragraph-rsid="169df590"/>
    </style:style>
    <style:style style:name="P125" style:family="paragraph" style:parent-style-name="Text_20_body">
      <style:text-properties officeooo:rsid="16b81fd2" officeooo:paragraph-rsid="16b81fd2"/>
    </style:style>
    <style:style style:name="P126" style:family="paragraph" style:parent-style-name="Text_20_body">
      <style:text-properties officeooo:rsid="16b81fd2" officeooo:paragraph-rsid="1790a230"/>
    </style:style>
    <style:style style:name="P127" style:family="paragraph" style:parent-style-name="Text_20_body">
      <style:text-properties officeooo:rsid="16b81fd2" officeooo:paragraph-rsid="17925ac1"/>
    </style:style>
    <style:style style:name="P128" style:family="paragraph" style:parent-style-name="Text_20_body">
      <style:text-properties officeooo:rsid="16b8fe0a" officeooo:paragraph-rsid="16b8fe94"/>
    </style:style>
    <style:style style:name="P129" style:family="paragraph" style:parent-style-name="Text_20_body">
      <style:text-properties officeooo:rsid="16c86ca5" officeooo:paragraph-rsid="16d3423b"/>
    </style:style>
    <style:style style:name="P130" style:family="paragraph" style:parent-style-name="Text_20_body">
      <style:text-properties style:text-line-through-style="none" style:text-line-through-type="none" officeooo:rsid="0f37bb41" officeooo:paragraph-rsid="127cba37"/>
    </style:style>
    <style:style style:name="P131" style:family="paragraph" style:parent-style-name="Text_20_body">
      <style:text-properties style:text-line-through-style="none" style:text-line-through-type="none" officeooo:rsid="0f37dbfd" officeooo:paragraph-rsid="127cba37"/>
    </style:style>
    <style:style style:name="P132" style:family="paragraph" style:parent-style-name="Text_20_body">
      <style:text-properties style:text-line-through-style="none" style:text-line-through-type="none" officeooo:rsid="142dd805" officeooo:paragraph-rsid="170aee5b"/>
    </style:style>
    <style:style style:name="P133" style:family="paragraph" style:parent-style-name="Text_20_body">
      <style:text-properties officeooo:rsid="1708e84f" officeooo:paragraph-rsid="1708e84f"/>
    </style:style>
    <style:style style:name="P134" style:family="paragraph" style:parent-style-name="Text_20_body">
      <style:text-properties officeooo:rsid="171e9cdc" officeooo:paragraph-rsid="171e9cdc"/>
    </style:style>
    <style:style style:name="P135" style:family="paragraph" style:parent-style-name="Text_20_body">
      <style:text-properties officeooo:rsid="17239b2c" officeooo:paragraph-rsid="17239b2c"/>
    </style:style>
    <style:style style:name="P136" style:family="paragraph" style:parent-style-name="Text_20_body">
      <style:text-properties officeooo:rsid="113240ec" officeooo:paragraph-rsid="172b80ff"/>
    </style:style>
    <style:style style:name="P137" style:family="paragraph" style:parent-style-name="Text_20_body">
      <style:text-properties officeooo:rsid="172f3e20" officeooo:paragraph-rsid="172f3e20"/>
    </style:style>
    <style:style style:name="P138" style:family="paragraph" style:parent-style-name="Text_20_body">
      <style:text-properties officeooo:paragraph-rsid="172f3e20"/>
    </style:style>
    <style:style style:name="P139" style:family="paragraph" style:parent-style-name="Text_20_body">
      <style:text-properties officeooo:rsid="0edde48b" officeooo:paragraph-rsid="172f3e20"/>
    </style:style>
    <style:style style:name="P140" style:family="paragraph" style:parent-style-name="Text_20_body">
      <style:text-properties officeooo:rsid="17320abe" officeooo:paragraph-rsid="17320abe"/>
    </style:style>
    <style:style style:name="P141" style:family="paragraph" style:parent-style-name="Text_20_body">
      <style:text-properties officeooo:rsid="17333801" officeooo:paragraph-rsid="17333801"/>
    </style:style>
    <style:style style:name="P142" style:family="paragraph" style:parent-style-name="Text_20_body">
      <style:text-properties officeooo:rsid="17354325" officeooo:paragraph-rsid="17354325"/>
    </style:style>
    <style:style style:name="P143" style:family="paragraph" style:parent-style-name="Text_20_body">
      <style:text-properties officeooo:paragraph-rsid="122861d3"/>
    </style:style>
    <style:style style:name="P144" style:family="paragraph" style:parent-style-name="Text_20_body">
      <style:text-properties officeooo:rsid="0f17be89" officeooo:paragraph-rsid="14150ad9"/>
    </style:style>
    <style:style style:name="P145" style:family="paragraph" style:parent-style-name="Text_20_body">
      <style:text-properties officeooo:rsid="17567543" officeooo:paragraph-rsid="17567543"/>
    </style:style>
    <style:style style:name="P146" style:family="paragraph" style:parent-style-name="Text_20_body">
      <style:text-properties fo:font-variant="normal" fo:text-transform="none" fo:color="#000000" style:font-name="Verdana" fo:font-size="7.19999980926514pt" fo:letter-spacing="normal" fo:font-style="normal" fo:font-weight="bold" officeooo:rsid="17567543" officeooo:paragraph-rsid="17567543"/>
    </style:style>
    <style:style style:name="P147" style:family="paragraph" style:parent-style-name="Text_20_body">
      <style:text-properties fo:font-variant="normal" fo:text-transform="none" fo:color="#000000" style:font-name="Verdana" fo:font-size="7.19999980926514pt" fo:letter-spacing="normal" fo:font-style="italic" fo:font-weight="normal" officeooo:rsid="17567543" officeooo:paragraph-rsid="17567543"/>
    </style:style>
    <style:style style:name="P148" style:family="paragraph" style:parent-style-name="Text_20_body">
      <style:text-properties officeooo:rsid="1769ddb4" officeooo:paragraph-rsid="1769ddb4"/>
    </style:style>
    <style:style style:name="P149" style:family="paragraph" style:parent-style-name="Text_20_body">
      <style:text-properties officeooo:rsid="1771d56d" officeooo:paragraph-rsid="1771d56d"/>
    </style:style>
    <style:style style:name="P150" style:family="paragraph" style:parent-style-name="Text_20_body">
      <style:text-properties officeooo:rsid="17731ea7" officeooo:paragraph-rsid="17731ea7"/>
    </style:style>
    <style:style style:name="P151" style:family="paragraph" style:parent-style-name="Text_20_body">
      <style:text-properties officeooo:rsid="17122e9d" officeooo:paragraph-rsid="1714cf79"/>
    </style:style>
    <style:style style:name="P152" style:family="paragraph" style:parent-style-name="Text_20_body">
      <style:text-properties officeooo:rsid="17946e5b" officeooo:paragraph-rsid="17984d40"/>
    </style:style>
    <style:style style:name="P153" style:family="paragraph" style:parent-style-name="Text_20_body">
      <style:text-properties officeooo:rsid="178edb94" officeooo:paragraph-rsid="17925ac1"/>
    </style:style>
    <style:style style:name="P154" style:family="paragraph" style:parent-style-name="Text_20_body">
      <style:text-properties officeooo:rsid="210ceec1" officeooo:paragraph-rsid="17a7f48b"/>
    </style:style>
    <style:style style:name="P155" style:family="paragraph" style:parent-style-name="Text_20_body">
      <style:text-properties officeooo:rsid="210b2273" officeooo:paragraph-rsid="17a7f48b"/>
    </style:style>
    <style:style style:name="P156" style:family="paragraph" style:parent-style-name="Text_20_body">
      <style:text-properties officeooo:rsid="12f37167" officeooo:paragraph-rsid="12f37167"/>
    </style:style>
    <style:style style:name="P157" style:family="paragraph" style:parent-style-name="Text_20_body">
      <style:text-properties officeooo:rsid="212c219f" officeooo:paragraph-rsid="17aab129"/>
    </style:style>
    <style:style style:name="P158" style:family="paragraph" style:parent-style-name="Text_20_body">
      <style:text-properties officeooo:rsid="21050cb4" officeooo:paragraph-rsid="17aab129"/>
    </style:style>
    <style:style style:name="P159" style:family="paragraph" style:parent-style-name="Text_20_body">
      <style:text-properties officeooo:rsid="2107ada6" officeooo:paragraph-rsid="17aab129"/>
    </style:style>
    <style:style style:name="P160" style:family="paragraph" style:parent-style-name="Text_20_body">
      <style:text-properties officeooo:rsid="212150a4" officeooo:paragraph-rsid="17aab129"/>
    </style:style>
    <style:style style:name="P161" style:family="paragraph" style:parent-style-name="Text_20_body">
      <style:text-properties officeooo:rsid="17bbaa64" officeooo:paragraph-rsid="17bbaa64"/>
    </style:style>
    <style:style style:name="P162" style:family="paragraph" style:parent-style-name="Text_20_body">
      <style:text-properties officeooo:rsid="2135550c" officeooo:paragraph-rsid="17bff96a"/>
    </style:style>
    <style:style style:name="P163" style:family="paragraph" style:parent-style-name="Text_20_body">
      <style:text-properties officeooo:rsid="109c993b" officeooo:paragraph-rsid="109c993b"/>
    </style:style>
    <style:style style:name="P164" style:family="paragraph" style:parent-style-name="Text_20_body">
      <style:text-properties officeooo:rsid="17c4e1f7" officeooo:paragraph-rsid="17cb521c"/>
    </style:style>
    <style:style style:name="P165" style:family="paragraph" style:parent-style-name="Standard">
      <style:paragraph-properties fo:text-align="center" style:justify-single-word="false"/>
      <style:text-properties officeooo:rsid="057aae1d" officeooo:paragraph-rsid="057aae1d"/>
    </style:style>
    <style:style style:name="P166"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167"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168"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69"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170"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171" style:family="paragraph" style:parent-style-name="Example_20_Header">
      <style:text-properties officeooo:paragraph-rsid="0ce95318"/>
    </style:style>
    <style:style style:name="P172" style:family="paragraph" style:parent-style-name="Example_20_Header">
      <style:text-properties style:text-line-through-style="solid" style:text-line-through-type="single"/>
    </style:style>
    <style:style style:name="P173" style:family="paragraph" style:parent-style-name="Standard">
      <style:paragraph-properties fo:text-align="center" style:justify-single-word="false" fo:break-before="page"/>
    </style:style>
    <style:style style:name="P174" style:family="paragraph" style:parent-style-name="Text_20_body">
      <style:paragraph-properties fo:margin-left="0cm" fo:margin-right="0cm" fo:text-indent="0cm" style:auto-text-indent="false"/>
      <style:text-properties fo:language="cs" fo:country="CZ" fo:font-style="italic" fo:font-weight="normal" officeooo:rsid="11dd34ef" officeooo:paragraph-rsid="11dd34ef" style:font-style-asian="italic" style:font-weight-asian="normal" style:font-style-complex="italic" style:font-weight-complex="normal"/>
    </style:style>
    <style:style style:name="P175" style:family="paragraph" style:parent-style-name="Text_20_body">
      <style:paragraph-properties fo:margin-left="0cm" fo:margin-right="0cm" fo:text-indent="0cm" style:auto-text-indent="false"/>
      <style:text-properties officeooo:rsid="0fe305d4" officeooo:paragraph-rsid="11d25964"/>
    </style:style>
    <style:style style:name="P176" style:family="paragraph" style:parent-style-name="Text_20_body">
      <style:paragraph-properties fo:margin-left="0cm" fo:margin-right="0cm" fo:text-indent="0cm" style:auto-text-indent="false"/>
      <style:text-properties officeooo:rsid="12c73c80" officeooo:paragraph-rsid="12c73c80"/>
    </style:style>
    <style:style style:name="P177" style:family="paragraph" style:parent-style-name="Text_20_body">
      <style:paragraph-properties fo:margin-left="0cm" fo:margin-right="0cm" fo:text-indent="0cm" style:auto-text-indent="false"/>
      <style:text-properties officeooo:rsid="134735b8" officeooo:paragraph-rsid="15c6fe44"/>
    </style:style>
    <style:style style:name="P178" style:family="paragraph" style:parent-style-name="Text_20_body">
      <style:paragraph-properties fo:margin-left="0cm" fo:margin-right="0cm" fo:text-indent="0cm" style:auto-text-indent="false"/>
      <style:text-properties style:text-line-through-style="solid" style:text-line-through-type="single" officeooo:rsid="1130ae56" officeooo:paragraph-rsid="1366e02b"/>
    </style:style>
    <style:style style:name="P179" style:family="paragraph" style:parent-style-name="Example">
      <style:text-properties officeooo:paragraph-rsid="13601ab0"/>
    </style:style>
    <style:style style:name="P180" style:family="paragraph" style:parent-style-name="Example">
      <style:text-properties officeooo:rsid="0ffc07fb" officeooo:paragraph-rsid="13601ab0"/>
    </style:style>
    <style:style style:name="P181" style:family="paragraph" style:parent-style-name="Example">
      <style:text-properties officeooo:rsid="111e214e" officeooo:paragraph-rsid="13a83f8f"/>
    </style:style>
    <style:style style:name="P182" style:family="paragraph" style:parent-style-name="Example">
      <style:text-properties officeooo:paragraph-rsid="14065b79"/>
    </style:style>
    <style:style style:name="P183" style:family="paragraph" style:parent-style-name="Example">
      <style:text-properties officeooo:rsid="0ec66ec9" officeooo:paragraph-rsid="15c7dc3b"/>
    </style:style>
    <style:style style:name="P184" style:family="paragraph" style:parent-style-name="Example">
      <style:text-properties style:text-line-through-style="solid" style:text-line-through-type="single"/>
    </style:style>
    <style:style style:name="P185" style:family="paragraph" style:parent-style-name="List_20_of_20_Items">
      <style:text-properties officeooo:paragraph-rsid="138a25f7"/>
    </style:style>
    <style:style style:name="P186" style:family="paragraph" style:parent-style-name="List_20_of_20_Items">
      <style:text-properties officeooo:rsid="13b1d54e" officeooo:paragraph-rsid="15127626"/>
    </style:style>
    <style:style style:name="P187" style:family="paragraph" style:parent-style-name="List_20_of_20_Items">
      <style:text-properties officeooo:rsid="13b9ce23" officeooo:paragraph-rsid="15127626"/>
    </style:style>
    <style:style style:name="P188" style:family="paragraph" style:parent-style-name="List_20_of_20_Items">
      <style:text-properties officeooo:rsid="13c0dd30" officeooo:paragraph-rsid="15127626"/>
    </style:style>
    <style:style style:name="P189" style:family="paragraph" style:parent-style-name="List_20_of_20_Items">
      <style:text-properties officeooo:rsid="13c520fc" officeooo:paragraph-rsid="15127626"/>
    </style:style>
    <style:style style:name="P190" style:family="paragraph" style:parent-style-name="List_20_of_20_Items">
      <style:text-properties officeooo:paragraph-rsid="15127626"/>
    </style:style>
    <style:style style:name="P191" style:family="paragraph" style:parent-style-name="List_20_of_20_Items">
      <style:text-properties fo:font-style="italic" officeooo:rsid="13b1d54e" officeooo:paragraph-rsid="1512694e" style:font-style-asian="italic" style:font-style-complex="italic"/>
    </style:style>
    <style:style style:name="P192" style:family="paragraph" style:parent-style-name="List_20_of_20_Items">
      <style:text-properties fo:font-style="italic" officeooo:rsid="13b3ab8c" officeooo:paragraph-rsid="15127626" style:font-style-asian="italic" style:font-style-complex="italic"/>
    </style:style>
    <style:style style:name="P193" style:family="paragraph" style:parent-style-name="List_20_of_20_Items">
      <style:text-properties fo:font-style="italic" officeooo:rsid="13bcb6f7" officeooo:paragraph-rsid="15127626" style:font-style-asian="italic" style:font-style-complex="italic"/>
    </style:style>
    <style:style style:name="P194" style:family="paragraph" style:parent-style-name="List_20_of_20_Items">
      <style:text-properties style:text-line-through-style="solid" style:text-line-through-type="single"/>
    </style:style>
    <style:style style:name="P195" style:family="paragraph" style:parent-style-name="List_20_of_20_Items">
      <style:text-properties style:text-line-through-style="solid" style:text-line-through-type="single" fo:font-weight="bold" style:font-weight-asian="bold" style:font-weight-complex="bold"/>
    </style:style>
    <style:style style:name="P196" style:family="paragraph" style:parent-style-name="Table_20_Comments">
      <style:text-properties style:text-line-through-style="solid" style:text-line-through-type="single" officeooo:paragraph-rsid="13a83f8f"/>
    </style:style>
    <style:style style:name="P197" style:family="paragraph" style:parent-style-name="Text_20_body" style:master-page-name="Standard">
      <style:paragraph-properties fo:text-align="end" style:justify-single-word="false" style:page-number="auto"/>
    </style:style>
    <style:style style:name="P198" style:family="paragraph" style:parent-style-name="Text_20_body" style:list-style-name="L1">
      <style:text-properties officeooo:rsid="20724b67" officeooo:paragraph-rsid="17d8eacd"/>
    </style:style>
    <style:style style:name="P199" style:family="paragraph" style:parent-style-name="Text_20_body" style:list-style-name="L2">
      <style:text-properties officeooo:paragraph-rsid="17195da1"/>
    </style:style>
    <style:style style:name="P200" style:family="paragraph" style:parent-style-name="Text_20_body" style:list-style-name="L2">
      <style:text-properties officeooo:paragraph-rsid="17e1406d"/>
    </style:style>
    <style:style style:name="P201" style:family="paragraph" style:parent-style-name="Text_20_body" style:list-style-name="L2">
      <style:text-properties style:text-line-through-style="solid" style:text-line-through-type="single" officeooo:rsid="17a1c76b" officeooo:paragraph-rsid="17a1c76b"/>
    </style:style>
    <style:style style:name="P202" style:family="paragraph" style:parent-style-name="Text_20_body" style:list-style-name="L2">
      <style:text-properties style:text-line-through-style="solid" style:text-line-through-type="single" officeooo:rsid="17a2c914" officeooo:paragraph-rsid="17a2c914"/>
    </style:style>
    <style:style style:name="P203" style:family="paragraph" style:parent-style-name="Text_20_body" style:list-style-name="L2">
      <style:text-properties style:text-line-through-style="solid" style:text-line-through-type="single" officeooo:rsid="16af2358" officeooo:paragraph-rsid="16af2358"/>
    </style:style>
    <style:style style:name="P204" style:family="paragraph" style:parent-style-name="Text_20_body" style:list-style-name="L2">
      <style:text-properties style:text-line-through-style="solid" style:text-line-through-type="single" officeooo:rsid="16aaae61" officeooo:paragraph-rsid="16aaae61"/>
    </style:style>
    <style:style style:name="P205" style:family="paragraph" style:parent-style-name="Text_20_body" style:list-style-name="L2">
      <style:text-properties style:text-line-through-style="solid" style:text-line-through-type="single" officeooo:rsid="16b529cc" officeooo:paragraph-rsid="16b529cc"/>
    </style:style>
    <style:style style:name="P206" style:family="paragraph" style:parent-style-name="Text_20_body" style:list-style-name="L13">
      <style:text-properties style:text-line-through-style="solid" style:text-line-through-type="single" officeooo:rsid="11295934" officeooo:paragraph-rsid="1168eecd"/>
    </style:style>
    <style:style style:name="P207" style:family="paragraph" style:parent-style-name="Text_20_body" style:list-style-name="L13">
      <style:text-properties style:text-line-through-style="solid" style:text-line-through-type="single" officeooo:rsid="11295934" officeooo:paragraph-rsid="1169d7c7"/>
    </style:style>
    <style:style style:name="P208" style:family="paragraph" style:parent-style-name="Text_20_body" style:list-style-name="L13">
      <style:text-properties style:text-line-through-style="solid" style:text-line-through-type="single" officeooo:rsid="11295934" officeooo:paragraph-rsid="116b70bf"/>
    </style:style>
    <style:style style:name="P209" style:family="paragraph" style:parent-style-name="Text_20_body" style:list-style-name="L13">
      <style:text-properties style:text-line-through-style="solid" style:text-line-through-type="single" officeooo:rsid="117e4024" officeooo:paragraph-rsid="1168eecd"/>
    </style:style>
    <style:style style:name="P210" style:family="paragraph" style:parent-style-name="Text_20_body" style:list-style-name="L14">
      <style:text-properties style:text-line-through-style="solid" style:text-line-through-type="single" fo:language="cs" fo:country="CZ" fo:font-style="normal" officeooo:rsid="0e0ff4a4" officeooo:paragraph-rsid="11287d62" style:font-style-asian="normal" style:font-style-complex="normal"/>
    </style:style>
    <style:style style:name="P211" style:family="paragraph" style:parent-style-name="Text_20_body" style:list-style-name="L14">
      <style:text-properties style:text-line-through-style="solid" style:text-line-through-type="single" fo:language="cs" fo:country="CZ" fo:font-style="normal" officeooo:rsid="0e43037b" officeooo:paragraph-rsid="11287d62" style:font-style-asian="normal" style:font-style-complex="normal"/>
    </style:style>
    <style:style style:name="P212" style:family="paragraph" style:parent-style-name="Text_20_body" style:list-style-name="L25">
      <style:text-properties style:text-line-through-style="solid" style:text-line-through-type="single" officeooo:rsid="16d80ca4" officeooo:paragraph-rsid="16d80ca4"/>
    </style:style>
    <style:style style:name="P213" style:family="paragraph" style:parent-style-name="Text_20_body" style:list-style-name="L26">
      <style:text-properties style:text-line-through-style="solid" style:text-line-through-type="single" officeooo:rsid="16d80ca4" officeooo:paragraph-rsid="16d80ca4"/>
    </style:style>
    <style:style style:name="P214" style:family="paragraph" style:parent-style-name="Text_20_body" style:list-style-name="L25">
      <style:text-properties style:text-line-through-style="solid" style:text-line-through-type="single" officeooo:rsid="16d9539c" officeooo:paragraph-rsid="16d9539c"/>
    </style:style>
    <style:style style:name="P215" style:family="paragraph" style:parent-style-name="Text_20_body" style:list-style-name="L34">
      <style:text-properties style:text-line-through-style="solid" style:text-line-through-type="single" officeooo:rsid="0f3e2872" officeooo:paragraph-rsid="128031e0"/>
    </style:style>
    <style:style style:name="P216" style:family="paragraph" style:parent-style-name="Text_20_body" style:list-style-name="L34">
      <style:text-properties style:text-line-through-style="solid" style:text-line-through-type="single" officeooo:rsid="0f43edda" officeooo:paragraph-rsid="128031e0"/>
    </style:style>
    <style:style style:name="P217" style:family="paragraph" style:parent-style-name="Text_20_body" style:list-style-name="L34">
      <style:text-properties style:text-line-through-style="solid" style:text-line-through-type="single" officeooo:rsid="0f45721a" officeooo:paragraph-rsid="128031e0"/>
    </style:style>
    <style:style style:name="P218" style:family="paragraph" style:parent-style-name="Text_20_body" style:list-style-name="L34">
      <style:text-properties style:text-line-through-style="solid" style:text-line-through-type="single" officeooo:rsid="0f4d358f" officeooo:paragraph-rsid="128031e0"/>
    </style:style>
    <style:style style:name="P219" style:family="paragraph" style:parent-style-name="Text_20_body" style:list-style-name="L34">
      <style:text-properties style:text-line-through-style="solid" style:text-line-through-type="single" officeooo:rsid="0f2aa10b" officeooo:paragraph-rsid="128031e0"/>
    </style:style>
    <style:style style:name="P220" style:family="paragraph" style:parent-style-name="Text_20_body" style:list-style-name="L34">
      <style:text-properties style:text-line-through-style="solid" style:text-line-through-type="single" officeooo:rsid="0f3fcd31" officeooo:paragraph-rsid="128031e0"/>
    </style:style>
    <style:style style:name="P221" style:family="paragraph" style:parent-style-name="Text_20_body" style:list-style-name="L53">
      <style:text-properties style:text-line-through-style="solid" style:text-line-through-type="single" officeooo:rsid="12defad8" officeooo:paragraph-rsid="12defad8"/>
    </style:style>
    <style:style style:name="P222" style:family="paragraph" style:parent-style-name="Text_20_body" style:list-style-name="L59">
      <style:text-properties style:text-line-through-style="solid" style:text-line-through-type="single" officeooo:rsid="1308b37c" officeooo:paragraph-rsid="1308b37c"/>
    </style:style>
    <style:style style:name="P223" style:family="paragraph" style:parent-style-name="Text_20_body" style:list-style-name="L59">
      <style:text-properties style:text-line-through-style="solid" style:text-line-through-type="single" officeooo:rsid="130a9501" officeooo:paragraph-rsid="130a9501"/>
    </style:style>
    <style:style style:name="P224" style:family="paragraph" style:parent-style-name="Text_20_body" style:list-style-name="L2">
      <style:text-properties officeooo:rsid="17a61917" officeooo:paragraph-rsid="17a61917"/>
    </style:style>
    <style:style style:name="P225" style:family="paragraph" style:parent-style-name="Text_20_body" style:list-style-name="L2">
      <style:text-properties officeooo:rsid="179a33b3" officeooo:paragraph-rsid="179a33b3"/>
    </style:style>
    <style:style style:name="P226" style:family="paragraph" style:parent-style-name="Text_20_body" style:list-style-name="L2">
      <style:text-properties officeooo:rsid="179a33b3" officeooo:paragraph-rsid="179c07b1"/>
    </style:style>
    <style:style style:name="P227" style:family="paragraph" style:parent-style-name="Text_20_body" style:list-style-name="L2">
      <style:text-properties officeooo:rsid="1bc2b7af" officeooo:paragraph-rsid="17497bb4"/>
    </style:style>
    <style:style style:name="P228" style:family="paragraph" style:parent-style-name="Text_20_body" style:list-style-name="L2">
      <style:text-properties officeooo:rsid="1bc2b7af" officeooo:paragraph-rsid="17db215a"/>
    </style:style>
    <style:style style:name="P229" style:family="paragraph" style:parent-style-name="Text_20_body" style:list-style-name="L2">
      <style:text-properties officeooo:rsid="1bd3c2aa" officeooo:paragraph-rsid="17497bb4"/>
    </style:style>
    <style:style style:name="P230" style:family="paragraph" style:parent-style-name="Text_20_body" style:list-style-name="L2">
      <style:text-properties officeooo:rsid="1bd3c2aa" officeooo:paragraph-rsid="17db215a"/>
    </style:style>
    <style:style style:name="P231" style:family="paragraph" style:parent-style-name="Text_20_body" style:list-style-name="L2">
      <style:text-properties fo:language="en" fo:country="US" officeooo:rsid="17497bb4" officeooo:paragraph-rsid="17db215a"/>
    </style:style>
    <style:style style:name="P232" style:family="paragraph" style:parent-style-name="Text_20_body" style:list-style-name="L2">
      <style:text-properties officeooo:rsid="17464648" officeooo:paragraph-rsid="17464648"/>
    </style:style>
    <style:style style:name="P233" style:family="paragraph" style:parent-style-name="Text_20_body" style:list-style-name="L2">
      <style:text-properties officeooo:rsid="1beeda67" officeooo:paragraph-rsid="1743cb1d"/>
    </style:style>
    <style:style style:name="P234" style:family="paragraph" style:parent-style-name="Text_20_body" style:list-style-name="L2">
      <style:text-properties officeooo:rsid="1743cb1d" officeooo:paragraph-rsid="1743cb1d"/>
    </style:style>
    <style:style style:name="P235" style:family="paragraph" style:parent-style-name="Text_20_body" style:list-style-name="L2">
      <style:text-properties officeooo:rsid="1729c49a" officeooo:paragraph-rsid="1729c49a"/>
    </style:style>
    <style:style style:name="P236" style:family="paragraph" style:parent-style-name="Text_20_body" style:list-style-name="L2">
      <style:text-properties officeooo:rsid="1728605d" officeooo:paragraph-rsid="17de393d"/>
    </style:style>
    <style:style style:name="P237" style:family="paragraph" style:parent-style-name="Text_20_body" style:list-style-name="L2">
      <style:text-properties officeooo:rsid="17199f94" officeooo:paragraph-rsid="17199f94"/>
    </style:style>
    <style:style style:name="P238" style:family="paragraph" style:parent-style-name="Text_20_body" style:list-style-name="L2">
      <style:text-properties officeooo:rsid="1716a16e" officeooo:paragraph-rsid="17173f5a"/>
    </style:style>
    <style:style style:name="P239" style:family="paragraph" style:parent-style-name="Text_20_body" style:list-style-name="L2">
      <style:text-properties officeooo:rsid="14d83a5b" officeooo:paragraph-rsid="17195da1"/>
    </style:style>
    <style:style style:name="P240" style:family="paragraph" style:parent-style-name="Text_20_body" style:list-style-name="L2">
      <style:text-properties officeooo:rsid="149f8e7d" officeooo:paragraph-rsid="17195da1"/>
    </style:style>
    <style:style style:name="P241" style:family="paragraph" style:parent-style-name="Text_20_body">
      <style:text-properties officeooo:rsid="17069222" officeooo:paragraph-rsid="17069222"/>
    </style:style>
    <style:style style:name="P242" style:family="paragraph" style:parent-style-name="Text_20_body" style:list-style-name="L2">
      <style:text-properties officeooo:rsid="16f0c33a" officeooo:paragraph-rsid="16f0c33a"/>
    </style:style>
    <style:style style:name="P243" style:family="paragraph" style:parent-style-name="Text_20_body" style:list-style-name="L2">
      <style:text-properties officeooo:rsid="16f35dfc" officeooo:paragraph-rsid="16f35dfc"/>
    </style:style>
    <style:style style:name="P244" style:family="paragraph" style:parent-style-name="Text_20_body" style:list-style-name="L2">
      <style:text-properties fo:font-style="italic" officeooo:rsid="16f35dfc" officeooo:paragraph-rsid="16f35dfc" style:font-style-asian="italic" style:font-style-complex="italic"/>
    </style:style>
    <style:style style:name="P245" style:family="paragraph" style:parent-style-name="Text_20_body" style:list-style-name="L15">
      <style:text-properties fo:font-style="italic" officeooo:rsid="11ce0804" officeooo:paragraph-rsid="11ce0804" style:font-style-asian="italic" style:font-style-complex="italic"/>
    </style:style>
    <style:style style:name="P246" style:family="paragraph" style:parent-style-name="Text_20_body" style:list-style-name="L23">
      <style:text-properties fo:font-style="italic" officeooo:rsid="0ee8c6f0" officeooo:paragraph-rsid="122a5925" style:font-style-asian="italic" style:font-style-complex="italic"/>
    </style:style>
    <style:style style:name="P247" style:family="paragraph" style:parent-style-name="Text_20_body" style:list-style-name="L23">
      <style:text-properties fo:font-style="italic" officeooo:rsid="1742626a" officeooo:paragraph-rsid="122a5925" style:font-style-asian="italic" style:font-style-complex="italic"/>
    </style:style>
    <style:style style:name="P248" style:family="paragraph" style:parent-style-name="Text_20_body" style:list-style-name="L23">
      <style:text-properties fo:font-style="italic" officeooo:rsid="16c0762d" officeooo:paragraph-rsid="16c0762d" style:font-style-asian="italic" style:font-style-complex="italic"/>
    </style:style>
    <style:style style:name="P249" style:family="paragraph" style:parent-style-name="Text_20_body" style:list-style-name="L23">
      <style:text-properties fo:font-style="italic" officeooo:rsid="1236b9de" officeooo:paragraph-rsid="1236b9de" style:font-style-asian="italic" style:font-style-complex="italic"/>
    </style:style>
    <style:style style:name="P250" style:family="paragraph" style:parent-style-name="Text_20_body" style:list-style-name="L23">
      <style:text-properties fo:font-style="italic" officeooo:rsid="0f048aed" officeooo:paragraph-rsid="122a5925" style:font-style-asian="italic" style:font-style-complex="italic"/>
    </style:style>
    <style:style style:name="P251" style:family="paragraph" style:parent-style-name="Text_20_body" style:list-style-name="L23">
      <style:text-properties fo:font-style="italic" officeooo:rsid="0fb1759e" officeooo:paragraph-rsid="122a5925" style:font-style-asian="italic" style:font-style-complex="italic"/>
    </style:style>
    <style:style style:name="P252" style:family="paragraph" style:parent-style-name="Text_20_body" style:list-style-name="L23">
      <style:text-properties fo:font-style="italic" officeooo:rsid="0f037f68" officeooo:paragraph-rsid="122a5925" style:font-style-asian="italic" style:font-style-complex="italic"/>
    </style:style>
    <style:style style:name="P253" style:family="paragraph" style:parent-style-name="Text_20_body" style:list-style-name="L23">
      <style:text-properties fo:font-style="italic" officeooo:rsid="0ffd8b5c" officeooo:paragraph-rsid="122a5925" style:font-style-asian="italic" style:font-style-complex="italic"/>
    </style:style>
    <style:style style:name="P254" style:family="paragraph" style:parent-style-name="Text_20_body" style:list-style-name="L23">
      <style:text-properties fo:font-style="italic" officeooo:rsid="138cbcfa" officeooo:paragraph-rsid="138cbcfa" style:font-style-asian="italic" style:font-style-complex="italic"/>
    </style:style>
    <style:style style:name="P255" style:family="paragraph" style:parent-style-name="Text_20_body" style:list-style-name="L23">
      <style:text-properties fo:font-style="italic" officeooo:rsid="12f08c1b" officeooo:paragraph-rsid="12f08c1b" style:font-style-asian="italic" style:font-style-complex="italic"/>
    </style:style>
    <style:style style:name="P256" style:family="paragraph" style:parent-style-name="Text_20_body" style:list-style-name="L23">
      <style:text-properties fo:font-style="italic" officeooo:rsid="16c79f8c" officeooo:paragraph-rsid="16c79f8c" style:font-style-asian="italic" style:font-style-complex="italic"/>
    </style:style>
    <style:style style:name="P257" style:family="paragraph" style:parent-style-name="Text_20_body" style:list-style-name="L68">
      <style:text-properties fo:font-style="italic" officeooo:rsid="1621ff56" officeooo:paragraph-rsid="1624da1b" style:font-style-asian="italic" style:font-style-complex="italic"/>
    </style:style>
    <style:style style:name="P258" style:family="paragraph" style:parent-style-name="Text_20_body" style:list-style-name="L68">
      <style:text-properties fo:font-style="italic" officeooo:rsid="1626bafa" officeooo:paragraph-rsid="1626bafa" style:font-style-asian="italic" style:font-style-complex="italic"/>
    </style:style>
    <style:style style:name="P259" style:family="paragraph" style:parent-style-name="Text_20_body" style:list-style-name="L2">
      <style:text-properties officeooo:rsid="16ed1047" officeooo:paragraph-rsid="16ed1047"/>
    </style:style>
    <style:style style:name="P260" style:family="paragraph" style:parent-style-name="Text_20_body" style:list-style-name="L2">
      <style:text-properties officeooo:rsid="16ef0d04" officeooo:paragraph-rsid="16ef0d04"/>
    </style:style>
    <style:style style:name="P261" style:family="paragraph" style:parent-style-name="Text_20_body" style:list-style-name="L2">
      <style:text-properties officeooo:rsid="16ac70ba" officeooo:paragraph-rsid="16ac70ba"/>
    </style:style>
    <style:style style:name="P262" style:family="paragraph" style:parent-style-name="Text_20_body" style:list-style-name="L2">
      <style:text-properties officeooo:rsid="16ac70ba" officeooo:paragraph-rsid="17e1406d"/>
    </style:style>
    <style:style style:name="P263" style:family="paragraph" style:parent-style-name="Text_20_body" style:list-style-name="L2">
      <style:text-properties officeooo:rsid="17014996" officeooo:paragraph-rsid="17014996"/>
    </style:style>
    <style:style style:name="P264" style:family="paragraph" style:parent-style-name="Text_20_body" style:list-style-name="L2">
      <style:text-properties officeooo:rsid="17014996" officeooo:paragraph-rsid="17e1406d"/>
    </style:style>
    <style:style style:name="P265" style:family="paragraph" style:parent-style-name="Text_20_body" style:list-style-name="L2">
      <style:text-properties officeooo:rsid="17043ea5" officeooo:paragraph-rsid="17043ea5"/>
    </style:style>
    <style:style style:name="P266" style:family="paragraph" style:parent-style-name="Text_20_body" style:list-style-name="L2">
      <style:text-properties officeooo:rsid="17043ea5" officeooo:paragraph-rsid="17e1406d"/>
    </style:style>
    <style:style style:name="P267" style:family="paragraph" style:parent-style-name="Text_20_body" style:list-style-name="L2">
      <style:text-properties officeooo:rsid="16b60617" officeooo:paragraph-rsid="16b60617"/>
    </style:style>
    <style:style style:name="P268" style:family="paragraph" style:parent-style-name="Text_20_body" style:list-style-name="L2">
      <style:text-properties officeooo:rsid="16b63787" officeooo:paragraph-rsid="16b63787"/>
    </style:style>
    <style:style style:name="P269" style:family="paragraph" style:parent-style-name="Text_20_body" style:list-style-name="L2">
      <style:text-properties officeooo:rsid="16a920e5" officeooo:paragraph-rsid="16a920e5"/>
    </style:style>
    <style:style style:name="P270" style:family="paragraph" style:parent-style-name="Text_20_body" style:list-style-name="L2">
      <style:text-properties officeooo:rsid="169f6927" officeooo:paragraph-rsid="169f6927"/>
    </style:style>
    <style:style style:name="P271" style:family="paragraph" style:parent-style-name="Text_20_body" style:list-style-name="L2">
      <style:text-properties officeooo:rsid="1699c961" officeooo:paragraph-rsid="1699c961"/>
    </style:style>
    <style:style style:name="P272" style:family="paragraph" style:parent-style-name="Text_20_body" style:list-style-name="L2">
      <style:text-properties officeooo:rsid="169b07df" officeooo:paragraph-rsid="169b07df"/>
    </style:style>
    <style:style style:name="P273" style:family="paragraph" style:parent-style-name="Text_20_body" style:list-style-name="L2">
      <style:text-properties officeooo:rsid="139f8b57" officeooo:paragraph-rsid="139f8b57"/>
    </style:style>
    <style:style style:name="P274" style:family="paragraph" style:parent-style-name="Text_20_body" style:list-style-name="L2">
      <style:text-properties officeooo:rsid="15e44bc0" officeooo:paragraph-rsid="15e44bc0"/>
    </style:style>
    <style:style style:name="P275" style:family="paragraph" style:parent-style-name="Text_20_body" style:list-style-name="L2">
      <style:text-properties officeooo:rsid="1508cd73" officeooo:paragraph-rsid="1508cd73"/>
    </style:style>
    <style:style style:name="P276" style:family="paragraph" style:parent-style-name="Text_20_body" style:list-style-name="L2">
      <style:text-properties officeooo:rsid="1518f36d" officeooo:paragraph-rsid="1518f36d"/>
    </style:style>
    <style:style style:name="P277" style:family="paragraph" style:parent-style-name="Text_20_body" style:list-style-name="L2">
      <style:text-properties officeooo:rsid="151a180a" officeooo:paragraph-rsid="151a180a"/>
    </style:style>
    <style:style style:name="P278" style:family="paragraph" style:parent-style-name="Text_20_body" style:list-style-name="L2">
      <style:text-properties officeooo:rsid="15b177ab" officeooo:paragraph-rsid="15b177ab"/>
    </style:style>
    <style:style style:name="P279" style:family="paragraph" style:parent-style-name="Text_20_body" style:list-style-name="L2">
      <style:text-properties officeooo:rsid="15e60995" officeooo:paragraph-rsid="15e60995"/>
    </style:style>
    <style:style style:name="P280" style:family="paragraph" style:parent-style-name="Text_20_body" style:list-style-name="L2">
      <style:text-properties officeooo:rsid="15e75545" officeooo:paragraph-rsid="15e75545"/>
    </style:style>
    <style:style style:name="P281" style:family="paragraph" style:parent-style-name="Text_20_body" style:list-style-name="L2">
      <style:text-properties officeooo:rsid="15e9e896" officeooo:paragraph-rsid="15e9e896"/>
    </style:style>
    <style:style style:name="P282" style:family="paragraph" style:parent-style-name="Text_20_body" style:list-style-name="L2">
      <style:text-properties officeooo:rsid="15eae4ad" officeooo:paragraph-rsid="15eae4ad"/>
    </style:style>
    <style:style style:name="P283" style:family="paragraph" style:parent-style-name="Text_20_body" style:list-style-name="L2">
      <style:text-properties officeooo:rsid="15ee1d97" officeooo:paragraph-rsid="15ee1d97"/>
    </style:style>
    <style:style style:name="P284" style:family="paragraph" style:parent-style-name="Text_20_body" style:list-style-name="L2">
      <style:text-properties officeooo:rsid="15f1049f" officeooo:paragraph-rsid="15f1049f"/>
    </style:style>
    <style:style style:name="P285" style:family="paragraph" style:parent-style-name="Text_20_body" style:list-style-name="L2">
      <style:text-properties officeooo:rsid="1675424c" officeooo:paragraph-rsid="1675424c"/>
    </style:style>
    <style:style style:name="P286" style:family="paragraph" style:parent-style-name="Text_20_body" style:list-style-name="L2">
      <style:text-properties officeooo:rsid="1676771a" officeooo:paragraph-rsid="1676771a"/>
    </style:style>
    <style:style style:name="P287" style:family="paragraph" style:parent-style-name="Text_20_body" style:list-style-name="L2">
      <style:text-properties officeooo:rsid="1676cee5" officeooo:paragraph-rsid="1676cee5"/>
    </style:style>
    <style:style style:name="P288" style:family="paragraph" style:parent-style-name="Text_20_body" style:list-style-name="L2">
      <style:text-properties officeooo:rsid="1678712c" officeooo:paragraph-rsid="1678712c"/>
    </style:style>
    <style:style style:name="P289" style:family="paragraph" style:parent-style-name="Text_20_body" style:list-style-name="L2">
      <style:text-properties officeooo:rsid="167b880a" officeooo:paragraph-rsid="167b880a"/>
    </style:style>
    <style:style style:name="P290" style:family="paragraph" style:parent-style-name="Text_20_body" style:list-style-name="L2">
      <style:text-properties officeooo:rsid="167a63d5" officeooo:paragraph-rsid="167a63d5"/>
    </style:style>
    <style:style style:name="P291" style:family="paragraph" style:parent-style-name="Text_20_body" style:list-style-name="L2">
      <style:text-properties officeooo:rsid="167c7f94" officeooo:paragraph-rsid="167c7f94"/>
    </style:style>
    <style:style style:name="P292" style:family="paragraph" style:parent-style-name="Text_20_body" style:list-style-name="L2">
      <style:text-properties officeooo:rsid="167e32d5" officeooo:paragraph-rsid="167e32d5"/>
    </style:style>
    <style:style style:name="P293" style:family="paragraph" style:parent-style-name="Text_20_body" style:list-style-name="L2">
      <style:text-properties officeooo:rsid="167f61ea" officeooo:paragraph-rsid="167f61ea"/>
    </style:style>
    <style:style style:name="P294" style:family="paragraph" style:parent-style-name="Text_20_body" style:list-style-name="L2">
      <style:text-properties officeooo:rsid="1681bb6f" officeooo:paragraph-rsid="1681bb6f"/>
    </style:style>
    <style:style style:name="P295" style:family="paragraph" style:parent-style-name="Text_20_body" style:list-style-name="L17">
      <style:text-properties fo:language="cs" fo:country="CZ" officeooo:rsid="172b80ff" officeooo:paragraph-rsid="172b80ff"/>
    </style:style>
    <style:style style:name="P296" style:family="paragraph" style:parent-style-name="Text_20_body" style:list-style-name="L35">
      <style:text-properties fo:language="cs" fo:country="CZ" officeooo:rsid="16bab490" officeooo:paragraph-rsid="16bab490"/>
    </style:style>
    <style:style style:name="P297" style:family="paragraph" style:parent-style-name="Text_20_body" style:list-style-name="L36">
      <style:text-properties fo:language="cs" fo:country="CZ" officeooo:rsid="17870ee9" officeooo:paragraph-rsid="17870ee9"/>
    </style:style>
    <style:style style:name="P298" style:family="paragraph" style:parent-style-name="Text_20_body" style:list-style-name="L63">
      <style:text-properties fo:language="cs" fo:country="CZ" officeooo:rsid="172042ec" officeooo:paragraph-rsid="172042ec"/>
    </style:style>
    <style:style style:name="P299" style:family="paragraph" style:parent-style-name="Text_20_body" style:list-style-name="L4">
      <style:text-properties officeooo:rsid="0f17be89" officeooo:paragraph-rsid="14150ad9"/>
    </style:style>
    <style:style style:name="P300" style:family="paragraph" style:parent-style-name="Text_20_body" style:list-style-name="L4">
      <style:text-properties officeooo:rsid="0f1721dd" officeooo:paragraph-rsid="13a83f8f"/>
    </style:style>
    <style:style style:name="P301" style:family="paragraph" style:parent-style-name="Text_20_body" style:list-style-name="L5">
      <style:text-properties officeooo:rsid="0f1721dd" officeooo:paragraph-rsid="13a83f8f"/>
    </style:style>
    <style:style style:name="P302" style:family="paragraph" style:parent-style-name="Text_20_body" style:list-style-name="L4">
      <style:text-properties officeooo:rsid="0f1a8ce1" officeooo:paragraph-rsid="13a83f8f"/>
    </style:style>
    <style:style style:name="P303" style:family="paragraph" style:parent-style-name="Text_20_body" style:list-style-name="L5">
      <style:text-properties officeooo:rsid="0f425eba" officeooo:paragraph-rsid="13a83f8f"/>
    </style:style>
    <style:style style:name="P304" style:family="paragraph" style:parent-style-name="Text_20_body" style:list-style-name="L4">
      <style:text-properties officeooo:rsid="13a83f8f" officeooo:paragraph-rsid="13a83f8f"/>
    </style:style>
    <style:style style:name="P305" style:family="paragraph" style:parent-style-name="Text_20_body" style:list-style-name="L4">
      <style:text-properties officeooo:rsid="141e12ac" officeooo:paragraph-rsid="141e12ac"/>
    </style:style>
    <style:style style:name="P306" style:family="paragraph" style:parent-style-name="Text_20_body" style:list-style-name="L4">
      <style:text-properties officeooo:rsid="11119c7b" officeooo:paragraph-rsid="13a83f8f"/>
    </style:style>
    <style:style style:name="P307" style:family="paragraph" style:parent-style-name="Text_20_body" style:list-style-name="L6">
      <style:text-properties officeooo:rsid="13e2d954" officeooo:paragraph-rsid="14150ad9"/>
    </style:style>
    <style:style style:name="P308" style:family="paragraph" style:parent-style-name="Text_20_body" style:list-style-name="L7">
      <style:text-properties officeooo:rsid="0db82cab" officeooo:paragraph-rsid="1514433a"/>
    </style:style>
    <style:style style:name="P309" style:family="paragraph" style:parent-style-name="Text_20_body" style:list-style-name="L8">
      <style:text-properties officeooo:rsid="0db82cab" officeooo:paragraph-rsid="1514433a"/>
    </style:style>
    <style:style style:name="P310" style:family="paragraph" style:parent-style-name="Text_20_body" style:list-style-name="L9">
      <style:text-properties officeooo:rsid="0db82cab" officeooo:paragraph-rsid="1514433a"/>
    </style:style>
    <style:style style:name="P311" style:family="paragraph" style:parent-style-name="Text_20_body" style:list-style-name="L10">
      <style:text-properties officeooo:paragraph-rsid="15e06c48"/>
    </style:style>
    <style:style style:name="P312" style:family="paragraph" style:parent-style-name="Text_20_body" style:list-style-name="L11">
      <style:text-properties officeooo:rsid="13addf9a" officeooo:paragraph-rsid="13addf9a"/>
    </style:style>
    <style:style style:name="P313" style:family="paragraph" style:parent-style-name="Text_20_body" style:list-style-name="L12">
      <style:text-properties officeooo:rsid="13f99c5e" officeooo:paragraph-rsid="13f99c5e"/>
    </style:style>
    <style:style style:name="P314" style:family="paragraph" style:parent-style-name="Text_20_body" style:list-style-name="L15">
      <style:text-properties officeooo:rsid="119fa826" officeooo:paragraph-rsid="11a597fb"/>
    </style:style>
    <style:style style:name="P315" style:family="paragraph" style:parent-style-name="Text_20_body" style:list-style-name="L15">
      <style:text-properties officeooo:rsid="119fa826" officeooo:paragraph-rsid="119fa826"/>
    </style:style>
    <style:style style:name="P316" style:family="paragraph" style:parent-style-name="Text_20_body" style:list-style-name="L15">
      <style:text-properties officeooo:rsid="11a597fb" officeooo:paragraph-rsid="11a597fb"/>
    </style:style>
    <style:style style:name="P317" style:family="paragraph" style:parent-style-name="Text_20_body" style:list-style-name="L16">
      <style:text-properties officeooo:rsid="1023f43a" officeooo:paragraph-rsid="119abb0d"/>
    </style:style>
    <style:style style:name="P318" style:family="paragraph" style:parent-style-name="Text_20_body" style:list-style-name="L16">
      <style:text-properties officeooo:rsid="1023f43a" officeooo:paragraph-rsid="11997953"/>
    </style:style>
    <style:style style:name="P319" style:family="paragraph" style:parent-style-name="Text_20_body" style:list-style-name="L23">
      <style:text-properties officeooo:paragraph-rsid="12b0c0e6"/>
    </style:style>
    <style:style style:name="P320" style:family="paragraph" style:parent-style-name="Text_20_body" style:list-style-name="L23">
      <style:text-properties officeooo:rsid="1242a917" officeooo:paragraph-rsid="1242a917"/>
    </style:style>
    <style:style style:name="P321" style:family="paragraph" style:parent-style-name="Text_20_body" style:list-style-name="L23">
      <style:text-properties officeooo:rsid="1244e575" officeooo:paragraph-rsid="1244e575"/>
    </style:style>
    <style:style style:name="P322" style:family="paragraph" style:parent-style-name="Text_20_body" style:list-style-name="L23">
      <style:text-properties officeooo:rsid="0f062b02" officeooo:paragraph-rsid="12b0c0e6"/>
    </style:style>
    <style:style style:name="P323" style:family="paragraph" style:parent-style-name="Text_20_body" style:list-style-name="L23">
      <style:text-properties officeooo:rsid="0eebe7ad" officeooo:paragraph-rsid="122a5925"/>
    </style:style>
    <style:style style:name="P324" style:family="paragraph" style:parent-style-name="Text_20_body" style:list-style-name="L23">
      <style:text-properties officeooo:rsid="0f128f93" officeooo:paragraph-rsid="122a5925"/>
    </style:style>
    <style:style style:name="P325" style:family="paragraph" style:parent-style-name="Text_20_body" style:list-style-name="L23">
      <style:text-properties officeooo:rsid="1238ac66" officeooo:paragraph-rsid="1238ac66"/>
    </style:style>
    <style:style style:name="P326" style:family="paragraph" style:parent-style-name="Text_20_body" style:list-style-name="L23">
      <style:text-properties officeooo:rsid="1239488c" officeooo:paragraph-rsid="1239488c"/>
    </style:style>
    <style:style style:name="P327" style:family="paragraph" style:parent-style-name="Text_20_body" style:list-style-name="L23">
      <style:text-properties officeooo:rsid="0ef5f9a0" officeooo:paragraph-rsid="122a5925"/>
    </style:style>
    <style:style style:name="P328" style:family="paragraph" style:parent-style-name="Text_20_body" style:list-style-name="L23">
      <style:text-properties officeooo:rsid="0f1890a5" officeooo:paragraph-rsid="122a5925"/>
    </style:style>
    <style:style style:name="P329" style:family="paragraph" style:parent-style-name="Text_20_body" style:list-style-name="L23">
      <style:text-properties officeooo:rsid="0f0229e9" officeooo:paragraph-rsid="122a5925"/>
    </style:style>
    <style:style style:name="P330" style:family="paragraph" style:parent-style-name="Text_20_body" style:list-style-name="L23">
      <style:text-properties officeooo:rsid="0fdd3793" officeooo:paragraph-rsid="122a5925"/>
    </style:style>
    <style:style style:name="P331" style:family="paragraph" style:parent-style-name="Text_20_body" style:list-style-name="L23">
      <style:text-properties officeooo:rsid="0ef83a20" officeooo:paragraph-rsid="122a5925"/>
    </style:style>
    <style:style style:name="P332" style:family="paragraph" style:parent-style-name="Text_20_body" style:list-style-name="L23">
      <style:text-properties officeooo:rsid="0efd0c82" officeooo:paragraph-rsid="122a5925"/>
    </style:style>
    <style:style style:name="P333" style:family="paragraph" style:parent-style-name="Text_20_body" style:list-style-name="L23">
      <style:text-properties officeooo:rsid="0efb8bab" officeooo:paragraph-rsid="122a5925"/>
    </style:style>
    <style:style style:name="P334" style:family="paragraph" style:parent-style-name="Text_20_body" style:list-style-name="L23">
      <style:text-properties officeooo:rsid="0ffd8b5c" officeooo:paragraph-rsid="122a5925"/>
    </style:style>
    <style:style style:name="P335" style:family="paragraph" style:parent-style-name="Text_20_body" style:list-style-name="L23">
      <style:text-properties officeooo:rsid="1379fee8" officeooo:paragraph-rsid="138cbcfa"/>
    </style:style>
    <style:style style:name="P336" style:family="paragraph" style:parent-style-name="Text_20_body" style:list-style-name="L23">
      <style:text-properties officeooo:rsid="12f1c0de" officeooo:paragraph-rsid="12f1c0de"/>
    </style:style>
    <style:style style:name="P337" style:family="paragraph" style:parent-style-name="Text_20_body" style:list-style-name="L23">
      <style:text-properties officeooo:rsid="12f08c1b" officeooo:paragraph-rsid="12f08c1b"/>
    </style:style>
    <style:style style:name="P338" style:family="paragraph" style:parent-style-name="Text_20_body" style:list-style-name="L23">
      <style:text-properties officeooo:rsid="12fed93d" officeooo:paragraph-rsid="12fed93d"/>
    </style:style>
    <style:style style:name="P339" style:family="paragraph" style:parent-style-name="Text_20_body" style:list-style-name="L23">
      <style:text-properties fo:font-style="normal" officeooo:rsid="16c79f8c" officeooo:paragraph-rsid="16c79f8c" style:font-style-asian="normal" style:font-style-complex="normal"/>
    </style:style>
    <style:style style:name="P340" style:family="paragraph" style:parent-style-name="Text_20_body" style:list-style-name="L61">
      <style:text-properties fo:font-style="normal" officeooo:rsid="131ab82a" officeooo:paragraph-rsid="131ab82a" style:font-style-asian="normal" style:font-style-complex="normal"/>
    </style:style>
    <style:style style:name="P341" style:family="paragraph" style:parent-style-name="Text_20_body" style:list-style-name="L23">
      <style:text-properties officeooo:rsid="0ee8c6f0" officeooo:paragraph-rsid="122a5925"/>
    </style:style>
    <style:style style:name="P342" style:family="paragraph" style:parent-style-name="Text_20_body" style:list-style-name="L24">
      <style:text-properties style:text-line-through-style="none" style:text-line-through-type="none" officeooo:rsid="0f37bb41" officeooo:paragraph-rsid="127cba37"/>
    </style:style>
    <style:style style:name="P343" style:family="paragraph" style:parent-style-name="Text_20_body" style:list-style-name="L24">
      <style:text-properties style:text-line-through-style="none" style:text-line-through-type="none" officeooo:rsid="16e00d1b" officeooo:paragraph-rsid="16e00d1b"/>
    </style:style>
    <style:style style:name="P344" style:family="paragraph" style:parent-style-name="Text_20_body" style:list-style-name="L27">
      <style:text-properties officeooo:rsid="0fc19037" officeooo:paragraph-rsid="12bd1f77"/>
    </style:style>
    <style:style style:name="P345" style:family="paragraph" style:parent-style-name="Text_20_body" style:list-style-name="L28">
      <style:text-properties officeooo:rsid="14c8a310" officeooo:paragraph-rsid="14c8a310"/>
    </style:style>
    <style:style style:name="P346" style:family="paragraph" style:parent-style-name="Text_20_body" style:list-style-name="L31">
      <style:text-properties officeooo:rsid="0dd2dce1" officeooo:paragraph-rsid="127adb28"/>
    </style:style>
    <style:style style:name="P347" style:family="paragraph" style:parent-style-name="Text_20_body" style:list-style-name="L31">
      <style:text-properties officeooo:rsid="0ff85820" officeooo:paragraph-rsid="127adb28"/>
    </style:style>
    <style:style style:name="P348" style:family="paragraph" style:parent-style-name="Text_20_body" style:list-style-name="L31">
      <style:text-properties officeooo:rsid="0ffbb3c0" officeooo:paragraph-rsid="127adb28"/>
    </style:style>
    <style:style style:name="P349" style:family="paragraph" style:parent-style-name="Text_20_body" style:list-style-name="L31">
      <style:text-properties officeooo:rsid="1009ddd8" officeooo:paragraph-rsid="127adb28"/>
    </style:style>
    <style:style style:name="P350" style:family="paragraph" style:parent-style-name="Text_20_body" style:list-style-name="L31">
      <style:text-properties officeooo:rsid="0ff90215" officeooo:paragraph-rsid="127adb28"/>
    </style:style>
    <style:style style:name="P351" style:family="paragraph" style:parent-style-name="Text_20_body" style:list-style-name="L32">
      <style:text-properties officeooo:rsid="1175d483" officeooo:paragraph-rsid="133a3285"/>
    </style:style>
    <style:style style:name="P352" style:family="paragraph" style:parent-style-name="Text_20_body" style:list-style-name="L33">
      <style:text-properties officeooo:rsid="0f3e2872" officeooo:paragraph-rsid="128031e0"/>
    </style:style>
    <style:style style:name="P353" style:family="paragraph" style:parent-style-name="Text_20_body" style:list-style-name="L35">
      <style:text-properties officeooo:rsid="16bab490" officeooo:paragraph-rsid="16bab490"/>
    </style:style>
    <style:style style:name="P354" style:family="paragraph" style:parent-style-name="Text_20_body" style:list-style-name="L37">
      <style:text-properties officeooo:rsid="13bcbb86" officeooo:paragraph-rsid="171e9cdc"/>
    </style:style>
    <style:style style:name="P355" style:family="paragraph" style:parent-style-name="Text_20_body" style:list-style-name="L37">
      <style:text-properties officeooo:rsid="13bf4e3b" officeooo:paragraph-rsid="171e9cdc"/>
    </style:style>
    <style:style style:name="P356" style:family="paragraph" style:parent-style-name="Text_20_body" style:list-style-name="L37">
      <style:text-properties officeooo:rsid="13d9d58e" officeooo:paragraph-rsid="171e9cdc"/>
    </style:style>
    <style:style style:name="P357" style:family="paragraph" style:parent-style-name="Text_20_body" style:list-style-name="L37">
      <style:text-properties officeooo:rsid="13e2a301" officeooo:paragraph-rsid="171e9cdc"/>
    </style:style>
    <style:style style:name="P358" style:family="paragraph" style:parent-style-name="Text_20_body" style:list-style-name="L38">
      <style:text-properties officeooo:rsid="17333801" officeooo:paragraph-rsid="17333801"/>
    </style:style>
    <style:style style:name="P359" style:family="paragraph" style:parent-style-name="Text_20_body" style:list-style-name="L38">
      <style:text-properties officeooo:rsid="173381ac" officeooo:paragraph-rsid="173381ac"/>
    </style:style>
    <style:style style:name="P360" style:family="paragraph" style:parent-style-name="Text_20_body" style:list-style-name="L39">
      <style:text-properties officeooo:rsid="176dcc34" officeooo:paragraph-rsid="176dcc34"/>
    </style:style>
    <style:style style:name="P361" style:family="paragraph" style:parent-style-name="Text_20_body" style:list-style-name="L39">
      <style:text-properties officeooo:rsid="176dcc34" officeooo:paragraph-rsid="176f2ef9"/>
    </style:style>
    <style:style style:name="P362" style:family="paragraph" style:parent-style-name="Text_20_body" style:list-style-name="L39">
      <style:text-properties officeooo:rsid="176f2ef9" officeooo:paragraph-rsid="176f2ef9"/>
    </style:style>
    <style:style style:name="P363" style:family="paragraph" style:parent-style-name="Text_20_body" style:list-style-name="L39">
      <style:text-properties officeooo:rsid="178174ec" officeooo:paragraph-rsid="178174ec"/>
    </style:style>
    <style:style style:name="P364" style:family="paragraph" style:parent-style-name="Text_20_body" style:list-style-name="L39">
      <style:text-properties officeooo:rsid="176f9550" officeooo:paragraph-rsid="176f9550"/>
    </style:style>
    <style:style style:name="P365" style:family="paragraph" style:parent-style-name="Text_20_body" style:list-style-name="L39">
      <style:text-properties officeooo:rsid="17712200" officeooo:paragraph-rsid="17712200"/>
    </style:style>
    <style:style style:name="P366" style:family="paragraph" style:parent-style-name="Text_20_body" style:list-style-name="L40">
      <style:text-properties officeooo:rsid="17731ea7" officeooo:paragraph-rsid="177333f9"/>
    </style:style>
    <style:style style:name="P367" style:family="paragraph" style:parent-style-name="Text_20_body" style:list-style-name="L40">
      <style:text-properties officeooo:rsid="1773404c" officeooo:paragraph-rsid="1773404c"/>
    </style:style>
    <style:style style:name="P368" style:family="paragraph" style:parent-style-name="Text_20_body" style:list-style-name="L41">
      <style:text-properties officeooo:paragraph-rsid="1771d56d"/>
    </style:style>
    <style:style style:name="P369" style:family="paragraph" style:parent-style-name="Text_20_body" style:list-style-name="L41">
      <style:text-properties officeooo:rsid="1771d56d" officeooo:paragraph-rsid="1777c1d8"/>
    </style:style>
    <style:style style:name="P370" style:family="paragraph" style:parent-style-name="Text_20_body" style:list-style-name="L42">
      <style:text-properties officeooo:rsid="176a9888" officeooo:paragraph-rsid="1769ddb4"/>
    </style:style>
    <style:style style:name="P371" style:family="paragraph" style:parent-style-name="Text_20_body" style:list-style-name="L42">
      <style:text-properties officeooo:rsid="1769ddb4" officeooo:paragraph-rsid="1769ddb4"/>
    </style:style>
    <style:style style:name="P372" style:family="paragraph" style:parent-style-name="Text_20_body" style:list-style-name="L39">
      <style:text-properties officeooo:rsid="137b4eb5" officeooo:paragraph-rsid="138d8f86"/>
    </style:style>
    <style:style style:name="P373" style:family="paragraph" style:parent-style-name="Text_20_body" style:list-style-name="L44">
      <style:text-properties officeooo:rsid="0eb737aa" officeooo:paragraph-rsid="14cc9ee1"/>
    </style:style>
    <style:style style:name="P374" style:family="paragraph" style:parent-style-name="Text_20_body" style:list-style-name="L44">
      <style:text-properties officeooo:rsid="0eb737aa" officeooo:paragraph-rsid="1549a4b1"/>
    </style:style>
    <style:style style:name="P375" style:family="paragraph" style:parent-style-name="Text_20_body" style:list-style-name="L44">
      <style:text-properties officeooo:rsid="15b48360" officeooo:paragraph-rsid="15dae2c4"/>
    </style:style>
    <style:style style:name="P376" style:family="paragraph" style:parent-style-name="Text_20_body" style:list-style-name="L44">
      <style:text-properties officeooo:rsid="15b48360" officeooo:paragraph-rsid="15b48360"/>
    </style:style>
    <style:style style:name="P377" style:family="paragraph" style:parent-style-name="Text_20_body" style:list-style-name="L44">
      <style:text-properties officeooo:rsid="15ca7fe9" officeooo:paragraph-rsid="15ca7fe9"/>
    </style:style>
    <style:style style:name="P378" style:family="paragraph" style:parent-style-name="Text_20_body" style:list-style-name="L44">
      <style:text-properties officeooo:rsid="15ca7fe9" officeooo:paragraph-rsid="15cf4501"/>
    </style:style>
    <style:style style:name="P379" style:family="paragraph" style:parent-style-name="Text_20_body" style:list-style-name="L44">
      <style:text-properties officeooo:rsid="15ccb982" officeooo:paragraph-rsid="15ce9609"/>
    </style:style>
    <style:style style:name="P380" style:family="paragraph" style:parent-style-name="Text_20_body" style:list-style-name="L44">
      <style:text-properties officeooo:rsid="15cc3410" officeooo:paragraph-rsid="15cf4501"/>
    </style:style>
    <style:style style:name="P381" style:family="paragraph" style:parent-style-name="Text_20_body" style:list-style-name="L44">
      <style:text-properties officeooo:rsid="15cc3410" officeooo:paragraph-rsid="15cc3410"/>
    </style:style>
    <style:style style:name="P382" style:family="paragraph" style:parent-style-name="Text_20_body" style:list-style-name="L44">
      <style:text-properties officeooo:rsid="15cf4501" officeooo:paragraph-rsid="15cf4501"/>
    </style:style>
    <style:style style:name="P383" style:family="paragraph" style:parent-style-name="Text_20_body" style:list-style-name="L44">
      <style:text-properties officeooo:rsid="15d34822" officeooo:paragraph-rsid="15d34822"/>
    </style:style>
    <style:style style:name="P384" style:family="paragraph" style:parent-style-name="Text_20_body" style:list-style-name="L44">
      <style:text-properties officeooo:rsid="15d511d3" officeooo:paragraph-rsid="15d511d3"/>
    </style:style>
    <style:style style:name="P385" style:family="paragraph" style:parent-style-name="Text_20_body" style:list-style-name="L45">
      <style:text-properties officeooo:rsid="14c5ad3a" officeooo:paragraph-rsid="14c5ad3a"/>
    </style:style>
    <style:style style:name="P386" style:family="paragraph" style:parent-style-name="Text_20_body" style:list-style-name="L46">
      <style:text-properties officeooo:rsid="14c5ad3a" officeooo:paragraph-rsid="14c5ad3a"/>
    </style:style>
    <style:style style:name="P387" style:family="paragraph" style:parent-style-name="Text_20_body" style:list-style-name="L47">
      <style:text-properties officeooo:rsid="172f3e20" officeooo:paragraph-rsid="172f3e20"/>
    </style:style>
    <style:style style:name="P388" style:family="paragraph" style:parent-style-name="Text_20_body" style:list-style-name="L48">
      <style:text-properties officeooo:rsid="0ee8134e" officeooo:paragraph-rsid="0ee8134e"/>
    </style:style>
    <style:style style:name="P389" style:family="paragraph" style:parent-style-name="Text_20_body" style:list-style-name="L49">
      <style:text-properties officeooo:paragraph-rsid="15552862"/>
    </style:style>
    <style:style style:name="P390" style:family="paragraph" style:parent-style-name="Text_20_body" style:list-style-name="L49">
      <style:text-properties officeooo:paragraph-rsid="14e1477a"/>
    </style:style>
    <style:style style:name="P391" style:family="paragraph" style:parent-style-name="Text_20_body" style:list-style-name="L49">
      <style:text-properties officeooo:rsid="15d74249" officeooo:paragraph-rsid="15d74249"/>
    </style:style>
    <style:style style:name="P392" style:family="paragraph" style:parent-style-name="Text_20_body" style:list-style-name="L49">
      <style:text-properties officeooo:rsid="14e7e306" officeooo:paragraph-rsid="14eb3d2c"/>
    </style:style>
    <style:style style:name="P393" style:family="paragraph" style:parent-style-name="Text_20_body" style:list-style-name="L50">
      <style:text-properties officeooo:paragraph-rsid="15d7d62b"/>
    </style:style>
    <style:style style:name="P394" style:family="paragraph" style:parent-style-name="Text_20_body" style:list-style-name="L50">
      <style:text-properties officeooo:rsid="15d7d62b" officeooo:paragraph-rsid="15d7d62b"/>
    </style:style>
    <style:style style:name="P395" style:family="paragraph" style:parent-style-name="Text_20_body" style:list-style-name="L44">
      <style:text-properties officeooo:rsid="15d8233e" officeooo:paragraph-rsid="15d8233e"/>
    </style:style>
    <style:style style:name="P396" style:family="paragraph" style:parent-style-name="Text_20_body" style:list-style-name="L51">
      <style:text-properties officeooo:rsid="1552adbc" officeooo:paragraph-rsid="1552adbc"/>
    </style:style>
    <style:style style:name="P397" style:family="paragraph" style:parent-style-name="Text_20_body" style:list-style-name="L52">
      <style:text-properties officeooo:rsid="14f37e3f" officeooo:paragraph-rsid="154d35df"/>
    </style:style>
    <style:style style:name="P398" style:family="paragraph" style:parent-style-name="Text_20_body" style:list-style-name="L44">
      <style:text-properties officeooo:rsid="14ea2b82" officeooo:paragraph-rsid="1552adbc"/>
    </style:style>
    <style:style style:name="P399" style:family="paragraph" style:parent-style-name="Text_20_body" style:list-style-name="L54">
      <style:text-properties officeooo:rsid="210667ea" officeooo:paragraph-rsid="17aab129"/>
    </style:style>
    <style:style style:name="P400" style:family="paragraph" style:parent-style-name="Text_20_body" style:list-style-name="L54">
      <style:text-properties officeooo:rsid="17ac7bf8" officeooo:paragraph-rsid="17ae5eeb"/>
    </style:style>
    <style:style style:name="P401" style:family="paragraph" style:parent-style-name="Text_20_body" style:list-style-name="L55">
      <style:text-properties officeooo:paragraph-rsid="17aab129"/>
    </style:style>
    <style:style style:name="P402" style:family="paragraph" style:parent-style-name="Text_20_body" style:list-style-name="L55">
      <style:text-properties officeooo:rsid="210a62bf" officeooo:paragraph-rsid="17aab129"/>
    </style:style>
    <style:style style:name="P403" style:family="paragraph" style:parent-style-name="Text_20_body" style:list-style-name="L56">
      <style:text-properties officeooo:rsid="2107ada6" officeooo:paragraph-rsid="17aab129"/>
    </style:style>
    <style:style style:name="P404" style:family="paragraph" style:parent-style-name="Text_20_body" style:list-style-name="L57">
      <style:text-properties officeooo:rsid="21223c73" officeooo:paragraph-rsid="17aab129"/>
    </style:style>
    <style:style style:name="P405" style:family="paragraph" style:parent-style-name="Text_20_body" style:list-style-name="L57">
      <style:text-properties officeooo:rsid="21240466" officeooo:paragraph-rsid="17aab129"/>
    </style:style>
    <style:style style:name="P406" style:family="paragraph" style:parent-style-name="Text_20_body" style:list-style-name="L58">
      <style:text-properties officeooo:rsid="210ceec1" officeooo:paragraph-rsid="17a7f48b"/>
    </style:style>
    <style:style style:name="P407" style:family="paragraph" style:parent-style-name="Text_20_body" style:list-style-name="L60">
      <style:text-properties officeooo:rsid="17239b2c" officeooo:paragraph-rsid="17239b2c"/>
    </style:style>
    <style:style style:name="P408" style:family="paragraph" style:parent-style-name="Text_20_body" style:list-style-name="L60">
      <style:text-properties officeooo:rsid="17239b2c" officeooo:paragraph-rsid="17280bd0"/>
    </style:style>
    <style:style style:name="P409" style:family="paragraph" style:parent-style-name="Text_20_body" style:list-style-name="L62">
      <style:text-properties officeooo:rsid="1077771e" officeooo:paragraph-rsid="10b9880a"/>
    </style:style>
    <style:style style:name="P410" style:family="paragraph" style:parent-style-name="Text_20_body" style:list-style-name="L62">
      <style:text-properties officeooo:rsid="1077771e" officeooo:paragraph-rsid="108074fc"/>
    </style:style>
    <style:style style:name="P411" style:family="paragraph" style:parent-style-name="Text_20_body" style:list-style-name="L63">
      <style:text-properties officeooo:paragraph-rsid="149bbb19"/>
    </style:style>
    <style:style style:name="P412" style:family="paragraph" style:parent-style-name="Text_20_body" style:list-style-name="L63">
      <style:text-properties officeooo:rsid="10af30c8" officeooo:paragraph-rsid="10af30c8"/>
    </style:style>
    <style:style style:name="P413" style:family="paragraph" style:parent-style-name="Text_20_body" style:list-style-name="L64">
      <style:text-properties officeooo:rsid="156b556c" officeooo:paragraph-rsid="156b556c"/>
    </style:style>
    <style:style style:name="P414" style:family="paragraph" style:parent-style-name="Text_20_body" style:list-style-name="L65">
      <style:text-properties officeooo:rsid="156b556c" officeooo:paragraph-rsid="156b556c"/>
    </style:style>
    <style:style style:name="P415" style:family="paragraph" style:parent-style-name="Text_20_body" style:list-style-name="L65">
      <style:text-properties officeooo:rsid="156b556c" officeooo:paragraph-rsid="157d6686"/>
    </style:style>
    <style:style style:name="P416" style:family="paragraph" style:parent-style-name="Text_20_body" style:list-style-name="L65">
      <style:text-properties officeooo:rsid="156b556c" officeooo:paragraph-rsid="1586b1d4"/>
    </style:style>
    <style:style style:name="P417" style:family="paragraph" style:parent-style-name="Text_20_body" style:list-style-name="L65">
      <style:text-properties officeooo:rsid="156b556c" officeooo:paragraph-rsid="1581a9b9"/>
    </style:style>
    <style:style style:name="P418" style:family="paragraph" style:parent-style-name="Text_20_body" style:list-style-name="L64">
      <style:text-properties officeooo:rsid="15700d41" officeooo:paragraph-rsid="15a70636"/>
    </style:style>
    <style:style style:name="P419" style:family="paragraph" style:parent-style-name="Text_20_body" style:list-style-name="L65">
      <style:text-properties officeooo:rsid="15a2ad33" officeooo:paragraph-rsid="15a2ad33"/>
    </style:style>
    <style:style style:name="P420" style:family="paragraph" style:parent-style-name="Text_20_body" style:list-style-name="L65">
      <style:text-properties officeooo:rsid="156d1f3b" officeooo:paragraph-rsid="156d1f3b"/>
    </style:style>
    <style:style style:name="P421" style:family="paragraph" style:parent-style-name="Text_20_body" style:list-style-name="L65">
      <style:text-properties officeooo:rsid="15951ee6" officeooo:paragraph-rsid="15951ee6"/>
    </style:style>
    <style:style style:name="P422" style:family="paragraph" style:parent-style-name="Text_20_body" style:list-style-name="L66">
      <style:text-properties officeooo:rsid="12c8c6da" officeooo:paragraph-rsid="16073f5b"/>
    </style:style>
    <style:style style:name="P423" style:family="paragraph" style:parent-style-name="Text_20_body" style:list-style-name="L67">
      <style:text-properties officeooo:rsid="164e3b7e" officeooo:paragraph-rsid="164e3b7e"/>
    </style:style>
    <style:style style:name="P424" style:family="paragraph" style:parent-style-name="Text_20_body" style:list-style-name="L68">
      <style:text-properties officeooo:rsid="1621ff56" officeooo:paragraph-rsid="1624da1b"/>
    </style:style>
    <style:style style:name="P425" style:family="paragraph" style:parent-style-name="Text_20_body" style:list-style-name="L68">
      <style:text-properties officeooo:rsid="1626bafa" officeooo:paragraph-rsid="1626bafa"/>
    </style:style>
    <style:style style:name="P426" style:family="paragraph" style:parent-style-name="Text_20_body" style:list-style-name="L69">
      <style:text-properties officeooo:rsid="1634da8f" officeooo:paragraph-rsid="16395ccf"/>
    </style:style>
    <style:style style:name="P427" style:family="paragraph" style:parent-style-name="Text_20_body" style:list-style-name="L69">
      <style:text-properties officeooo:rsid="1636cec2" officeooo:paragraph-rsid="1636cec2"/>
    </style:style>
    <style:style style:name="P428" style:family="paragraph" style:parent-style-name="Text_20_body" style:list-style-name="L70">
      <style:text-properties officeooo:rsid="146981d0" officeooo:paragraph-rsid="14628ac9"/>
    </style:style>
    <style:style style:name="P429" style:family="paragraph" style:parent-style-name="Text_20_body" style:list-style-name="L70">
      <style:text-properties officeooo:rsid="146a8afe" officeooo:paragraph-rsid="146a8afe"/>
    </style:style>
    <style:style style:name="P430" style:family="paragraph" style:parent-style-name="Text_20_body" style:list-style-name="L70">
      <style:text-properties officeooo:rsid="148adcd8" officeooo:paragraph-rsid="159f9a5b"/>
    </style:style>
    <style:style style:name="P431" style:family="paragraph" style:parent-style-name="Text_20_body" style:list-style-name="L70">
      <style:text-properties officeooo:rsid="1471d6ba" officeooo:paragraph-rsid="159f9a5b"/>
    </style:style>
    <style:style style:name="P432" style:family="paragraph" style:parent-style-name="Text_20_body" style:list-style-name="L71">
      <style:text-properties officeooo:rsid="14628ac9" officeooo:paragraph-rsid="148ff42c"/>
    </style:style>
    <style:style style:name="P433" style:family="paragraph" style:parent-style-name="Text_20_body" style:list-style-name="L72">
      <style:text-properties officeooo:rsid="17984d40" officeooo:paragraph-rsid="17984d40"/>
    </style:style>
    <style:style style:name="P434" style:family="paragraph" style:parent-style-name="Text_20_body" style:list-style-name="L73">
      <style:text-properties officeooo:rsid="1719b11b" officeooo:paragraph-rsid="1719b11b"/>
    </style:style>
    <style:style style:name="P435" style:family="paragraph" style:parent-style-name="Text_20_body" style:list-style-name="L73">
      <style:text-properties officeooo:rsid="171b82b8" officeooo:paragraph-rsid="171b82b8"/>
    </style:style>
    <style:style style:name="P436" style:family="paragraph" style:parent-style-name="Text_20_body" style:list-style-name="L74">
      <style:text-properties officeooo:rsid="14802dd0" officeooo:paragraph-rsid="14802dd0"/>
    </style:style>
    <style:style style:name="P437" style:family="paragraph" style:parent-style-name="Text_20_body">
      <style:text-properties officeooo:paragraph-rsid="17d4acb4"/>
    </style:style>
    <style:style style:name="P438" style:family="paragraph" style:parent-style-name="Text_20_body" style:list-style-name="L75">
      <style:text-properties officeooo:paragraph-rsid="17d4acb4"/>
    </style:style>
    <style:style style:name="P439" style:family="paragraph" style:parent-style-name="Text_20_body">
      <style:text-properties officeooo:rsid="114dc1c6" officeooo:paragraph-rsid="17d5718d"/>
    </style:style>
    <style:style style:name="P440" style:family="paragraph" style:parent-style-name="Text_20_body">
      <style:text-properties officeooo:paragraph-rsid="17d5718d"/>
    </style:style>
    <style:style style:name="P441" style:family="paragraph" style:parent-style-name="Text_20_body">
      <style:text-properties officeooo:rsid="17567543" officeooo:paragraph-rsid="17dab836"/>
    </style:style>
    <style:style style:name="P442" style:family="paragraph" style:parent-style-name="Heading_20_3" style:list-style-name="L2">
      <style:text-properties officeooo:paragraph-rsid="15f3ff27"/>
    </style:style>
    <style:style style:name="P443" style:family="paragraph" style:parent-style-name="Heading_20_3">
      <style:text-properties officeooo:paragraph-rsid="13c123ff"/>
    </style:style>
    <style:style style:name="P444" style:family="paragraph" style:parent-style-name="Heading_20_3">
      <style:text-properties officeooo:rsid="1658caa3" officeooo:paragraph-rsid="1664d5dd"/>
    </style:style>
    <style:style style:name="P445" style:family="paragraph" style:parent-style-name="Heading_20_3">
      <style:text-properties officeooo:rsid="17320abe" officeooo:paragraph-rsid="17320abe"/>
    </style:style>
    <style:style style:name="P446" style:family="paragraph" style:parent-style-name="Heading_20_3">
      <style:text-properties officeooo:rsid="15c7dc3b" officeooo:paragraph-rsid="15c7dc3b"/>
    </style:style>
    <style:style style:name="P447" style:family="paragraph" style:parent-style-name="Heading_20_3">
      <style:text-properties style:text-line-through-style="solid" style:text-line-through-type="single"/>
    </style:style>
    <style:style style:name="P448" style:family="paragraph" style:parent-style-name="Heading_20_3">
      <style:text-properties officeooo:rsid="17946e5b" officeooo:paragraph-rsid="17946e5b"/>
    </style:style>
    <style:style style:name="P449" style:family="paragraph" style:parent-style-name="Heading_20_3">
      <style:text-properties officeooo:paragraph-rsid="17bff96a"/>
    </style:style>
    <style:style style:name="P450" style:family="paragraph" style:parent-style-name="Heading_20_3">
      <style:text-properties officeooo:rsid="2135550c" officeooo:paragraph-rsid="17bb1a89"/>
    </style:style>
    <style:style style:name="P451" style:family="paragraph" style:parent-style-name="Heading_20_3">
      <style:text-properties officeooo:rsid="1483bbd2" officeooo:paragraph-rsid="1483bbd2"/>
    </style:style>
    <style:style style:name="P452" style:family="paragraph" style:parent-style-name="Heading_20_4">
      <style:text-properties style:text-line-through-style="none" style:text-line-through-type="none"/>
    </style:style>
    <style:style style:name="P453" style:family="paragraph" style:parent-style-name="Heading_20_4">
      <style:text-properties style:text-line-through-style="solid" style:text-line-through-type="single"/>
    </style:style>
    <style:style style:name="P454" style:family="paragraph" style:parent-style-name="Heading_20_4">
      <style:text-properties style:text-line-through-style="solid" style:text-line-through-type="single" style:text-underline-style="none"/>
    </style:style>
    <style:style style:name="P455" style:family="paragraph" style:parent-style-name="Heading_20_4">
      <style:text-properties officeooo:paragraph-rsid="17aab129"/>
    </style:style>
    <style:style style:name="P456" style:family="paragraph" style:parent-style-name="Heading_20_4">
      <style:text-properties officeooo:rsid="212150a4" officeooo:paragraph-rsid="17aab129"/>
    </style:style>
    <style:style style:name="P457" style:family="paragraph" style:parent-style-name="Heading_20_1">
      <style:text-properties officeooo:rsid="108bcbf7" officeooo:paragraph-rsid="108bcbf7"/>
    </style:style>
    <style:style style:name="P458" style:family="paragraph" style:parent-style-name="Heading_20_1">
      <style:text-properties officeooo:rsid="0de1649f" officeooo:paragraph-rsid="13a83f8f"/>
    </style:style>
    <style:style style:name="P459" style:family="paragraph" style:parent-style-name="Heading_20_1">
      <style:text-properties officeooo:rsid="1119e1bb" officeooo:paragraph-rsid="14065b79"/>
    </style:style>
    <style:style style:name="P460" style:family="paragraph" style:parent-style-name="Heading_20_1">
      <style:text-properties officeooo:rsid="109943b2" officeooo:paragraph-rsid="109943b2"/>
    </style:style>
    <style:style style:name="P461" style:family="paragraph" style:parent-style-name="Heading_20_1">
      <style:text-properties officeooo:rsid="10759a8b" officeooo:paragraph-rsid="10759a8b"/>
    </style:style>
    <style:style style:name="P462" style:family="paragraph" style:parent-style-name="Heading_20_1">
      <style:text-properties officeooo:rsid="1707b499" officeooo:paragraph-rsid="1707b499"/>
    </style:style>
    <style:style style:name="P463" style:family="paragraph" style:parent-style-name="Heading_20_1">
      <style:paragraph-properties fo:break-before="page"/>
      <style:text-properties officeooo:rsid="139f6ca3" officeooo:paragraph-rsid="108bcbf7"/>
    </style:style>
    <style:style style:name="P464" style:family="paragraph" style:parent-style-name="Heading_20_2">
      <style:text-properties officeooo:rsid="13e2d954" officeooo:paragraph-rsid="14150ad9"/>
    </style:style>
    <style:style style:name="P465" style:family="paragraph" style:parent-style-name="Heading_20_2">
      <style:text-properties officeooo:paragraph-rsid="1514433a"/>
    </style:style>
    <style:style style:name="P466" style:family="paragraph" style:parent-style-name="Heading_20_2">
      <style:text-properties officeooo:rsid="13b07c0a" officeooo:paragraph-rsid="13b07c0a"/>
    </style:style>
    <style:style style:name="P467" style:family="paragraph" style:parent-style-name="Heading_20_2">
      <style:text-properties officeooo:rsid="13addf9a" officeooo:paragraph-rsid="13addf9a"/>
    </style:style>
    <style:style style:name="P468" style:family="paragraph" style:parent-style-name="Heading_20_2">
      <style:text-properties officeooo:paragraph-rsid="13a83f8f"/>
    </style:style>
    <style:style style:name="P469" style:family="paragraph" style:parent-style-name="Heading_20_2">
      <style:text-properties style:text-line-through-style="solid" style:text-line-through-type="single"/>
    </style:style>
    <style:style style:name="P470" style:family="paragraph" style:parent-style-name="Heading_20_2">
      <style:text-properties style:text-line-through-style="solid" style:text-line-through-type="single" officeooo:rsid="13f67788" officeooo:paragraph-rsid="13f67788"/>
    </style:style>
    <style:style style:name="P471" style:family="paragraph" style:parent-style-name="Heading_20_2">
      <style:text-properties style:text-line-through-style="solid" style:text-line-through-type="single" style:text-underline-style="none" officeooo:paragraph-rsid="131564e6"/>
    </style:style>
    <style:style style:name="P472" style:family="paragraph" style:parent-style-name="Heading_20_2">
      <style:text-properties officeooo:rsid="16572240" officeooo:paragraph-rsid="16572240"/>
    </style:style>
    <style:style style:name="P473" style:family="paragraph" style:parent-style-name="Heading_20_2">
      <style:text-properties officeooo:paragraph-rsid="1660cfd4"/>
    </style:style>
    <style:style style:name="P474" style:family="paragraph" style:parent-style-name="Heading_20_2">
      <style:text-properties officeooo:paragraph-rsid="11388ef3"/>
    </style:style>
    <style:style style:name="P475" style:family="paragraph" style:parent-style-name="Heading_20_2">
      <style:text-properties officeooo:rsid="132e4739" officeooo:paragraph-rsid="132e4739"/>
    </style:style>
    <style:style style:name="P476" style:family="paragraph" style:parent-style-name="Heading_20_2">
      <style:text-properties officeooo:paragraph-rsid="127adb28"/>
    </style:style>
    <style:style style:name="P477" style:family="paragraph" style:parent-style-name="Heading_20_2">
      <style:text-properties officeooo:rsid="14c6ec70" officeooo:paragraph-rsid="14c6ec70"/>
    </style:style>
    <style:style style:name="P478" style:family="paragraph" style:parent-style-name="Heading_20_2">
      <style:text-properties officeooo:rsid="17320abe" officeooo:paragraph-rsid="17320abe"/>
    </style:style>
    <style:style style:name="P479" style:family="paragraph" style:parent-style-name="Heading_20_2">
      <style:text-properties officeooo:rsid="137b1378" officeooo:paragraph-rsid="138d8f86"/>
    </style:style>
    <style:style style:name="P480" style:family="paragraph" style:parent-style-name="Heading_20_2">
      <style:text-properties officeooo:paragraph-rsid="14e1477a"/>
    </style:style>
    <style:style style:name="P481" style:family="paragraph" style:parent-style-name="Heading_20_2">
      <style:text-properties officeooo:rsid="153539a5" officeooo:paragraph-rsid="153539a5"/>
    </style:style>
    <style:style style:name="P482" style:family="paragraph" style:parent-style-name="Heading_20_2">
      <style:text-properties officeooo:rsid="14e0c600" officeooo:paragraph-rsid="14e1477a"/>
    </style:style>
    <style:style style:name="P483" style:family="paragraph" style:parent-style-name="Heading_20_2">
      <style:text-properties officeooo:rsid="1349e3ed" officeooo:paragraph-rsid="1349e3ed"/>
    </style:style>
    <style:style style:name="P484" style:family="paragraph" style:parent-style-name="Heading_20_2">
      <style:text-properties officeooo:rsid="15f5671d" officeooo:paragraph-rsid="15f5671d"/>
    </style:style>
    <style:style style:name="P485" style:family="paragraph" style:parent-style-name="Heading_20_2">
      <style:text-properties officeooo:rsid="1491aa26" officeooo:paragraph-rsid="1491aa26"/>
    </style:style>
    <style:style style:name="P486" style:family="paragraph" style:parent-style-name="Heading_20_2">
      <style:text-properties officeooo:rsid="168f1360" officeooo:paragraph-rsid="168f1360"/>
    </style:style>
    <style:style style:name="P487" style:family="paragraph" style:parent-style-name="Heading_20_2">
      <style:text-properties officeooo:rsid="17bb1a89" officeooo:paragraph-rsid="16315210"/>
    </style:style>
    <style:style style:name="P488" style:family="paragraph" style:parent-style-name="Heading_20_2">
      <style:text-properties officeooo:paragraph-rsid="16315210"/>
    </style:style>
    <style:style style:name="P489" style:family="paragraph" style:parent-style-name="Heading_20_2">
      <style:text-properties officeooo:rsid="163063db" officeooo:paragraph-rsid="163063db"/>
    </style:style>
    <style:style style:name="P490" style:family="paragraph" style:parent-style-name="Example" style:list-style-name="L18"/>
    <style:style style:name="P491" style:family="paragraph" style:parent-style-name="Example" style:list-style-name="L19"/>
    <style:style style:name="P492" style:family="paragraph" style:parent-style-name="Example" style:list-style-name="L20"/>
    <style:style style:name="P493" style:family="paragraph" style:parent-style-name="Example" style:list-style-name="L21"/>
    <style:style style:name="P494" style:family="paragraph" style:parent-style-name="Example" style:list-style-name="L21">
      <style:text-properties officeooo:paragraph-rsid="1500c605"/>
    </style:style>
    <style:style style:name="P495" style:family="paragraph" style:parent-style-name="Example" style:list-style-name="L22"/>
    <style:style style:name="P496" style:family="paragraph" style:parent-style-name="Example" style:list-style-name="L23"/>
    <style:style style:name="P497" style:family="paragraph" style:parent-style-name="Example" style:list-style-name="L43"/>
    <style:style style:name="P498" style:family="paragraph" style:parent-style-name="Example" style:list-style-name="L43">
      <style:text-properties officeooo:rsid="0ee5256a" officeooo:paragraph-rsid="15c7dc3b"/>
    </style:style>
    <style:style style:name="P499" style:family="paragraph" style:parent-style-name="Example" style:list-style-name="L62"/>
    <style:style style:name="P500" style:family="paragraph" style:parent-style-name="Contents_20_1">
      <style:paragraph-properties>
        <style:tab-stops>
          <style:tab-stop style:position="14.801cm" style:type="right" style:leader-style="dotted" style:leader-text="."/>
        </style:tab-stops>
      </style:paragraph-properties>
    </style:style>
    <style:style style:name="P501" style:family="paragraph" style:parent-style-name="Contents_20_2">
      <style:paragraph-properties>
        <style:tab-stops>
          <style:tab-stop style:position="14.801cm" style:type="right" style:leader-style="dotted" style:leader-text="."/>
        </style:tab-stops>
      </style:paragraph-properties>
    </style:style>
    <style:style style:name="P502" style:family="paragraph" style:parent-style-name="List_20_of_20_Items" style:list-style-name="L29"/>
    <style:style style:name="P503" style:family="paragraph" style:parent-style-name="List_20_of_20_Items" style:list-style-name="L30"/>
    <style:style style:name="P50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style:text-line-through-style="none" style:text-line-through-type="none" fo:font-style="italic" style:font-style-asian="italic" style:font-style-complex="italic"/>
    </style:style>
    <style:style style:name="T5" style:family="text">
      <style:text-properties fo:language="cs" fo:country="CZ"/>
    </style:style>
    <style:style style:name="T6" style:family="text">
      <style:text-properties fo:language="cs" fo:country="CZ" officeooo:rsid="0daaf506"/>
    </style:style>
    <style:style style:name="T7" style:family="text">
      <style:text-properties fo:language="cs" fo:country="CZ" officeooo:rsid="0db90857"/>
    </style:style>
    <style:style style:name="T8" style:family="text">
      <style:text-properties fo:language="cs" fo:country="CZ" officeooo:rsid="0de85b3b"/>
    </style:style>
    <style:style style:name="T9" style:family="text">
      <style:text-properties fo:language="cs" fo:country="CZ" officeooo:rsid="0df8ab2d"/>
    </style:style>
    <style:style style:name="T10" style:family="text">
      <style:text-properties fo:language="cs" fo:country="CZ" officeooo:rsid="0dfa8c96"/>
    </style:style>
    <style:style style:name="T11" style:family="text">
      <style:text-properties fo:language="cs" fo:country="CZ" officeooo:rsid="0dfc11b1"/>
    </style:style>
    <style:style style:name="T12" style:family="text">
      <style:text-properties fo:language="cs" fo:country="CZ" officeooo:rsid="0e3fbf9d"/>
    </style:style>
    <style:style style:name="T13" style:family="text">
      <style:text-properties fo:language="cs" fo:country="CZ" officeooo:rsid="0e4039ce"/>
    </style:style>
    <style:style style:name="T14" style:family="text">
      <style:text-properties fo:language="cs" fo:country="CZ" officeooo:rsid="0eaac3f1"/>
    </style:style>
    <style:style style:name="T15" style:family="text">
      <style:text-properties fo:language="cs" fo:country="CZ" officeooo:rsid="0f36a880"/>
    </style:style>
    <style:style style:name="T16" style:family="text">
      <style:text-properties fo:language="cs" fo:country="CZ" officeooo:rsid="0ff40fcb"/>
    </style:style>
    <style:style style:name="T17" style:family="text">
      <style:text-properties fo:language="cs" fo:country="CZ" fo:font-style="italic" style:font-style-asian="italic" style:font-style-complex="italic"/>
    </style:style>
    <style:style style:name="T18" style:family="text">
      <style:text-properties fo:language="cs" fo:country="CZ" fo:font-style="italic" officeooo:rsid="11354dcd" style:font-style-asian="italic" style:font-style-complex="italic"/>
    </style:style>
    <style:style style:name="T19" style:family="text">
      <style:text-properties fo:language="cs" fo:country="CZ" fo:font-style="italic" officeooo:rsid="0fe7d30c" style:font-style-asian="italic" style:font-style-complex="italic"/>
    </style:style>
    <style:style style:name="T20" style:family="text">
      <style:text-properties fo:language="cs" fo:country="CZ" fo:font-style="italic" officeooo:rsid="11d67cb0" style:font-style-asian="italic" style:font-style-complex="italic"/>
    </style:style>
    <style:style style:name="T21" style:family="text">
      <style:text-properties fo:language="cs" fo:country="CZ" fo:font-style="italic" officeooo:rsid="11e2da2e" style:font-style-asian="italic" style:font-style-complex="italic"/>
    </style:style>
    <style:style style:name="T22" style:family="text">
      <style:text-properties fo:language="cs" fo:country="CZ" fo:font-style="italic" fo:font-weight="normal" style:font-style-asian="italic" style:font-weight-asian="normal" style:font-style-complex="italic" style:font-weight-complex="normal"/>
    </style:style>
    <style:style style:name="T23" style:family="text">
      <style:text-properties fo:language="cs" fo:country="CZ" fo:font-style="italic" fo:font-weight="normal" officeooo:rsid="11d44a88" style:font-style-asian="italic" style:font-weight-asian="normal" style:font-style-complex="italic" style:font-weight-complex="normal"/>
    </style:style>
    <style:style style:name="T24" style:family="text">
      <style:text-properties fo:language="cs" fo:country="CZ" fo:font-style="italic" fo:font-weight="normal" officeooo:rsid="12174b8b" style:font-style-asian="italic" style:font-weight-asian="normal" style:font-style-complex="italic" style:font-weight-complex="normal"/>
    </style:style>
    <style:style style:name="T25" style:family="text">
      <style:text-properties fo:language="cs" fo:country="CZ" officeooo:rsid="0de4b98f"/>
    </style:style>
    <style:style style:name="T26" style:family="text">
      <style:text-properties fo:language="cs" fo:country="CZ" officeooo:rsid="1084a6c9"/>
    </style:style>
    <style:style style:name="T27" style:family="text">
      <style:text-properties fo:language="cs" fo:country="CZ" officeooo:rsid="10b0c2ec"/>
    </style:style>
    <style:style style:name="T28" style:family="text">
      <style:text-properties fo:language="cs" fo:country="CZ" officeooo:rsid="11326cea"/>
    </style:style>
    <style:style style:name="T29" style:family="text">
      <style:text-properties fo:language="cs" fo:country="CZ" officeooo:rsid="11354dcd"/>
    </style:style>
    <style:style style:name="T30" style:family="text">
      <style:text-properties fo:language="cs" fo:country="CZ" officeooo:rsid="10261f69"/>
    </style:style>
    <style:style style:name="T31" style:family="text">
      <style:text-properties fo:language="cs" fo:country="CZ" officeooo:rsid="1025d03c"/>
    </style:style>
    <style:style style:name="T32" style:family="text">
      <style:text-properties fo:language="cs" fo:country="CZ" officeooo:rsid="117240dd"/>
    </style:style>
    <style:style style:name="T33" style:family="text">
      <style:text-properties fo:language="cs" fo:country="CZ" officeooo:rsid="11729fe3"/>
    </style:style>
    <style:style style:name="T34" style:family="text">
      <style:text-properties fo:language="cs" fo:country="CZ" officeooo:rsid="1172f2c2"/>
    </style:style>
    <style:style style:name="T35" style:family="text">
      <style:text-properties fo:language="cs" fo:country="CZ" officeooo:rsid="117ce4f0"/>
    </style:style>
    <style:style style:name="T36" style:family="text">
      <style:text-properties fo:language="cs" fo:country="CZ" officeooo:rsid="119bf22f"/>
    </style:style>
    <style:style style:name="T37" style:family="text">
      <style:text-properties fo:language="cs" fo:country="CZ" officeooo:rsid="119dffd6"/>
    </style:style>
    <style:style style:name="T38" style:family="text">
      <style:text-properties fo:language="cs" fo:country="CZ" officeooo:rsid="0fe9c82d"/>
    </style:style>
    <style:style style:name="T39" style:family="text">
      <style:text-properties fo:language="cs" fo:country="CZ" officeooo:rsid="0fe5d15e"/>
    </style:style>
    <style:style style:name="T40" style:family="text">
      <style:text-properties fo:language="cs" fo:country="CZ" officeooo:rsid="0fe4888e"/>
    </style:style>
    <style:style style:name="T41" style:family="text">
      <style:text-properties fo:language="cs" fo:country="CZ" officeooo:rsid="11d2e447"/>
    </style:style>
    <style:style style:name="T42" style:family="text">
      <style:text-properties fo:language="cs" fo:country="CZ" officeooo:rsid="11d44a88"/>
    </style:style>
    <style:style style:name="T43" style:family="text">
      <style:text-properties fo:language="cs" fo:country="CZ" officeooo:rsid="11d5bcf7"/>
    </style:style>
    <style:style style:name="T44" style:family="text">
      <style:text-properties fo:language="cs" fo:country="CZ" officeooo:rsid="11e4f75e"/>
    </style:style>
    <style:style style:name="T45" style:family="text">
      <style:text-properties fo:language="cs" fo:country="CZ" officeooo:rsid="11d67cb0"/>
    </style:style>
    <style:style style:name="T46" style:family="text">
      <style:text-properties fo:language="cs" fo:country="CZ" officeooo:rsid="11dbd8de"/>
    </style:style>
    <style:style style:name="T47" style:family="text">
      <style:text-properties fo:language="cs" fo:country="CZ" officeooo:rsid="11dca440"/>
    </style:style>
    <style:style style:name="T48" style:family="text">
      <style:text-properties fo:language="cs" fo:country="CZ" officeooo:rsid="11e221c6"/>
    </style:style>
    <style:style style:name="T49" style:family="text">
      <style:text-properties fo:language="cs" fo:country="CZ" officeooo:rsid="11e2da2e"/>
    </style:style>
    <style:style style:name="T50" style:family="text">
      <style:text-properties fo:language="cs" fo:country="CZ" officeooo:rsid="11e34495"/>
    </style:style>
    <style:style style:name="T51" style:family="text">
      <style:text-properties fo:language="cs" fo:country="CZ" officeooo:rsid="11e628e9"/>
    </style:style>
    <style:style style:name="T52" style:family="text">
      <style:text-properties fo:language="cs" fo:country="CZ" officeooo:rsid="11eb7c2b"/>
    </style:style>
    <style:style style:name="T53" style:family="text">
      <style:text-properties fo:language="cs" fo:country="CZ" officeooo:rsid="11ec250a"/>
    </style:style>
    <style:style style:name="T54" style:family="text">
      <style:text-properties fo:language="cs" fo:country="CZ" officeooo:rsid="11ecfa65"/>
    </style:style>
    <style:style style:name="T55" style:family="text">
      <style:text-properties fo:language="cs" fo:country="CZ" officeooo:rsid="11ed0021"/>
    </style:style>
    <style:style style:name="T56" style:family="text">
      <style:text-properties fo:language="cs" fo:country="CZ" officeooo:rsid="11ee0e79"/>
    </style:style>
    <style:style style:name="T57" style:family="text">
      <style:text-properties fo:language="cs" fo:country="CZ" officeooo:rsid="11ee761b"/>
    </style:style>
    <style:style style:name="T58" style:family="text">
      <style:text-properties fo:language="cs" fo:country="CZ" officeooo:rsid="11ef6ed8"/>
    </style:style>
    <style:style style:name="T59" style:family="text">
      <style:text-properties fo:language="cs" fo:country="CZ" officeooo:rsid="11efc291"/>
    </style:style>
    <style:style style:name="T60" style:family="text">
      <style:text-properties fo:language="cs" fo:country="CZ" officeooo:rsid="0fe305d4"/>
    </style:style>
    <style:style style:name="T61" style:family="text">
      <style:text-properties fo:language="cs" fo:country="CZ" officeooo:rsid="120adea7"/>
    </style:style>
    <style:style style:name="T62" style:family="text">
      <style:text-properties fo:language="cs" fo:country="CZ" officeooo:rsid="120b53e2"/>
    </style:style>
    <style:style style:name="T63" style:family="text">
      <style:text-properties fo:language="cs" fo:country="CZ" officeooo:rsid="120dfbf1"/>
    </style:style>
    <style:style style:name="T64" style:family="text">
      <style:text-properties fo:language="cs" fo:country="CZ" officeooo:rsid="11efc674"/>
    </style:style>
    <style:style style:name="T65" style:family="text">
      <style:text-properties fo:language="cs" fo:country="CZ" officeooo:rsid="11f043eb"/>
    </style:style>
    <style:style style:name="T66" style:family="text">
      <style:text-properties fo:language="cs" fo:country="CZ" officeooo:rsid="120e937b"/>
    </style:style>
    <style:style style:name="T67" style:family="text">
      <style:text-properties fo:language="cs" fo:country="CZ" officeooo:rsid="121077e2"/>
    </style:style>
    <style:style style:name="T68" style:family="text">
      <style:text-properties fo:language="cs" fo:country="CZ" officeooo:rsid="121159e3"/>
    </style:style>
    <style:style style:name="T69" style:family="text">
      <style:text-properties fo:language="cs" fo:country="CZ" officeooo:rsid="1212bd72"/>
    </style:style>
    <style:style style:name="T70" style:family="text">
      <style:text-properties fo:language="cs" fo:country="CZ" officeooo:rsid="12156786"/>
    </style:style>
    <style:style style:name="T71" style:family="text">
      <style:text-properties fo:language="cs" fo:country="CZ" officeooo:rsid="12161a34"/>
    </style:style>
    <style:style style:name="T72" style:family="text">
      <style:text-properties fo:language="cs" fo:country="CZ" officeooo:rsid="12163d75"/>
    </style:style>
    <style:style style:name="T73" style:family="text">
      <style:text-properties fo:language="cs" fo:country="CZ" officeooo:rsid="1217208f"/>
    </style:style>
    <style:style style:name="T74" style:family="text">
      <style:text-properties fo:language="cs" fo:country="CZ" officeooo:rsid="12174b8b"/>
    </style:style>
    <style:style style:name="T75" style:family="text">
      <style:text-properties fo:language="cs" fo:country="CZ" officeooo:rsid="1219fef8"/>
    </style:style>
    <style:style style:name="T76" style:family="text">
      <style:text-properties fo:language="cs" fo:country="CZ" officeooo:rsid="121a2aad"/>
    </style:style>
    <style:style style:name="T77" style:family="text">
      <style:text-properties fo:language="cs" fo:country="CZ" officeooo:rsid="122861d3"/>
    </style:style>
    <style:style style:name="T78" style:family="text">
      <style:text-properties fo:language="cs" fo:country="CZ" officeooo:rsid="125ed3e0"/>
    </style:style>
    <style:style style:name="T79" style:family="text">
      <style:text-properties fo:language="cs" fo:country="CZ" officeooo:rsid="12a7fb9d"/>
    </style:style>
    <style:style style:name="T80" style:family="text">
      <style:text-properties fo:language="cs" fo:country="CZ" officeooo:rsid="12ac2457"/>
    </style:style>
    <style:style style:name="T81" style:family="text">
      <style:text-properties fo:language="cs" fo:country="CZ" officeooo:rsid="134c3978"/>
    </style:style>
    <style:style style:name="T82" style:family="text">
      <style:text-properties fo:language="cs" fo:country="CZ" officeooo:rsid="13a3d142"/>
    </style:style>
    <style:style style:name="T83" style:family="text">
      <style:text-properties fo:language="cs" fo:country="CZ" officeooo:rsid="13e0289d"/>
    </style:style>
    <style:style style:name="T84" style:family="text">
      <style:text-properties fo:language="cs" fo:country="CZ" officeooo:rsid="14999a8e"/>
    </style:style>
    <style:style style:name="T85" style:family="text">
      <style:text-properties fo:language="cs" fo:country="CZ" officeooo:rsid="10b4494d"/>
    </style:style>
    <style:style style:name="T86" style:family="text">
      <style:text-properties fo:language="cs" fo:country="CZ" officeooo:rsid="149a7586"/>
    </style:style>
    <style:style style:name="T87" style:family="text">
      <style:text-properties fo:language="cs" fo:country="CZ" officeooo:rsid="149d9e19"/>
    </style:style>
    <style:style style:name="T88" style:family="text">
      <style:text-properties fo:language="cs" fo:country="CZ" officeooo:rsid="0db82cab"/>
    </style:style>
    <style:style style:name="T89" style:family="text">
      <style:text-properties fo:language="cs" fo:country="CZ" officeooo:rsid="152c27c6"/>
    </style:style>
    <style:style style:name="T90" style:family="text">
      <style:text-properties fo:language="cs" fo:country="CZ" officeooo:rsid="152df122"/>
    </style:style>
    <style:style style:name="T91" style:family="text">
      <style:text-properties fo:language="cs" fo:country="CZ" officeooo:rsid="152ec19e"/>
    </style:style>
    <style:style style:name="T92" style:family="text">
      <style:text-properties fo:language="cs" fo:country="CZ" officeooo:rsid="152ffddf"/>
    </style:style>
    <style:style style:name="T93" style:family="text">
      <style:text-properties fo:language="cs" fo:country="CZ" officeooo:rsid="16b8fe94"/>
    </style:style>
    <style:style style:name="T94" style:family="text">
      <style:text-properties fo:language="cs" fo:country="CZ" officeooo:rsid="16bab490"/>
    </style:style>
    <style:style style:name="T95" style:family="text">
      <style:text-properties fo:language="cs" fo:country="CZ" officeooo:rsid="16bcab83"/>
    </style:style>
    <style:style style:name="T96" style:family="text">
      <style:text-properties fo:language="cs" fo:country="CZ" officeooo:rsid="16bf62cb"/>
    </style:style>
    <style:style style:name="T97" style:family="text">
      <style:text-properties fo:language="cs" fo:country="CZ" officeooo:rsid="16c01319"/>
    </style:style>
    <style:style style:name="T98" style:family="text">
      <style:text-properties fo:language="cs" fo:country="CZ" officeooo:rsid="16c04567"/>
    </style:style>
    <style:style style:name="T99" style:family="text">
      <style:text-properties fo:language="cs" fo:country="CZ" officeooo:rsid="172a2339"/>
    </style:style>
    <style:style style:name="T100" style:family="text">
      <style:text-properties fo:language="cs" fo:country="CZ" officeooo:rsid="172d8050"/>
    </style:style>
    <style:style style:name="T101" style:family="text">
      <style:text-properties fo:language="cs" fo:country="CZ" officeooo:rsid="172e3a66"/>
    </style:style>
    <style:style style:name="T102" style:family="text">
      <style:text-properties fo:language="cs" fo:country="CZ" officeooo:rsid="17d5718d"/>
    </style:style>
    <style:style style:name="T103" style:family="text">
      <style:text-properties fo:language="cs" fo:country="CZ" officeooo:rsid="17d5bc80"/>
    </style:style>
    <style:style style:name="T104" style:family="text">
      <style:text-properties fo:language="cs" fo:country="CZ" officeooo:rsid="17d61f14"/>
    </style:style>
    <style:style style:name="T105" style:family="text">
      <style:text-properties fo:language="en" fo:country="US" fo:font-style="italic" style:font-style-asian="italic" style:font-style-complex="italic"/>
    </style:style>
    <style:style style:name="T106" style:family="text">
      <style:text-properties fo:language="en" fo:country="US" fo:font-style="italic" officeooo:rsid="13b8dd40" style:font-style-asian="italic" style:font-style-complex="italic"/>
    </style:style>
    <style:style style:name="T107" style:family="text">
      <style:text-properties fo:language="en" fo:country="US" officeooo:rsid="17497bb4"/>
    </style:style>
    <style:style style:name="T108" style:family="text">
      <style:text-properties officeooo:rsid="0daaf506"/>
    </style:style>
    <style:style style:name="T109" style:family="text">
      <style:text-properties officeooo:rsid="0db90857"/>
    </style:style>
    <style:style style:name="T110" style:family="text">
      <style:text-properties fo:font-style="italic" style:font-style-asian="italic" style:font-style-complex="italic"/>
    </style:style>
    <style:style style:name="T111" style:family="text">
      <style:text-properties fo:font-style="italic" officeooo:rsid="1055bdf9" style:font-style-asian="italic" style:font-style-complex="italic"/>
    </style:style>
    <style:style style:name="T112" style:family="text">
      <style:text-properties fo:font-style="italic" officeooo:rsid="114f8696" style:font-style-asian="italic" style:font-style-complex="italic"/>
    </style:style>
    <style:style style:name="T113" style:family="text">
      <style:text-properties fo:font-style="italic" officeooo:rsid="0ffcf9bb" style:font-style-asian="italic" style:font-style-complex="italic"/>
    </style:style>
    <style:style style:name="T114" style:family="text">
      <style:text-properties fo:font-style="italic" officeooo:rsid="0f079cb0" style:font-style-asian="italic" style:font-style-complex="italic"/>
    </style:style>
    <style:style style:name="T115" style:family="text">
      <style:text-properties fo:font-style="italic" officeooo:rsid="0f1a3260" style:font-style-asian="italic" style:font-style-complex="italic"/>
    </style:style>
    <style:style style:name="T116" style:family="text">
      <style:text-properties fo:font-style="italic" officeooo:rsid="0efd1260" style:font-style-asian="italic" style:font-style-complex="italic"/>
    </style:style>
    <style:style style:name="T117" style:family="text">
      <style:text-properties fo:font-style="italic" officeooo:rsid="122cef8f" style:font-style-asian="italic" style:font-style-complex="italic"/>
    </style:style>
    <style:style style:name="T118" style:family="text">
      <style:text-properties fo:font-style="italic" officeooo:rsid="0f062b02" style:font-style-asian="italic" style:font-style-complex="italic"/>
    </style:style>
    <style:style style:name="T119" style:family="text">
      <style:text-properties fo:font-style="italic" officeooo:rsid="12babeb0" style:font-style-asian="italic" style:font-style-complex="italic"/>
    </style:style>
    <style:style style:name="T120" style:family="text">
      <style:text-properties fo:font-style="italic" officeooo:rsid="100ecdd3" style:font-style-asian="italic" style:font-style-complex="italic"/>
    </style:style>
    <style:style style:name="T121" style:family="text">
      <style:text-properties fo:font-style="italic" officeooo:rsid="12c8e721" style:font-style-asian="italic" style:font-style-complex="italic"/>
    </style:style>
    <style:style style:name="T122" style:family="text">
      <style:text-properties fo:font-style="italic" officeooo:rsid="12cdc3fe" style:font-style-asian="italic" style:font-style-complex="italic"/>
    </style:style>
    <style:style style:name="T123" style:family="text">
      <style:text-properties fo:font-style="italic" officeooo:rsid="0e57359e" style:font-style-asian="italic" style:font-style-complex="italic"/>
    </style:style>
    <style:style style:name="T124" style:family="text">
      <style:text-properties fo:font-style="italic" officeooo:rsid="0e5415cf" style:font-style-asian="italic" style:font-style-complex="italic"/>
    </style:style>
    <style:style style:name="T125" style:family="text">
      <style:text-properties fo:font-style="italic" officeooo:rsid="12f9d144" style:font-style-asian="italic" style:font-style-complex="italic"/>
    </style:style>
    <style:style style:name="T126" style:family="text">
      <style:text-properties fo:font-style="italic" officeooo:rsid="130c656e" style:font-style-asian="italic" style:font-style-complex="italic"/>
    </style:style>
    <style:style style:name="T127" style:family="text">
      <style:text-properties fo:font-style="italic" officeooo:rsid="133eb7cf" style:font-style-asian="italic" style:font-style-complex="italic"/>
    </style:style>
    <style:style style:name="T128" style:family="text">
      <style:text-properties fo:font-style="italic" officeooo:rsid="1350286a" style:font-style-asian="italic" style:font-style-complex="italic"/>
    </style:style>
    <style:style style:name="T129" style:family="text">
      <style:text-properties fo:font-style="italic" officeooo:rsid="13543c70" style:font-style-asian="italic" style:font-style-complex="italic"/>
    </style:style>
    <style:style style:name="T130" style:family="text">
      <style:text-properties fo:font-style="italic" officeooo:rsid="1316b74e" style:font-style-asian="italic" style:font-style-complex="italic"/>
    </style:style>
    <style:style style:name="T131" style:family="text">
      <style:text-properties fo:font-style="italic" officeooo:rsid="0e588267" style:font-style-asian="italic" style:font-style-complex="italic"/>
    </style:style>
    <style:style style:name="T132" style:family="text">
      <style:text-properties fo:font-style="italic" officeooo:rsid="0ee5256a" style:font-style-asian="italic" style:font-style-complex="italic"/>
    </style:style>
    <style:style style:name="T133" style:family="text">
      <style:text-properties fo:font-style="italic" officeooo:rsid="14f22169" style:font-style-asian="italic" style:font-style-complex="italic"/>
    </style:style>
    <style:style style:name="T134" style:family="text">
      <style:text-properties fo:font-style="italic" officeooo:rsid="14f4324a" style:font-style-asian="italic" style:font-style-complex="italic"/>
    </style:style>
    <style:style style:name="T135" style:family="text">
      <style:text-properties fo:font-style="italic" officeooo:rsid="1500c605" style:font-style-asian="italic" style:font-style-complex="italic"/>
    </style:style>
    <style:style style:name="T136" style:family="text">
      <style:text-properties fo:font-style="italic" officeooo:rsid="13b8dd40" style:font-style-asian="italic" style:font-style-complex="italic"/>
    </style:style>
    <style:style style:name="T137" style:family="text">
      <style:text-properties fo:font-style="italic" officeooo:rsid="15463549" style:font-style-asian="italic" style:font-style-complex="italic"/>
    </style:style>
    <style:style style:name="T138" style:family="text">
      <style:text-properties fo:font-style="italic" officeooo:rsid="1568fefb" style:font-style-asian="italic" style:font-style-complex="italic"/>
    </style:style>
    <style:style style:name="T139" style:family="text">
      <style:text-properties fo:font-style="italic" officeooo:rsid="134735b8" style:font-style-asian="italic" style:font-style-complex="italic"/>
    </style:style>
    <style:style style:name="T140" style:family="text">
      <style:text-properties fo:font-style="italic" officeooo:rsid="15c6fe44" style:font-style-asian="italic" style:font-style-complex="italic"/>
    </style:style>
    <style:style style:name="T141" style:family="text">
      <style:text-properties fo:font-style="italic" officeooo:rsid="15c7dc3b" style:font-style-asian="italic" style:font-style-complex="italic"/>
    </style:style>
    <style:style style:name="T142" style:family="text">
      <style:text-properties fo:font-style="italic" officeooo:rsid="15ff5bcc" style:font-style-asian="italic" style:font-style-complex="italic"/>
    </style:style>
    <style:style style:name="T143" style:family="text">
      <style:text-properties fo:font-style="italic" officeooo:rsid="160990c0" style:font-style-asian="italic" style:font-style-complex="italic"/>
    </style:style>
    <style:style style:name="T144" style:family="text">
      <style:text-properties fo:font-style="italic" officeooo:rsid="1613f4fc" style:font-style-asian="italic" style:font-style-complex="italic"/>
    </style:style>
    <style:style style:name="T145" style:family="text">
      <style:text-properties fo:font-style="italic" officeooo:rsid="16388f3e" style:font-style-asian="italic" style:font-style-complex="italic"/>
    </style:style>
    <style:style style:name="T146" style:family="text">
      <style:text-properties fo:font-style="italic" officeooo:rsid="166b8d4a" style:font-style-asian="italic" style:font-style-complex="italic"/>
    </style:style>
    <style:style style:name="T147" style:family="text">
      <style:text-properties fo:font-style="italic" officeooo:rsid="166df4b7" style:font-style-asian="italic" style:font-style-complex="italic"/>
    </style:style>
    <style:style style:name="T148" style:family="text">
      <style:text-properties fo:font-style="italic" officeooo:rsid="16c234ca" style:font-style-asian="italic" style:font-style-complex="italic"/>
    </style:style>
    <style:style style:name="T149" style:family="text">
      <style:text-properties fo:font-style="italic" officeooo:rsid="16c2f21c" style:font-style-asian="italic" style:font-style-complex="italic"/>
    </style:style>
    <style:style style:name="T150" style:family="text">
      <style:text-properties fo:font-style="italic" officeooo:rsid="16c94921" style:font-style-asian="italic" style:font-style-complex="italic"/>
    </style:style>
    <style:style style:name="T151" style:family="text">
      <style:text-properties fo:font-style="italic" officeooo:rsid="16ca7a79" style:font-style-asian="italic" style:font-style-complex="italic"/>
    </style:style>
    <style:style style:name="T152" style:family="text">
      <style:text-properties fo:font-style="italic" officeooo:rsid="16cf58e9" style:font-style-asian="italic" style:font-style-complex="italic"/>
    </style:style>
    <style:style style:name="T153" style:family="text">
      <style:text-properties fo:font-style="italic" officeooo:rsid="16d9539c" style:font-style-asian="italic" style:font-style-complex="italic"/>
    </style:style>
    <style:style style:name="T154" style:family="text">
      <style:text-properties fo:font-style="italic" officeooo:rsid="16e8061d" style:font-style-asian="italic" style:font-style-complex="italic"/>
    </style:style>
    <style:style style:name="T155" style:family="text">
      <style:text-properties fo:font-style="italic" officeooo:rsid="13e65e33" style:font-style-asian="italic" style:font-style-complex="italic"/>
    </style:style>
    <style:style style:name="T156" style:family="text">
      <style:text-properties fo:font-style="italic" officeooo:rsid="175f5f18" style:font-style-asian="italic" style:font-style-complex="italic"/>
    </style:style>
    <style:style style:name="T157" style:family="text">
      <style:text-properties fo:font-style="italic" officeooo:rsid="176cb349" style:font-style-asian="italic" style:font-style-complex="italic"/>
    </style:style>
    <style:style style:name="T158" style:family="text">
      <style:text-properties fo:font-style="italic" officeooo:rsid="176f54d4" style:font-style-asian="italic" style:font-style-complex="italic"/>
    </style:style>
    <style:style style:name="T159" style:family="text">
      <style:text-properties fo:font-style="italic" officeooo:rsid="17a2c914" style:font-style-asian="italic" style:font-style-complex="italic"/>
    </style:style>
    <style:style style:name="T160" style:family="text">
      <style:text-properties fo:font-style="italic" officeooo:rsid="210d8ae5" style:font-style-asian="italic" style:font-style-complex="italic"/>
    </style:style>
    <style:style style:name="T161" style:family="text">
      <style:text-properties fo:font-style="italic" officeooo:rsid="2111f746" style:font-style-asian="italic" style:font-style-complex="italic"/>
    </style:style>
    <style:style style:name="T162" style:family="text">
      <style:text-properties fo:font-style="italic" officeooo:rsid="17b00c43" style:font-style-asian="italic" style:font-style-complex="italic"/>
    </style:style>
    <style:style style:name="T163" style:family="text">
      <style:text-properties fo:font-style="italic" officeooo:rsid="17b424d6" style:font-style-asian="italic" style:font-style-complex="italic"/>
    </style:style>
    <style:style style:name="T164" style:family="text">
      <style:text-properties fo:font-style="italic" officeooo:rsid="17d5718d" style:font-style-asian="italic" style:font-style-complex="italic"/>
    </style:style>
    <style:style style:name="T165" style:family="text">
      <style:text-properties officeooo:rsid="0de69035"/>
    </style:style>
    <style:style style:name="T166" style:family="text">
      <style:text-properties officeooo:rsid="0df8ab2d"/>
    </style:style>
    <style:style style:name="T167" style:family="text">
      <style:text-properties officeooo:rsid="0dfc11b1"/>
    </style:style>
    <style:style style:name="T168" style:family="text">
      <style:text-properties officeooo:rsid="0e3eae84"/>
    </style:style>
    <style:style style:name="T169" style:family="text">
      <style:text-properties officeooo:rsid="0e11bfda"/>
    </style:style>
    <style:style style:name="T170" style:family="text">
      <style:text-properties officeooo:rsid="0e3fbf9d"/>
    </style:style>
    <style:style style:name="T171" style:family="text">
      <style:text-properties officeooo:rsid="0e42d72e"/>
    </style:style>
    <style:style style:name="T172" style:family="text">
      <style:text-properties fo:font-style="normal" style:font-style-asian="normal" style:font-style-complex="normal"/>
    </style:style>
    <style:style style:name="T173" style:family="text">
      <style:text-properties fo:font-style="normal" officeooo:rsid="10052c70" style:font-style-asian="normal" style:font-style-complex="normal"/>
    </style:style>
    <style:style style:name="T174" style:family="text">
      <style:text-properties fo:font-style="normal" officeooo:rsid="10a3e4c9" style:font-style-asian="normal" style:font-style-complex="normal"/>
    </style:style>
    <style:style style:name="T175" style:family="text">
      <style:text-properties fo:font-style="normal" officeooo:rsid="102bef28" style:font-style-asian="normal" style:font-style-complex="normal"/>
    </style:style>
    <style:style style:name="T176" style:family="text">
      <style:text-properties fo:font-style="normal" officeooo:rsid="0f3cb350" style:font-style-asian="normal" style:font-style-complex="normal"/>
    </style:style>
    <style:style style:name="T177" style:family="text">
      <style:text-properties fo:font-style="normal" officeooo:rsid="130c656e" style:font-style-asian="normal" style:font-style-complex="normal"/>
    </style:style>
    <style:style style:name="T178" style:family="text">
      <style:text-properties fo:font-style="normal" officeooo:rsid="13190cfc" style:font-style-asian="normal" style:font-style-complex="normal"/>
    </style:style>
    <style:style style:name="T179" style:family="text">
      <style:text-properties fo:font-style="normal" officeooo:rsid="131ab82a" style:font-style-asian="normal" style:font-style-complex="normal"/>
    </style:style>
    <style:style style:name="T180" style:family="text">
      <style:text-properties fo:font-style="normal" officeooo:rsid="13601ab0" style:font-style-asian="normal" style:font-style-complex="normal"/>
    </style:style>
    <style:style style:name="T181" style:family="text">
      <style:text-properties fo:font-style="normal" officeooo:rsid="0ee3f224" style:font-style-asian="normal" style:font-style-complex="normal"/>
    </style:style>
    <style:style style:name="T182" style:family="text">
      <style:text-properties fo:font-style="normal" officeooo:rsid="1545b52a" style:font-style-asian="normal" style:font-style-complex="normal"/>
    </style:style>
    <style:style style:name="T183" style:family="text">
      <style:text-properties fo:font-style="normal" officeooo:rsid="15faff95" style:font-style-asian="normal" style:font-style-complex="normal"/>
    </style:style>
    <style:style style:name="T184" style:family="text">
      <style:text-properties fo:font-style="normal" officeooo:rsid="15ff5bcc" style:font-style-asian="normal" style:font-style-complex="normal"/>
    </style:style>
    <style:style style:name="T185" style:family="text">
      <style:text-properties fo:font-style="normal" officeooo:rsid="16038801" style:font-style-asian="normal" style:font-style-complex="normal"/>
    </style:style>
    <style:style style:name="T186" style:family="text">
      <style:text-properties fo:font-style="normal" officeooo:rsid="1604bca0" style:font-style-asian="normal" style:font-style-complex="normal"/>
    </style:style>
    <style:style style:name="T187" style:family="text">
      <style:text-properties fo:font-style="normal" officeooo:rsid="16392594" style:font-style-asian="normal" style:font-style-complex="normal"/>
    </style:style>
    <style:style style:name="T188" style:family="text">
      <style:text-properties fo:font-style="normal" officeooo:rsid="163d8142" style:font-style-asian="normal" style:font-style-complex="normal"/>
    </style:style>
    <style:style style:name="T189" style:family="text">
      <style:text-properties fo:font-style="normal" officeooo:rsid="163f6738" style:font-style-asian="normal" style:font-style-complex="normal"/>
    </style:style>
    <style:style style:name="T190" style:family="text">
      <style:text-properties fo:font-style="normal" officeooo:rsid="164140fc" style:font-style-asian="normal" style:font-style-complex="normal"/>
    </style:style>
    <style:style style:name="T191" style:family="text">
      <style:text-properties fo:font-style="normal" officeooo:rsid="16388f3e" style:font-style-asian="normal" style:font-style-complex="normal"/>
    </style:style>
    <style:style style:name="T192" style:family="text">
      <style:text-properties fo:font-style="normal" officeooo:rsid="164338ad" style:font-style-asian="normal" style:font-style-complex="normal"/>
    </style:style>
    <style:style style:name="T193" style:family="text">
      <style:text-properties fo:font-style="normal" officeooo:rsid="16c94921" style:font-style-asian="normal" style:font-style-complex="normal"/>
    </style:style>
    <style:style style:name="T194" style:family="text">
      <style:text-properties fo:font-style="normal" officeooo:rsid="16ca7a79" style:font-style-asian="normal" style:font-style-complex="normal"/>
    </style:style>
    <style:style style:name="T195" style:family="text">
      <style:text-properties fo:font-style="normal" officeooo:rsid="16ccecc0" style:font-style-asian="normal" style:font-style-complex="normal"/>
    </style:style>
    <style:style style:name="T196" style:family="text">
      <style:text-properties fo:font-style="normal" officeooo:rsid="16cd6f41" style:font-style-asian="normal" style:font-style-complex="normal"/>
    </style:style>
    <style:style style:name="T197" style:family="text">
      <style:text-properties fo:font-style="normal" officeooo:rsid="16cf58e9" style:font-style-asian="normal" style:font-style-complex="normal"/>
    </style:style>
    <style:style style:name="T198" style:family="text">
      <style:text-properties fo:font-style="normal" officeooo:rsid="16d1002c" style:font-style-asian="normal" style:font-style-complex="normal"/>
    </style:style>
    <style:style style:name="T199" style:family="text">
      <style:text-properties fo:font-style="normal" officeooo:rsid="16e468d3" style:font-style-asian="normal" style:font-style-complex="normal"/>
    </style:style>
    <style:style style:name="T200" style:family="text">
      <style:text-properties fo:font-style="normal" officeooo:rsid="16e51a3a" style:font-style-asian="normal" style:font-style-complex="normal"/>
    </style:style>
    <style:style style:name="T201" style:family="text">
      <style:text-properties fo:font-style="normal" officeooo:rsid="16e8061d" style:font-style-asian="normal" style:font-style-complex="normal"/>
    </style:style>
    <style:style style:name="T202" style:family="text">
      <style:text-properties fo:font-style="normal" officeooo:rsid="16e8ccbd" style:font-style-asian="normal" style:font-style-complex="normal"/>
    </style:style>
    <style:style style:name="T203" style:family="text">
      <style:text-properties fo:font-style="normal" officeooo:rsid="173f2311" style:font-style-asian="normal" style:font-style-complex="normal"/>
    </style:style>
    <style:style style:name="T204" style:family="text">
      <style:text-properties fo:font-style="normal" officeooo:rsid="17712200" style:font-style-asian="normal" style:font-style-complex="normal"/>
    </style:style>
    <style:style style:name="T205" style:family="text">
      <style:text-properties fo:font-style="normal" officeooo:rsid="17806bd6" style:font-style-asian="normal" style:font-style-complex="normal"/>
    </style:style>
    <style:style style:name="T206" style:family="text">
      <style:text-properties fo:font-style="normal" officeooo:rsid="17b94830" style:font-style-asian="normal" style:font-style-complex="normal"/>
    </style:style>
    <style:style style:name="T207" style:family="text">
      <style:text-properties officeooo:rsid="0ea24244"/>
    </style:style>
    <style:style style:name="T208" style:family="text">
      <style:text-properties officeooo:rsid="0ee0f770"/>
    </style:style>
    <style:style style:name="T209" style:family="text">
      <style:text-properties officeooo:rsid="0ee1a442"/>
    </style:style>
    <style:style style:name="T210" style:family="text">
      <style:text-properties officeooo:rsid="0ee3f224"/>
    </style:style>
    <style:style style:name="T211" style:family="text">
      <style:text-properties officeooo:rsid="0ee8134e"/>
    </style:style>
    <style:style style:name="T212" style:family="text">
      <style:text-properties officeooo:rsid="0f36a880"/>
    </style:style>
    <style:style style:name="T213" style:family="text">
      <style:text-properties officeooo:rsid="0f420648"/>
    </style:style>
    <style:style style:name="T214" style:family="text">
      <style:text-properties officeooo:rsid="0ff2e578"/>
    </style:style>
    <style:style style:name="T215" style:family="text">
      <style:text-properties officeooo:rsid="1031d69b"/>
    </style:style>
    <style:style style:name="T216" style:family="text">
      <style:text-properties officeooo:rsid="10522410"/>
    </style:style>
    <style:style style:name="T217" style:family="text">
      <style:text-properties officeooo:rsid="10526c47"/>
    </style:style>
    <style:style style:name="T218" style:family="text">
      <style:text-properties officeooo:rsid="1055bdf9"/>
    </style:style>
    <style:style style:name="T219" style:family="text">
      <style:text-properties officeooo:rsid="1077771e"/>
    </style:style>
    <style:style style:name="T220" style:family="text">
      <style:text-properties officeooo:rsid="10a5fef1"/>
    </style:style>
    <style:style style:name="T221" style:family="text">
      <style:text-properties officeooo:rsid="10a7e4d4"/>
    </style:style>
    <style:style style:name="T222" style:family="text">
      <style:text-properties officeooo:rsid="10a952b2"/>
    </style:style>
    <style:style style:name="T223" style:family="text">
      <style:text-properties officeooo:rsid="10a95430"/>
    </style:style>
    <style:style style:name="T224" style:family="text">
      <style:text-properties officeooo:rsid="10aa56af"/>
    </style:style>
    <style:style style:name="T225" style:family="text">
      <style:text-properties officeooo:rsid="059b530d"/>
    </style:style>
    <style:style style:name="T226" style:family="text">
      <style:text-properties officeooo:rsid="111b4dc3"/>
    </style:style>
    <style:style style:name="T227" style:family="text">
      <style:text-properties officeooo:rsid="111c54f3"/>
    </style:style>
    <style:style style:name="T228" style:family="text">
      <style:text-properties officeooo:rsid="1127d246"/>
    </style:style>
    <style:style style:name="T229" style:family="text">
      <style:text-properties officeooo:rsid="114f8696"/>
    </style:style>
    <style:style style:name="T230" style:family="text">
      <style:text-properties officeooo:rsid="11670ab8"/>
    </style:style>
    <style:style style:name="T231" style:family="text">
      <style:text-properties officeooo:rsid="1168eecd"/>
    </style:style>
    <style:style style:name="T232" style:family="text">
      <style:text-properties officeooo:rsid="116b70bf"/>
    </style:style>
    <style:style style:name="T233" style:family="text">
      <style:text-properties officeooo:rsid="118c1b0a"/>
    </style:style>
    <style:style style:name="T234" style:family="text">
      <style:text-properties officeooo:rsid="1194850b"/>
    </style:style>
    <style:style style:name="T235" style:family="text">
      <style:text-properties officeooo:rsid="1197b1c3"/>
    </style:style>
    <style:style style:name="T236" style:family="text">
      <style:text-properties officeooo:rsid="119abb0d"/>
    </style:style>
    <style:style style:name="T237" style:family="text">
      <style:text-properties officeooo:rsid="119be452"/>
    </style:style>
    <style:style style:name="T238" style:family="text">
      <style:text-properties officeooo:rsid="11a32bbf"/>
    </style:style>
    <style:style style:name="T239" style:family="text">
      <style:text-properties officeooo:rsid="11a512aa"/>
    </style:style>
    <style:style style:name="T240" style:family="text">
      <style:text-properties officeooo:rsid="11a58977"/>
    </style:style>
    <style:style style:name="T241" style:family="text">
      <style:text-properties officeooo:rsid="11a66b7b"/>
    </style:style>
    <style:style style:name="T242" style:family="text">
      <style:text-properties officeooo:rsid="11a773c2"/>
    </style:style>
    <style:style style:name="T243" style:family="text">
      <style:text-properties officeooo:rsid="11a9a31c"/>
    </style:style>
    <style:style style:name="T244" style:family="text">
      <style:text-properties officeooo:rsid="11b4daf6"/>
    </style:style>
    <style:style style:name="T245" style:family="text">
      <style:text-properties officeooo:rsid="0fff1fb8"/>
    </style:style>
    <style:style style:name="T246" style:family="text">
      <style:text-properties officeooo:rsid="100ecdd3"/>
    </style:style>
    <style:style style:name="T247" style:family="text">
      <style:text-properties officeooo:rsid="0ff85820"/>
    </style:style>
    <style:style style:name="T248" style:family="text">
      <style:text-properties officeooo:rsid="10777115"/>
    </style:style>
    <style:style style:name="T249" style:family="text">
      <style:text-properties officeooo:rsid="10084baa"/>
    </style:style>
    <style:style style:name="T250" style:family="text">
      <style:text-properties officeooo:rsid="0ff9df27"/>
    </style:style>
    <style:style style:name="T251" style:family="text">
      <style:text-properties officeooo:rsid="11f01db4"/>
    </style:style>
    <style:style style:name="T252" style:family="text">
      <style:text-properties officeooo:rsid="120bcd1d"/>
    </style:style>
    <style:style style:name="T253" style:family="text">
      <style:text-properties officeooo:rsid="120c7d54"/>
    </style:style>
    <style:style style:name="T254" style:family="text">
      <style:text-properties officeooo:rsid="120dfbf1"/>
    </style:style>
    <style:style style:name="T255" style:family="text">
      <style:text-properties officeooo:rsid="121408c1"/>
    </style:style>
    <style:style style:name="T256" style:family="text">
      <style:text-properties officeooo:rsid="121aaca1"/>
    </style:style>
    <style:style style:name="T257" style:family="text">
      <style:text-properties officeooo:rsid="121e53ae"/>
    </style:style>
    <style:style style:name="T258" style:family="text">
      <style:text-properties officeooo:rsid="121f57ab"/>
    </style:style>
    <style:style style:name="T259" style:family="text">
      <style:text-properties officeooo:rsid="12200831"/>
    </style:style>
    <style:style style:name="T260" style:family="text">
      <style:text-properties officeooo:rsid="1220ba78"/>
    </style:style>
    <style:style style:name="T261" style:family="text">
      <style:text-properties officeooo:rsid="12266c7f"/>
    </style:style>
    <style:style style:name="T262" style:family="text">
      <style:text-properties officeooo:rsid="122861d3"/>
    </style:style>
    <style:style style:name="T263" style:family="text">
      <style:text-properties officeooo:rsid="0f1fc075"/>
    </style:style>
    <style:style style:name="T264" style:family="text">
      <style:text-properties officeooo:rsid="0f128f93"/>
    </style:style>
    <style:style style:name="T265" style:family="text">
      <style:text-properties officeooo:rsid="0f062b02"/>
    </style:style>
    <style:style style:name="T266" style:family="text">
      <style:text-properties officeooo:rsid="0f082553"/>
    </style:style>
    <style:style style:name="T267" style:family="text">
      <style:text-properties officeooo:rsid="0f0a4053"/>
    </style:style>
    <style:style style:name="T268" style:family="text">
      <style:text-properties officeooo:rsid="0ef43f63"/>
    </style:style>
    <style:style style:name="T269" style:family="text">
      <style:text-properties officeooo:rsid="0ef5f9a0"/>
    </style:style>
    <style:style style:name="T270" style:family="text">
      <style:text-properties officeooo:rsid="0f14628c"/>
    </style:style>
    <style:style style:name="T271" style:family="text">
      <style:text-properties officeooo:rsid="0fdf19de"/>
    </style:style>
    <style:style style:name="T272" style:family="text">
      <style:text-properties officeooo:rsid="0efd1260"/>
    </style:style>
    <style:style style:name="T273" style:family="text">
      <style:text-properties officeooo:rsid="0f33f6b8"/>
    </style:style>
    <style:style style:name="T274" style:family="text">
      <style:text-properties officeooo:rsid="0f1a3260"/>
    </style:style>
    <style:style style:name="T275" style:family="text">
      <style:text-properties officeooo:rsid="0f16ef68"/>
    </style:style>
    <style:style style:name="T276" style:family="text">
      <style:text-properties officeooo:rsid="10005886"/>
    </style:style>
    <style:style style:name="T277" style:family="text">
      <style:text-properties officeooo:rsid="122cef8f"/>
    </style:style>
    <style:style style:name="T278" style:family="text">
      <style:text-properties officeooo:rsid="12341ef5"/>
    </style:style>
    <style:style style:name="T279" style:family="text">
      <style:text-properties officeooo:rsid="123b2789"/>
    </style:style>
    <style:style style:name="T280" style:family="text">
      <style:text-properties officeooo:rsid="12605ebc"/>
    </style:style>
    <style:style style:name="T281" style:family="text">
      <style:text-properties officeooo:rsid="0fbf57b5"/>
    </style:style>
    <style:style style:name="T282" style:family="text">
      <style:text-properties officeooo:rsid="0fbe8ed7"/>
    </style:style>
    <style:style style:name="T283" style:family="text">
      <style:text-properties fo:font-weight="bold" style:font-weight-asian="bold" style:font-weight-complex="bold"/>
    </style:style>
    <style:style style:name="T284" style:family="text">
      <style:text-properties fo:font-weight="bold" officeooo:rsid="12605ebc" style:font-weight-asian="bold" style:font-weight-complex="bold"/>
    </style:style>
    <style:style style:name="T285" style:family="text">
      <style:text-properties fo:font-weight="bold" officeooo:rsid="100ecdd3" style:font-weight-asian="bold" style:font-weight-complex="bold"/>
    </style:style>
    <style:style style:name="T286" style:family="text">
      <style:text-properties fo:font-weight="bold" officeooo:rsid="146ebf31" style:font-weight-asian="bold" style:font-weight-complex="bold"/>
    </style:style>
    <style:style style:name="T287" style:family="text">
      <style:text-properties fo:font-weight="bold" officeooo:rsid="1535d486" style:font-weight-asian="bold" style:font-weight-complex="bold"/>
    </style:style>
    <style:style style:name="T288" style:family="text">
      <style:text-properties fo:font-weight="bold" officeooo:rsid="153539a5" style:font-weight-asian="bold" style:font-weight-complex="bold"/>
    </style:style>
    <style:style style:name="T289" style:family="text">
      <style:text-properties fo:font-weight="bold" officeooo:rsid="146d7bf0" style:font-weight-asian="bold" style:font-weight-complex="bold"/>
    </style:style>
    <style:style style:name="T290" style:family="text">
      <style:text-properties fo:font-weight="bold" officeooo:rsid="178de465" style:font-weight-asian="bold" style:font-weight-complex="bold"/>
    </style:style>
    <style:style style:name="T291" style:family="text">
      <style:text-properties fo:font-weight="bold" officeooo:rsid="17d61f14" style:font-weight-asian="bold" style:font-weight-complex="bold"/>
    </style:style>
    <style:style style:name="T292" style:family="text">
      <style:text-properties officeooo:rsid="127adb28"/>
    </style:style>
    <style:style style:name="T293" style:family="text">
      <style:text-properties officeooo:rsid="127c7170"/>
    </style:style>
    <style:style style:name="T294" style:family="text">
      <style:text-properties officeooo:rsid="0fdc43f0"/>
    </style:style>
    <style:style style:name="T295" style:family="text">
      <style:text-properties officeooo:rsid="0f48282b"/>
    </style:style>
    <style:style style:name="T296" style:family="text">
      <style:text-properties officeooo:rsid="0f43edda"/>
    </style:style>
    <style:style style:name="T297" style:family="text">
      <style:text-properties officeooo:rsid="0f3fcd31"/>
    </style:style>
    <style:style style:name="T298" style:family="text">
      <style:text-properties officeooo:rsid="128031e0"/>
    </style:style>
    <style:style style:name="T299" style:family="text">
      <style:text-properties officeooo:rsid="1284beae"/>
    </style:style>
    <style:style style:name="T300" style:family="text">
      <style:text-properties officeooo:rsid="12870299"/>
    </style:style>
    <style:style style:name="T301" style:family="text">
      <style:text-properties officeooo:rsid="1289a118"/>
    </style:style>
    <style:style style:name="T302" style:family="text">
      <style:text-properties officeooo:rsid="128fffe4"/>
    </style:style>
    <style:style style:name="T303" style:family="text">
      <style:text-properties officeooo:rsid="1290f15f"/>
    </style:style>
    <style:style style:name="T304" style:family="text">
      <style:text-properties officeooo:rsid="12946351"/>
    </style:style>
    <style:style style:name="T305" style:family="text">
      <style:text-properties officeooo:rsid="129ac5b4"/>
    </style:style>
    <style:style style:name="T306" style:family="text">
      <style:text-properties officeooo:rsid="12af3a78"/>
    </style:style>
    <style:style style:name="T307" style:family="text">
      <style:text-properties officeooo:rsid="12b6e737"/>
    </style:style>
    <style:style style:name="T308" style:family="text">
      <style:text-properties officeooo:rsid="12b7e990"/>
    </style:style>
    <style:style style:name="T309" style:family="text">
      <style:text-properties officeooo:rsid="12babeb0"/>
    </style:style>
    <style:style style:name="T310" style:family="text">
      <style:text-properties officeooo:rsid="12c0715a"/>
    </style:style>
    <style:style style:name="T311" style:family="text">
      <style:text-properties officeooo:rsid="12c8e721"/>
    </style:style>
    <style:style style:name="T312" style:family="text">
      <style:text-properties officeooo:rsid="12cdc3fe"/>
    </style:style>
    <style:style style:name="T313" style:family="text">
      <style:text-properties officeooo:rsid="12d706c7"/>
    </style:style>
    <style:style style:name="T314" style:family="text">
      <style:text-properties officeooo:rsid="12dbf0b7"/>
    </style:style>
    <style:style style:name="T315" style:family="text">
      <style:text-properties officeooo:rsid="12e1c46b"/>
    </style:style>
    <style:style style:name="T316" style:family="text">
      <style:text-properties officeooo:rsid="12e36e34"/>
    </style:style>
    <style:style style:name="T317" style:family="text">
      <style:text-properties officeooo:rsid="12e3bbe7"/>
    </style:style>
    <style:style style:name="T318" style:family="text">
      <style:text-properties officeooo:rsid="12e43325"/>
    </style:style>
    <style:style style:name="T319" style:family="text">
      <style:text-properties officeooo:rsid="12e60954"/>
    </style:style>
    <style:style style:name="T320" style:family="text">
      <style:text-properties officeooo:rsid="12e68639"/>
    </style:style>
    <style:style style:name="T321" style:family="text">
      <style:text-properties officeooo:rsid="12e74283"/>
    </style:style>
    <style:style style:name="T322" style:family="text">
      <style:text-properties officeooo:rsid="12e923c4"/>
    </style:style>
    <style:style style:name="T323" style:family="text">
      <style:text-properties officeooo:rsid="12ebbca2"/>
    </style:style>
    <style:style style:name="T324" style:family="text">
      <style:text-properties officeooo:rsid="0e31fe09"/>
    </style:style>
    <style:style style:name="T325" style:family="text">
      <style:text-properties officeooo:rsid="0e57359e"/>
    </style:style>
    <style:style style:name="T326" style:family="text">
      <style:text-properties officeooo:rsid="0e5415cf"/>
    </style:style>
    <style:style style:name="T327" style:family="text">
      <style:text-properties officeooo:rsid="12f4f77b"/>
    </style:style>
    <style:style style:name="T328" style:family="text">
      <style:text-properties officeooo:rsid="12f73caa"/>
    </style:style>
    <style:style style:name="T329" style:family="text">
      <style:text-properties officeooo:rsid="12f9d144"/>
    </style:style>
    <style:style style:name="T330" style:family="text">
      <style:text-properties officeooo:rsid="12ff5b36"/>
    </style:style>
    <style:style style:name="T331" style:family="text">
      <style:text-properties officeooo:rsid="12ff6818"/>
    </style:style>
    <style:style style:name="T332" style:family="text">
      <style:text-properties officeooo:rsid="130225bd"/>
    </style:style>
    <style:style style:name="T333" style:family="text">
      <style:text-properties officeooo:rsid="13056fbe"/>
    </style:style>
    <style:style style:name="T334" style:family="text">
      <style:text-properties officeooo:rsid="13078e5a"/>
    </style:style>
    <style:style style:name="T335" style:family="text">
      <style:text-properties officeooo:rsid="130c656e"/>
    </style:style>
    <style:style style:name="T336" style:family="text">
      <style:text-properties officeooo:rsid="130fbe29"/>
    </style:style>
    <style:style style:name="T337" style:family="text">
      <style:text-properties officeooo:rsid="13143427"/>
    </style:style>
    <style:style style:name="T338" style:family="text">
      <style:text-properties officeooo:rsid="1314535b"/>
    </style:style>
    <style:style style:name="T339" style:family="text">
      <style:text-properties officeooo:rsid="1316b74e"/>
    </style:style>
    <style:style style:name="T340" style:family="text">
      <style:text-properties officeooo:rsid="13203505"/>
    </style:style>
    <style:style style:name="T341" style:family="text">
      <style:text-properties officeooo:rsid="1324156c"/>
    </style:style>
    <style:style style:name="T342" style:family="text">
      <style:text-properties officeooo:rsid="132a7c4e"/>
    </style:style>
    <style:style style:name="T343" style:family="text">
      <style:text-properties officeooo:rsid="132e4739"/>
    </style:style>
    <style:style style:name="T344" style:family="text">
      <style:text-properties officeooo:rsid="13321448"/>
    </style:style>
    <style:style style:name="T345" style:family="text">
      <style:text-properties officeooo:rsid="1336b90f"/>
    </style:style>
    <style:style style:name="T346" style:family="text">
      <style:text-properties officeooo:rsid="133d1bfa"/>
    </style:style>
    <style:style style:name="T347" style:family="text">
      <style:text-properties officeooo:rsid="134332a4"/>
    </style:style>
    <style:style style:name="T348" style:family="text">
      <style:text-properties officeooo:rsid="134518f6"/>
    </style:style>
    <style:style style:name="T349" style:family="text">
      <style:text-properties officeooo:rsid="134677ed"/>
    </style:style>
    <style:style style:name="T350" style:family="text">
      <style:text-properties officeooo:rsid="134c3978"/>
    </style:style>
    <style:style style:name="T351" style:family="text">
      <style:text-properties officeooo:rsid="1350286a"/>
    </style:style>
    <style:style style:name="T352" style:family="text">
      <style:text-properties officeooo:rsid="13632c68"/>
    </style:style>
    <style:style style:name="T353" style:family="text">
      <style:text-properties officeooo:rsid="13663c81"/>
    </style:style>
    <style:style style:name="T354" style:family="text">
      <style:text-properties officeooo:rsid="136b6dd9"/>
    </style:style>
    <style:style style:name="T355" style:family="text">
      <style:text-properties officeooo:rsid="138a25f7"/>
    </style:style>
    <style:style style:name="T356" style:family="text">
      <style:text-properties officeooo:rsid="138d02e5"/>
    </style:style>
    <style:style style:name="T357" style:family="text">
      <style:text-properties officeooo:rsid="138d8f86"/>
    </style:style>
    <style:style style:name="T358" style:family="text">
      <style:text-properties officeooo:rsid="138f2ce6"/>
    </style:style>
    <style:style style:name="T359" style:family="text">
      <style:text-properties officeooo:rsid="1399e31a"/>
    </style:style>
    <style:style style:name="T360" style:family="text">
      <style:text-properties officeooo:rsid="139b43c8"/>
    </style:style>
    <style:style style:name="T361" style:family="text">
      <style:text-properties officeooo:rsid="139c5a54"/>
    </style:style>
    <style:style style:name="T362" style:family="text">
      <style:text-properties officeooo:rsid="139d7345"/>
    </style:style>
    <style:style style:name="T363" style:family="text">
      <style:text-properties officeooo:rsid="13a3d142"/>
    </style:style>
    <style:style style:name="T364" style:family="text">
      <style:text-properties officeooo:rsid="0e588267"/>
    </style:style>
    <style:style style:name="T365" style:family="text">
      <style:text-properties officeooo:rsid="13a83f8f"/>
    </style:style>
    <style:style style:name="T366" style:family="text">
      <style:text-properties officeooo:rsid="13adcf1e"/>
    </style:style>
    <style:style style:name="T367" style:family="text">
      <style:text-properties officeooo:rsid="13e0f31c"/>
    </style:style>
    <style:style style:name="T368" style:family="text">
      <style:text-properties officeooo:rsid="13f00e28"/>
    </style:style>
    <style:style style:name="T369" style:family="text">
      <style:text-properties officeooo:rsid="13f6a20c"/>
    </style:style>
    <style:style style:name="T370" style:family="text">
      <style:text-properties officeooo:rsid="14217196"/>
    </style:style>
    <style:style style:name="T371" style:family="text">
      <style:text-properties officeooo:rsid="142ff9f6"/>
    </style:style>
    <style:style style:name="T372" style:family="text">
      <style:text-properties officeooo:rsid="1455e292"/>
    </style:style>
    <style:style style:name="T373" style:family="text">
      <style:text-properties officeooo:rsid="146ba6df"/>
    </style:style>
    <style:style style:name="T374" style:family="text">
      <style:text-properties officeooo:rsid="1471d6ba"/>
    </style:style>
    <style:style style:name="T375" style:family="text">
      <style:text-properties officeooo:rsid="147271f5"/>
    </style:style>
    <style:style style:name="T376" style:family="text">
      <style:text-properties officeooo:rsid="1472d16f"/>
    </style:style>
    <style:style style:name="T377" style:family="text">
      <style:text-properties officeooo:rsid="14733f62"/>
    </style:style>
    <style:style style:name="T378" style:family="text">
      <style:text-properties officeooo:rsid="14763b02"/>
    </style:style>
    <style:style style:name="T379" style:family="text">
      <style:text-properties officeooo:rsid="1488cbe6"/>
    </style:style>
    <style:style style:name="T380" style:family="text">
      <style:text-properties officeooo:rsid="14890a87"/>
    </style:style>
    <style:style style:name="T381" style:family="text">
      <style:text-properties officeooo:rsid="148dd3f0"/>
    </style:style>
    <style:style style:name="T382" style:family="text">
      <style:text-properties officeooo:rsid="1493b5f7"/>
    </style:style>
    <style:style style:name="T383" style:family="text">
      <style:text-properties officeooo:rsid="149f846d"/>
    </style:style>
    <style:style style:name="T384" style:family="text">
      <style:text-properties officeooo:rsid="14a25c7d"/>
    </style:style>
    <style:style style:name="T385" style:family="text">
      <style:text-properties officeooo:rsid="14a4ff87"/>
    </style:style>
    <style:style style:name="T386" style:family="text">
      <style:text-properties officeooo:rsid="14a7a394"/>
    </style:style>
    <style:style style:name="T387" style:family="text">
      <style:text-properties officeooo:rsid="14a7d6c9"/>
    </style:style>
    <style:style style:name="T388" style:family="text">
      <style:text-properties officeooo:rsid="14c3b5af"/>
    </style:style>
    <style:style style:name="T389" style:family="text">
      <style:text-properties officeooo:rsid="14c6ec70"/>
    </style:style>
    <style:style style:name="T390" style:family="text">
      <style:text-properties officeooo:rsid="14c7e361"/>
    </style:style>
    <style:style style:name="T391" style:family="text">
      <style:text-properties officeooo:rsid="14d6ce2e"/>
    </style:style>
    <style:style style:name="T392" style:family="text">
      <style:text-properties officeooo:rsid="14dcdb8d"/>
    </style:style>
    <style:style style:name="T393" style:family="text">
      <style:text-properties officeooo:rsid="14dea3a9"/>
    </style:style>
    <style:style style:name="T394" style:family="text">
      <style:text-properties officeooo:rsid="14e1bb31"/>
    </style:style>
    <style:style style:name="T395" style:family="text">
      <style:text-properties officeooo:rsid="14e7e306"/>
    </style:style>
    <style:style style:name="T396" style:family="text">
      <style:text-properties officeooo:rsid="14e9d361"/>
    </style:style>
    <style:style style:name="T397" style:family="text">
      <style:text-properties officeooo:rsid="14e9e129"/>
    </style:style>
    <style:style style:name="T398" style:family="text">
      <style:text-properties officeooo:rsid="14eedb1f"/>
    </style:style>
    <style:style style:name="T399" style:family="text">
      <style:text-properties officeooo:rsid="14f4324a"/>
    </style:style>
    <style:style style:name="T400" style:family="text">
      <style:text-properties officeooo:rsid="1500c605"/>
    </style:style>
    <style:style style:name="T401" style:family="text">
      <style:text-properties officeooo:rsid="15034e2a"/>
    </style:style>
    <style:style style:name="T402" style:family="text">
      <style:text-properties officeooo:rsid="1503978d"/>
    </style:style>
    <style:style style:name="T403" style:family="text">
      <style:text-properties officeooo:rsid="1504d58b"/>
    </style:style>
    <style:style style:name="T404" style:family="text">
      <style:text-properties officeooo:rsid="150c62ff"/>
    </style:style>
    <style:style style:name="T405" style:family="text">
      <style:text-properties officeooo:rsid="150fc6e4"/>
    </style:style>
    <style:style style:name="T406" style:family="text">
      <style:text-properties officeooo:rsid="1515b57c"/>
    </style:style>
    <style:style style:name="T407" style:family="text">
      <style:text-properties officeooo:rsid="151c00ec"/>
    </style:style>
    <style:style style:name="T408" style:family="text">
      <style:text-properties officeooo:rsid="151f6f10"/>
    </style:style>
    <style:style style:name="T409" style:family="text">
      <style:text-properties officeooo:rsid="153160ef"/>
    </style:style>
    <style:style style:name="T410" style:family="text">
      <style:text-properties officeooo:rsid="153539a5"/>
    </style:style>
    <style:style style:name="T411" style:family="text">
      <style:text-properties officeooo:rsid="1545b52a"/>
    </style:style>
    <style:style style:name="T412" style:family="text">
      <style:text-properties officeooo:rsid="15463549"/>
    </style:style>
    <style:style style:name="T413" style:family="text">
      <style:text-properties officeooo:rsid="154d35df"/>
    </style:style>
    <style:style style:name="T414" style:family="text">
      <style:text-properties officeooo:rsid="15552862"/>
    </style:style>
    <style:style style:name="T415" style:family="text">
      <style:text-properties officeooo:rsid="155558d2"/>
    </style:style>
    <style:style style:name="T416" style:family="text">
      <style:text-properties officeooo:rsid="1555da3a"/>
    </style:style>
    <style:style style:name="T417" style:family="text">
      <style:text-properties officeooo:rsid="1562e98c"/>
    </style:style>
    <style:style style:name="T418" style:family="text">
      <style:text-properties officeooo:rsid="156d1f3b"/>
    </style:style>
    <style:style style:name="T419" style:family="text">
      <style:text-properties officeooo:rsid="156e77fc"/>
    </style:style>
    <style:style style:name="T420" style:family="text">
      <style:text-properties officeooo:rsid="1571893b"/>
    </style:style>
    <style:style style:name="T421" style:family="text">
      <style:text-properties officeooo:rsid="157a8e93"/>
    </style:style>
    <style:style style:name="T422" style:family="text">
      <style:text-properties officeooo:rsid="157deadc"/>
    </style:style>
    <style:style style:name="T423" style:family="text">
      <style:text-properties officeooo:rsid="157fb523"/>
    </style:style>
    <style:style style:name="T424" style:family="text">
      <style:text-properties officeooo:rsid="1587d677"/>
    </style:style>
    <style:style style:name="T425" style:family="text">
      <style:text-properties officeooo:rsid="158b92a2"/>
    </style:style>
    <style:style style:name="T426" style:family="text">
      <style:text-properties officeooo:rsid="158da786"/>
    </style:style>
    <style:style style:name="T427" style:family="text">
      <style:text-properties officeooo:rsid="158f5631"/>
    </style:style>
    <style:style style:name="T428" style:family="text">
      <style:text-properties officeooo:rsid="1593b54a"/>
    </style:style>
    <style:style style:name="T429" style:family="text">
      <style:text-properties officeooo:rsid="1595de42"/>
    </style:style>
    <style:style style:name="T430" style:family="text">
      <style:text-properties officeooo:rsid="159a86f4"/>
    </style:style>
    <style:style style:name="T431" style:family="text">
      <style:text-properties officeooo:rsid="159b05ad"/>
    </style:style>
    <style:style style:name="T432" style:family="text">
      <style:text-properties officeooo:rsid="159b4250"/>
    </style:style>
    <style:style style:name="T433" style:family="text">
      <style:text-properties officeooo:rsid="159d12c2"/>
    </style:style>
    <style:style style:name="T434" style:family="text">
      <style:text-properties officeooo:rsid="159efbb8"/>
    </style:style>
    <style:style style:name="T435" style:family="text">
      <style:text-properties officeooo:rsid="146d7bf0"/>
    </style:style>
    <style:style style:name="T436" style:family="text">
      <style:text-properties officeooo:rsid="15a18d44"/>
    </style:style>
    <style:style style:name="T437" style:family="text">
      <style:text-properties officeooo:rsid="15a40cca"/>
    </style:style>
    <style:style style:name="T438" style:family="text">
      <style:text-properties officeooo:rsid="15a6a176"/>
    </style:style>
    <style:style style:name="T439" style:family="text">
      <style:text-properties officeooo:rsid="15a6bc5c"/>
    </style:style>
    <style:style style:name="T440" style:family="text">
      <style:text-properties officeooo:rsid="15a9e9e8"/>
    </style:style>
    <style:style style:name="T441" style:family="text">
      <style:text-properties officeooo:rsid="15aa94af"/>
    </style:style>
    <style:style style:name="T442" style:family="text">
      <style:text-properties officeooo:rsid="15afaf20"/>
    </style:style>
    <style:style style:name="T443" style:family="text">
      <style:text-properties officeooo:rsid="15b11c8a"/>
    </style:style>
    <style:style style:name="T444" style:family="text">
      <style:text-properties officeooo:rsid="15b20a2f"/>
    </style:style>
    <style:style style:name="T445" style:family="text">
      <style:text-properties officeooo:rsid="15b24639"/>
    </style:style>
    <style:style style:name="T446" style:family="text">
      <style:text-properties officeooo:rsid="15b2d163"/>
    </style:style>
    <style:style style:name="T447" style:family="text">
      <style:text-properties officeooo:rsid="15b56d72"/>
    </style:style>
    <style:style style:name="T448" style:family="text">
      <style:text-properties officeooo:rsid="15c44e09"/>
    </style:style>
    <style:style style:name="T449" style:family="text">
      <style:text-properties officeooo:rsid="134735b8"/>
    </style:style>
    <style:style style:name="T450" style:family="text">
      <style:text-properties officeooo:rsid="15c6fe44"/>
    </style:style>
    <style:style style:name="T451" style:family="text">
      <style:text-properties officeooo:rsid="15c7dc3b"/>
    </style:style>
    <style:style style:name="T452" style:family="text">
      <style:text-properties officeooo:rsid="15cc3410"/>
    </style:style>
    <style:style style:name="T453" style:family="text">
      <style:text-properties officeooo:rsid="15cf4501"/>
    </style:style>
    <style:style style:name="T454" style:family="text">
      <style:text-properties officeooo:rsid="15d12bbf"/>
    </style:style>
    <style:style style:name="T455" style:family="text">
      <style:text-properties officeooo:rsid="15d9615b"/>
    </style:style>
    <style:style style:name="T456" style:family="text">
      <style:text-properties officeooo:rsid="15dce0d2"/>
    </style:style>
    <style:style style:name="T457" style:family="text">
      <style:text-properties officeooo:rsid="15e358ac"/>
    </style:style>
    <style:style style:name="T458" style:family="text">
      <style:text-properties officeooo:rsid="15e89a76"/>
    </style:style>
    <style:style style:name="T459" style:family="text">
      <style:text-properties officeooo:rsid="15e95e79"/>
    </style:style>
    <style:style style:name="T460" style:family="text">
      <style:text-properties officeooo:rsid="15ec8514"/>
    </style:style>
    <style:style style:name="T461" style:family="text">
      <style:text-properties officeooo:rsid="15ef9efa"/>
    </style:style>
    <style:style style:name="T462" style:family="text">
      <style:text-properties officeooo:rsid="15f38d08"/>
    </style:style>
    <style:style style:name="T463" style:family="text">
      <style:text-properties officeooo:rsid="15f3ea2c"/>
    </style:style>
    <style:style style:name="T464" style:family="text">
      <style:text-properties officeooo:rsid="124ad143"/>
    </style:style>
    <style:style style:name="T465" style:family="text">
      <style:text-properties officeooo:rsid="12d12b81"/>
    </style:style>
    <style:style style:name="T466" style:family="text">
      <style:text-properties officeooo:rsid="12cdcbe4"/>
    </style:style>
    <style:style style:name="T467" style:family="text">
      <style:text-properties officeooo:rsid="15fc6ee7"/>
    </style:style>
    <style:style style:name="T468" style:family="text">
      <style:text-properties officeooo:rsid="15fdb2a3"/>
    </style:style>
    <style:style style:name="T469" style:family="text">
      <style:text-properties officeooo:rsid="15fea83f"/>
    </style:style>
    <style:style style:name="T470" style:family="text">
      <style:text-properties officeooo:rsid="1607b349"/>
    </style:style>
    <style:style style:name="T471" style:family="text">
      <style:text-properties officeooo:rsid="1613f4fc"/>
    </style:style>
    <style:style style:name="T472" style:family="text">
      <style:text-properties officeooo:rsid="1618951c"/>
    </style:style>
    <style:style style:name="T473" style:family="text">
      <style:text-properties officeooo:rsid="1621ff56"/>
    </style:style>
    <style:style style:name="T474" style:family="text">
      <style:text-properties officeooo:rsid="1627e143"/>
    </style:style>
    <style:style style:name="T475" style:family="text">
      <style:text-properties officeooo:rsid="1628b066"/>
    </style:style>
    <style:style style:name="T476" style:family="text">
      <style:text-properties officeooo:rsid="1637f56f"/>
    </style:style>
    <style:style style:name="T477" style:family="text">
      <style:text-properties officeooo:rsid="1641d3fa"/>
    </style:style>
    <style:style style:name="T478" style:family="text">
      <style:text-properties officeooo:rsid="164875a4"/>
    </style:style>
    <style:style style:name="T479" style:family="text">
      <style:text-properties officeooo:rsid="165aad9b"/>
    </style:style>
    <style:style style:name="T480" style:family="text">
      <style:text-properties officeooo:rsid="165ce3ce"/>
    </style:style>
    <style:style style:name="T481" style:family="text">
      <style:text-properties officeooo:rsid="165fa1e0"/>
    </style:style>
    <style:style style:name="T482" style:family="text">
      <style:text-properties officeooo:rsid="16631254"/>
    </style:style>
    <style:style style:name="T483" style:family="text">
      <style:text-properties officeooo:rsid="1664d5dd"/>
    </style:style>
    <style:style style:name="T484" style:family="text">
      <style:text-properties officeooo:rsid="1667579d"/>
    </style:style>
    <style:style style:name="T485" style:family="text">
      <style:text-properties officeooo:rsid="1672345d"/>
    </style:style>
    <style:style style:name="T486" style:family="text">
      <style:text-properties officeooo:rsid="1672b443"/>
    </style:style>
    <style:style style:name="T487" style:family="text">
      <style:text-properties officeooo:rsid="167708e6"/>
    </style:style>
    <style:style style:name="T488" style:family="text">
      <style:text-properties officeooo:rsid="1678f0c7"/>
    </style:style>
    <style:style style:name="T489" style:family="text">
      <style:text-properties officeooo:rsid="167a63d5"/>
    </style:style>
    <style:style style:name="T490" style:family="text">
      <style:text-properties officeooo:rsid="16806eb8"/>
    </style:style>
    <style:style style:name="T491" style:family="text">
      <style:text-properties officeooo:rsid="16836b82"/>
    </style:style>
    <style:style style:name="T492" style:family="text">
      <style:text-properties officeooo:rsid="1686a24e"/>
    </style:style>
    <style:style style:name="T493" style:family="text">
      <style:text-properties officeooo:rsid="168f1360"/>
    </style:style>
    <style:style style:name="T494" style:family="text">
      <style:text-properties officeooo:rsid="168f1a41"/>
    </style:style>
    <style:style style:name="T495" style:family="text">
      <style:text-properties officeooo:rsid="168f2556"/>
    </style:style>
    <style:style style:name="T496" style:family="text">
      <style:text-properties officeooo:rsid="169903ff"/>
    </style:style>
    <style:style style:name="T497" style:family="text">
      <style:text-properties officeooo:rsid="169caf26"/>
    </style:style>
    <style:style style:name="T498" style:family="text">
      <style:text-properties officeooo:rsid="169f48fd"/>
    </style:style>
    <style:style style:name="T499" style:family="text">
      <style:text-properties officeooo:rsid="16a7455d"/>
    </style:style>
    <style:style style:name="T500" style:family="text">
      <style:text-properties officeooo:rsid="16af2358"/>
    </style:style>
    <style:style style:name="T501" style:family="text">
      <style:text-properties officeooo:rsid="16b62936"/>
    </style:style>
    <style:style style:name="T502" style:family="text">
      <style:text-properties officeooo:rsid="16c234ca"/>
    </style:style>
    <style:style style:name="T503" style:family="text">
      <style:text-properties officeooo:rsid="16c521ef"/>
    </style:style>
    <style:style style:name="T504" style:family="text">
      <style:text-properties officeooo:rsid="16c845e8"/>
    </style:style>
    <style:style style:name="T505" style:family="text">
      <style:text-properties officeooo:rsid="16c86ca5"/>
    </style:style>
    <style:style style:name="T506" style:family="text">
      <style:text-properties officeooo:rsid="16c94921"/>
    </style:style>
    <style:style style:name="T507" style:family="text">
      <style:text-properties officeooo:rsid="16d80ca4"/>
    </style:style>
    <style:style style:name="T508" style:family="text">
      <style:text-properties officeooo:rsid="16d9539c"/>
    </style:style>
    <style:style style:name="T509" style:family="text">
      <style:text-properties officeooo:rsid="16dc47e3"/>
    </style:style>
    <style:style style:name="T510" style:family="text">
      <style:text-properties officeooo:rsid="16dd810b"/>
    </style:style>
    <style:style style:name="T511" style:family="text">
      <style:text-properties officeooo:rsid="16e32853"/>
    </style:style>
    <style:style style:name="T512" style:family="text">
      <style:text-properties officeooo:rsid="16e6b5e6"/>
    </style:style>
    <style:style style:name="T513" style:family="text">
      <style:text-properties officeooo:rsid="16ec5a64"/>
    </style:style>
    <style:style style:name="T514" style:family="text">
      <style:text-properties officeooo:rsid="16f24f92"/>
    </style:style>
    <style:style style:name="T515" style:family="text">
      <style:text-properties officeooo:rsid="16f4e8b8"/>
    </style:style>
    <style:style style:name="T516" style:family="text">
      <style:text-properties officeooo:rsid="16f74515"/>
    </style:style>
    <style:style style:name="T517" style:family="text">
      <style:text-properties officeooo:rsid="16f9a568"/>
    </style:style>
    <style:style style:name="T518" style:family="text">
      <style:text-properties officeooo:rsid="16fde0b2"/>
    </style:style>
    <style:style style:name="T519" style:family="text">
      <style:text-properties officeooo:rsid="17029e01"/>
    </style:style>
    <style:style style:name="T520" style:family="text">
      <style:text-properties officeooo:rsid="17039534"/>
    </style:style>
    <style:style style:name="T521" style:family="text">
      <style:text-properties officeooo:rsid="142f49bf"/>
    </style:style>
    <style:style style:name="T522" style:family="text">
      <style:text-properties officeooo:rsid="170b39aa"/>
    </style:style>
    <style:style style:name="T523" style:family="text">
      <style:text-properties officeooo:rsid="1711b73e"/>
    </style:style>
    <style:style style:name="T524" style:family="text">
      <style:text-properties officeooo:rsid="17173f5a"/>
    </style:style>
    <style:style style:name="T525" style:family="text">
      <style:text-properties officeooo:rsid="149fe941"/>
    </style:style>
    <style:style style:name="T526" style:family="text">
      <style:text-properties officeooo:rsid="149e7dea"/>
    </style:style>
    <style:style style:name="T527" style:family="text">
      <style:text-properties officeooo:rsid="13e65e33"/>
    </style:style>
    <style:style style:name="T528" style:family="text">
      <style:text-properties officeooo:rsid="13e3b3c3"/>
    </style:style>
    <style:style style:name="T529" style:family="text">
      <style:text-properties officeooo:rsid="15d332f9"/>
    </style:style>
    <style:style style:name="T530" style:family="text">
      <style:text-properties officeooo:rsid="13be0c1f"/>
    </style:style>
    <style:style style:name="T531" style:family="text">
      <style:text-properties officeooo:rsid="15d1485a"/>
    </style:style>
    <style:style style:name="T532" style:family="text">
      <style:text-properties officeooo:rsid="13e2a301"/>
    </style:style>
    <style:style style:name="T533" style:family="text">
      <style:text-properties officeooo:rsid="13e45a21"/>
    </style:style>
    <style:style style:name="T534" style:family="text">
      <style:text-properties officeooo:rsid="171ec953"/>
    </style:style>
    <style:style style:name="T535" style:family="text">
      <style:text-properties officeooo:rsid="17244f32"/>
    </style:style>
    <style:style style:name="T536" style:family="text">
      <style:text-properties officeooo:rsid="172618d7"/>
    </style:style>
    <style:style style:name="T537" style:family="text">
      <style:text-properties officeooo:rsid="1727cac4"/>
    </style:style>
    <style:style style:name="T538" style:family="text">
      <style:text-properties officeooo:rsid="17280bd0"/>
    </style:style>
    <style:style style:name="T539" style:family="text">
      <style:text-properties officeooo:rsid="1728c965"/>
    </style:style>
    <style:style style:name="T540" style:family="text">
      <style:text-properties officeooo:rsid="172f3e20"/>
    </style:style>
    <style:style style:name="T541" style:family="text">
      <style:text-properties officeooo:rsid="172faad3"/>
    </style:style>
    <style:style style:name="T542" style:family="text">
      <style:text-properties officeooo:rsid="1736c092"/>
    </style:style>
    <style:style style:name="T543" style:family="text">
      <style:text-properties fo:color="#c3b346"/>
    </style:style>
    <style:style style:name="T544" style:family="text">
      <style:text-properties officeooo:rsid="173a76ff"/>
    </style:style>
    <style:style style:name="T545" style:family="text">
      <style:text-properties officeooo:rsid="1744eaef"/>
    </style:style>
    <style:style style:name="T546" style:family="text">
      <style:text-properties officeooo:rsid="1747e0b8"/>
    </style:style>
    <style:style style:name="T547" style:family="text">
      <style:text-properties officeooo:rsid="1be4bd74"/>
    </style:style>
    <style:style style:name="T548" style:family="text">
      <style:text-properties fo:font-variant="normal" fo:text-transform="none" fo:color="#000000" style:font-name="Verdana" fo:font-size="7.19999980926514pt" fo:letter-spacing="normal" fo:font-style="normal" fo:font-weight="normal"/>
    </style:style>
    <style:style style:name="T549" style:family="text">
      <style:text-properties fo:font-variant="normal" fo:text-transform="none" fo:color="#000000" style:font-name="Verdana" fo:font-size="7.19999980926514pt" fo:letter-spacing="normal" fo:font-style="normal" fo:font-weight="bold"/>
    </style:style>
    <style:style style:name="T550" style:family="text">
      <style:text-properties fo:color="#000000" style:font-name="Verdana" fo:font-size="7.19999980926514pt" fo:letter-spacing="normal" fo:font-style="italic" fo:font-weight="normal"/>
    </style:style>
    <style:style style:name="T551" style:family="text">
      <style:text-properties officeooo:rsid="1759e643"/>
    </style:style>
    <style:style style:name="T552" style:family="text">
      <style:text-properties officeooo:rsid="175de963"/>
    </style:style>
    <style:style style:name="T553" style:family="text">
      <style:text-properties officeooo:rsid="175f5f18"/>
    </style:style>
    <style:style style:name="T554" style:family="text">
      <style:text-properties officeooo:rsid="176abc48"/>
    </style:style>
    <style:style style:name="T555" style:family="text">
      <style:text-properties officeooo:rsid="176cb349"/>
    </style:style>
    <style:style style:name="T556" style:family="text">
      <style:text-properties officeooo:rsid="176f2ef9"/>
    </style:style>
    <style:style style:name="T557" style:family="text">
      <style:text-properties officeooo:rsid="176f54d4"/>
    </style:style>
    <style:style style:name="T558" style:family="text">
      <style:text-properties officeooo:rsid="1772b428"/>
    </style:style>
    <style:style style:name="T559" style:family="text">
      <style:text-properties officeooo:rsid="177333f9"/>
    </style:style>
    <style:style style:name="T560" style:family="text">
      <style:text-properties officeooo:rsid="17759a9f"/>
    </style:style>
    <style:style style:name="T561" style:family="text">
      <style:text-properties officeooo:rsid="1777c1d8"/>
    </style:style>
    <style:style style:name="T562" style:family="text">
      <style:text-properties officeooo:rsid="177977b7"/>
    </style:style>
    <style:style style:name="T563" style:family="text">
      <style:text-properties officeooo:rsid="17797c87"/>
    </style:style>
    <style:style style:name="T564" style:family="text">
      <style:text-properties officeooo:rsid="177a81fc"/>
    </style:style>
    <style:style style:name="T565" style:family="text">
      <style:text-properties officeooo:rsid="177d5b8e"/>
    </style:style>
    <style:style style:name="T566" style:family="text">
      <style:text-properties officeooo:rsid="177e6ce5"/>
    </style:style>
    <style:style style:name="T567" style:family="text">
      <style:text-properties officeooo:rsid="177f1be8"/>
    </style:style>
    <style:style style:name="T568" style:family="text">
      <style:text-properties officeooo:rsid="17803e14"/>
    </style:style>
    <style:style style:name="T569" style:family="text">
      <style:text-properties officeooo:rsid="17843d56"/>
    </style:style>
    <style:style style:name="T570" style:family="text">
      <style:text-properties officeooo:rsid="1787346d"/>
    </style:style>
    <style:style style:name="T571" style:family="text">
      <style:text-properties officeooo:rsid="178b1cc7"/>
    </style:style>
    <style:style style:name="T572" style:family="text">
      <style:text-properties officeooo:rsid="178c27f9"/>
    </style:style>
    <style:style style:name="T573" style:family="text">
      <style:text-properties officeooo:rsid="178de465"/>
    </style:style>
    <style:style style:name="T574" style:family="text">
      <style:text-properties officeooo:rsid="17925ac1"/>
    </style:style>
    <style:style style:name="T575" style:family="text">
      <style:text-properties officeooo:rsid="179c07b1"/>
    </style:style>
    <style:style style:name="T576" style:family="text">
      <style:text-properties officeooo:rsid="179e2ccf"/>
    </style:style>
    <style:style style:name="T577" style:family="text">
      <style:text-properties officeooo:rsid="17a1c76b"/>
    </style:style>
    <style:style style:name="T578" style:family="text">
      <style:text-properties officeooo:rsid="17a2c914"/>
    </style:style>
    <style:style style:name="T579" style:family="text">
      <style:text-properties officeooo:rsid="211081f6"/>
    </style:style>
    <style:style style:name="T580" style:family="text">
      <style:text-properties officeooo:rsid="210d8ae5"/>
    </style:style>
    <style:style style:name="T581" style:family="text">
      <style:text-properties officeooo:rsid="210ceec1"/>
    </style:style>
    <style:style style:name="T582" style:family="text">
      <style:text-properties officeooo:rsid="21207e0f"/>
    </style:style>
    <style:style style:name="T583" style:family="text">
      <style:text-properties officeooo:rsid="212f6403"/>
    </style:style>
    <style:style style:name="T584" style:family="text">
      <style:text-properties officeooo:rsid="21185469"/>
    </style:style>
    <style:style style:name="T585" style:family="text">
      <style:text-properties officeooo:rsid="2111f746"/>
    </style:style>
    <style:style style:name="T586" style:family="text">
      <style:text-properties officeooo:rsid="2116942b"/>
    </style:style>
    <style:style style:name="T587" style:family="text">
      <style:text-properties officeooo:rsid="210a360a"/>
    </style:style>
    <style:style style:name="T588" style:family="text">
      <style:text-properties officeooo:rsid="212c219f"/>
    </style:style>
    <style:style style:name="T589" style:family="text">
      <style:text-properties officeooo:rsid="212cc2f6"/>
    </style:style>
    <style:style style:name="T590" style:family="text">
      <style:text-properties officeooo:rsid="21234565"/>
    </style:style>
    <style:style style:name="T591" style:family="text">
      <style:text-properties officeooo:rsid="17b00c43"/>
    </style:style>
    <style:style style:name="T592" style:family="text">
      <style:text-properties officeooo:rsid="17b19a96"/>
    </style:style>
    <style:style style:name="T593" style:family="text">
      <style:text-properties officeooo:rsid="17b424d6"/>
    </style:style>
    <style:style style:name="T594" style:family="text">
      <style:text-properties officeooo:rsid="17b5d851"/>
    </style:style>
    <style:style style:name="T595" style:family="text">
      <style:text-properties officeooo:rsid="17b863ab"/>
    </style:style>
    <style:style style:name="T596" style:family="text">
      <style:text-properties officeooo:rsid="214228b8"/>
    </style:style>
    <style:style style:name="T597" style:family="text">
      <style:text-properties officeooo:rsid="17bd42c9"/>
    </style:style>
    <style:style style:name="T598" style:family="text">
      <style:text-properties officeooo:rsid="2139ead4"/>
    </style:style>
    <style:style style:name="T599" style:family="text">
      <style:text-properties officeooo:rsid="2175f8bf"/>
    </style:style>
    <style:style style:name="T600" style:family="text">
      <style:text-properties officeooo:rsid="217c05fd"/>
    </style:style>
    <style:style style:name="T601" style:family="text">
      <style:text-properties officeooo:rsid="2177f4c9"/>
    </style:style>
    <style:style style:name="T602" style:family="text">
      <style:text-properties officeooo:rsid="17c2106f"/>
    </style:style>
    <style:style style:name="T603" style:family="text">
      <style:text-properties officeooo:rsid="17c6735c"/>
    </style:style>
    <style:style style:name="T604" style:family="text">
      <style:text-properties officeooo:rsid="17c75d4b"/>
    </style:style>
    <style:style style:name="T605" style:family="text">
      <style:text-properties officeooo:rsid="17d12001"/>
    </style:style>
    <style:style style:name="T606" style:family="text">
      <style:text-properties officeooo:rsid="17d41275"/>
    </style:style>
    <style:style style:name="T607" style:family="text">
      <style:text-properties officeooo:rsid="17d5718d"/>
    </style:style>
    <style:style style:name="T608" style:family="text">
      <style:text-properties officeooo:rsid="17d5bc80"/>
    </style:style>
    <style:style style:name="T609" style:family="text">
      <style:text-properties officeooo:rsid="17d61f14"/>
    </style:style>
    <style:style style:name="T610" style:family="text">
      <style:text-properties style:text-line-through-style="solid" style:text-line-through-type="single"/>
    </style:style>
    <style:style style:name="T611" style:family="text">
      <style:text-properties officeooo:rsid="17855a7f"/>
    </style:style>
    <style:style style:name="T612" style:family="text">
      <style:text-properties officeooo:rsid="17de393d"/>
    </style:style>
    <style:style style:name="T613" style:family="text">
      <style:text-properties officeooo:rsid="17e1406d"/>
    </style:style>
    <style:style style:name="T614"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cs" fo:country="CZ" fo:font-style="normal" fo:text-shadow="none" style:text-underline-style="none" fo:font-weight="normal" style:text-underline-mode="continuous" style:text-overline-mode="continuous" style:text-line-through-mode="continuous" style:letter-kerning="fals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7"/>
      <text:p text:style-name="P17"/>
      <text:p text:style-name="Text_20_body"/>
      <text:p text:style-name="Text_20_body"/>
      <text:p text:style-name="P169">Dakara</text:p>
      <text:p text:style-name="P165"/>
      <text:p text:style-name="P165"/>
      <text:p text:style-name="P170">dungeoncrawl</text:p>
      <text:p text:style-name="P166"/>
      <text:p text:style-name="P166"/>
      <text:p text:style-name="P166"/>
      <text:p text:style-name="P166"/>
      <text:p text:style-name="P166"/>
      <text:p text:style-name="P166"/>
      <text:p text:style-name="P166"/>
      <text:p text:style-name="P167">Společenská hra na prožívání příběhů</text:p>
      <text:p text:style-name="P167"/>
      <text:p text:style-name="P168"/>
      <text:p text:style-name="P3">Michal Světlý</text:p>
      <text:p text:style-name="P1"/>
      <text:p text:style-name="P173"/>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500"><text:a xlink:type="simple" xlink:href="#__RefHeading___Toc2946_901242990" text:style-name="Internet_20_link" text:visited-style-name="Internet_20_link">TODO:</text:a><text:tab/>4</text:p>
          <text:p text:style-name="P500"><text:a xlink:type="simple" xlink:href="#__RefHeading___Toc1631_1817222415" text:style-name="Internet_20_link" text:visited-style-name="Internet_20_link">Úvod</text:a><text:tab/>14</text:p>
          <text:p text:style-name="P501"><text:a xlink:type="simple" xlink:href="#__RefHeading___Toc1575_1936223890" text:style-name="Internet_20_link" text:visited-style-name="Internet_20_link">Výprava do Divočiny</text:a><text:tab/>14</text:p>
          <text:p text:style-name="P500"><text:a xlink:type="simple" xlink:href="#__RefHeading___Toc2643_120643391" text:style-name="Internet_20_link" text:visited-style-name="Internet_20_link">Tvorba postavy</text:a><text:tab/>16</text:p>
          <text:p text:style-name="P501"><text:a xlink:type="simple" xlink:href="#__RefHeading___Toc2645_120643391" text:style-name="Internet_20_link" text:visited-style-name="Internet_20_link">Povolání</text:a><text:tab/>17</text:p>
          <text:p text:style-name="P501"><text:a xlink:type="simple" xlink:href="#__RefHeading___Toc2691_920690617" text:style-name="Internet_20_link" text:visited-style-name="Internet_20_link">Vlastnosti</text:a><text:tab/>18</text:p>
          <text:p text:style-name="P501"><text:a xlink:type="simple" xlink:href="#__RefHeading___Toc2647_120643391" text:style-name="Internet_20_link" text:visited-style-name="Internet_20_link">Rasa</text:a><text:tab/>18</text:p>
          <text:p text:style-name="P501"><text:a xlink:type="simple" xlink:href="#__RefHeading___Toc10365_38474947" text:style-name="Internet_20_link" text:visited-style-name="Internet_20_link">Náboženství</text:a><text:tab/>20</text:p>
          <text:p text:style-name="P501"><text:a xlink:type="simple" xlink:href="#__RefHeading___Toc1591_1936223890" text:style-name="Internet_20_link" text:visited-style-name="Internet_20_link">Výdrž</text:a><text:tab/>21</text:p>
          <text:p text:style-name="P501"><text:a xlink:type="simple" xlink:href="#__RefHeading___Toc1595_1936223890" text:style-name="Internet_20_link" text:visited-style-name="Internet_20_link">Vybavení</text:a><text:tab/>21</text:p>
          <text:p text:style-name="P501"><text:a xlink:type="simple" xlink:href="#__RefHeading___Toc2651_120643391" text:style-name="Internet_20_link" text:visited-style-name="Internet_20_link">Počáteční hotovost</text:a><text:tab/>22</text:p>
          <text:p text:style-name="P500"><text:a xlink:type="simple" xlink:href="#__RefHeading___Toc2653_120643391" text:style-name="Internet_20_link" text:visited-style-name="Internet_20_link">Jak hrát</text:a><text:tab/>23</text:p>
          <text:p text:style-name="P501"><text:a xlink:type="simple" xlink:href="#__RefHeading___Toc10367_38474947" text:style-name="Internet_20_link" text:visited-style-name="Internet_20_link">Překonávání překážek</text:a><text:tab/>24</text:p>
          <text:p text:style-name="P501"><text:a xlink:type="simple" xlink:href="#__RefHeading___Toc10369_38474947" text:style-name="Internet_20_link" text:visited-style-name="Internet_20_link">Dialogy</text:a><text:tab/>25</text:p>
          <text:p text:style-name="P501"><text:a xlink:type="simple" xlink:href="#__RefHeading___Toc2655_120643391" text:style-name="Internet_20_link" text:visited-style-name="Internet_20_link">Hod na vlastnost</text:a><text:tab/>25</text:p>
          <text:p text:style-name="P501"><text:a xlink:type="simple" xlink:href="#__RefHeading___Toc2657_120643391" text:style-name="Internet_20_link" text:visited-style-name="Internet_20_link">Schopnosti podle povolání</text:a><text:tab/>28</text:p>
          <text:p text:style-name="P501"><text:a xlink:type="simple" xlink:href="#__RefHeading___Toc1585_1936223890" text:style-name="Internet_20_link" text:visited-style-name="Internet_20_link">Vybavení</text:a><text:tab/>28</text:p>
          <text:p text:style-name="P501"><text:a xlink:type="simple" xlink:href="#__RefHeading___Toc1587_1936223890" text:style-name="Internet_20_link" text:visited-style-name="Internet_20_link">Náhodný hod</text:a><text:tab/>29</text:p>
          <text:p text:style-name="P500"><text:a xlink:type="simple" xlink:href="#__RefHeading___Toc1599_1936223890" text:style-name="Internet_20_link" text:visited-style-name="Internet_20_link">Boj</text:a><text:tab/>30</text:p>
          <text:p text:style-name="P501"><text:a xlink:type="simple" xlink:href="#__RefHeading___Toc2523_690236890" text:style-name="Internet_20_link" text:visited-style-name="Internet_20_link">Popis situace</text:a><text:tab/>32</text:p>
          <text:p text:style-name="P501"><text:a xlink:type="simple" xlink:href="#__RefHeading___Toc2525_690236890" text:style-name="Internet_20_link" text:visited-style-name="Internet_20_link">Záměry</text:a><text:tab/>33</text:p>
          <text:p text:style-name="P501"><text:a xlink:type="simple" xlink:href="#__RefHeading___Toc10371_38474947" text:style-name="Internet_20_link" text:visited-style-name="Internet_20_link">Akce</text:a><text:tab/>34</text:p>
          <text:p text:style-name="P501"><text:a xlink:type="simple" xlink:href="#__RefHeading___Toc4414_445933958" text:style-name="Internet_20_link" text:visited-style-name="Internet_20_link">Bojová a obranná čísla</text:a><text:tab/>40</text:p>
          <text:p text:style-name="P501"><text:a xlink:type="simple" xlink:href="#__RefHeading___Toc2531_690236890" text:style-name="Internet_20_link" text:visited-style-name="Internet_20_link">Parametry zbraní a štítů</text:a><text:tab/>41</text:p>
          <text:p text:style-name="P501"><text:a xlink:type="simple" xlink:href="#__RefHeading___Toc4416_445933958" text:style-name="Internet_20_link" text:visited-style-name="Internet_20_link">Kondice</text:a><text:tab/>42</text:p>
          <text:p text:style-name="P501"><text:a xlink:type="simple" xlink:href="#__RefHeading___Toc4418_445933958" text:style-name="Internet_20_link" text:visited-style-name="Internet_20_link">Boj s nestvůrami</text:a><text:tab/>43</text:p>
          <text:p text:style-name="P501"><text:a xlink:type="simple" xlink:href="#__RefHeading___Toc10373_38474947" text:style-name="Internet_20_link" text:visited-style-name="Internet_20_link">Druhy zranění</text:a><text:tab/>47</text:p>
          <text:p text:style-name="P501"><text:a xlink:type="simple" xlink:href="#__RefHeading___Toc9078_2234690082" text:style-name="Internet_20_link" text:visited-style-name="Internet_20_link">Zranění pádem</text:a><text:tab/>50</text:p>
          <text:p text:style-name="P500"><text:a xlink:type="simple" xlink:href="#__RefHeading___Toc1609_1936223890" text:style-name="Internet_20_link" text:visited-style-name="Internet_20_link">Zranění, vyřazení a smrt</text:a><text:tab/>52</text:p>
          <text:p text:style-name="P501"><text:a xlink:type="simple" xlink:href="#__RefHeading___Toc4420_445933958" text:style-name="Internet_20_link" text:visited-style-name="Internet_20_link">Vyřazení a bezvědomí</text:a><text:tab/>53</text:p>
          <text:p text:style-name="P501"><text:a xlink:type="simple" xlink:href="#__RefHeading___Toc3092_3000536483" text:style-name="Internet_20_link" text:visited-style-name="Internet_20_link">Okamžitá smrt</text:a><text:tab/>54</text:p>
          <text:p text:style-name="P501"><text:a xlink:type="simple" xlink:href="#__RefHeading___Toc1617_1936223890" text:style-name="Internet_20_link" text:visited-style-name="Internet_20_link">Hod na přežití</text:a><text:tab/>54</text:p>
          <text:p text:style-name="P501"><text:a xlink:type="simple" xlink:href="#__RefHeading___Toc3094_3000536483" text:style-name="Internet_20_link" text:visited-style-name="Internet_20_link">Ošetření zranění</text:a><text:tab/>55</text:p>
          <text:p text:style-name="P501"><text:a xlink:type="simple" xlink:href="#__RefHeading___Toc2693_920690617" text:style-name="Internet_20_link" text:visited-style-name="Internet_20_link">Léčení zranění</text:a><text:tab/>55</text:p>
          <text:p text:style-name="P501"><text:a xlink:type="simple" xlink:href="#__RefHeading___Toc2695_920690617" text:style-name="Internet_20_link" text:visited-style-name="Internet_20_link">Magická léčba</text:a><text:tab/>56</text:p>
          <text:p text:style-name="P500"><text:a xlink:type="simple" xlink:href="#__RefHeading___Toc1631_1936223890" text:style-name="Internet_20_link" text:visited-style-name="Internet_20_link">Pasti</text:a><text:tab/>57</text:p>
          <text:p text:style-name="P501"><text:a xlink:type="simple" xlink:href="#__RefHeading___Toc6147_680752183" text:style-name="Internet_20_link" text:visited-style-name="Internet_20_link">Nápadnost pasti</text:a><text:tab/>57</text:p>
          <text:p text:style-name="P501"><text:a xlink:type="simple" xlink:href="#__RefHeading___Toc1633_1936223890" text:style-name="Internet_20_link" text:visited-style-name="Internet_20_link">Účinek pasti</text:a><text:tab/>57</text:p>
          <text:p text:style-name="P501"><text:a xlink:type="simple" xlink:href="#__RefHeading___Toc1635_1936223890" text:style-name="Internet_20_link" text:visited-style-name="Internet_20_link">Líčení pastí</text:a><text:tab/>58</text:p>
          <text:p text:style-name="P500"><text:soft-page-break/><text:a xlink:type="simple" xlink:href="#__RefHeading___Toc6149_680752183" text:style-name="Internet_20_link" text:visited-style-name="Internet_20_link">Magie</text:a><text:tab/>59</text:p>
          <text:p text:style-name="P501"><text:a xlink:type="simple" xlink:href="#__RefHeading___Toc6151_680752183" text:style-name="Internet_20_link" text:visited-style-name="Internet_20_link">Připoutání magického předmětu</text:a><text:tab/>60</text:p>
          <text:p text:style-name="P501"><text:a xlink:type="simple" xlink:href="#__RefHeading___Toc6153_680752183" text:style-name="Internet_20_link" text:visited-style-name="Internet_20_link">Kouzla</text:a><text:tab/>61</text:p>
          <text:p text:style-name="P501"><text:a xlink:type="simple" xlink:href="#__RefHeading___Toc6155_680752183" text:style-name="Internet_20_link" text:visited-style-name="Internet_20_link">Rituály</text:a><text:tab/>63</text:p>
          <text:p text:style-name="P501"><text:a xlink:type="simple" xlink:href="#__RefHeading___Toc4422_445933958" text:style-name="Internet_20_link" text:visited-style-name="Internet_20_link">Soustředění</text:a><text:tab/>64</text:p>
          <text:p text:style-name="P500"><text:a xlink:type="simple" xlink:href="#__RefHeading___Toc1637_1936223890" text:style-name="Internet_20_link" text:visited-style-name="Internet_20_link">Úrovně</text:a><text:tab/>65</text:p>
          <text:p text:style-name="P501"><text:a xlink:type="simple" xlink:href="#__RefHeading___Toc1639_1936223890" text:style-name="Internet_20_link" text:visited-style-name="Internet_20_link">Postup na vyšší úroveň</text:a><text:tab/>65</text:p>
          <text:p text:style-name="P500"><text:a xlink:type="simple" xlink:href="#__RefHeading___Toc3098_3000536483" text:style-name="Internet_20_link" text:visited-style-name="Internet_20_link">Pro Pána jeskyně</text:a><text:tab/>66</text:p>
          <text:p text:style-name="P501"><text:a xlink:type="simple" xlink:href="#__RefHeading___Toc10375_38474947" text:style-name="Internet_20_link" text:visited-style-name="Internet_20_link">Smrt hráčské postavy</text:a><text:tab/>66</text:p>
          <text:p text:style-name="P501"><text:a xlink:type="simple" xlink:href="#__RefHeading___Toc10377_38474947" text:style-name="Internet_20_link" text:visited-style-name="Internet_20_link">Překonávání překážek</text:a><text:tab/>68</text:p>
          <text:p text:style-name="P501"><text:a xlink:type="simple" xlink:href="#__RefHeading___Toc3100_3000536483" text:style-name="Internet_20_link" text:visited-style-name="Internet_20_link">Když na něco nejsou pravidla</text:a><text:tab/>71</text:p>
          <text:p text:style-name="P501"><text:a xlink:type="simple" xlink:href="#__RefHeading___Toc10379_38474947" text:style-name="Internet_20_link" text:visited-style-name="Internet_20_link">Podporuj nápady hráčů, ale usměrňuj je</text:a><text:tab/>72</text:p>
          <text:p text:style-name="P501"><text:a xlink:type="simple" xlink:href="#__RefHeading___Toc10381_38474947" text:style-name="Internet_20_link" text:visited-style-name="Internet_20_link">Jak používat příručky s dobrodružstvím</text:a><text:tab/>73</text:p>
          <text:p text:style-name="P501"><text:a xlink:type="simple" xlink:href="#__RefHeading___Toc10383_38474947" text:style-name="Internet_20_link" text:visited-style-name="Internet_20_link">Jak používat karty</text:a><text:tab/>74</text:p>
          <text:p text:style-name="P501"><text:a xlink:type="simple" xlink:href="#__RefHeading___Toc10385_38474947" text:style-name="Internet_20_link" text:visited-style-name="Internet_20_link">Hraní za protivníky</text:a><text:tab/>75</text:p>
          <text:p text:style-name="P501"><text:a xlink:type="simple" xlink:href="#__RefHeading___Toc3102_3000536483" text:style-name="Internet_20_link" text:visited-style-name="Internet_20_link">Rady pro Pána jeskyně</text:a><text:tab/>76</text:p>
        </text:index-body>
      </text:table-of-content>
      <text:p text:style-name="P171"/>
      <text:p text:style-name="P4"/>
      <text:p text:style-name="P2">Verze 0.<text:span text:style-name="T354">0.35</text:span></text:p>
      <text:p text:style-name="P171">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463" text:outline-level="1"><text:bookmark-start text:name="__RefHeading___Toc2946_901242990"/>TODO:<text:bookmark-end text:name="__RefHeading___Toc2946_901242990"/></text:h>
      <text:list xml:id="list2764540067" text:style-name="L2">
        <text:list-item>
          <text:p text:style-name="P232">Krátká vzdálenost se dá uběhnout za 1 kolo (+ zaútočit)<text:line-break/>Střední vzdálenost se dá uběhnout za 3 kola<text:line-break/>Dlouhá vzdálenost se dá uběhnout za 9 kol <text:span text:style-name="T546">(možná 10?)</text:span></text:p>
        </text:list-item>
        <text:list-item>
          <text:p text:style-name="P233">TODO: Počítání munice:</text:p>
          <text:list>
            <text:list-item>
              <text:p text:style-name="P234">Munici <text:span text:style-name="T545">si</text:span> počítej, jen když máš od nějakého druhu méně než 10 nábojů (šípů, šipek, vrhacích nožů, apod.). <text:span text:style-name="T545">Když máš víc, tak prostě předpokládáme, že si ji po boji posbíráš, případně doplníš ve městě.</text:span></text:p>
            </text:list-item>
          </text:list>
        </text:list-item>
        <text:list-item>
          <text:p text:style-name="P235">Napsat do pravidel, co znamená kz (kostky zranění)</text:p>
        </text:list-item>
        <text:list-item>
          <text:p text:style-name="P237">Pravidlo pro naložení (lehké = plná torna)</text:p>
          <text:list>
            <text:list-item>
              <text:p text:style-name="P237">Hlavně zmínit, že je potřeba to dostat do hry – „Odkládáte si torny? Kde je necháte?“</text:p>
            </text:list-item>
          </text:list>
        </text:list-item>
        <text:list-item>
          <text:p text:style-name="P238">Do kapitoly pro Pána jeskyně: <text:span text:style-name="T524">Jak se řeší různý počet postav a to, že jsou na jiné než předpokládané úrovni.</text:span></text:p>
          <text:list>
            <text:list-header>
              <text:p text:style-name="P199">TODO: <text:span text:style-name="T526">Zmínit hru s postavami na vyšších úrovních – víc goblinů, sochy méně poškozené, víc pavouků (možná na to udělat orientační tabulku – respektive spíš mít takovou tabulku u každého encounteru).</text:span></text:p>
              <text:p text:style-name="P239">- stejný problém je asi s počtem hráčů</text:p>
              <text:list>
                <text:list-item>
                  <text:p text:style-name="P240">- neposiluj protivníky, goblin by měl zůstat pořád stejně silný nehledě na to, jakou mají postavy úroveň. <text:span text:style-name="T525">Víc protivníků je ok = hráči si vychutnají sílu svých postav. /* Tohle by taky asi mělo bejt spíš v pravidlech */</text:span></text:p>
                </text:list-item>
              </text:list>
            </text:list-header>
          </text:list>
        </text:list-item>
      </text:list>
      <text:p text:style-name="P241"><text:soft-page-break/></text:p>
      <text:list xml:id="list22750374684985" text:continue-numbering="true" text:style-name="L2">
        <text:list-item>
          <text:p text:style-name="P242">Zavést <text:span text:style-name="T518">(možná prostě jen zmínit – důležité je to hlavně pro loot a ten to má napsané na kartách).</text:span> velikosti vybavení:</text:p>
          <text:list>
            <text:list-item>
              <text:p text:style-name="P242">trpaslická (trpaslík, kudůk, <text:span text:style-name="T514">goblin</text:span>), lidská (člověk, elf), orkská (ork), <text:span text:style-name="T517">trolí (trol),</text:span> <text:span text:style-name="T516">obří (ogři)</text:span></text:p>
            </text:list-item>
            <text:list-item>
              <text:p text:style-name="P243">pokud u karty není omezení velikosti, tak předmět (třeba dýky) může používat kdokoliv. Pokud je, tak jen ten, kdo má příslušnou velikost.</text:p>
            </text:list-item>
            <text:list-item>
              <text:p text:style-name="P244"><text:span text:style-name="T515">Guidelines</text:span>:</text:p>
              <text:list>
                <text:list-item>
                  <text:p text:style-name="P244">Zbroje musej bejt přesně.</text:p>
                </text:list-item>
                <text:list-item>
                  <text:p text:style-name="P244">Velké zbraně na blízko jdou ob 1 velikost</text:p>
                </text:list-item>
                <text:list-item>
                  <text:p text:style-name="P244">Dlouhý luk je jen pro lidskou velikost</text:p>
                </text:list-item>
                <text:list-item>
                  <text:p text:style-name="P243"><text:span text:style-name="T110">Velký štít má varianty pro různé velikosti (stejně jako zbroje), malý štít</text:span></text:p>
                </text:list-item>
              </text:list>
            </text:list-item>
          </text:list>
        </text:list-item>
        <text:list-item>
          <text:p text:style-name="P273"><text:span text:style-name="T363">Po smrti se</text:span> deakti<text:span text:style-name="T363">vuj</text:span><text:span text:style-name="T82">í</text:span> připoutané předměty.</text:p>
          <text:list>
            <text:list-item>
              <text:p text:style-name="P274">(leda že by ne, viz permanency)</text:p>
            </text:list-item>
          </text:list>
        </text:list-item>
        <text:list-item>
          <text:p text:style-name="P275">Výběr plavání nebo čtení a psaní</text:p>
          <text:list>
            <text:list-item>
              <text:p text:style-name="P275">Automaticky podle povolání: písař umí číst a psát, ostatní umí plavat.</text:p>
            </text:list-item>
          </text:list>
        </text:list-item>
        <text:list-item>
          <text:p text:style-name="P279">Do kapitoly o zraněních přidat komentář, že nízkou kondici by hráč taky měl brát v úvahu.</text:p>
        </text:list-item>
        <text:list-item>
          <text:p text:style-name="P280">Měřit čas čistě na dny (tzn. sví<text:span text:style-name="T458">tivo</text:span> nakupovat na X dní, atd.)</text:p>
        </text:list-item>
      </text:list>
      <text:h text:style-name="P457" text:outline-level="1"><text:bookmark-start text:name="__RefHeading___Toc1631_1817222415"/>Úvod<text:bookmark-end text:name="__RefHeading___Toc1631_1817222415"/></text:h>
      <text:p text:style-name="P94">V dávných dobách proti sobě bojovaly říše elfů a trpaslíků na straně Řádu proti orkům, trollům a goblinům na straně Chaosu. Tyto starobylé civilizace stavěly velkolepá města a pevnosti a znaly mocnou magii.<text:line-break/><text:tab/>Dnes, několik staletí po jejich pádu, jejich ruiny pohltila Divočina, do které jen pomalu pronikají výspy nové civilizace. Potomci dávných elfů a trpaslíků ztratili své slavné dědictví a žijí v lidských městech, případně stranou v odlehlých oblastech. Říká se ale, že někde daleko na západě hluboko v Divočině stále přežívají pozůstatky dávných měst a lesních říší.<text:line-break/><text:tab/>Na východě se za úzkým mořským průlivem velká lidská říše zmítá v krvavých vnitřních rozbrojích. Ledový sever obývají divoké barbarské kmeny a horký jih pohltila neprostupná poušť, za kterou žijí lidé s tmavou pletí a tajemnými zvyky.</text:p>
      <text:h text:style-name="Heading_20_2" text:outline-level="2"><text:bookmark-start text:name="__RefHeading___Toc1575_1936223890"/>Výprava do Divočiny<text:bookmark-end text:name="__RefHeading___Toc1575_1936223890"/></text:h>
      <text:list xml:id="list3482928144" text:style-name="L1">
        <text:list-item>
          <text:p text:style-name="P198">TODO: Divný "pocit", který postavy někam táhne, by měl zahrnovat vize zářícího krystalu. Hráči pak budou mít lepší představu, pro co vlastně <text:s/>do dungeonu jdou.</text:p>
        </text:list-item>
      </text:list>
      <text:p text:style-name="P5">Něco tam venku tě láká a táhne. Nedokážeš to vysvětlit. Čím víc se k tomu blížíš, tím víc ten pocit sílí. Ať už je to cokoliv, potřebuješ se toho dotknout – nemůžeš se dočkat.</text:p>
      <text:p text:style-name="P69">Už delší dobu s tebou něco není v pořádku, nemáš ale tušení, co by to mohlo být. Něco tě táhne na západ, do Divočiny, kam se odváží jen dobře ozbrojené výpravy. Není to jen pouhá zvědavost, i když i ta jistě hraje svou roli, je to mnohem silnější. Asi jako pocit hladu nebo žízně, který však nedokážeš nijak utišit.<text:line-break/><text:soft-page-break/><text:tab/>Když ses o tom zmínil svým přátelům, zjistil jsi, že mají stejný problém. Značně se ti ulevilo, protože to znamenalo, že ses ještě úplně nezbláznil a také že v tom nejsi sám. Nevysvětlitelné vábení však nezmizelo.<text:line-break/><text:tab/>Nakonec jste se rozhodli opustit své mrzké živobytí a vypravit se tam, kam vás to táhne: do drsné a nebezpečné Divočiny skrývající dávno zapomenuté poklady a tajemství.</text:p>
      <text:h text:style-name="P458" text:outline-level="1"><text:bookmark-start text:name="__RefHeading___Toc2643_120643391"/>Tvorba postavy<text:bookmark-end text:name="__RefHeading___Toc2643_120643391"/></text:h>
      <text:p text:style-name="P145">** Nově:</text:p>
      <text:p text:style-name="P441"><text:span text:style-name="T548">1) Vyber si rasu.</text:span><text:line-break/><text:span text:style-name="T548">2) Vyber si minulost.</text:span><text:line-break/><text:span text:style-name="T548">3) Vyplň v deníku podle své minulosti šedivá pole (vlastnosti jsou dané rasou, zbytek se dopočítá).</text:span><text:line-break/><text:line-break/><text:span text:style-name="T550">Volitelné pravidlo:</text:span><text:line-break/><text:span text:style-name="T548">Jednu z vlastností si můžeš snížit o 1 a na oplátku jinou o 1 zvýšit. Žádná vlastnost ale nemůže být nižší než 1 ani vyšší než 3.</text:span></text:p>
      <text:p text:style-name="P441"><text:span text:style-name="T611">Následně si můžeš přesunout jeden bod z jedné vlastnosti do jiné. Žádná vlastnost ale nemůže být vyšší než 3 ani nižší než 1.</text:span><text:line-break/><text:line-break/><text:span text:style-name="T549">Rasa</text:span><text:line-break/><text:line-break/><text:span text:style-name="T550">Člověk</text:span><text:line-break/><text:span text:style-name="T548">Síla 2, Finesa 2, Duše 2</text:span><text:line-break/><text:line-break/><text:span text:style-name="T550">Elf</text:span><text:line-break/><text:span text:style-name="T548">Síla 1, Finesa 2, Duše 3</text:span><text:line-break/><text:line-break/><text:span text:style-name="T550">Trpaslík</text:span><text:line-break/><text:span text:style-name="T548">Síla 3, Finesa 1, Duše 2</text:span><text:line-break/><text:line-break/><text:span text:style-name="T550">Kudůk</text:span><text:line-break/><text:span text:style-name="T548">Síla 1, Finesa 3, Duše 2</text:span> </text:p>
      <text:p text:style-name="P146">Minulost</text:p>
      <text:p text:style-name="P147">Kovář, zámečník, tesař, léčitel, lovec, žoldák, písař</text:p>
      <text:p text:style-name="P145"/>
      <text:p text:style-name="P144"/>
      <text:p text:style-name="P145">** Po staru:</text:p>
      <text:list xml:id="list105459128" text:style-name="L4">
        <text:list-item>
          <text:p text:style-name="P299"><text:soft-page-break/>Zvol si své předchozí povolání</text:p>
        </text:list-item>
        <text:list-item>
          <text:p text:style-name="P300">Vyber <text:span text:style-name="T213">si</text:span> rasu</text:p>
        </text:list-item>
        <text:list-item>
          <text:p text:style-name="P302">Urči <text:span text:style-name="T607">vlastnosti</text:span></text:p>
        </text:list-item>
      </text:list>
      <text:list xml:id="list2376848568" text:style-name="L5">
        <text:list-item>
          <text:list>
            <text:list-item>
              <text:p text:style-name="P303"><text:span text:style-name="T365">Opiš si</text:span> <text:span text:style-name="T607">vlastnosti</text:span> <text:span text:style-name="T365">své</text:span> rasy</text:p>
            </text:list-item>
            <text:list-item>
              <text:p text:style-name="P301"><text:span text:style-name="T406">J</text:span>eden<text:span text:style-name="T607">u</text:span> z nich <text:span text:style-name="T406">si zvyš</text:span> o 1</text:p>
            </text:list-item>
          </text:list>
        </text:list-item>
      </text:list>
      <text:list xml:id="list22752002056729" text:continue-list="list105459128" text:style-name="L4">
        <text:list-item>
          <text:p text:style-name="P304">Spočítej si Výdrž (Síl<text:span text:style-name="T404">a</text:span> <text:span text:style-name="T404">+ 5</text:span>)</text:p>
        </text:list-item>
        <text:list-item>
          <text:p text:style-name="P305">Spočítej si svá bojová čísla</text:p>
        </text:list-item>
        <text:list-item>
          <text:p text:style-name="P306">Vymysli si jméno</text:p>
        </text:list-item>
      </text:list>
      <text:h text:style-name="P464" text:outline-level="2"><text:bookmark-start text:name="__RefHeading___Toc2645_120643391"/><office:annotation office:name="__Annotation__3241_3000536483"><dc:creator>York </dc:creator><dc:date>2018-02-16T15:15:01.092000000</dc:date><loext:sender-initials>Y</loext:sender-initials><text:p text:style-name="P504"><text:span text:style-name="T614">Výběr povolání musí být před výběrem rasy a určením atributů, protože podle povolání hráč dostane převyplněnou kartu postavy.</text:span></text:p></office:annotation>Povolání<office:annotation-end office:name="__Annotation__3241_3000536483"/><text:bookmark-end text:name="__RefHeading___Toc2645_120643391"/></text:h>
      <text:p text:style-name="P65"><text:span text:style-name="T367">Vyber si</text:span>, kým jsi byl před tím, než ses <text:span text:style-name="T244">vydal na výpravu do</text:span> Divočin<text:span text:style-name="T405">y</text:span>. <text:span text:style-name="T368">Povolání si můžeš mírně pozměnit: Místo lovce můžeš být například stopař nebo hraničář, místo vojáka třeba žoldák, gardista nebo gladiátor.</text:span></text:p>
      <text:list xml:id="list639992750" text:style-name="L6">
        <text:list-item>
          <text:p text:style-name="P307">Lovec</text:p>
        </text:list-item>
        <text:list-item>
          <text:p text:style-name="P307">Voják</text:p>
        </text:list-item>
        <text:list-item>
          <text:p text:style-name="P307">Lupič</text:p>
        </text:list-item>
        <text:list-item>
          <text:p text:style-name="P307">Písař</text:p>
        </text:list-item>
        <text:list-item>
          <text:p text:style-name="P307">Léčitel</text:p>
        </text:list-item>
        <text:list-item>
          <text:p text:style-name="P307">Kovář</text:p>
        </text:list-item>
        <text:list-item>
          <text:p text:style-name="P307">Tesař</text:p>
        </text:list-item>
      </text:list>
      <text:p text:style-name="P67">Vezmi si kartu postavy <text:span text:style-name="T371">pro tvé povolání</text:span>. <text:span text:style-name="T370">Některé položky, jako třeba startovní výbava, jsou tam již zapsané. Zbytek vyplníme vzápětí.</text:span></text:p>
      <text:h text:style-name="P465" text:outline-level="2"><text:bookmark-start text:name="__RefHeading___Toc2691_920690617"/><text:soft-page-break/><text:span text:style-name="T607">Vlastnosti</text:span><text:bookmark-end text:name="__RefHeading___Toc2691_920690617"/></text:h>
      <text:p text:style-name="P439">Tvoji postavu popisují tři <text:span text:style-name="T607">vlastnosti</text:span>:</text:p>
      <text:p text:style-name="P91">Síla (Si<text:span text:style-name="T167">l</text:span>)</text:p>
      <text:list xml:id="list491175585" text:style-name="L7">
        <text:list-item>
          <text:p text:style-name="P308"><text:span text:style-name="T170">B</text:span>oj těžkými zbraněmi, silácké kousky, <text:span text:style-name="T207">sprint,</text:span> <text:span text:style-name="T168">vytrvalost,</text:span> odolávání jedům.</text:p>
        </text:list-item>
      </text:list>
      <text:p text:style-name="P92">Finesa <text:span text:style-name="T108">(Fin)</text:span></text:p>
      <text:list xml:id="list143076218" text:style-name="L8">
        <text:list-item>
          <text:p text:style-name="P309"><text:span text:style-name="T170">O</text:span>bratnost, zručnost, <text:span text:style-name="T366">šplh,</text:span> <text:span text:style-name="T109">boj s lehkými a středními zbraněmi, střelba, uhýbání,</text:span> postřeh <text:span text:style-name="T165">a hledání</text:span>, jednání.</text:p>
        </text:list-item>
      </text:list>
      <text:p text:style-name="P93"><text:span text:style-name="T166">Duše</text:span> <text:span text:style-name="T6">(</text:span><text:span text:style-name="T9">Du</text:span><text:span text:style-name="T11">š</text:span><text:span text:style-name="T6">)</text:span></text:p>
      <text:list xml:id="list3429284430" text:style-name="L9">
        <text:list-item>
          <text:p text:style-name="P310"><text:span text:style-name="T12">S</text:span><text:span text:style-name="T88">esílání kouzel, </text:span><text:span text:style-name="T7">používání magických schopností,</text:span><text:span text:style-name="T88"> odolávání </text:span><text:span text:style-name="T14">magii</text:span><text:span text:style-name="T88"> působící na </text:span><text:span text:style-name="T8">m</text:span><text:span text:style-name="T88">ysl </text:span><text:span text:style-name="T10">nebo duši </text:span><text:span text:style-name="T13">a nehmotným útokům</text:span><text:span text:style-name="T10">.</text:span></text:p>
        </text:list-item>
      </text:list>
      <text:p text:style-name="P440"><text:span text:style-name="T90">Až si vybereš rasu, vezmi její</text:span><text:span text:style-name="T83"> </text:span><text:span text:style-name="T102">vlastnosti</text:span><text:span text:style-name="T83"> a jeden</text:span><text:span text:style-name="T102">u</text:span><text:span text:style-name="T83"> z nich </text:span><text:span text:style-name="T92">si</text:span><text:span text:style-name="T83"> zvyš o 1. </text:span><text:span text:style-name="T89">Výsled</text:span><text:span text:style-name="T91">né hodnoty</text:span><text:span text:style-name="T89"> si napiš na kartu postavy.</text:span></text:p>
      <text:h text:style-name="P466" text:outline-level="2"><text:bookmark-start text:name="__RefHeading___Toc2647_120643391"/>Rasa<text:bookmark-end text:name="__RefHeading___Toc2647_120643391"/></text:h>
      <text:p text:style-name="P90">Vyber si, jako kdo ses narodil. Můžeš si zvolit buď <text:span text:style-name="T408">základní</text:span> variantu (člověk, elf, trpaslík), nebo menšinu s mírně odlišnými vlastnostmi. Kudůci žádnou odnož nemají.</text:p>
      <text:h text:style-name="Heading_20_3" text:outline-level="3">Člověk</text:h>
      <text:p text:style-name="P83">Lidé jsou nejrozšířenější rasou. Většina jich žije ve velké říši na východě, která postupně pohltila menší státy a kmenová území.</text:p>
      <text:p text:style-name="P191">Síla 2, Finesa 2, Duše 2</text:p>
      <text:h text:style-name="Heading_20_4" text:outline-level="4"><text:soft-page-break/>Seveřan</text:h>
      <text:p text:style-name="P83">Seveřani mají světlejší pleť, vlasy i vousy a jsou o poznání větší a silnější. Severské kmeny jsou jedny z posledních, které si na říši udržují nezávislost.</text:p>
      <text:p text:style-name="P186"><text:span text:style-name="T105">S</text:span><text:span text:style-name="T17">íla</text:span><text:span text:style-name="T105"> 3, Fin</text:span><text:span text:style-name="T17">esa</text:span><text:span text:style-name="T105"> 2, </text:span><text:span text:style-name="T17">Duše 1</text:span></text:p>
      <text:h text:style-name="Heading_20_4" text:outline-level="4">Jižan</text:h>
      <text:p text:style-name="P84">Jižané mají velmi tmavou pleť a černé vlasy a vousy, obvykle kudrnaté. Nejsou tak mrštní a všímaví, jsou ale mnohem více spjati s tajemnem a mysticismem. Jejich domovina leží za velkou pouští, kam moc říše nedosáhne.</text:p>
      <text:p text:style-name="P192">Síla 2, Finesa 1, Duše 3</text:p>
      <text:h text:style-name="Heading_20_3" text:outline-level="3">Elf</text:h>
      <text:p text:style-name="P85">Elfové jsou vzrůstem podobni lidem, bývají ale štíhlejší a rozvážnější. Jsou prastarou rasou se slavnou minulostí, z té však dnes zbývají jen ruiny. Smísili se s lidskou civilizací a jen málo jich udržuje staré zvyky a <text:span text:style-name="T447">tradice</text:span>.</text:p>
      <text:p text:style-name="P187"><text:span text:style-name="T105">S</text:span><text:span text:style-name="T17">íla</text:span><text:span text:style-name="T105"> 1, Fin</text:span><text:span text:style-name="T17">esa</text:span><text:span text:style-name="T105"> 2, </text:span><text:span text:style-name="T17">Duše 3</text:span></text:p>
      <text:h text:style-name="Heading_20_4" text:outline-level="4">Lesní elf</text:h>
      <text:p text:style-name="P86">Většina lesních elfů žije daleko od velkých měst a živí se nejčastěji lovem. Není tedy divu, že je lze na kraji Divočiny potkat mnohem častěji než v srdci říše daleko na východě.</text:p>
      <text:p text:style-name="P193">Síla 1, Finesa 3, Duše 2</text:p>
      <text:h text:style-name="Heading_20_3" text:outline-level="3">Trpaslík</text:h>
      <text:p text:style-name="P87">Trpaslíci jsou o poznání nižší než lidé, zato ale robustnější a podsaditější. Podobně jako elfové mají zářnou minulost, málokterý z nich se k ní však hlásí.</text:p>
      <text:p text:style-name="P188"><text:soft-page-break/><text:span text:style-name="T105">S</text:span><text:span text:style-name="T17">íla</text:span><text:span text:style-name="T105"> </text:span><text:span text:style-name="T17">2</text:span><text:span text:style-name="T105">, Fin</text:span><text:span text:style-name="T17">esa</text:span><text:span text:style-name="T105"> </text:span><text:span text:style-name="T17">2</text:span><text:span text:style-name="T105">, </text:span><text:span text:style-name="T17">Duše 2</text:span></text:p>
      <text:h text:style-name="Heading_20_4" text:outline-level="4">Horský trpaslík</text:h>
      <text:p text:style-name="P88">Horští trpaslíci jsou o něco větší a silnější, zato však méně obratní. Většina jich žije vysoko v horách, daleko od ruchu civilizace. Možná právě proto častěji udržují staré zvyky než jejich příbuzní z nížin.</text:p>
      <text:p text:style-name="P189"><text:span text:style-name="T105">S</text:span><text:span text:style-name="T17">íla</text:span><text:span text:style-name="T105"> 3, Fin</text:span><text:span text:style-name="T17">esa</text:span><text:span text:style-name="T105"> 1, </text:span><text:span text:style-name="T17">Duše 2</text:span></text:p>
      <text:h text:style-name="P443" text:outline-level="3">Kudůk</text:h>
      <text:p text:style-name="P89">Kudůci jsou vysocí zhruba stejně jako trpaslíci, ale jsou štíhlejší, mrštnější a všímavější. Hodně jich dnes žije v komunitách ve stínu lidských měst, ale tradičně jsou to spíš venkované.</text:p>
      <text:p text:style-name="P190"><text:span text:style-name="T106">S</text:span><text:span text:style-name="T136">íla</text:span><text:span text:style-name="T106"> </text:span><text:span text:style-name="T136">2</text:span><text:span text:style-name="T106">, Fin</text:span><text:span text:style-name="T136">esa</text:span><text:span text:style-name="T106"> 3, </text:span><text:span text:style-name="T136">Duše 1</text:span></text:p>
      <text:h text:style-name="Heading_20_2" text:outline-level="2"><text:bookmark-start text:name="__RefHeading___Toc10365_38474947"/>Náboženství<text:bookmark-end text:name="__RefHeading___Toc10365_38474947"/></text:h>
      <text:p text:style-name="Text_20_body">Vyznání není otázkou víry - o existenci bohů nikdo nepochybuje. Je to otázka pohledu na svět a tvé místo v něm.</text:p>
      <text:list xml:id="list4067777183" text:style-name="L10">
        <text:list-item>
          <text:p text:style-name="P311">Drtivá většina obyvatel nové říše vyznává Stvořitele. Věří, že na počátku bylo vše dokonalým a neposkvrněným obrazem Jeho mysli, a že náš svět vznikl z vůle nižších božstev, která zatoužila napodobit Jeho dílo. A jelikož jejich záměry nebyly jednotné, výsledek je plný sváru a nesouladu. V tomto nedokonalém, druhotném světě, jsou nyní lapeny naše duše a jediná cesta ke spáse vede skrze duchovní očistu a poznání Jeho blažené mysli.</text:p>
        </text:list-item>
        <text:list-item>
          <text:p text:style-name="P311">Seveřané vyznávají Nergala, boha síly a války. Věří, že po smrti stanou před jeho trůnem a budou souzeni podle toho, jaké hrdinské skutky vykonali.</text:p>
        </text:list-item>
        <text:list-item>
          <text:p text:style-name="P311"><text:soft-page-break/>Jižané uctívají Astru, paní hvězdné oblohy. Věří, že všechno je zapsáno v dokonalém nebeském vzoru, a že po smrti se stanou jeho součástí.</text:p>
        </text:list-item>
        <text:list-item>
          <text:p text:style-name="P311">Většina elfů a trpaslíků přijala víru ve Stvořitele, někteří ale stále udržují staré tradice a věří ve věčný souboj Řádu a Chaosu, a že bojovat za Řád je jejich posláním.</text:p>
        </text:list-item>
      </text:list>
      <text:h text:style-name="P467" text:outline-level="2"><text:bookmark-start text:name="__RefHeading___Toc1591_1936223890"/>Výdrž<text:bookmark-end text:name="__RefHeading___Toc1591_1936223890"/></text:h>
      <text:p text:style-name="P41">Výdrž udává, kolik toho sneseš, než padneš únavou, vyčerpáním nebo v důsledku zranění.</text:p>
      <text:list xml:id="list3488400810" text:style-name="L11">
        <text:list-item>
          <text:p text:style-name="P312">Výdrž je Síla + 5</text:p>
        </text:list-item>
      </text:list>
      <text:h text:style-name="P468" text:outline-level="2"><text:bookmark-start text:name="__RefHeading___Toc1595_1936223890"/>Vybavení<text:bookmark-end text:name="__RefHeading___Toc1595_1936223890"/></text:h>
      <text:p text:style-name="P45">Podle toho, jaké sis vybral povolání, dostaneš předvyplněnou kartu postavy, kde najdeš svou výbavu.</text:p>
      <text:p text:style-name="P46"/>
      <text:p text:style-name="P46">/* <text:span text:style-name="T369">Cestovní výbavu by asi stálo a to rozepsat na kartu postavy, ať to mají hráči na očích a nemusí hledat v pravidlech</text:span> */</text:p>
      <text:p text:style-name="P196"><text:span text:style-name="T129">Cestovní výbava o</text:span><text:span text:style-name="T128">bsahuje:</text:span><text:span text:style-name="T351"> </text:span>Torn<text:span text:style-name="T351">u</text:span>, přikrývk<text:span text:style-name="T351">u</text:span>, troud a křesadlo, nůž, trvanlivé jídlo na týden, čutor<text:span text:style-name="T351">u</text:span>, dva měchy na vodu (každý vystačí na 1 den), 3 lojové svíčky (každá vydrží 3 hodiny)</text:p>
      <text:p text:style-name="P68">Počáteční výbavu pro své povolání najdeš na kartě postavy.<text:line-break/><text:tab/>K tomu si připiš jeden až dva osobní předměty. Můžeš si vzít cokoliv smysluplného a nepříliš drahého, co tě napadne a dokreslí to tvou postavu.</text:p>
      <text:p text:style-name="P181"><text:span text:style-name="T111">Příklady:</text:span><text:span text:style-name="T218"> </text:span>Balíček karet, hrací kostky, píšťal<text:span text:style-name="T216">k</text:span>a, <text:span text:style-name="T217">flétna, placatka s alkoholem, dýmka.</text:span></text:p>
      <text:h text:style-name="P470" text:outline-level="2"><text:bookmark-start text:name="__RefHeading___Toc2651_120643391"/><text:soft-page-break/>Počáteční hotovost<text:bookmark-end text:name="__RefHeading___Toc2651_120643391"/></text:h>
      <text:p text:style-name="P42">/* Na tohle se taky můžu vyprdnout a napsat to rovnou na karty postav. */</text:p>
      <text:list xml:id="list2460636387" text:style-name="L12">
        <text:list-item>
          <text:p text:style-name="P313">2k6 měďáků</text:p>
        </text:list-item>
      </text:list>
      <text:h text:style-name="P459" text:outline-level="1"><text:bookmark-start text:name="__RefHeading___Toc2653_120643391"/>Jak <text:span text:style-name="T372">hrát</text:span><text:bookmark-end text:name="__RefHeading___Toc2653_120643391"/></text:h>
      <text:p text:style-name="P43">Základem hry je dialog mezi hráč<text:span text:style-name="T227">i</text:span> a Pánem jeskyně:</text:p>
      <text:p text:style-name="P182"><text:span text:style-name="Emphasis">Hráč:</text:span> "Prohledávám místnost."</text:p>
      <text:p text:style-name="P182"><text:span text:style-name="Emphasis">PJ:</text:span> "Je tu stůl a židle, na stěně visí obraz."</text:p>
      <text:p text:style-name="P182"><text:span text:style-name="Emphasis">Hráč:</text:span> "Prohlídnu si stůl. Mrknu i pod něj, jestli zespodu není něco přilepeného."</text:p>
      <text:p text:style-name="P182"><text:span text:style-name="Emphasis">PJ:</text:span> "Stůl má zabudovaný šuplík. Je zamčený.</text:p>
      <text:p text:style-name="P182"><text:span text:style-name="Emphasis">Hráč:</text:span> "Pořádně si na to posvítím a zkontroluju, jestli tam není nějaká past."</text:p>
      <text:p text:style-name="P182"><text:span text:style-name="Emphasis">PJ:</text:span> "Vedle zámku jsi našel malou dírku. Vešla by se do ní tak akorát jehla, nebo možná malá šipka."</text:p>
      <text:p text:style-name="P182"><text:span text:style-name="Emphasis">Hráč:</text:span> "Půjde ten zámek vypáčit dýkou?"</text:p>
      <text:p text:style-name="P182"><text:span text:style-name="Emphasis">PJ:</text:span> "Chvíli to asi zabere, ale ten šuplík je dřevěnej, takže určitě <text:span text:style-name="T226">půjde</text:span>. Chceš to udělat?"</text:p>
      <text:p text:style-name="P182"><text:span text:style-name="Emphasis">Hráč:</text:span> "Jo, pustím se do toho. Dám si při tom pozor, abych nestál před tou dírkou, ani před ni nestrkal ruce."</text:p>
      <text:p text:style-name="P182"><text:span text:style-name="Emphasis">PJ:</text:span> "Po chvíli zápolení jsi zámek vylomil. Opravdu to byla jehlicová past, v pohodě ses jí ale vyhnul. Uvnitř šuplíku jsou nějaké papíry a malý měšec."</text:p>
      <text:p text:style-name="P115">Všimni si, že v tomto příklad<text:span text:style-name="T228">ě</text:span> se na nic nehází – Pán jeskyně přidává podrobnosti, případně popisuje výsledek, čistě na základě toho, co postavě dělá.</text:p>
      <text:p text:style-name="P120">/*</text:p>
      <text:p text:style-name="P120">TODO: „Všechno to tu prohledám“.</text:p>
      <text:p text:style-name="P120"><text:soft-page-break/>Říct to sice můžete, ale nečekejte, že se na základě obecného dotazu dozvíte všechny detaily. Funguje to trochu jako detektivka nebo adventura - na základě obecného prohledání se dozvíte, s čím se v daném místě dá interagovat (stůl, tapisérie, vystouplá deska na zdi) a na tyhle věci pak může jí dál "kliknout". Není to samoúčelné, protože u toho může záležet na tom, jak přesně to děláte, kam si u toho stoupáte, atd. A případně taky odkrýt další, ještě podrobnější detaily.</text:p>
      <text:p text:style-name="P120">*/</text:p>
      <text:h text:style-name="P472" text:outline-level="2"><text:bookmark-start text:name="__RefHeading___Toc10367_38474947"/>Překonávání překážek<text:bookmark-end text:name="__RefHeading___Toc10367_38474947"/></text:h>
      <text:h text:style-name="Heading_20_3" text:outline-level="3">Pasti <text:span text:style-name="T483">a skryté věci</text:span></text:h>
      <text:h text:style-name="Heading_20_3" text:outline-level="3">Zapomněl jsem na něco?</text:h>
      <text:p text:style-name="P118"><text:span text:style-name="T484">Při hře si všechno, co vidíš, slyšíš, držíš, cítíš a podobně, musíš</text:span> představit <text:span text:style-name="T485">čistě</text:span> <text:span text:style-name="T486">podle</text:span> popisu Pána jeskyně. <text:span text:style-name="T484">Díky tomu se může snadno stát, že nepomyslíš na něco, co má tvoje postava přímo před nosem.<text:line-break/><text:tab/>Aby se to stávalo co nejméně, můžeš se kdykoliv Pána jeskyně zeptat, jestli jsi neminul něco zjevného a důležitého, například:</text:span></text:p>
      <text:p text:style-name="P118"><text:tab/><text:span text:style-name="T110">„</text:span><text:span text:style-name="T146">Prohledal jsem to tu všechno?</text:span><text:span text:style-name="T110">“</text:span></text:p>
      <text:p text:style-name="P119">Pán jeskyně na to odpoví třeba:</text:p>
      <text:p text:style-name="P119"><text:tab/><text:span text:style-name="T110">„</text:span><text:span text:style-name="T147">Prošel jsi důkladně všechny stěny a nic jsi tam nenašel. Je tu ale ještě stůl se šuplíkem, tomu ses zatím nevěnoval. A nijak zvlášť podrobně jsi nezkoumal ani podlahu a strop.</text:span><text:span text:style-name="T110">“</text:span></text:p>
      <text:h text:style-name="P444" text:outline-level="3"><text:soft-page-break/>Šplhání a skákání</text:h>
      <text:h text:style-name="Heading_20_3" text:outline-level="3">Když to nejde silou…</text:h>
      <text:p text:style-name="P117">Na rozdíl od počítačových her zde není pevný výčet možností, jak jdou překážky překonat. <text:span text:style-name="T480">Fungovat bude c</text:span>okoliv, co dává smysl. Pokud vás tedy nenapadá lepší možnost, můžete se například někam prokopat nebo probourat, trezor můžete prostě rozmlátit, skálu rozštípat opakov<text:span text:style-name="T481">aný</text:span>m rozpalováním a chlazením, a podobně.<text:line-break/><text:tab/><text:span text:style-name="T479">Dejte si ale pozor, aby se z hrubé síly nestal univerzální nástroj na řešení všech problémů – je to sice určitě možné a v mezích pravidel hry, ale nejspíš to brzo začne být docela nuda. Kromě toho se tím ochudíte o většinu toho, co je v podzemí připraveno a co by tedy mělo tvořit hlavní náplň hry.<text:line-break/><text:tab/>Kromě toho počítejte s tím, že někam se prokopat, natož třeba rozbít skálu, zabere klidně několik dní nebo i týdnů a je to pořádná fuška.</text:span></text:p>
      <text:h text:style-name="P473" text:outline-level="2"><text:bookmark-start text:name="__RefHeading___Toc10369_38474947"/>Dialogy<text:bookmark-end text:name="__RefHeading___Toc10369_38474947"/></text:h>
      <text:p text:style-name="P116"><text:span text:style-name="T482">Rozhovory</text:span> je zvykem odehrá<text:span text:style-name="T482">vat</text:span> v přímé řeči, <text:span text:style-name="T482">jako kdybys byl herec a hrál roli své postavy</text:span>. Co na základě rozhovoru uděláš, je čistě na tobě. Co udělají nehráčské postavy je na rozhodnutí Pána jeskyně.<text:line-break/><text:tab/>Snaž se prostě přemýšlet, mluvit a jednat za postavu. Pán jeskyně bude obdobně hrát za nehráčské postavy a nestvůry.</text:p>
      <text:h text:style-name="P469" text:outline-level="2"><text:bookmark-start text:name="__RefHeading___Toc2655_120643391"/>Hod na <text:span text:style-name="T607">vlastnost</text:span><text:bookmark-end text:name="__RefHeading___Toc2655_120643391"/></text:h>
      <text:p text:style-name="P49"><text:span text:style-name="T112">Hod na </text:span><text:span text:style-name="T164">vlastnost</text:span><text:span text:style-name="T229"> se používá v těchto případech</text:span>:</text:p>
      <text:list xml:id="list571935123" text:style-name="L13">
        <text:list-item>
          <text:p text:style-name="P206">Když výsledek není jistý a nejde odvodit jen z toho, co <text:span text:style-name="T35">děláš</text:span><text:span text:style-name="T230"> a říkáš.</text:span></text:p>
          <text:list>
            <text:list-item>
              <text:p text:style-name="P209">Povede se ti vyrazit dveře?</text:p>
            </text:list-item>
          </text:list>
        </text:list-item>
        <text:list-item>
          <text:p text:style-name="P207"><text:soft-page-break/>Když jde o to, jestli <text:span text:style-name="T231">zaregistruješ</text:span> hrozíc<text:span text:style-name="T231">í</text:span> nebezpečí.</text:p>
          <text:list>
            <text:list-item>
              <text:p text:style-name="P207">Všimneš si nastraženého lanka před tím, než spustíš past?</text:p>
            </text:list-item>
            <text:list-item>
              <text:p text:style-name="P207">Všimneš si schovaného <text:span text:style-name="T350">goblin</text:span>a, který na tebe chce vystřelit ze zálohy?</text:p>
            </text:list-item>
          </text:list>
        </text:list-item>
        <text:list-item>
          <text:p text:style-name="P208">Když jsi terčem útoku, nebo sám útočíš.</text:p>
          <text:list>
            <text:list-item>
              <text:p text:style-name="P208"><text:span text:style-name="T232">O</text:span>becně v boji, nebo třeba když spustíš past a jde o to, jestli to přežiješ.</text:p>
            </text:list-item>
          </text:list>
        </text:list-item>
      </text:list>
      <text:p text:style-name="P178">Hod na <text:span text:style-name="T608">vlastnost</text:span> vypadá vždy takto:</text:p>
      <text:p text:style-name="P195"><text:span text:style-name="T608">Vlastnost</text:span> + bonusy nebo postihy + kostka.</text:p>
      <text:p text:style-name="P50">Jakou kostkou házíš, závisí na tvé úrovni:</text:p>
      <text:p text:style-name="P194">Na první:<text:tab/>k4</text:p>
      <text:p text:style-name="P194">Od druhé:<text:tab/>k6</text:p>
      <text:p text:style-name="P194">Od čtvrté:<text:tab/>k8</text:p>
      <text:p text:style-name="P194">Od šesté:<text:tab/>k10</text:p>
      <text:p text:style-name="P194">Od osmé:<text:tab/>k12</text:p>
      <text:p text:style-name="P51"><text:span text:style-name="T171">Tvůj h</text:span>od na <text:span text:style-name="T608">vlastnost </text:span>se porovná buď s hodem na <text:span text:style-name="T608">vlastnost</text:span> protivníka, nebo s <text:span text:style-name="T233">útokem</text:span> pasti, <text:span text:style-name="T233">nebo s obtížností</text:span> překážky.</text:p>
      <text:list xml:id="list3150428221" text:style-name="L14">
        <text:list-item>
          <text:p text:style-name="P210"><text:span text:style-name="T169">Pokud se sám snažíš něčeho dosáhnout</text:span>, <text:span text:style-name="T169">uspěješ</text:span>, <text:span text:style-name="T169">když</text:span> hodí<text:span text:style-name="T169">š</text:span> víc.</text:p>
        </text:list-item>
        <text:list-item>
          <text:p text:style-name="P211">Když se jen bráníš (třeba i proti pasti), stačí ti hodit stejně.</text:p>
        </text:list-item>
      </text:list>
      <text:h text:style-name="Heading_20_3" text:outline-level="3">Výhody a nevýhody</text:h>
      <text:p text:style-name="P114">TODO: Tohle asi přesunout do kapitoly Boj a jiná nebezpečí</text:p>
      <text:p text:style-name="P25"><text:soft-page-break/><text:span text:style-name="T241">Otevřít zámek šperhákem za bílého dne je snazší než dělat to po tmě</text:span>. <text:span text:style-name="T241">Z</text:span>asáhnout <text:span text:style-name="T350">goblin</text:span>a skrytého za stromem <text:span text:style-name="T241">je obtížnější</text:span>, než když stojí na volném prostranství. Okolnostem ovlivňují<text:span text:style-name="T243">cím</text:span> šanci na úspěch říkáme výhody a nevýhody.</text:p>
      <text:list xml:id="list198462729" text:style-name="L15">
        <text:list-item>
          <text:p text:style-name="P314">Malá nevýhoda dává bonus +1 k hodu, malá výhoda postih -1.</text:p>
          <text:p text:style-name="P245">Příklady:</text:p>
          <text:list>
            <text:list-item>
              <text:p text:style-name="P314">Boj v šeru nebo za sníženého osvětlení (například když si v podzemí svítíš loučí nebo lucernou).</text:p>
            </text:list-item>
            <text:list-item>
              <text:p text:style-name="P316">Střelba na protivníka v částečném krytu.</text:p>
            </text:list-item>
          </text:list>
        </text:list-item>
        <text:list-item>
          <text:p text:style-name="P315">Velká výhoda dává bonus +2 k hodu, velká nevýhoda postih -2.</text:p>
          <text:p text:style-name="P245">Příklady:</text:p>
          <text:list>
            <text:list-item>
              <text:p text:style-name="P315">Boj se zavázanýma očima nebo v naprosté tmě.</text:p>
            </text:list-item>
            <text:list-item>
              <text:p text:style-name="P315">Střelba na protivníka vykukujícího zpoza překážky.</text:p>
            </text:list-item>
          </text:list>
        </text:list-item>
      </text:list>
      <text:p text:style-name="P25">Při určování výhod a nevýhod berte v úvahu, že:</text:p>
      <text:list xml:id="list22750655307251" text:continue-numbering="true" text:style-name="L15">
        <text:list-item>
          <text:p text:style-name="P315">Výhoda pro tebe je samozřejmě <text:span text:style-name="T242">současně </text:span>nevýhodou pro tvého soupeře – dejte si pozor, abyste tu samou věc nezapočítali dvakrát.</text:p>
        </text:list-item>
        <text:list-item>
          <text:p text:style-name="P315">Pokud se nějaká okolnost vztahuje na <text:span text:style-name="T238">oba protivníky</text:span>, <text:span text:style-name="T239">výhodu za ni nemá ani jeden z nich</text:span>.</text:p>
          <text:list>
            <text:list-item>
              <text:p text:style-name="P315"><text:span text:style-name="T240">Nevýhodu za šero si počítáš pouze v případě, že protivník má nějakou schopnost, díky které vidí stejně dobře jako ve dne</text:span>.</text:p>
            </text:list-item>
          </text:list>
        </text:list-item>
      </text:list>
      <text:p text:style-name="P121"><text:soft-page-break/>TODO – IMPORTANT: Akce spadající pod povolání postavy uspějí automaticky, když máš před hodem (ale po započítání všech bonusů a postihů) víc než je obtížnost.</text:p>
      <text:h text:style-name="Heading_20_2" text:outline-level="2"><text:bookmark-start text:name="__RefHeading___Toc2657_120643391"/>Schopnosti podle povolání<text:bookmark-end text:name="__RefHeading___Toc2657_120643391"/></text:h>
      <text:p text:style-name="P66">Povolání představuje to, co jsi dělal celý život, takže to znáš a umíš opravdu dobře. Neznamená to ale, že by jen kovář mohl pracovat s železem nebo jen lovec mohl hledat stopy. Kdokoliv může dělat cokoliv, na co má potřebné nástroje. Výjimkou je goblinština, kterou zná jen lovec, a čtení a psaní, které umí jen písař.<text:line-break/><text:tab/>I přes to, že každá postava může dělat prakticky cokoliv, je ale vhodné, nechat to dělat hráče, jehož postava má příslušné povolání: tesař určitě zvládne postavit výdřevu lépe a rychleji než písař. Pomáhá to také zapojit do hry všechny hráče - když by všechno dělal jen jeden z vás, ostatní by se nejspíš nudili a to určitě není dobře.</text:p>
      <text:h text:style-name="P474" text:outline-level="2"><text:bookmark-start text:name="__RefHeading___Toc1585_1936223890"/><text:span text:style-name="T341">V</text:span>ybavení<text:bookmark-end text:name="__RefHeading___Toc1585_1936223890"/></text:h>
      <text:p text:style-name="P24">Vybavení, jako třeba lano nebo páčidlo, <text:span text:style-name="T234">funguje</text:span> stejně jako znalosti a dovednosti:</text:p>
      <text:list xml:id="list1636529399" text:style-name="L16">
        <text:list-item>
          <text:p text:style-name="P317">Některé věci bez <text:span text:style-name="T215">něj</text:span> nejdou udělat.</text:p>
          <text:list>
            <text:list-item>
              <text:p text:style-name="P317"><text:span text:style-name="T236">Z</text:span>ámek například nemůžeš otevřít bez šperháků či páčidla, <text:span text:style-name="T237">nebo aspoň kusu drátu</text:span>.</text:p>
            </text:list-item>
          </text:list>
        </text:list-item>
        <text:list-item>
          <text:p text:style-name="P318"><text:span text:style-name="T235">Když výbava není nutně potřeba a ty ji máš, </text:span>uspěješ automaticky.</text:p>
          <text:list>
            <text:list-item>
              <text:p text:style-name="P318">S pilkou na železo například není problém „otevřít“ visací zámek.</text:p>
            </text:list-item>
          </text:list>
        </text:list-item>
      </text:list>
      <text:p text:style-name="P23"><text:soft-page-break/><text:span text:style-name="T31">Některé akce mohou vyžadovat kombinaci výbavy a </text:span><text:span text:style-name="T30">vhodné</text:span><text:span text:style-name="T31"> znalosti či dovednosti: Abys mohl napsat dopis, potřebuješ jak umět psát, tak mít papír, inkoust a psací potřeby.</text:span></text:p>
      <text:h text:style-name="Heading_20_2" text:outline-level="2"><text:bookmark-start text:name="__RefHeading___Toc1587_1936223890"/><text:span text:style-name="T10">N</text:span><text:span text:style-name="T5">áhodný hod</text:span><text:bookmark-end text:name="__RefHeading___Toc1587_1936223890"/></text:h>
      <text:p text:style-name="P136"><text:span text:style-name="T5">Náhodný hod </text:span><text:span text:style-name="T79">může</text:span><text:span text:style-name="T5"> P</text:span><text:span text:style-name="T32">án jeskyně </text:span><text:span text:style-name="T79">použít, když chce</text:span><text:span text:style-name="T5"> </text:span><text:span text:style-name="T36">nestranně</text:span><text:span text:style-name="T5"> rozhodnout něco, co </text:span><text:span text:style-name="T99">postavy nemohou nijak ovlivnit</text:span><text:span text:style-name="T5">.</text:span></text:p>
      <text:list xml:id="list2502466772" text:style-name="L17">
        <text:list-item>
          <text:p text:style-name="P295">Na náhodu se hází 1k6 a nic se k tomu nepřičítá.</text:p>
        </text:list-item>
      </text:list>
      <text:p text:style-name="P136"><text:span text:style-name="T28">P</text:span><text:span text:style-name="T34">án jeskyně</text:span><text:span text:style-name="T28"> </text:span><text:span text:style-name="T33">vždy</text:span><text:span text:style-name="T28"> před hodem </text:span><text:span text:style-name="T100">nahlas řekne</text:span><text:span text:style-name="T28">, co budou znamenat jednotlivé výsledky:</text:span></text:p>
      <text:list xml:id="list2220495100" text:style-name="L18">
        <text:list-item>
          <text:p text:style-name="P490"><text:span text:style-name="T18">Hráč:</text:span><text:span text:style-name="T29"> </text:span><text:span text:style-name="T5">„Jaké je zrovna počasí?“<text:line-break/></text:span><text:span text:style-name="T29">PJ</text:span><text:span text:style-name="T18">:</text:span><text:span text:style-name="T29"> </text:span><text:span text:style-name="T5">„</text:span><text:span text:style-name="T37">Nevím, hodím si. </text:span><text:span text:style-name="T5">Jednička – je krásně, šestka – je bouřka.“</text:span></text:p>
        </text:list-item>
        <text:list-item>
          <text:p text:style-name="P490"><text:span text:style-name="T18">Hráč:</text:span><text:span text:style-name="T29"> </text:span><text:span text:style-name="T5">„</text:span><text:span text:style-name="T29">Je v téhle vesnici zbrojíř?“<text:line-break/></text:span><text:span text:style-name="T18">PJ:</text:span><text:span text:style-name="T29"> „To není moc pravděpodobné – jedna z</text:span><text:span text:style-name="T101">e</text:span><text:span text:style-name="T29"> šesti.“</text:span></text:p>
        </text:list-item>
      </text:list>
      <text:h text:style-name="Heading_20_1" text:outline-level="1"><text:bookmark-start text:name="__RefHeading___Toc1599_1936223890"/>Boj<text:bookmark-end text:name="__RefHeading___Toc1599_1936223890"/></text:h>
      <text:list xml:id="list22750836360100" text:continue-list="list22750374684985" text:style-name="L2">
        <text:list-item>
          <text:p text:style-name="P236"><text:span text:style-name="T612">TODO: </text:span>Místo BČ možná říkat <text:span text:style-name="T110">Útok</text:span>. Ona to je sice i obrana a bonus k horu na speciální akce, ale zní to pořád líp než Bojové číslo.</text:p>
        </text:list-item>
      </text:list>
      <text:p text:style-name="P27"><text:span text:style-name="T255">Boj prob</text:span><text:span text:style-name="T60">íhá v kolech. </text:span><text:span text:style-name="T70">Jak kolo </text:span><text:span text:style-name="T78">vypadá</text:span><text:span text:style-name="T70"> si ukážeme na příkladu.</text:span></text:p>
      <text:p text:style-name="P175"><text:span text:style-name="T17">Příklad:</text:span><text:span text:style-name="T5"> </text:span><text:span text:style-name="T74">S</text:span><text:span text:style-name="T42">eveřan </text:span><text:span text:style-name="T5">Gorondar </text:span><text:span text:style-name="T73">se snaží dohnat zbytek družiny. Zřejmě při tom ale zbloudil do neprozkoumané části podzemí.</text:span><text:span text:style-name="T5"> </text:span><text:span text:style-name="T73">M</text:span><text:span text:style-name="T38">á </text:span><text:span text:style-name="T42">na sobě</text:span><text:span text:style-name="T38"> střední zbroj </text:span><text:span text:style-name="T42">a v rukou</text:span><text:span text:style-name="T38"> meč a štít </text:span><text:span text:style-name="T43">a jeho </text:span><text:span text:style-name="T103">vlastnosti</text:span><text:span text:style-name="T43"> jsou: Síla 4, Finesa 3, Duše 1</text:span><text:span text:style-name="T38">.</text:span></text:p>
      <text:h text:style-name="Heading_20_4" text:outline-level="4">Popis situace</text:h>
      <text:p text:style-name="Example"><text:span text:style-name="T17">Pán jeskyně:</text:span><text:span text:style-name="T5"> Vešel jsi do velké, obdélníkové místnosti. Na šířku má dobrých deset metrů, na délku možná dvacet. </text:span><text:span text:style-name="T61">Zhruba uprostřed, nějakých deset metrů od tebe, j</text:span><text:span text:style-name="T5">e velký, svalnatý ork a o dost menší </text:span><text:span text:style-name="T81">goblin</text:span><text:span text:style-name="T5">. Ork má zbroj ze silné kůže a těžký kyj. </text:span><text:span text:style-name="T81">Goblin</text:span><text:span text:style-name="T5"> má na sobě plášť z ptačího peří. </text:span><text:span text:style-name="T60">Nemá žádnou zbraň, v ruce drží lidskou lebku.</text:span></text:p>
      <text:h text:style-name="Heading_20_4" text:outline-level="4"><text:span text:style-name="T19">Z</text:span><text:span text:style-name="T17">áměry</text:span></text:h>
      <text:p text:style-name="Example"><text:span text:style-name="T22">Pán jeskyně:</text:span><text:span text:style-name="T5"> „Ork </text:span><text:span text:style-name="T61">z</text:span><text:span text:style-name="T5">vedá svůj těžký kyj a vrhá se na tebe. </text:span><text:span text:style-name="T81">Goblin</text:span><text:span text:style-name="T5"> se drží </text:span><text:span text:style-name="T61">vzadu</text:span><text:span text:style-name="T5"> kus za orkem. </text:span><text:span text:style-name="T75">Jednou</text:span><text:span text:style-name="T62"> rukou </text:span><text:span text:style-name="T5">ukazuje na tebe a cosi u toho </text:span><text:span text:style-name="T76">mumlá</text:span><text:span text:style-name="T5">. Co děláš?“</text:span></text:p>
      <text:p text:style-name="Example"><text:span text:style-name="T23">Pavel </text:span><text:span text:style-name="T24">(hráč Gorondara)</text:span><text:span text:style-name="T22">:</text:span><text:span text:style-name="T5"> „Postavím se orkovi. </text:span><text:span text:style-name="T41">N</text:span><text:span text:style-name="T5">echci dostat kyjem do zátylku, </text:span><text:span text:style-name="T40">když bych se snažil proběhnout kolem něj</text:span><text:span text:style-name="T5">.“</text:span></text:p>
      <text:h text:style-name="Heading_20_4" text:outline-level="4">Vyhodnocení</text:h>
      <text:p text:style-name="P174">Než se pustíme do <text:span text:style-name="T353">příkladu</text:span> vyhodnocení akcí, řekneme si něco o parametrech zbraní a kouzel. Ty se vždy skládají ze dvou čísel oddělených lomítkem, například: 1/2. První číslo je <text:span text:style-name="T299">bonus za zbraň</text:span> nebo kouzl<text:span text:style-name="T299">o</text:span> a přičítá se k hodu na <text:span text:style-name="T252">úspěch akce</text:span>. <text:span text:style-name="T253">Za lomítkem je zranění, to se přičítá až v případě zásahu</text:span>.</text:p>
      <text:list xml:id="list4154002232" text:style-name="L19">
        <text:list-item>
          <text:p text:style-name="P491"><text:soft-page-break/>Pavel hází na úspěch Gorondarovy akce.</text:p>
          <text:p text:style-name="P491"><text:span text:style-name="T45">Meč je střední zbraň. </text:span><text:span text:style-name="T71">Díky tomu</text:span><text:span text:style-name="T45"> si </text:span><text:span text:style-name="T52">Pavel</text:span><text:span text:style-name="T45"> může vybrat, jestli si započítá Sílu nebo Finesu. </text:span><text:span text:style-name="T72">Vybere</text:span><text:span text:style-name="T45"> si pochopitelně Sílu, protože ji má vyšší. Meč a štít má parametry 2/1. Dohromady se Silou to je 6/1. Toto je Pavlovo </text:span><text:span text:style-name="T20">bojové číslo</text:span><text:span text:style-name="T45"> s mečem a štítem – má ho napsané na kartě své postavy, aby to nemusel pokaždé počítat znovu.</text:span></text:p>
          <text:p text:style-name="P491"><text:span text:style-name="T45">Nikdo nemá žádnou výhodu ani nevýhodu, takže se k hodu nebudou přičítat žádné bonusy ani postihy. Gorondar je na třetí úrovni, takže hází šestistěnnou kostkou. Pavlovi na kostce padne </text:span><text:span text:style-name="T63">5</text:span><text:span text:style-name="T45">. Kostka se přičítá k číslu před lomítkem, dohromady má tedy 1</text:span><text:span text:style-name="T63">1</text:span><text:span text:style-name="T45">/1.</text:span></text:p>
        </text:list-item>
        <text:list-item>
          <text:p text:style-name="P491"><text:span text:style-name="T63">N</text:span><text:span text:style-name="T56">yní </text:span><text:span text:style-name="T63">si PJ</text:span><text:span text:style-name="T48"> hodí </text:span><text:span text:style-name="T57">za</text:span><text:span text:style-name="T48"> orka. Orkův těžký kyj má parametry 1/3. Je to těžká zbraň, takže se přičítá Síla. Ork má sílu 4, jeho bojové číslo je tedy 5/3. Hází šestistěnnou kostkou. Na té Pánu jeskyně padne 1, dohromady má tedy ork 6/3.</text:span></text:p>
          <text:p text:style-name="P491"><text:span text:style-name="T48">Gorondar </text:span><text:span text:style-name="T58">měl </text:span><text:span text:style-name="T59">celkem</text:span><text:span text:style-name="T48"> 1</text:span><text:span text:style-name="T63">1</text:span><text:span text:style-name="T48">/1, uspěl tedy on. To zamená, že ork je zasažen a Gorondar se mu ubránil. Nyní určíme, jak moc je ork zraněn:</text:span></text:p>
        </text:list-item>
      </text:list>
      <text:list xml:id="list2254886929" text:style-name="L20">
        <text:list-item>
          <text:p text:style-name="P492"><text:span text:style-name="T48">Základem zranění je rozdíl hodů. Gorondar měl 1</text:span><text:span text:style-name="T63">1</text:span><text:span text:style-name="T48">, ork jenom 6. Základní zranění je tedy </text:span><text:span text:style-name="T63">5</text:span><text:span text:style-name="T48">.</text:span></text:p>
        </text:list-item>
      </text:list>
      <text:list xml:id="list3079917457" text:style-name="L21">
        <text:list-item>
          <text:p text:style-name="P493"><text:span text:style-name="T48">Následně se přičte zranění zbraně, případně kouzla. Gorondarův meč má zranění +1, dohromady je </text:span><text:span text:style-name="T64">to</text:span><text:span text:style-name="T48"> tedy </text:span><text:span text:style-name="T63">6</text:span><text:span text:style-name="T48">.</text:span></text:p>
        </text:list-item>
        <text:list-item>
          <text:p text:style-name="P493">Poté se odečítá <text:span text:style-name="T251">kvalita zbroje</text:span> zasaženého. Ork má lehkou zbroj s kvalitou 1, Gorondar <text:span text:style-name="T251">tedy</text:span> orka zranil za <text:span text:style-name="T254">5</text:span>.</text:p>
        </text:list-item>
        <text:list-item>
          <text:p text:style-name="P494"><text:span text:style-name="T48">Nakonec se zranění porovná se Silou zasaženého. </text:span><text:span text:style-name="T65">Pokud je větší, jde o vážné zranění, jinak o lehké.</text:span><text:span text:style-name="T48"> Ork má Sílu 4, </text:span><text:span text:style-name="T65">takže </text:span><text:span text:style-name="T48">jde o </text:span><text:span text:style-name="T63">vážné</text:span><text:span text:style-name="T48"> zranění.</text:span></text:p>
          <text:list>
            <text:list-item>
              <text:p text:style-name="P493">O <text:span text:style-name="T400">tom, kam byl obránce zasažen, rozhoduje útočník. Gorondarův hráč řekne, že útočil na hlavu. Nejen že si ted ork sníží svou kondici o 5, ale současně si napíše, že má </text:span><text:span text:style-name="T135">zásah mečem do hlavy</text:span><text:span text:style-name="T400"> a od příštího kola si za to bude na všechny hody počítat nevýhodu.</text:span></text:p>
            </text:list-item>
          </text:list>
        </text:list-item>
      </text:list>
      <text:list xml:id="list22752175941056" text:continue-list="list4154002232" text:style-name="L19">
        <text:list-item>
          <text:p text:style-name="P491"><text:soft-page-break/><text:span text:style-name="T46">Nyní si Pán jeskyně hodí na úspěch </text:span><text:span text:style-name="T81">goblin</text:span><text:span text:style-name="T46">ího šamana. Šaman sesílá kouzlo </text:span><text:span text:style-name="T21">duševní úder</text:span><text:span text:style-name="T46">, hází si </text:span><text:span text:style-name="T53">proto</text:span><text:span text:style-name="T46"> Duší (kterou má 3) a přičte si parametry kouzla. </text:span><text:span text:style-name="T63">Toto k</text:span><text:span text:style-name="T46">ouzlo má sílu 2 a zranění 1k4. Na úspěch si </text:span><text:span text:style-name="T54">šaman</text:span><text:span text:style-name="T46"> hází šestistěnnou kostkou</text:span><text:span text:style-name="T55">,</text:span><text:span text:style-name="T46"> </text:span><text:span text:style-name="T55">n</text:span><text:span text:style-name="T46">a té mu padlo 2. </text:span><text:span text:style-name="T55">D</text:span><text:span text:style-name="T46">ohromady má </text:span><text:span text:style-name="T47">3 za Duši, 2 za sílu kouzla a 3 za hod kostkou, tedy celkem 8/1k4.</text:span></text:p>
          <text:p text:style-name="P491"><text:span text:style-name="T49">Gorondar na šamana v tomto kole neútočí, protože bojuje s orkem. </text:span><text:span text:style-name="T66">V takovém případě nemůže použít</text:span><text:span text:style-name="T49"> hod na úspěch své akce, musí si hodit na obranu.</text:span></text:p>
          <text:p text:style-name="P491"><text:span text:style-name="T49">Na obranu proti kouzlu </text:span><text:span text:style-name="T21">duševní úder</text:span><text:span text:style-name="T49"> se hází Duší </text:span><text:span text:style-name="T50">a nepočítá se zbraň ani zbroj. Gorondar má Duši 1. Na šestistěnné kostce mu padne 2, dohromady má tedy 3. Šaman měl na seslání 8/1k4, kouzlo tedy </text:span><text:span text:style-name="T66">Gorondara zasáhlo</text:span><text:span text:style-name="T50">.</text:span></text:p>
        </text:list-item>
      </text:list>
      <text:list xml:id="list1337987822" text:style-name="L22">
        <text:list-item>
          <text:p text:style-name="P495">Základem zranění je opět rozdíl hodů. Šaman měl 8, Gorondar 3, základní zranění je tedy 5.</text:p>
        </text:list-item>
        <text:list-item>
          <text:p text:style-name="P495"><text:span text:style-name="T44">Následně se přičte zranění kouzla. Na rozdíl od zbraně je zde určeno hodem kostkou (1k4). PJ hodí čtyřstěnkou a padne mu 3, dohromady je to tedy 8. </text:span><text:span text:style-name="T67">Proti duševnímu útoku zbroj nepomáhá, tento krok tedy přeskočíme.</text:span></text:p>
        </text:list-item>
        <text:list-item>
          <text:p text:style-name="P495"><text:span text:style-name="T51">Gorondar je zraněn za 8. U duševního zranění se </text:span><text:span text:style-name="T68">naštěstí </text:span><text:span text:style-name="T51">nerozlišuje, zda je lehké nebo vážné – nehledě na velikost nezpůsobuje žádné postihy. Gorondar má tedy štěstí, protože kdyby to bylo obyčejné </text:span><text:span text:style-name="T69">fyzické</text:span><text:span text:style-name="T51"> zranění, bylo by určitě vážné.</text:span></text:p>
        </text:list-item>
      </text:list>
      <text:h text:style-name="Heading_20_2" text:outline-level="2"><text:bookmark-start text:name="__RefHeading___Toc2523_690236890"/>Popis situace<text:bookmark-end text:name="__RefHeading___Toc2523_690236890"/></text:h>
      <text:p text:style-name="P20">Boj vždy začíná popisem situace. <text:span text:style-name="T256">Pán jeskyně by měl zmínit všechno, co může postavy nějak ohrozit, a také popsat tvar místností či chodeb. Není od věci si situaci načrtnout, nebo nějak jinak znázornit.<text:line-break/><text:tab/>PJ také popisuje situaci pokaždé, když se v průběhu boje změní – například když postavy vběhnou do další místnosti, když se do boje zapojí někdo další, a podobně. Kdykoliv se také můžeš zeptat na detaily toho, co tvoje postava vidí, slyší, nebo jinak vnímá.</text:span></text:p>
      <text:h text:style-name="Heading_20_2" text:outline-level="2"><text:bookmark-start text:name="__RefHeading___Toc2525_690236890"/><text:soft-page-break/><text:span text:style-name="T342">Z</text:span>áměr<text:span text:style-name="T342">y</text:span><text:bookmark-end text:name="__RefHeading___Toc2525_690236890"/></text:h>
      <text:p text:style-name="P143"><text:span text:style-name="T77">Každé kolo </text:span><text:span text:style-name="T39">začíná</text:span><text:span text:style-name="T77"> </text:span><text:span text:style-name="T39">Pán jeskyně popisem toho, co dělají protivníci – díky tomu hráči vědí, co se děje a na co </text:span><text:span text:style-name="T80">mohou</text:span><text:span text:style-name="T39"> reagovat.</text:span> <text:span text:style-name="T256">N</text:span>ásledně své záměry popíší hráči. <text:span text:style-name="T262">PJ samozřejmě nepopisuje záměry nepřátel, o kterých postavy neví.<text:line-break/><text:tab/>Ohlašování záměrů končí, když už na nich nikdo nechce nic měnit. Pán jeskyně je pak začne postupně vyhodnocovat.</text:span></text:p>
      <text:h text:style-name="Heading_20_3" text:outline-level="3">Co lze stihnout v jednom kole?</text:h>
      <text:p text:style-name="P19">Kolo <text:span text:style-name="T258">trvá zhruba tři vteřiny.</text:span> <text:span text:style-name="T258">Je</text:span> tedy možné například tasit zbraň a zaútočit, nebo nabít luk a rovnou vystřelit. <text:span text:style-name="T259">P</text:span>okud chceš <text:span text:style-name="T259">ale</text:span> například vyndat zbraň z batohu, nebo třeba <text:span text:style-name="T259">natáhnout a</text:span> nabít kuši, zabere <text:span text:style-name="T259">to určitě</text:span> alespoň jedno kolo.<text:line-break/><text:tab/><text:span text:style-name="T277">Pokud to dává smysl, tak můžeš něco dělat a současně se přesouvat. Výjimkou je sprint: když chceš běžet nejvyšší možnou rychlostí, nemůžeš u toho dělat nic jiného.</text:span><text:line-break/><text:tab/><text:span text:style-name="T260">Pokud není v pravidlech uvedeno, kolik kol něco zabere, tak o tom rozhoduje Pán jeskyně.</text:span> <text:span text:style-name="T260">Měl by při tom brát v potaz názor hráčů.</text:span></text:p>
      <text:h text:style-name="Heading_20_3" text:outline-level="3">Úprava záměrů</text:h>
      <text:p text:style-name="P26">Ohlášenou akci můžeš <text:span text:style-name="T225">z</text:span>měnit, a to i opakovaně. Když například vidíš, že tvůj spolubojovník běží do levé chodby, ačkoliv jsi ohlásil, že poběžíš do pravé, tak můžeš říct, že raději poběžíš s ním. <text:span text:style-name="T261">Pán jeskyně může stejným způsobem upravovat záměry protivníků (je ale lepší, když to dělá co nejméně).</text:span><text:line-break/><text:tab/><text:span text:style-name="T257">Pokud by se vám náhodou změny záměrů zacyklily, platí ta varianta, která byla ohlášena první.</text:span></text:p>
      <text:h text:style-name="Heading_20_2" text:outline-level="2"><text:bookmark-start text:name="__RefHeading___Toc10371_38474947"/><text:soft-page-break/>Akce<text:bookmark-end text:name="__RefHeading___Toc10371_38474947"/></text:h>
      <text:p text:style-name="P28"><text:span text:style-name="T277">To, co chceš v kole udělat, je tvoje </text:span><text:span text:style-name="T117">akce</text:span><text:span text:style-name="T277">. V každém kole máš tedy vždycky právě jednu akci. </text:span>Tvoje akce může být:</text:p>
      <text:list xml:id="list806850799" text:style-name="L23">
        <text:list-item>
          <text:p text:style-name="P246"><text:span text:style-name="T264">Ú</text:span>tok</text:p>
          <text:list>
            <text:list-item>
              <text:p text:style-name="P320">Když hodíš víc než protivník, je zraněn za rozdíl hodů + zranění <text:span text:style-name="T306">tvé</text:span> zbraně nebo kouzla. <text:span text:style-name="T352">Když útok nejde na Duši</text:span>, odečte si kvalitu své zbroje.</text:p>
              <text:list>
                <text:list-item>
                  <text:p text:style-name="P321">Když je výsledné zranění větší než jeho Síla, jde o vážné zranění. <text:span text:style-name="T402">Jeho efekt se projeví </text:span>od příštího kola.</text:p>
                </text:list-item>
              </text:list>
            </text:list-item>
          </text:list>
        </text:list-item>
        <text:list-item>
          <text:p text:style-name="P247">Příprava</text:p>
          <text:list>
            <text:list-header>
              <text:p text:style-name="P496"><text:span text:style-name="T114">Příklady:</text:span> zamíření střelnou zbraní, <text:span text:style-name="T266">klamný útok, vyčkávání za rohem</text:span>.</text:p>
            </text:list-header>
            <text:list-item>
              <text:p text:style-name="P319"><text:span text:style-name="T265">Když ti v tom nikdo nezabrání (akcí </text:span><text:span text:style-name="T118">zabránění</text:span><text:span text:style-name="T265">), vytvoříš pro sebe nebo pro někoho jiného velkou výhodu na jedno kolo (+2 ke všem hodům v kole, pokud z této výhody těží).</text:span></text:p>
            </text:list-item>
            <text:list-item>
              <text:p text:style-name="P322">Výhodu ne<text:span text:style-name="T571">musíš</text:span> využít hned příští kolo (můžeš mít například připravenou léčku a bonus za ni využít až ve chvíli, kdy do ní protivníci vběhnou), ale trvá vždy jen jedno kolo.</text:p>
            </text:list-item>
          </text:list>
        </text:list-item>
        <text:list-item>
          <text:p text:style-name="P248">Znevýhodnění</text:p>
          <text:list>
            <text:list-header>
              <text:p text:style-name="P496"><text:span text:style-name="T114">Příklady:</text:span> <text:span text:style-name="T267">Srazit protivníka k zemi, zatlačit ho do rohu, hodit na něj pytel brambor</text:span>.</text:p>
            </text:list-header>
            <text:list-item>
              <text:p text:style-name="P323"><text:span text:style-name="T268">Když protivníka přehodíš o jedna nebo o dva, bude mít </text:span>malou nevýhodu <text:span text:style-name="T269">(-1)</text:span>. <text:span text:style-name="T268">Když jej přehodíš </text:span>o <text:span text:style-name="T417">3 nebo</text:span> víc<text:span text:style-name="T403">, půjde dokonce o velkou nevýhodu (-2)</text:span>.</text:p>
            </text:list-item>
            <text:list-item>
              <text:p text:style-name="P324"><text:soft-page-break/>Nevýhoda trvá, dokud protivník nepoužije akci <text:span text:style-name="T138">zrušení nevýhody</text:span>, <text:span text:style-name="T278">nebo dokud se nezmění situace tak, že pro něj přestane být nevýhodná</text:span>.</text:p>
            </text:list-item>
          </text:list>
        </text:list-item>
        <text:list-item>
          <text:p text:style-name="P249"><text:span text:style-name="T503">Prolomení</text:span> nevýhody</text:p>
          <text:list>
            <text:list-header>
              <text:p text:style-name="P325"><text:span text:style-name="T110">Příklady:</text:span> Postavit se na nohy poté, co tě protivník srazil k zemi. Prorazit z obklíčení v rohu místnosti.</text:p>
            </text:list-header>
            <text:list-item>
              <text:p text:style-name="P326">Pokud ti v této akci nikdo nezabrání (pomocí <text:span text:style-name="T110">zabránění v akci</text:span>), nevýhoda je zrušena.</text:p>
            </text:list-item>
          </text:list>
        </text:list-item>
        <text:list-item>
          <text:p text:style-name="P246"><text:span text:style-name="T264">P</text:span>lná obrana</text:p>
          <text:list>
            <text:list-item>
              <text:p text:style-name="P327">+2 ke všem hodům na obranu v tomto kole.</text:p>
            </text:list-item>
          </text:list>
        </text:list-item>
        <text:list-item>
          <text:p text:style-name="P250">Zabránění</text:p>
          <text:list>
            <text:list-item>
              <text:p text:style-name="P328">Házíš přímo proti protivníkově hodu na akci (nehází s<text:span text:style-name="T279">i</text:span> na obranu).</text:p>
            </text:list-item>
            <text:list-item>
              <text:p text:style-name="P329">Můžeš takto někoho bránit tím, že útočníkovi zabráníš v útoku.</text:p>
            </text:list-item>
          </text:list>
        </text:list-item>
        <text:list-item>
          <text:p text:style-name="P251">Odzbrojení</text:p>
          <text:list>
            <text:list-item>
              <text:p text:style-name="P330">Odzbrojit můžeš pouze protivníka, který je v nevýhodě (ať už dané situací nebo tím, že jsi na něj před tím úspěšně použil <text:span text:style-name="T502">akci</text:span> <text:span text:style-name="T148">znevýhodnění</text:span>).</text:p>
            </text:list-item>
          </text:list>
        </text:list-item>
        <text:list-item>
          <text:p text:style-name="P252">Zatlačení</text:p>
          <text:list>
            <text:list-item>
              <text:p text:style-name="P331"><text:span text:style-name="T270">H</text:span>ázíš Silou. <text:span text:style-name="T271">Nepočítáš si bonus za zbraň, můžeš si ale započítat +1 za štít.</text:span></text:p>
            </text:list-item>
            <text:list-item>
              <text:p text:style-name="P332"><text:span text:style-name="T272">Pokud se ti protivník neubrání a ještě není ve velké nevýhodě, tak </text:span>si může vybrat:</text:p>
              <text:list>
                <text:list-item>
                  <text:p text:style-name="P332"><text:soft-page-break/>Buď <text:span text:style-name="T273">bude</text:span> odstrčený o tolik metrů, o kolik jsi ho přehodil.</text:p>
                </text:list-item>
                <text:list-item>
                  <text:p text:style-name="P332">Nebo <text:span text:style-name="T274">bude mít nevýhodu</text:span> (jako kdybys <text:span text:style-name="T274">místo </text:span><text:span text:style-name="T115">zatlačení</text:span> použil <text:span text:style-name="T149">znevýhodnění</text:span>).</text:p>
                </text:list-item>
              </text:list>
            </text:list-item>
            <text:list-item>
              <text:p text:style-name="P333"><text:span text:style-name="T275">Když tedy chceš někoho </text:span>shodit do propasti, musíš <text:span text:style-name="T275">jej</text:span> nejdřív <text:span text:style-name="T275">dostat do</text:span> velk<text:span text:style-name="T275">é</text:span> nevýhod<text:span text:style-name="T275">y</text:span> <text:span text:style-name="T272">a v dalším kole ho opět přehodit </text:span><text:span text:style-name="T116">zatlačením</text:span><text:span text:style-name="T272">.</text:span></text:p>
            </text:list-item>
          </text:list>
        </text:list-item>
        <text:list-item>
          <text:p text:style-name="P253">Zajmutí</text:p>
          <text:list>
            <text:list-item>
              <text:p text:style-name="P334">Nezpůsobuje zranění.</text:p>
            </text:list-item>
            <text:list-item>
              <text:p text:style-name="P334">Hází se jako normální útok. <text:span text:style-name="T276">Můžeš si počítat zbraň, pokud dokážeš smysluplně popsat, jak ji k zajetí protivníka použiješ.</text:span> Pokud by tento útok snížil <text:span text:style-name="T401">kondici</text:span> protivníka na nulu nebo méně, je zajatý.</text:p>
            </text:list-item>
          </text:list>
        </text:list-item>
        <text:list-item>
          <text:p text:style-name="P254">Pronásledování</text:p>
          <text:list>
            <text:list-item>
              <text:p text:style-name="P335"><text:span text:style-name="T356">Oba soupeři si hodí</text:span> na Sílu. <text:span text:style-name="T356">R</text:span>ozdíl je počet metrů, o který se <text:span text:style-name="T356">v tomto kole</text:span> změní náskok.</text:p>
            </text:list-item>
          </text:list>
        </text:list-item>
        <text:list-item>
          <text:p text:style-name="P255">Soustředění</text:p>
          <text:list>
            <text:list-item>
              <text:p text:style-name="P336">Použití této akce vyžadují některá kouzla.</text:p>
            </text:list-item>
            <text:list-item>
              <text:p text:style-name="P337">Po dobu soustředění se můžeš pohybovat maximálně pomalou chůzí.</text:p>
            </text:list-item>
            <text:list-item>
              <text:p text:style-name="P338">Pokud jsi v průběhu <text:span text:style-name="T110">soustředění</text:span> z<text:span text:style-name="T330">raněn alespoň za jeden život</text:span>, tvé <text:span text:style-name="T110">soustředění</text:span> je tím přerušeno. <text:span text:style-name="T330">Přerušení se ale projeví až od příštího kola.</text:span></text:p>
            </text:list-item>
          </text:list>
        </text:list-item>
        <text:list-item>
          <text:p text:style-name="P256">Běh</text:p>
          <text:list>
            <text:list-item>
              <text:p text:style-name="P339">Pohyb je součástí všech akcí. <text:span text:style-name="T504">Pokud chceš ale běžet, je to akce (nemůžeš u toho dělat jiné akce).</text:span></text:p>
            </text:list-item>
          </text:list>
        </text:list-item>
        <text:list-item>
          <text:p text:style-name="P341"><text:soft-page-break/><text:span text:style-name="T263">N</text:span>ěco jiného (nabíjení <text:span text:style-name="T505">kuše</text:span>, přezbrojování, atd.)</text:p>
        </text:list-item>
      </text:list>
      <text:p text:style-name="P129">Akce jsou v pravidlech ze dvou důvodů: Pomáhají rozhodnout, co je a co není možné stihnout v jednom kole (<text:span text:style-name="T110">přezbrojení</text:span> a <text:span text:style-name="T110">útok</text:span> jsou akce, takže není možné v jednom kole přezbrojit a rovnou zaútočit, protože v kole máš vždycky právě jednu akci) <text:span text:style-name="T506">a říkají, jak se co vyhodnotí.<text:line-break/><text:tab/>Rozhodně to ale neznamená, že musíš každé kolo hlásit, jakou akci zrovna používáš – právě naopak. Co se chystáš udělat, bys měl popsat vlastními slovy, například: </text:span><text:span text:style-name="T150">„Zkusím ho obejít zleva a probodnout ho mečem“</text:span><text:span text:style-name="T506">, nebo: </text:span><text:span text:style-name="T150">„Chci mu zabránit v tom, aby se kolem mě </text:span><text:span text:style-name="T151">protlačil</text:span><text:span text:style-name="T150"> do chodby, </text:span><text:span text:style-name="T151">před kterou stojím</text:span><text:span text:style-name="T150">“</text:span><text:span text:style-name="T506">. To první bude zřejmě akce </text:span><text:span text:style-name="T150">útok</text:span><text:span text:style-name="T506"> a to druhé </text:span><text:span text:style-name="T150">zabránění</text:span><text:span text:style-name="T193">, ale s největší pravděpodobností to nebudete muset vůbec říkat nahlas, protože to </text:span><text:span text:style-name="T196">je</text:span><text:span text:style-name="T193"> </text:span><text:span text:style-name="T194">zřejmé</text:span><text:span text:style-name="T193">. O jakou akci se jedná, tedy zkoumejte, </text:span><text:span text:style-name="T197">až když</text:span><text:span text:style-name="T193"> není jasné, jak by se mělo házet, případně jestli </text:span><text:span text:style-name="T195">t</text:span><text:span text:style-name="T193">o, co chceš udělat, můžeš stihnout v jednom kole.<text:line-break/><text:tab/></text:span><text:span text:style-name="T197">Čím víc budete při mluvit v řeči pravidel (</text:span><text:span text:style-name="T198">např. </text:span><text:span text:style-name="T197">„V prvním kole udělám </text:span><text:span text:style-name="T152">útok</text:span><text:span text:style-name="T197"> a ve druhém </text:span><text:span text:style-name="T152">soustředění</text:span><text:span text:style-name="T197">“), tím méně bude vaše hra atmosférická. Teď ti možná přijde, že to zní divně a takhle bys určitě nemluvil, ale věř mi – když </text:span><text:span text:style-name="T203">se</text:span><text:span text:style-name="T197"> nebudeš hlídat, snadno si na to zvykneš.</text:span></text:p>
      <text:h text:style-name="P452" text:outline-level="4">Akce <text:span text:style-name="T294">proti</text:span> více cílů<text:span text:style-name="T294">m</text:span></text:h>
      <text:p text:style-name="P130">Když chceš v jednom kole svou akcí ovlivnit více cílů (například když chceš mečem zasáhnout víc protivníků), tak si k hodu počítáš postih rovný počtu cílů.</text:p>
      <text:list xml:id="list2885825688" text:style-name="L24">
        <text:list-item>
          <text:p text:style-name="P342"><text:span text:style-name="T308">Ty h</text:span>ází<text:span text:style-name="T307">š</text:span> jen jednou, každý cíl s<text:span text:style-name="T308">i hází</text:span> zvlášť.</text:p>
        </text:list-item>
        <text:list-item>
          <text:p text:style-name="P343"><text:span text:style-name="T511">Musí to jít udělat</text:span> – nemůžeš například <text:span text:style-name="T512">kuší v jednom kole</text:span> zasáhnout dva cíle, <text:span text:style-name="T512">protože po výstřelu musíš nabít, což je další akce</text:span>.</text:p>
        </text:list-item>
      </text:list>
      <text:p text:style-name="P131"><text:soft-page-break/>Tento postih se nevztahuje na akce s plošným účinkem (<text:span text:style-name="T199">například </text:span><text:span text:style-name="T200">na </text:span><text:span text:style-name="T199">hození zápalné lahve</text:span><text:span text:style-name="T176">) </text:span><text:span text:style-name="T199">ani na kouzla, která zasáhnou víc cílů</text:span>.</text:p>
      <text:h text:style-name="P453" text:outline-level="4">Kombinování akcí</text:h>
      <text:p text:style-name="P44">/* <text:span text:style-name="T507">Tohle by možná mohlo nahradit Akci proti více cílům. Od tří cílů výš by sice byl větší postih, ale za zrušení jednoho pravidla to asi stojí</text:span> */</text:p>
      <text:p text:style-name="P44">/* <text:span text:style-name="T509">Hmm tak možná bude lepší se na to kombinování vykašlat, ono to vede k nepříjemným problémům – jako třeba jestli pak můžu střílet dvakrát za kolo, nebo nabít kuši a rovnou vystřelit, nebo seslat dvě kouzla v jednom kole. Asi bych tyhle věci musel ošetřit výčtem toho, co je a co není možné kombinovat, což je dost naprd.</text:span> */</text:p>
      <text:p text:style-name="P44">/* <text:span text:style-name="T510">TODO:</text:span> <text:span text:style-name="T510">Spíš se asi na tohle vykašlat a vrátit akci na více cílů.</text:span> */</text:p>
      <text:p text:style-name="P55">Toto pravidlo umožňuje v jedné akci udělat víc věcí – například někoho srazit k zemi (<text:span text:style-name="T110">znevýhodnění</text:span>) a současně zranit (<text:span text:style-name="T110">útok</text:span>). Stále se jedná o jednu akci</text:p>
      <text:list xml:id="list3814900035" text:style-name="L25">
        <text:list-item>
          <text:p text:style-name="P212">Za každou přidanou akci si počítáš -2 k hod<text:span text:style-name="T508">u</text:span>.</text:p>
          <text:list>
            <text:list-item>
              <text:p text:style-name="P214">Tento postih se vztahuje pouze na hody na úspěch této akce, nikoliv například na tvoje hody na obranu.</text:p>
            </text:list-item>
          </text:list>
        </text:list-item>
      </text:list>
      <text:list xml:id="list491821042" text:style-name="L26">
        <text:list-item>
          <text:p text:style-name="P213">Nemůžeš víckrát udělat stejnou akci proti stejnému cíli.</text:p>
          <text:list>
            <text:list-item>
              <text:p text:style-name="P213">Nemůžeš tedy například zaútočit dvakrát na stejný cíl, můžeš ale zaútočit na dva různé cíle (proti oběma si budeš házet s postihem -2).</text:p>
            </text:list-item>
          </text:list>
        </text:list-item>
      </text:list>
      <text:p text:style-name="P172">Příklad:</text:p>
      <text:p text:style-name="P184"><text:span text:style-name="T508">Normálně můžeš o</text:span>dzbrojit pouze protivníka, který má proti tobě nevýhodu. <text:s/><text:span text:style-name="T508">Když zkombinuješ akce </text:span><text:span text:style-name="T153">znevýhodnění</text:span><text:span text:style-name="T508"> a </text:span><text:span text:style-name="T153">odzbrojení</text:span><text:span text:style-name="T508">, tak si budeš házet s postihem -2, ale když protivníka přehodíš, tak jej odzbrojíš, i když proti tobě nevýhodu neměl (a současně mu vytvoříš nevýhodu).</text:span></text:p>
      <text:h text:style-name="Heading_20_4" text:outline-level="4"><text:soft-page-break/>Pořadí vyhodnoc<text:span text:style-name="T544">ení</text:span></text:h>
      <text:p text:style-name="P31"><text:span text:style-name="T309">Obyčejné útoky můžete vyhodnotit v libovolném pořadí, protože se projeví až od příštího kola – protivník si sice životy odepíše hned, ale vyřazený nebo zajatý bude až od příštího kola a postih za případné vážné zranění si také bude počítat až od příštího kola.<text:line-break/><text:tab/>V situacích, kdy jde o to, kdo bude rychlejší, také není problém, protože konfliktní akce se hází proti sobě a rychlejší je ten, kdo hodil víc.<text:line-break/><text:tab/>Pořadí je tedy důležité jen v případě, že se někdo snaží někomu </text:span><text:span text:style-name="T119">zabránit v akci</text:span><text:span text:style-name="T309">, </text:span><text:span text:style-name="T154">znevýhodnit</text:span><text:span text:style-name="T201"> </text:span><text:span text:style-name="T202">ho</text:span><text:span text:style-name="T309">, nebo jej někam </text:span><text:span text:style-name="T119">zatlačit</text:span><text:span text:style-name="T309">. Tyto akce se projeví už v kole, kdy jsou použity (</text:span><text:span text:style-name="T119">zabránění v akci</text:span><text:span text:style-name="T309"> by bez toho ostatně nedávalo smysl).</text:span></text:p>
      <text:list xml:id="list3324521424" text:style-name="L27">
        <text:list-item>
          <text:p text:style-name="P344">Akce se vyhodnocují v pořadí od nejvyššího hodu k nejnižšímu <text:span text:style-name="T310">(porovnávejte jen hody na úspěch akce, nikoliv hody na obranu)</text:span>.</text:p>
          <text:list>
            <text:list-item>
              <text:p text:style-name="P344">Když jsou hody stejné, záleží na rozhodnutí Pána jeskyně: Pokud to dává smysl, akce proběhnou současně. V opačném případě si na úspěch akce hoďte ještě jednou – tento dodatečný hod nemění výsledek, pouze určí pořadí.</text:p>
            </text:list-item>
          </text:list>
        </text:list-item>
      </text:list>
      <text:h text:style-name="Heading_20_3" text:outline-level="3"><text:bookmark-start text:name="__RefHeading___Toc2529_690236890"/>Obrana<text:bookmark-end text:name="__RefHeading___Toc2529_690236890"/></text:h>
      <text:p text:style-name="P80"><text:span text:style-name="T280">Na obranu si házíš</text:span>, <text:span text:style-name="T281">k</text:span>dyž proti tobě dělá akci protivník, na kterého <text:span text:style-name="T282">necílí</text:span> tvoje akce <text:span text:style-name="T280">v tomto kole</text:span>. <text:span text:style-name="T280">V úvodním příkladu kapitoly </text:span><text:span text:style-name="T284">Boj</text:span><text:span text:style-name="T280"> si Gorondar házel na obranu proti kouzlu gobliního šamana.<text:line-break/><text:tab/>Hod na obranu vyjadřuje jinou situaci než hod na úspěch akce. Kdyby Gorondar na šamana dosáhl svým mečem, mohl by mu zkomplikovat kouzlení prostě tím, že by zaútočil na něj místo na orka. V tom případě by si proti šamanovu kouzlu neházel na obranu, místo toho by použil svůj hod na útok mečem.<text:line-break/><text:tab/>Musel by si ale hodit na obranu proti orkovi, protože by pro </text:span><text:soft-page-break/><text:span text:style-name="T280">změnu v tomto kole neútočil na něj. Nebránil by se ovšem Duší, protože ork neútočil duševním kouzlem, ale svou zbraní a štítem.<text:line-break/><text:tab/>Při hodu na obranu nemůžeš protivníka zranit, můžeš se jen ubránit nebo neubránit.</text:span></text:p>
      <text:h text:style-name="Heading_20_4" text:outline-level="4">Nehybný cíl</text:h>
      <text:p text:style-name="P81">Když se cíl nemůže hýbat, například proto, že je pevně svázaný, je v bezvědomí, nebo je to třeba nehybný sloup, na obranu si hází 0 + k6.</text:p>
      <text:list xml:id="list543697665" text:style-name="L28">
        <text:list-item>
          <text:p text:style-name="P345">Aktivní obrana nemůže být horší než žádná obrana. Pokud bys tedy měl tak velké postihy, že bys měl na obranu házet méně než 0 + k6, počítáš si místo toho 0 + k6.</text:p>
        </text:list-item>
      </text:list>
      <text:h text:style-name="P475" text:outline-level="2"><text:bookmark-start text:name="__RefHeading___Toc4414_445933958"/>Bojová a obranná čísla<text:bookmark-end text:name="__RefHeading___Toc4414_445933958"/></text:h>
      <text:p text:style-name="P36">Bojová a obranná čísla se zbraněmi, které budeš nejčastěji používat, si spočítej dopředu a napiš si je na kartu postavy.</text:p>
      <text:h text:style-name="Heading_20_3" text:outline-level="3"><text:bookmark-start text:name="__RefHeading___Toc6145_680752183"/>Bojov<text:span text:style-name="T343">é</text:span> čísl<text:span text:style-name="T343">o</text:span><text:bookmark-end text:name="__RefHeading___Toc6145_680752183"/></text:h>
      <text:p text:style-name="P32">Bojové číslo se používá při hodu na úspěch akce. <text:span text:style-name="T121">Bonus za zbraň</text:span><text:span text:style-name="T311"> zahrnuje i +1 za štít, případně +1 za druhou zbraň.</text:span></text:p>
      <text:h text:style-name="Heading_20_4" text:outline-level="4">Bojové číslo se zbraní nebo beze zbraně</text:h>
      <text:p text:style-name="List_20_of_20_Items"><text:span text:style-name="T303">B</text:span>Č = <text:span text:style-name="T300">(Síla nebo Finesa)</text:span> + bonus za zbraň.</text:p>
      <text:list xml:id="list4079175405" text:style-name="L29">
        <text:list-item>
          <text:p text:style-name="P502">S lehkými zbraněmi se používá Finesa, s těžkými Síla.</text:p>
        </text:list-item>
        <text:list-item>
          <text:p text:style-name="P502">Se středními zbraněmi a při boji beze zbraně si můžeš vybrat mezi Silou nebo Finesou.</text:p>
        </text:list-item>
        <text:list-item>
          <text:p text:style-name="P502">Střelné zbraně jsou vždy přes Finesu.</text:p>
        </text:list-item>
        <text:list-item>
          <text:p text:style-name="P502">S těžkým štítem si vždycky počítáš Sílu, s lehkým záleží na zbrani.</text:p>
        </text:list-item>
        <text:list-item>
          <text:p text:style-name="P502">S kombinací zbraní si počítáš <text:span text:style-name="T608">vlastnost</text:span> podle aktuální primární zbraně.</text:p>
        </text:list-item>
      </text:list>
      <text:h text:style-name="Heading_20_4" text:outline-level="4"><text:soft-page-break/>Bojové číslo <text:span text:style-name="T304">při kouzlení</text:span></text:h>
      <text:p text:style-name="List_20_of_20_Items">BČ = Duše + Bonus za kouzlo / zranění kouzla.</text:p>
      <text:h text:style-name="Heading_20_3" text:outline-level="3"><text:bookmark-start text:name="__RefHeading___Toc2535_690236890"/><text:span text:style-name="T305">O</text:span>brann<text:span text:style-name="T345">é</text:span> čísl<text:span text:style-name="T344">o</text:span><text:bookmark-end text:name="__RefHeading___Toc2535_690236890"/></text:h>
      <text:p text:style-name="P176">Obranné číslo se používá při hodu na obranu.</text:p>
      <text:h text:style-name="Heading_20_4" text:outline-level="4">Parýr nebo blok</text:h>
      <text:p text:style-name="List_20_of_20_Items">OČ <text:span text:style-name="T302">je stejné jako BČ.</text:span></text:p>
      <text:h text:style-name="Heading_20_4" text:outline-level="4">Úhyb</text:h>
      <text:p text:style-name="List_20_of_20_Items">OČ = <text:span text:style-name="T301">Finesa</text:span></text:p>
      <text:h text:style-name="Heading_20_4" text:outline-level="4">Obrana štítem proti střelbě</text:h>
      <text:p text:style-name="List_20_of_20_Items">OČ = <text:span text:style-name="T300">(Síla nebo Finesa)</text:span> + obrana štítu proti střelbě.</text:p>
      <text:list xml:id="list584667136" text:style-name="L30">
        <text:list-item>
          <text:p text:style-name="P503">S lehkým štítem se používá Finesa, s těžkým Síla.</text:p>
        </text:list-item>
      </text:list>
      <text:h text:style-name="Heading_20_4" text:outline-level="4">Odolávání jedu nebo explozi</text:h>
      <text:p text:style-name="P185">OČ = <text:span text:style-name="T355">Síla</text:span></text:p>
      <text:h text:style-name="Heading_20_4" text:outline-level="4">Duševní obrana</text:h>
      <text:p text:style-name="List_20_of_20_Items">OČ = Duše</text:p>
      <text:h text:style-name="P476" text:outline-level="2"><text:bookmark-start text:name="__RefHeading___Toc2531_690236890"/><text:span text:style-name="T209">Parametry z</text:span>bran<text:span text:style-name="T245">í a štítů</text:span><text:bookmark-end text:name="__RefHeading___Toc2531_690236890"/></text:h>
      <text:p text:style-name="P29"><text:span text:style-name="T246">Parametry zbraní najdeš v </text:span><text:span text:style-name="T285">Ceníku</text:span><text:span text:style-name="T246">. Číslo před lomítkem je </text:span><text:span text:style-name="T120">bonus </text:span><text:span text:style-name="T127">k hodu</text:span><text:span text:style-name="T246">, za lomítkem je </text:span><text:span text:style-name="T120">zranění</text:span><text:span text:style-name="T246">.</text:span> <text:span text:style-name="T292">Nemusíš si je ale</text:span> pamatovat, <text:span text:style-name="T246">kdykoliv je snadno </text:span>spočítáš <text:span text:style-name="T246">je</text:span> podle následujících pravidel.<text:line-break/><text:tab/><text:span text:style-name="T293">Když budete chtít do hry přidat novou zbraň, stačí určit, jestli je lehká, střední nebo těžká a případně jestli je primitivní nebo improvizovaná a následně použít tato pravidla:</text:span></text:p>
      <text:list xml:id="list3905908692" text:style-name="L31">
        <text:list-item>
          <text:p text:style-name="P346"><text:span text:style-name="T247">Lehké </text:span>zbraně mají základ <text:span text:style-name="T247">1</text:span>/<text:span text:style-name="T248">0</text:span>, <text:span text:style-name="T247">střední</text:span> 1/<text:span text:style-name="T247">1</text:span>, <text:span text:style-name="T247">těžké</text:span> 0/<text:span text:style-name="T247">4</text:span>.</text:p>
        </text:list-item>
        <text:list-item>
          <text:p text:style-name="P347"><text:soft-page-break/><text:span text:style-name="T249">Při boji o</text:span>bouruční zbraní, jednoruční zbraní se štítem <text:span text:style-name="T249">nebo</text:span> kombinací dvou jednoručních zbraní <text:span text:style-name="T249">přičti </text:span>+1 <text:span text:style-name="T346">k bonusu</text:span>.</text:p>
          <text:list>
            <text:list-item>
              <text:p text:style-name="P348">Při boji dvěma jednoručními zbraněmi si můžeš každé kolo vybrat, od které z nich vezmeš základní hodnoty.</text:p>
            </text:list-item>
            <text:list-item>
              <text:p text:style-name="P349">Štít lze použít také na obranu proti střelbě. Malý přidá +1, <text:s/>velký +2.</text:p>
            </text:list-item>
          </text:list>
        </text:list-item>
        <text:list-item>
          <text:p text:style-name="P350">Improvizované zbraně, jako třeba řetěz, motyka, kovářské kladivo nebo ulomená noha od stolu, mají o jedna nižší zranění (<text:span text:style-name="T248">lehké improvizované zbraně mají základ 0/1</text:span>). To samé platí pro primitivní zbraně jako kyj <text:span text:style-name="T250">nebo poutnická hůl.</text:span></text:p>
        </text:list-item>
      </text:list>
      <text:p text:style-name="Example"><text:span text:style-name="T110">Příklad</text:span><text:span text:style-name="T113">y</text:span><text:span text:style-name="T110">:</text:span></text:p>
      <text:p text:style-name="P179"><text:span text:style-name="T180"><text:tab/></text:span><text:span text:style-name="T173">Dýka je lehká zbraň, takže</text:span><text:span text:style-name="T172"> má </text:span><text:span text:style-name="T174">1</text:span><text:span text:style-name="T172">/</text:span><text:span text:style-name="T174">0</text:span><text:span text:style-name="T172">. Když si do druhé ruky vezmeš libovolný štít, </text:span><text:span text:style-name="T175">dohromady to bude</text:span><text:span text:style-name="T172"> </text:span><text:span text:style-name="T174">2</text:span><text:span text:style-name="T172">/</text:span><text:span text:style-name="T174">0</text:span><text:span text:style-name="T172">. To samé platí pro </text:span><text:span text:style-name="T173">dýku v každé ruce</text:span><text:span text:style-name="T172">.</text:span></text:p>
      <text:p text:style-name="P180"><text:tab/>Když máš v jedné ruce palcát (těžká zbraň) a ve druhé šavli (střední zbraň), tak si můžeš každé kolo vybrat mezi 1/4 a 2/1.</text:p>
      <text:p text:style-name="P180"><text:tab/>Střední obouruční zbraň má 2/1, těžká 1/4.</text:p>
      <text:p text:style-name="P180"><text:tab/>Obouruční kyj je primitivní obouruční těžká zbraň, takže bude mít základ 0/4 jako těžká zbraň, ale o 1 vyšší první číslo (protože je obouruční) a o 1 nižší zranění (protože je to primitivní zbraň), tedy 1/3.</text:p>
      <text:h text:style-name="P477" text:outline-level="2"><text:bookmark-start text:name="__RefHeading___Toc4416_445933958"/>Kondice<text:bookmark-end text:name="__RefHeading___Toc4416_445933958"/></text:h>
      <text:list xml:id="list3170791597" text:style-name="L32">
        <text:list-item>
          <text:p text:style-name="P351"><text:span text:style-name="T389">Tvoje maximální kondice je (</text:span>Síla + <text:span text:style-name="T389">5)</text:span>.</text:p>
        </text:list-item>
      </text:list>
      <text:p text:style-name="P37"><text:span text:style-name="T389">K</text:span>dyž se ti zvýší nebo sníží Síla, <text:span text:style-name="T390">stejně se </text:span>změní <text:span text:style-name="T390">i tvoje maximální a také stávající kondice (změní se ti maximum, ale budeš stále zraněn za stejný počet bodů kondice)</text:span>.</text:p>
      <text:h text:style-name="Heading_20_2" text:outline-level="2"><text:bookmark-start text:name="__RefHeading___Toc4418_445933958"/><text:soft-page-break/>Boj s nestvůrami<text:bookmark-end text:name="__RefHeading___Toc4418_445933958"/></text:h>
      <text:p text:style-name="P38">Některé <text:span text:style-name="T347">obzvláště nebezpečné</text:span> nestvůry používají speciální pravidla.</text:p>
      <text:h text:style-name="Heading_20_3" text:outline-level="3"><text:bookmark-start text:name="__RefHeading___Toc2537_690236890"/><text:span text:style-name="T348">V</text:span>ícenásob<text:span text:style-name="T348">né</text:span> útoky<text:bookmark-end text:name="__RefHeading___Toc2537_690236890"/></text:h>
      <text:p text:style-name="P30">Některé nestvůry, jako třeba obří štír nebo hydra, mají tělo stavěné tak, že mohou současně útočit z několika směrů.</text:p>
      <text:list xml:id="list183039871" text:style-name="L33">
        <text:list-item>
          <text:p text:style-name="P352">Tyto nestvůry mohou <text:span text:style-name="T298">provést více akcí</text:span> v jednom kole, a to i na stejný cíl.</text:p>
        </text:list-item>
      </text:list>
      <text:h text:style-name="Heading_20_3" text:outline-level="3"><text:bookmark-start text:name="__RefHeading___Toc2539_690236890"/>Zranitelná místa a samostatné části těla<text:bookmark-end text:name="__RefHeading___Toc2539_690236890"/></text:h>
      <text:p text:style-name="P126">/* <text:span text:style-name="T572">Pozn: Po další úvaze se kloním k tomu, vykašlat se úplně na separátní hpčka pro</text:span> <text:span text:style-name="T572">různé části těla a řešit všechno přes vážná zranění (vážné zranění křídla = vyřazené křídlo, stejně jako u postav) s tím, že různé části těla mcohou být různě zranitelné (křídlo má sice větší zbroj nebo spíš Finesu, ale vážná zásah znemožní potvoře létat.<text:line-break/>- možná ty různé Finesy ani nejsou potřeba. Zbroj možná jo, protože to motivuje postavy manévrovat – třeba obejít gorgonu zezadu, kde není tak pancéřovaná).</text:span></text:p>
      <text:p text:style-name="P126"><text:span text:style-name="T573">Útok na oko kyklopa by v tomhle přístupu nedával žádné bonusy (snažíš se kyklopa zabít, takže </text:span><text:span text:style-name="T290">vždycky</text:span><text:span text:style-name="T573"> se pokoušíš zasáhnout oko nebo jinou zranitelnou část), ale vážné zranění do oka kyklopa oslepí.</text:span></text:p>
      <text:p text:style-name="P153">- výhoda tohohle řešení je, že to je konzistentní s tím, jak fungují hráčské postavy, a že to negeneruje podivné chování s tím, že ubírání hpček hlavě nezraňuje potvoru jako takovou (to by se sice dalo vyřešit tím, že by se hpčka odečetla jak od hlavy, tak od těla, ale to by bylo dost kostrbaté).</text:p>
      <text:p text:style-name="P127"><text:soft-page-break/><text:span text:style-name="T574">Ale jo, dát hlavám vlastnosti dává smysl:<text:line-break/>- může pak být těžší je zasáhnout střelbou<text:line-break/>- může být jednodušší jim dát vážné zranění/vyřazení </text:span>*/</text:p>
      <text:p text:style-name="P58">/*</text:p>
      <text:p text:style-name="P59">TODO: Zranitelná místa, jako třeba ote<text:span text:style-name="T359">v</text:span>řená tlama nebo kyklopovo oko, by neměla mít vlastní hpčka, spíš by to měla být slabina (+2 zranění nebo tak).</text:p>
      <text:p text:style-name="P60">Tzn. něco jako:<text:line-break/><text:tab/><text:span text:style-name="T362">Otevřená tla</text:span>ma – <text:span text:style-name="T360">zbroj -2 při zásahu o 4+</text:span>.<text:line-break/><text:tab/><text:span text:style-name="T361">Kyklopovo oko: +2 zranění při zásahu +6.</text:span></text:p>
      <text:p text:style-name="P58">*/</text:p>
      <text:p text:style-name="P58">Některé velké nestvůry mají obzvláště zranitelná místa <text:span text:style-name="T295">(například </text:span>kyklopovo oko<text:span text:style-name="T295">) nebo samostatné části těla (třeba hlavy hydry).</text:span></text:p>
      <text:list xml:id="list1959451864" text:style-name="L34">
        <text:list-item>
          <text:p text:style-name="P215">Každá taková část těla má své vlastní životy <text:span text:style-name="T296">a může mít i </text:span>vlas<text:span text:style-name="T608">tnosti</text:span> a zbroj.</text:p>
          <text:list>
            <text:list-item>
              <text:p text:style-name="P216">Když nestvůra ztratí všechny životy u nějaké části těla, nemůže ji dále používat (můžeš takhle například zneškodnit štíří ocas nebo jednotlivé hlavy hydry).</text:p>
            </text:list-item>
            <text:list-item>
              <text:p text:style-name="P217">Vyřazení zranitelného místa obvykle dá nestvůře nevýhodu na všechny hody (v případě kyklopa to bude velká nevýhoda, protože je díky tomu slepý).</text:p>
            </text:list-item>
            <text:list-item>
              <text:p text:style-name="P218">Jednotlivým částem těla nebo zranitelným místům je možné udělit vážné zranění – postih se pak vztahuje bud jen na tuto část těla, nebo na celou nestvůru, podle úvahy PJ.</text:p>
            </text:list-item>
            <text:list-item>
              <text:p text:style-name="P219"><text:span text:style-name="T297">Zásahy do samostatných částí těla se neodečítají od životů těla nestvůry</text:span>.</text:p>
            </text:list-item>
            <text:list-item>
              <text:p text:style-name="P220"><text:soft-page-break/>Plošné útoky (například kouzlo <text:span text:style-name="T110">ohnivá koule</text:span>) zraní všechny zasažené samostatné části těla a současně i tělo nestvůry.</text:p>
            </text:list-item>
          </text:list>
        </text:list-item>
      </text:list>
      <text:h text:style-name="Heading_20_3" text:outline-level="3">Zranitelnost nestvůr</text:h>
      <text:p text:style-name="P125">N<text:span text:style-name="T5">ěkteré nestvůry může být obtížné nebo dokonce i nemožné zranit určitými druhy útoků. Bodat nebo střílet do kostlivce například nejspíš nebude mít moc velký účinek a pokoušet se spálit ohnivého elementála nemá vůbec žádnou naději na úspěch.<text:line-break/><text:tab/></text:span><text:span text:style-name="T94">Rozlišujeme následující druhy zranění:</text:span></text:p>
      <text:list xml:id="list2859588472" text:style-name="L35">
        <text:list-item>
          <text:p text:style-name="P296">bod</text:p>
        </text:list-item>
        <text:list-item>
          <text:p text:style-name="P296">sek (sem patří i řezné rány, trhání drápy a podobně)</text:p>
        </text:list-item>
        <text:list-item>
          <text:p text:style-name="P353"><text:span text:style-name="T5">drcení </text:span><text:span text:style-name="T98">(sem patří i škrcení)</text:span></text:p>
        </text:list-item>
        <text:list-item>
          <text:p text:style-name="P296">oheň</text:p>
        </text:list-item>
        <text:list-item>
          <text:p text:style-name="P296">blesk</text:p>
        </text:list-item>
        <text:list-item>
          <text:p text:style-name="P296">duševní útok</text:p>
        </text:list-item>
      </text:list>
      <text:p text:style-name="P21">TODO (zapracovat): Potvora může mít proti některým druhům zranění zranitelnost, odolnost, imunitu, nebo dokonce absorpci.</text:p>
      <text:list xml:id="list1583275234" text:style-name="L36">
        <text:list-item>
          <text:p text:style-name="P297">Zranitelnost ohněm 3: Každý zásah ohněm je o 3 vyšší (až pak se případně odečte zbroj).</text:p>
        </text:list-item>
        <text:list-item>
          <text:p text:style-name="P297">Odolnost proti ohni 2: Každý zásah ohněm je o 2 nižší.</text:p>
        </text:list-item>
        <text:list-item>
          <text:p text:style-name="P297">Imunita proti ohni: Oheň této nestvůře nic nedělá.</text:p>
        </text:list-item>
        <text:list-item>
          <text:p text:style-name="P297">Absorpce ohně: Oheň tuto nestvůru místo zranění léčí (za hodnotu zranění).</text:p>
        </text:list-item>
      </text:list>
      <text:p text:style-name="P22"><text:soft-page-break/>Pro PJ: <text:span text:style-name="T570">Nestačí zvýšené (nebo snížené) zranění počítat, je také potřeba </text:span><text:s/>dát hráčům vědět, že jejich zbraň má jiný než očekávaný účinek: „Po zásahu palicí se na soše udělaly pukliny a odpadl z ní velký kus kamene. Vypadá to, že tvoje zbraň je proti ní velmi účinná.“</text:p>
      <text:h text:style-name="Heading_20_4" text:outline-level="4">Druhy zranění zbraní</text:h>
      <text:p text:style-name="P128"><text:span text:style-name="T93">Některé zbraně umožňují útočit jen jedním způsobem: Kopí nebo šíp vystřelený z luku například vždy způsobují bodné zranění. S jinými se dá podle potřeby útočit různě: </text:span><text:span text:style-name="T5">Mečem je například možné bodat nebo sekat, </text:span><text:span text:style-name="T93">kladivem </text:span><text:span text:style-name="T95">opatřeným</text:span><text:span text:style-name="T93"> bodcem můžeš drtit nebo bodat.<text:line-break/><text:tab/></text:span><text:span text:style-name="T97">Jaké</text:span><text:span text:style-name="T94"> druhy zranění </text:span><text:span text:style-name="T97">je možné</text:span><text:span text:style-name="T94"> </text:span><text:span text:style-name="T96">tou kterou zbraní </text:span><text:span text:style-name="T97">způsobit</text:span><text:span text:style-name="T94"> odvoďte z toho, jak vypadá a jak se s ní bojuje.</text:span></text:p>
      <text:h text:style-name="Heading_20_3" text:outline-level="3">Boj s nehmotným protivníkem</text:h>
      <text:p text:style-name="P134">(Původně to bylo o přízraku).</text:p>
      <text:list xml:id="list7814506" text:style-name="L37">
        <text:list-item>
          <text:list>
            <text:list-item>
              <text:p text:style-name="P354">Může procházet zdmi nebo se třeba někde vynořit ze země.</text:p>
            </text:list-item>
            <text:list-item>
              <text:p text:style-name="P354"><text:span text:style-name="T529">Nemagické z</text:span>braně a jiná než duševní kouzla skrz něj pro<text:span text:style-name="T530">jdou</text:span> a nic mu neudělají.</text:p>
              <text:list>
                <text:list-item>
                  <text:p text:style-name="P355">Duševní kouzla <text:span text:style-name="T529">ani magické zbraně</text:span> v tomto dobrodružství nejsou, takže pokud jste před tím nehráli nějaké jiné, můžeš počítat s tím, že <text:span text:style-name="T531">jej</text:span> postavy nemají jak zranit.</text:p>
                </text:list-item>
              </text:list>
            </text:list-item>
          </text:list>
        </text:list-item>
        <text:list-item>
          <text:p text:style-name="P356"><text:span text:style-name="T532">Bránit se proti němu dá pouze Finesou (úhyb) nebo Duší (odolávání)</text:span>. <text:span text:style-name="T533">Bonus za zbraň ani</text:span> <text:span text:style-name="T533">štít se nepočítá.</text:span></text:p>
          <text:list>
            <text:list-item>
              <text:list>
                <text:list-item>
                  <text:p text:style-name="P357"><text:span text:style-name="T527">Pokud jej p</text:span>ostava <text:span text:style-name="T527">nemá jak ohrozit (což nejspíš nemá), tak</text:span> si <text:span text:style-name="T527">proti němu počítá počítat </text:span><text:span text:style-name="T155">Hod na boj</text:span><text:span text:style-name="T527"> a</text:span> <text:span text:style-name="T527">musí si házet na </text:span><text:span text:style-name="T155">obranu</text:span> <text:span text:style-name="T528">(Finesou nebo Duší), i když se jej snaží ohrozit.</text:span></text:p>
                </text:list-item>
              </text:list>
            </text:list-item>
          </text:list>
        </text:list-item>
      </text:list>
      <text:h text:style-name="P478" text:outline-level="2"><text:bookmark-start text:name="__RefHeading___Toc10373_38474947"/><text:soft-page-break/>Druhy zranění<text:bookmark-end text:name="__RefHeading___Toc10373_38474947"/></text:h>
      <text:list xml:id="list22752156324360" text:continue-list="list22750836360100" text:style-name="L2">
        <text:list-item>
          <text:p text:style-name="P200"><text:span text:style-name="T613">TODO: Hodit sem pravidla pro oheň (a obecně pro všechny druhy zranění).</text:span></text:p>
          <text:list>
            <text:list-item>
              <text:p text:style-name="P262">Hašení by asi obecně mělo být akce.</text:p>
            </text:list-item>
            <text:list-item>
              <text:p text:style-name="P262">Pokud oheň něco živí (třeba proto, že to byla zápalná lahev), tak by mohlo být potřeba ze sebe strhat hořící oblečení, nebo tak něco.</text:p>
            </text:list-item>
          </text:list>
        </text:list-item>
        <text:list-item>
          <text:p text:style-name="P264">Přidané zranění (například při zásahu zbraní): Zbroj se odečítá jen jednou <text:span text:style-name="T520">(tedy od součtu)</text:span>, ale případná odolnost proti druhu zranění (blesku, ohni, atd.) se odečítá zvlášť <text:span text:style-name="T519">(tj. jen od přidaného zranění)</text:span>.</text:p>
          <text:list>
            <text:list-item>
              <text:p text:style-name="P266">Postup je:</text:p>
              <text:list>
                <text:list-item>
                  <text:p text:style-name="P266">Nejdřív uplatnit imunity nebo odolnosti proti jednotlivých druhům zranění.</text:p>
                </text:list-item>
                <text:list-item>
                  <text:p text:style-name="P266">Zbytek sečíst a od součtu odečíst zbroj.</text:p>
                </text:list-item>
              </text:list>
            </text:list-item>
          </text:list>
        </text:list-item>
      </text:list>
      <text:h text:style-name="P445" text:outline-level="3">Duševní zranění</text:h>
      <text:p text:style-name="P140">TODO</text:p>
      <text:h text:style-name="Heading_20_3" text:outline-level="3">Oheň</text:h>
      <text:p text:style-name="P140">TODO</text:p>
      <text:h text:style-name="Heading_20_3" text:outline-level="3">Žíravina</text:h>
      <text:p text:style-name="P140">TODO</text:p>
      <text:p text:style-name="P141">Zásah <text:span text:style-name="T543">žíravinou</text:span> může poškodit kus vybavení.</text:p>
      <text:list xml:id="list392718709" text:style-name="L38">
        <text:list-item>
          <text:p text:style-name="P358"><text:soft-page-break/>Poškozená zbraň má o 1 nižší zranění (nebo útok, pokud už je zranění 0).</text:p>
        </text:list-item>
        <text:list-item>
          <text:p text:style-name="P358">Poškozená zbroj má o 1 nižší kvalitu.</text:p>
        </text:list-item>
        <text:list-item>
          <text:p text:style-name="P359">Poškozený štít má o 1 nižší obranu (na blízko i proti střelbě).</text:p>
        </text:list-item>
      </text:list>
      <text:p text:style-name="P142">Pán jeskyně vybere, co bylo zasaženo, podle toho, co dává největší smysl, případně to rozhodn<text:span text:style-name="T542">e</text:span> <text:span text:style-name="T283">Náhodným hodem</text:span>.</text:p>
      <text:h text:style-name="Heading_20_3" text:outline-level="3"><text:bookmark-start text:name="__RefHeading___Toc1607_1936223890"/>Jed<text:bookmark-end text:name="__RefHeading___Toc1607_1936223890"/></text:h>
      <text:p text:style-name="P437"><text:span text:style-name="T606">TODO: Zraňující jedy nemají dobu působení (není potřeba).<text:line-break/>Otázka je, jak to udělat u jedů s účinkem (slepota, paralýza). Asi tonejlíp navázat na vážné zranění (tzn. když by jed způsobil vážné zranění, tak místo toho dá efekt).</text:span></text:p>
      <text:list xml:id="list2250010434" text:style-name="L75">
        <text:list-item>
          <text:p text:style-name="P438"><text:span text:style-name="T606">Vázat to na vážné zranění má výhodu v tom, že pak bude automaticky fungovat first aid (sníží zranění, takže to nebude vážné zranění a tudíž nespustí efekt jedu).</text:span></text:p>
        </text:list-item>
      </text:list>
      <text:p text:style-name="P33"><text:span text:style-name="T568">Jedy, navzdory častému omylu, nepůsobí okamžitě. Každému trvá různě dlouho, než se dostane k orgánům, na které působí</text:span>. <text:span text:style-name="T562">Této době říkáme </text:span><text:span text:style-name="T157">latence</text:span><text:span text:style-name="T555">. Jed následně z těla nezmizí a bude působit ještě další, obvykle výrazně delší dobu, které říkáme </text:span><text:span text:style-name="T122">působení</text:span><text:span text:style-name="T312">. Ve hře tomu odpovídají následující pravidla:</text:span></text:p>
      <text:list xml:id="list1927096707" text:style-name="L39">
        <text:list-item>
          <text:p text:style-name="P360">Po dobu <text:span text:style-name="T110">latence</text:span> nemá jed žádný účinek, pacient ale začne pociťovat <text:span text:style-name="T110">příznaky</text:span> <text:span text:style-name="T563">otravy </text:span>(podle nich jde mimo jiné poznat, o jaký jed se jedná).</text:p>
        </text:list-item>
        <text:list-item>
          <text:p text:style-name="P361">Po skončení <text:span text:style-name="T110">latence</text:span> P<text:span text:style-name="T564">án jeskyně</text:span> hází na účinek jedu <text:span text:style-name="T556">a otrávený mu odolává Silou:</text:span></text:p>
          <text:list>
            <text:list-item>
              <text:list>
                <text:list-item>
                  <text:p text:style-name="P361"><text:span text:style-name="T556">Zranění jedem je (</text:span>Síla jedu<text:span text:style-name="T556">)</text:span> + k6</text:p>
                </text:list-item>
                <text:list-item>
                  <text:p text:style-name="P361"><text:soft-page-break/><text:span text:style-name="T557">Odolává se hodem</text:span> Síla + k6</text:p>
                </text:list-item>
              </text:list>
            </text:list-item>
            <text:list-item>
              <text:p text:style-name="P362">Od zranění jedem se neodečítá zbroj.</text:p>
            </text:list-item>
          </text:list>
        </text:list-item>
        <text:list-item>
          <text:p text:style-name="P363">Pokud má jed nějaké další účinky (například slepotu), začnou působit také až po skončení <text:span text:style-name="T110">latence</text:span> a <text:span text:style-name="T569">přetrvají</text:span> dokud neskončí <text:span text:style-name="T110">působení</text:span> jedu, nebo dokud není jed neutralizován.</text:p>
        </text:list-item>
        <text:list-item>
          <text:p text:style-name="P364">Případné vážné zraní způsobené jedem není možné vyléčit, dokud neskončí <text:span text:style-name="T110">působení</text:span> jedu, nebo dokud není jed neutralizován, a to ani<text:span text:style-name="T204"> </text:span><text:span text:style-name="T205">magicky</text:span>.</text:p>
          <text:list>
            <text:list-item>
              <text:p text:style-name="P365">Aby <text:span text:style-name="T110">hojivý rituál</text:span> vyléčil vážné zranění způsobené jedem, musí být seslán po skončení <text:span text:style-name="T110">působení</text:span> jedu, případně po jeho neutralizaci.</text:p>
            </text:list-item>
          </text:list>
        </text:list-item>
      </text:list>
      <text:p text:style-name="P150">Ošetření otráveného pacienta:</text:p>
      <text:list xml:id="list2149250060" text:style-name="L40">
        <text:list-item>
          <text:p text:style-name="P366">Pokud otráveného ošetříš před skončením <text:span text:style-name="T110">latence</text:span>, snížíš tím <text:span text:style-name="T565">dopředu</text:span> zranění, které mu jed následně způsobí, <text:span text:style-name="T559">čímž mu můžeš zachránit život:</text:span></text:p>
          <text:list>
            <text:list-item>
              <text:p text:style-name="P366">Pacient okamžitě umře, pouze pokud zranění způsobené jedem <text:span text:style-name="T283">po odečtení kondice vyléčené ošetřením</text:span> přesáhne jeho <text:span text:style-name="T566">Plnou kondici</text:span>.</text:p>
            </text:list-item>
          </text:list>
        </text:list-item>
        <text:list-item>
          <text:p text:style-name="P367">Zranění způsobené jedem je možné ošetřit jen jednou (ať už v průběhu <text:span text:style-name="T110">latence</text:span>, v průběhu <text:span text:style-name="T110">působení</text:span>, nebo po něm).</text:p>
        </text:list-item>
      </text:list>
      <text:p text:style-name="P149">Neutralizace jedu:</text:p>
      <text:list xml:id="list1004412743" text:style-name="L41">
        <text:list-item>
          <text:p text:style-name="P368"><text:span text:style-name="T557">Pokud je jed neutralizován v průběhu </text:span><text:span text:style-name="T158">latence</text:span><text:span text:style-name="T557">, nebude mít vůbec žádný účinek.</text:span></text:p>
        </text:list-item>
        <text:list-item>
          <text:p text:style-name="P369"><text:soft-page-break/><text:span text:style-name="T560">Neutralizace jedu</text:span> v průběhu <text:span text:style-name="T4">působení</text:span> nevrátí ztracenou kondici ani nevyléčí jedem způsobené vážné zranění, ale odstraní všechny další účinky jedu (jako třeba paralýzu, slepotu a podobně, podle konkrétního jedu) a umožní vyléčit <text:span text:style-name="T558">případné</text:span> vážné zraněn<text:span text:style-name="T561">í</text:span>.</text:p>
        </text:list-item>
      </text:list>
      <text:p text:style-name="P56">TODO: Dokud není jed neutralizován, <text:span text:style-name="T551">nebo neskončí jeho působení</text:span> tak není možné vyléčit ztrátu kondice způsobenou jedem ani případné vážné zranění, a to ani magicky. <text:span text:style-name="T552">Otravu lze pouze ošetřit, což jednorázově vrátí 1 bod kondice, případně 2, pokud jsou na to použity léčitelské potřeby.</text:span></text:p>
      <text:p text:style-name="P57"><text:span text:style-name="T156">Příklad:</text:span><text:span text:style-name="T553"> Jsem otrávený a po skočení latence mě jed zraní za 4 (což je vážné zranění). Ošetří mě léčitel, čímž mi vrátí 2 body kondice (ale zůstane mi vážné zranění). Když by teď na mě seslal kouzlo </text:span><text:span text:style-name="T156">uzdrav lehká zranění</text:span><text:span text:style-name="T553">, nebude to mít žádný účinek, protože veškeré moje zranění je způsobeno jedem, který stále působí. Žádný účinek na mě nebude mít ani </text:span><text:span text:style-name="T156">hojivý rituál</text:span><text:span text:style-name="T553">, který normálně po nejbližším spánku vyléčí všechna lehká i vážná zranění, protože mám jed stále v žilách.<text:line-break/><text:tab/>Následně jsem v boji mečem zraněn za 3. Léčitel mě ošetří, tím mi vrátí 2 body kondice (protože ošetřuje nové zranění, které nebylo způsobené jedem). Následně na mě sešle kouzlo </text:span><text:span text:style-name="T156">uzdrav lehká zranění</text:span><text:span text:style-name="T553">, čímž mi ale vrátí už jen 1 bod kondice – zbylé dva body mi nemůže vyléčit, protože jsem o ně přišel otravou.<text:line-break/><text:tab/>Později skončí působení jedu – znovu se hází na zranění. Tentokrát mě připraví o 3 body kondice, takže mi jich bude chybět celkem 5. Ty si mohu všechny vyléčit, protože jed už přestal působit. Po nejbližším vydatném odpočinku se mi vyléčí i jedem způsobené vážné zranění – léčitel na mě totiž už předtím seslal </text:span><text:span text:style-name="T156">hojivý rituál</text:span><text:span text:style-name="T553">, který na mě neúčinkoval, protože jsem byl stále otrávený, ale nepřestal působit a zaúčinkuje, hned jak bude mít příležitost.</text:span></text:p>
      <text:p text:style-name="P148"><text:soft-page-break/>IDEA: Možná bych mohl druhý damage roll zrušit. Tzn. by byla latence, pak hod na zranění (případně paralýzu či jiný efekt), který může mimo jiné způsobit vážné zranění. Tohle zranění pak potrvá po dobu působení a nepůjde vyléčit jinak než neutralizací jedu.</text:p>
      <text:list xml:id="list565299319" text:style-name="L42">
        <text:list-item>
          <text:p text:style-name="P370">Neutralizace jedu v době latence pořád může pacientovi zachránit život (protože celé zranění vypreventuje).</text:p>
        </text:list-item>
        <text:list-item>
          <text:p text:style-name="P371">Ošetření by mohlo jít použít dvakrát: V době latence (preventivně sníží zranění, které následně jed způsobí) a pak po skončení působení. <text:span text:style-name="T554">P</text:span>o dobu působení nejde zranění <text:span text:style-name="T554">způsobení</text:span> jedem <text:span text:style-name="T554">nijak</text:span> léčit, <text:span text:style-name="T554">tedy ani ošetřením.</text:span></text:p>
        </text:list-item>
      </text:list>
      <text:p text:style-name="P148">/* <text:span text:style-name="T567">IDEA už je zapracována do pravidel výše. Ještě by to asi chtělo názorný příklad.</text:span> */</text:p>
      <text:h text:style-name="P479" text:outline-level="2"><text:bookmark-start text:name="__RefHeading___Toc9078_2234690082"/>Zranění pádem<text:bookmark-end text:name="__RefHeading___Toc9078_2234690082"/></text:h>
      <text:p text:style-name="P39"><text:span text:style-name="T357">Zranění pádem se hází jako ú</text:span>tok se silou 1 za každý metr pádu a zraněním podle toho, kam <text:span text:style-name="T358">padáš: od</text:span> <text:span text:style-name="T386">+</text:span>0 za měkkou lesní půdu <text:span text:style-name="T387">po</text:span> <text:span text:style-name="T386">+</text:span>4 za nastražené bodce.</text:p>
      <text:list xml:id="list22751524838429" text:continue-list="list1927096707" text:style-name="L39">
        <text:list-item>
          <text:p text:style-name="P372">Brání se Finesou.</text:p>
        </text:list-item>
        <text:list-item>
          <text:p text:style-name="P372">Od zranění se odečítá zbroj.</text:p>
        </text:list-item>
      </text:list>
      <text:h text:style-name="Heading_20_1" text:outline-level="1"><text:bookmark-start text:name="__RefHeading___Toc1609_1936223890"/>Zranění, <text:span text:style-name="T349">vyřazení a smrt</text:span><text:bookmark-end text:name="__RefHeading___Toc1609_1936223890"/></text:h>
      <text:p text:style-name="P177"><text:span text:style-name="T450">Útoky, jako je třeba rána zbraní nebo popálení ohnivým kouzlem, způsobují </text:span><text:span text:style-name="T140">fyzické zranění</text:span><text:span text:style-name="T450">. Kouzla útočící na mysl nebo na duši a útoky nehmotných bytostí způsobují </text:span><text:span text:style-name="T139">duševní zranění</text:span><text:span text:style-name="T449">.</text:span></text:p>
      <text:h text:style-name="P446" text:outline-level="3">Lehká a vážná zranění</text:h>
      <text:p text:style-name="P74">Když jsi <text:span text:style-name="T451">v případě fyzického útoku</text:span> <text:span text:style-name="T445">zraněn</text:span> za <text:span text:style-name="T412">stejně nebo méně</text:span> než je tvoje Síla, <text:span text:style-name="T451">nebo v případě duševního útoku za stejně nebo méně než je tvoje Duše,</text:span> j<text:span text:style-name="T412">de</text:span> o <text:span text:style-name="T137">lehké zranění</text:span><text:span text:style-name="T412">. Když za víc,</text:span> <text:span text:style-name="T412">jde o </text:span><text:span text:style-name="T137">vážné zranění</text:span>. <text:span text:style-name="T210">Každé </text:span><text:span text:style-name="T181">vážné zranění</text:span><text:span text:style-name="T210"> se zapisuje zvlášť spolu s tím, kde je a jak bylo způsobeno.</text:span></text:p>
      <text:p text:style-name="P183"><text:span text:style-name="T132">Příklad</text:span><text:span text:style-name="T141">y</text:span><text:span text:style-name="T132">:</text:span></text:p>
      <text:list xml:id="list1220996942" text:style-name="L43">
        <text:list-item>
          <text:p text:style-name="P498">Hluboká sečná rána na levé paži</text:p>
        </text:list-item>
        <text:list-item>
          <text:p text:style-name="P497">Halucinace</text:p>
        </text:list-item>
      </text:list>
      <text:p text:style-name="P74"><text:span text:style-name="T172">Lehké zranění</text:span> jen sníží tvoji kondici. <text:span text:style-name="T182">Vážné zranění</text:span><text:span text:style-name="T411"> sníží tvoji kondici, a navíc:</text:span></text:p>
      <text:list xml:id="list132158905" text:style-name="L44">
        <text:list-item>
          <text:p text:style-name="P373"><text:span text:style-name="T446">Počítáš si nevýhodu na všechny hody, dokud není vyléčeno</text:span>.</text:p>
        </text:list-item>
        <text:list-item>
          <text:p text:style-name="P375"><text:span text:style-name="T448">Vážné fyzické z</text:span>ranění omezuje, co můžeš můžeš dělat.</text:p>
          <text:list>
            <text:list-item>
              <text:p text:style-name="P375">S vážně zraněnou nohou nebo břichem například nemůžeš běhat, s vážně zraněnou rukou asi těžko vyšplháš po laně.</text:p>
              <text:list>
                <text:list-item>
                  <text:p text:style-name="P376">Měl bys na to myslet sám, není úkolem Pána jeskyně ti to neustále připomínat.</text:p>
                </text:list-item>
              </text:list>
            </text:list-item>
          </text:list>
        </text:list-item>
        <text:list-item>
          <text:p text:style-name="P377">Vážné duševní zranění může mít různé <text:span text:style-name="T452">zvláštní</text:span> účinky:</text:p>
          <text:list>
            <text:list-item>
              <text:p text:style-name="P378"><text:soft-page-break/>Halucinace</text:p>
            </text:list-item>
            <text:list-item>
              <text:p text:style-name="P378">Pán jeskyně ti bude čas od času popisovat věci, které neexistují.</text:p>
              <text:list>
                <text:list-item>
                  <text:p text:style-name="P379">Můžeš to hrát, jako kdyby byly skutečné, nebo se rozhodnout nevěřit vůbec ničemu.</text:p>
                </text:list-item>
              </text:list>
            </text:list-item>
            <text:list-item>
              <text:p text:style-name="P380">Stihomam</text:p>
              <text:list>
                <text:list-item>
                  <text:p text:style-name="P380"><text:span text:style-name="T453">V</text:span>idíš nebezpečí za každým rohem, <text:span text:style-name="T454">ničím si nejsi jistý.</text:span></text:p>
                </text:list-item>
                <text:list-item>
                  <text:p text:style-name="P382">Můžeš hrát strach, nebo třeba extrémní paranoiu.</text:p>
                </text:list-item>
              </text:list>
            </text:list-item>
            <text:list-item>
              <text:p text:style-name="P381">Ztráta paměti</text:p>
              <text:list>
                <text:list-item>
                  <text:p text:style-name="P383">Nevíš, kdo jsi, jak ses sem dostal, co tu děláš, kdo jsou ostatní.</text:p>
                </text:list-item>
                <text:list-item>
                  <text:p text:style-name="P384">Paměť se ti vrátí, až bude vážné zranění vyléčeno.</text:p>
                </text:list-item>
              </text:list>
            </text:list-item>
          </text:list>
        </text:list-item>
      </text:list>
      <text:p text:style-name="P99">To, že jsi zraněný, neznamená, že nemůžeš nic dělat. Znamená to jen, že to nepůjde tak jednoduše. Když budete například někam šplhat, mohou ti ostatní pomoci, nebo tě <text:span text:style-name="T457">třeba</text:span> vytáhnout na laně.</text:p>
      <text:h text:style-name="Heading_20_2" text:outline-level="2"><text:bookmark-start text:name="__RefHeading___Toc4420_445933958"/>Vyřazení <text:span text:style-name="T208">a bezvědomí</text:span><text:bookmark-end text:name="__RefHeading___Toc4420_445933958"/></text:h>
      <text:p text:style-name="P75">Když tv<text:span text:style-name="T388">oje</text:span> aktuální <text:span text:style-name="T388">kondice</text:span> klesne na <text:span text:style-name="T214">nulu</text:span> nebo méně, jsi vyřazený. Nejsi schopen <text:span text:style-name="T209">boje, můžeš se pouze plazit a mluvit zvládneš jen potichu, pomalu a s obtížemi.</text:span></text:p>
      <text:list xml:id="list1841056286" text:style-name="L45">
        <text:list-item>
          <text:p text:style-name="P385">Když se musíš bránit, počítáš si velkou nevýhodu.</text:p>
        </text:list-item>
      </text:list>
      <text:p text:style-name="P76">Když <text:span text:style-name="T409">máš víc kondice v záporu, než je tvoje</text:span> <text:span text:style-name="T409">Síla</text:span>, jsi v bezvědomí.</text:p>
      <text:list xml:id="list1444243761" text:style-name="L46">
        <text:list-item>
          <text:p text:style-name="P386">Nemůžeš se vůbec bránit. Tvoje obrana je 0 + k6.</text:p>
        </text:list-item>
      </text:list>
      <text:h text:style-name="P480" text:outline-level="2"><text:bookmark-start text:name="__RefHeading___Toc3092_3000536483"/><text:soft-page-break/>Okamžitá smrt<text:bookmark-end text:name="__RefHeading___Toc3092_3000536483"/></text:h>
      <text:p text:style-name="P139">Když jsi jednou ranou zraněn za víc, než je tvoje maximální kondice, na místě umíráš. Platí to i pro duševní zranění. V tomto případě se nehází na přežití.</text:p>
      <text:h text:style-name="Heading_20_3" text:outline-level="3">Nesmrtící útok</text:h>
      <text:p text:style-name="P138">Když <text:span text:style-name="T540">chceš</text:span> protivníka <text:span text:style-name="T540">dostat živého, můžeš záměrně cílit na na místa, kde ho rána vyřadí, ale nezabije.</text:span></text:p>
      <text:list xml:id="list4032931403" text:style-name="L47">
        <text:list-item>
          <text:p text:style-name="P387">Při nesmrtícím útoku si počítáš nevýhodu (-1). Tvůj zásah stále může způsobit vážné zranění, ale nikoliv okamžitou smrt.</text:p>
        </text:list-item>
      </text:list>
      <text:h text:style-name="Heading_20_3" text:outline-level="3">Omračující zbra<text:span text:style-name="T541">ně a kouzla</text:span></text:h>
      <text:p text:style-name="P137">Některé zbraně, jako třeba obušek, a některá kouzla, nemohou způsobit <text:span text:style-name="T110">vážné zranění</text:span> ani <text:span text:style-name="T110">okamžitou smrt</text:span>. Zásah takovou zbraní nebo kouzlem způsobí vždy lehké zranění.</text:p>
      <text:h text:style-name="P481" text:outline-level="2"><text:bookmark-start text:name="__RefHeading___Toc1617_1936223890"/>Hod na přežití<text:bookmark-end text:name="__RefHeading___Toc1617_1936223890"/></text:h>
      <text:p text:style-name="P14">Kdykoliv <text:span text:style-name="T394">tvoje kondice klesne pod nulu</text:span>, hrozí ti smrt. <text:span text:style-name="T395">Pokud ti do několika minut nikdo nepomůže,</text:span> <text:span text:style-name="T211">musíš si hodit na Sílu:</text:span></text:p>
      <text:list xml:id="list1151824908" text:style-name="L48">
        <text:list-item>
          <text:p text:style-name="P388">Když ti padne více než <text:span text:style-name="T313">kolik máš</text:span> <text:span text:style-name="T393">kondice</text:span> <text:span text:style-name="T313">v záporu</text:span>, přežiješ.</text:p>
        </text:list-item>
        <text:list-item>
          <text:p text:style-name="P388">V opačném případě umíráš.</text:p>
        </text:list-item>
      </text:list>
      <text:p text:style-name="P77"><text:span text:style-name="T212">Jde o hod na vlastnost a</text:span> počítají <text:span text:style-name="T392">se k němu příslušné</text:span> postihy,<text:span text:style-name="T15"> </text:span><text:span text:style-name="T16">například</text:span> za případné vážné zranění <text:span text:style-name="T392">trupu nebo hlavy</text:span>. <text:span text:style-name="T455">Hází se vždy na Sílu nehledě na to, zda bylo zranění způsobeno fyzickým či duševním útokem.</text:span></text:p>
      <text:h text:style-name="P482" text:outline-level="2"><text:bookmark-start text:name="__RefHeading___Toc3094_3000536483"/><text:soft-page-break/>Ošetření zranění<text:bookmark-end text:name="__RefHeading___Toc3094_3000536483"/></text:h>
      <text:p text:style-name="P82">Ošetření zranění trvá několik minut.</text:p>
      <text:list xml:id="list3136773865" text:style-name="L49">
        <text:list-item>
          <text:p text:style-name="P389">Když musíš improvizovat (máš například jen čistou vodu a obvazy z roztrhané košile), nebo když se ošetřuješ sám a na zranění pořádně nedosáhneš, v<text:span text:style-name="T398">yléčí</text:span>š jen 1 bod kondice.</text:p>
        </text:list-item>
        <text:list-item>
          <text:p text:style-name="P390"><text:span text:style-name="T416">Když</text:span> máš léčitelské potřeby, vyléčíš 2 body kondice.<office:annotation office:name="__Annotation__2944_3000536483"><dc:creator>York </dc:creator><dc:date>2018-02-16T13:28:00.604000000</dc:date><loext:sender-initials>Y</loext:sender-initials><text:p text:style-name="P504"><text:span text:style-name="T614">Ošetření vrací fixní počet životů, protože to je jednodušší než házení.</text:span></text:p><text:p text:style-name="P504"><text:span text:style-name="T614"/></text:p><text:p text:style-name="P504"><text:span text:style-name="T614">Po zrušení dovedností už není nutný, aby léčitel léčil víc než neléčitel (ale šlo by samozřejmě říct, že vrací o 1 život víc). A není taky nutný, aby léčitel byl k něčemu, i když postavy mají k dispozici léčivá kouzla (o ta ostatně mohou přijít).</text:span></text:p></office:annotation> <text:span text:style-name="T414">Pokud byl před tím pacient ošetřen improvizovaně, tak mu doléčíš už jen jeden bod.</text:span></text:p>
        </text:list-item>
        <text:list-item>
          <text:p text:style-name="P391">Ošetření vrací i kondici ztracenou duševním útokem, probíhá ale samozřejmě trochu jinak (uklidňující slova, podání alkohol, a podobně).</text:p>
        </text:list-item>
        <text:list-item>
          <text:p text:style-name="P392"><office:annotation office:name="__Annotation__2945_3000536483"><dc:creator>York </dc:creator><dc:date>2018-02-16T13:32:12.400000000</dc:date><loext:sender-initials>Y</loext:sender-initials><text:p text:style-name="P504"><text:span text:style-name="T614">Když ošetření vrací životy, tak nepotřebuju speciální pravidlo pro resuscitaci. Vrácení životů zvýší umírajícímu šanci na stabilizaci hodem na Sílu.</text:span></text:p></office:annotation>Pokud je kondice pacienta i po ošetření stále <text:span text:style-name="T396">pod nulou</text:span>, musí si hodit na Sílu, jestli přežije (viz <text:span text:style-name="T287">Hod na přežití</text:span>).<office:annotation-end office:name="__Annotation__2945_3000536483"/></text:p>
        </text:list-item>
      </text:list>
      <text:p text:style-name="P82"><text:span text:style-name="T415">Ošetřují se všechna zranění najednou</text:span>, nikoliv každé zvlášť.</text:p>
      <text:h text:style-name="Heading_20_2" text:outline-level="2"><text:bookmark-start text:name="__RefHeading___Toc2693_920690617"/>Léčení zranění<text:bookmark-end text:name="__RefHeading___Toc2693_920690617"/></text:h>
      <text:list xml:id="list4052398312" text:style-name="L50">
        <text:list-item>
          <text:p text:style-name="P393">Po vydatném odpočinku se ti vrátí kondice na maximum, vážná zranění ale zůstávají.</text:p>
          <text:list>
            <text:list-item>
              <text:p text:style-name="P394">Takto se léčí veškerá ztracená kondice nehledě na to, jestli byla způsobena fyzickým či duševním útokem a jestli šlo o lehké nebo vážné zranění.</text:p>
            </text:list-item>
          </text:list>
        </text:list-item>
      </text:list>
      <text:list xml:id="list22751529213781" text:continue-list="list132158905" text:style-name="L44">
        <text:list-item>
          <text:p text:style-name="P374"><text:span text:style-name="T391">Vážná zranění se přirozenou cestou l</text:span>éčí týdny až měsíce a je na to obvykle potřeba péče léčitele a klid na lůžku.</text:p>
          <text:list>
            <text:list-item>
              <text:p text:style-name="P395">Přetrvává pouze nevýhoda na všechny hody a herní důsledky zranění (nemožnost běhat, halucinace, atd.). Kondice ztracená v důsledku vážného zranění se ti vrátí po prvním vydatném odpočinku.</text:p>
            </text:list-item>
          </text:list>
        </text:list-item>
      </text:list>
      <text:h text:style-name="Heading_20_2" text:outline-level="2"><text:bookmark-start text:name="__RefHeading___Toc2695_920690617"/><text:soft-page-break/>Magická léčba<text:bookmark-end text:name="__RefHeading___Toc2695_920690617"/></text:h>
      <text:list xml:id="list3473464818" text:style-name="L51">
        <text:list-item>
          <text:p text:style-name="P396">Léčivá kouzla a lektvary léčí pouze ztracenou kondici, nikoliv vážná zranění.</text:p>
        </text:list-item>
      </text:list>
      <text:list xml:id="list830090363" text:style-name="L52">
        <text:list-item>
          <text:p text:style-name="P397">Když na tebe někdo sešle <text:span text:style-name="T110">Hojivý rituál</text:span>, <text:span text:style-name="T399">nebo tě pomaže kouzelnou </text:span><text:span text:style-name="T134">Hojivou mastí</text:span><text:span text:style-name="T399">, </text:span>po nejbližším vydatném odpočinku <text:span text:style-name="T413">se ti kromě snížené kondice vyléčí</text:span> všechna vážná zranění.</text:p>
        </text:list-item>
      </text:list>
      <text:h text:style-name="Heading_20_3" text:outline-level="3">Záchrana života <text:span text:style-name="T397">léčivou magií</text:span></text:h>
      <text:list xml:id="list22750953780469" text:continue-list="list22751529213781" text:style-name="L44">
        <text:list-item>
          <text:p text:style-name="P398"><text:span text:style-name="T133">L</text:span><text:span text:style-name="T110">éčiv</text:span><text:span text:style-name="T133">ý</text:span><text:span text:style-name="T110"> lektvar</text:span> umírajícího zachrání automaticky.</text:p>
        </text:list-item>
        <text:list-item>
          <text:p text:style-name="P398">Léčiv<text:span text:style-name="T410">é</text:span> kouzl<text:span text:style-name="T410">o vyléčí část ztracené kondice, čímž usnadní následný </text:span><text:span text:style-name="T288">Hod na přežití</text:span><text:span text:style-name="T410">. Hází se až několik minut poté, co umírajícího přestaneš ošetřovat nebo na něj sesílat léčivá kouzla, takže pokud budeš sesílání opakovat,</text:span> záchrana je jen otázkou času.</text:p>
        </text:list-item>
      </text:list>
      <text:h text:style-name="P460" text:outline-level="1"><text:bookmark-start text:name="__RefHeading___Toc1631_1936223890"/>Pasti<text:bookmark-end text:name="__RefHeading___Toc1631_1936223890"/></text:h>
      <text:p text:style-name="P95"><text:span text:style-name="T456">Při h</text:span>ledání a zneškodňování <text:span text:style-name="T456">popisuj</text:span>, kde a jak hledá<text:span text:style-name="T314">š</text:span>, kam si stoupá<text:span text:style-name="T314">š</text:span>, když otevírá<text:span text:style-name="T314">š</text:span> dveře, a podobně. <text:span text:style-name="T314">Když při spuštění pasti nejsi v prostoru, který past zasáhne, nic se ti nestane. Když ale naopak uděláš to, co past spouští, tak si proti ní rovnou házíš na obranu.</text:span></text:p>
      <text:p text:style-name="P96">TODO: Jak dlouho trvá hledání.</text:p>
      <text:p text:style-name="P97">… Můžeš tedy sice v principu pečlivě prohledat každý kousek podzemí, ale zabralo by to strašně moc času.</text:p>
      <text:h text:style-name="P469" text:outline-level="2"><text:bookmark-start text:name="__RefHeading___Toc6147_680752183"/><text:span text:style-name="T323">Nápadnost</text:span> pasti<text:bookmark-end text:name="__RefHeading___Toc6147_680752183"/></text:h>
      <text:p text:style-name="P47">/* <text:span text:style-name="T385">Zrušit */</text:span></text:p>
      <text:p text:style-name="P47"><text:span text:style-name="T315">Pokud pomalu a opatrně prozkoumáváš podzemí, máš šanci, že si</text:span> hrozícího nebezpečí všimneš. Můžeš třeba zahlédnout lanko natažené přes chodbu, nebo nápadně velkou štěrbinu mezi dlaždicemi.</text:p>
      <text:list xml:id="list3515410871" text:style-name="L53">
        <text:list-item>
          <text:p text:style-name="P221"><text:span text:style-name="T316">Pasti</text:span> si všimneš, když Finesou hodíš víc, než je <text:span text:style-name="T317">její</text:span> <text:span text:style-name="T110">nápadnost</text:span>.</text:p>
        </text:list-item>
      </text:list>
      <text:p text:style-name="P48"><text:span text:style-name="T110">Nápadnost</text:span> pasti se pohybuje od 1 (nezakrytá past přímo na očích) do 20 (mistrovská past vyrobená jako součást stavby).</text:p>
      <text:h text:style-name="Heading_20_2" text:outline-level="2"><text:bookmark-start text:name="__RefHeading___Toc1633_1936223890"/>Účinek pasti<text:bookmark-end text:name="__RefHeading___Toc1633_1936223890"/></text:h>
      <text:p text:style-name="P163">Spuštění pasti se obvykle hází jako jednorázový útok – past má <text:span text:style-name="T318">bojové číslo stejně jako postavy</text:span>. <text:span text:style-name="T319">Ti, kdo se nachází v zasaženém prostoru, si hází na obranu</text:span>.<text:line-break/><text:tab/><text:span text:style-name="T320">Pán jeskyně následně popíše výsledek: Když se těsně ubráníš před propadlovou pastí, může to popsat třeba tak, že ses na po</text:span><text:soft-page-break/><text:span text:style-name="T320">slední chvíli zachytil za hranu dlaždice a visíš za jednu ruku dolů do díry. Když se ubráníš o hodně, zřejmě jsi včas uskočil. /* TODO: Udělat z toho pravidlo: Přehození pasti o 3 a víc = žádný vedlejší efekt. Přehození o 0-2 = prekérní situace nebo nevýhoda (pokud to dává smysl). Příklady: Visíš nohama do propadla, po uskočení jsi skončil na zemi, atd. */</text:span></text:p>
      <text:p text:style-name="P164">TODO: Past si počítá <text:span text:style-name="T603">bonus</text:span> za přípravu (+2) <text:span text:style-name="T604">pouze v případě, že do ní někdo oběť cíleně naláká</text:span>.</text:p>
      <text:h text:style-name="Heading_20_2" text:outline-level="2"><text:bookmark-start text:name="__RefHeading___Toc1635_1936223890"/>Líčení pastí<text:bookmark-end text:name="__RefHeading___Toc1635_1936223890"/></text:h>
      <text:p text:style-name="P16">Past může nalíčit kdokoliv. <text:span text:style-name="T220">Popiš</text:span>, jak bude vypadat, z čeho ji vyrábí<text:span text:style-name="T321">š</text:span> a za jakých podmínek se bude spouštět. Útok pasti je pak stejný, jako by<text:span text:style-name="T221">s</text:span> útočil svou Finesou s použitím zbraně srovnatelného účinku. Past hází na útok stejnou kostkou jako <text:span text:style-name="T222">ty</text:span>.</text:p>
      <text:p text:style-name="Example"><text:span text:style-name="T110">Příklad:</text:span> Postava na druhé úrovni s Finesou 2 vyrobí <text:span text:style-name="T223">improvizovanou</text:span> past z<text:span text:style-name="T224">e</text:span> svojí kuše. Past bude mít <text:span text:style-name="T322">útok</text:span> <text:span text:style-name="T322">k6 + 3/4.</text:span></text:p>
      <text:h text:style-name="Heading_20_1" text:outline-level="1"><text:bookmark-start text:name="__RefHeading___Toc6149_680752183"/>Magie<text:bookmark-end text:name="__RefHeading___Toc6149_680752183"/></text:h>
      <text:p text:style-name="P156"><text:span text:style-name="T328">K</text:span>dysi bývala <text:span text:style-name="T328">magie</text:span> běžná, <text:span text:style-name="T327">její tajemství jsou však už dávno zapomenuta. Jediné, co zbývá, jsou relikty dávných říší – magické předměty a knihy nebo svitky se zapsanými kouzly.</text:span></text:p>
      <text:p text:style-name="P13">Nový text:</text:p>
      <text:h text:style-name="P455" text:outline-level="4">Použití magických předmětů</text:h>
      <text:p text:style-name="P158">Karty se rámečkem s drobounkými stříbrnými runami představují magické předměty a kouzla. Když některá z postav holou rukou dotkne libovolného z těchto předmětů, ucítí jemné brnění.</text:p>
      <text:list xml:id="list1890403544" text:style-name="L54">
        <text:list-item>
          <text:p text:style-name="P399">Až se to poprvé stane, nezapomeň to hráčům popsat.</text:p>
        </text:list-item>
        <text:list-item>
          <text:p text:style-name="P400">Postavy takto poznají, jestli je libovolný předmět magický, musí se jej ale na to dotknout.</text:p>
        </text:list-item>
      </text:list>
      <text:p text:style-name="P159"><text:span text:style-name="T584">Předmět se následně pokusí s postavou</text:span> „sladit“. <text:span text:style-name="T591">Ta to může odmítnout, v tom případě se nic nestane. Když tomu nechá volný průběh, brnění se změní v příjemný, hřejivý pocit. Od té chvíle má postava předmět </text:span><text:span text:style-name="T162">připoutaný</text:span><text:span text:style-name="T591">.</text:span></text:p>
      <text:list xml:id="list4067464357" text:style-name="L55">
        <text:list-item>
          <text:p text:style-name="P401"><text:span text:style-name="T584">Připoutání předmětu zabere jedno kolo </text:span><text:span text:style-name="T161">soustředění</text:span><text:span text:style-name="T585">.</text:span></text:p>
        </text:list-item>
        <text:list-item>
          <text:p text:style-name="P402"><text:span text:style-name="T586">Na odpoutání stačí pomyslet (nestojí to akci)</text:span>.</text:p>
        </text:list-item>
      </text:list>
      <text:p text:style-name="P159">Některé předměty není možné připoutat. <text:span text:style-name="T592">Při dotyku se s postavou nepokusí sladit</text:span>.</text:p>
      <text:list xml:id="list2902618371" text:style-name="L56">
        <text:list-item>
          <text:p text:style-name="P403">Není možné připoutat předmět, který má již připoutaný někdo jiný.</text:p>
        </text:list-item>
        <text:list-item>
          <text:p text:style-name="P403">Připoutat také nejdou různé <text:span text:style-name="T587">magické</text:span> pasti, <text:span text:style-name="T587">očarované</text:span> truhly a podobně, které jsou „pořád aktivní“.</text:p>
        </text:list-item>
      </text:list>
      <text:h text:style-name="P456" text:outline-level="4"><text:soft-page-break/>Jak postava pozná, co předmět dělá?</text:h>
      <text:p text:style-name="P160">Když si postava připoutá nějaký magický předmět <text:span text:style-name="T588">(včetně lektvarů a svitků s kouzly)</text:span>, tak tím také zjistí, jak se používá a co dělá. Můžeš tedy rovnou dát hráči <text:span text:style-name="T589">příslušnou</text:span> kartu <text:span text:style-name="T589">a pokud je to kouzlo, tak mu také vysvětlit, jak se sesílá (viz následující odstavec)</text:span>.</text:p>
      <text:list xml:id="list2697315992" text:style-name="L57">
        <text:list-item>
          <text:p text:style-name="P404">Některé magické předměty mají svou funkci utajenou, případně <text:span text:style-name="T590">o sobě</text:span> neprozradí úplně všechno. <text:span text:style-name="T590">Co dělají musí postavy zjistit jinak – například si to přečíst v nějaké staré knize.</text:span></text:p>
          <text:list>
            <text:list-item>
              <text:p text:style-name="P405"><text:span text:style-name="T593">Na kartě je pak napsáno například: </text:span><text:span text:style-name="T163">Magický předmět neznámé funkce</text:span><text:span text:style-name="T110">.</text:span></text:p>
            </text:list-item>
          </text:list>
        </text:list-item>
      </text:list>
      <text:p text:style-name="P103">Lektvary účinkují, i když nejsou připoutané. Připoutat ale jdou a postava tím zjistí, co lektvar dělá.</text:p>
      <text:h text:style-name="P455" text:outline-level="4">Sesílání kouzel</text:h>
      <text:p text:style-name="P157">Kouzlo je možné seslat pouze z připoutaného svitku. Sesílání zabere <text:span text:style-name="T583">jednu </text:span>minutu. Tím má postava kouzlo připravené a kdykoliv později jej může selat vyslovením zaklínací formule uvedené na kartě s kouzlem v jedné akci <text:span text:style-name="T110">soustředění</text:span>.</text:p>
      <text:p text:style-name="P13">Starý text:</text:p>
      <text:h text:style-name="P471" text:outline-level="2"><text:bookmark-start text:name="__RefHeading___Toc6151_680752183"/>Připoutání <text:span text:style-name="T340">magického</text:span> <text:span text:style-name="T333">předmětu</text:span><text:bookmark-end text:name="__RefHeading___Toc6151_680752183"/></text:h>
      <text:p text:style-name="P52"><text:span text:style-name="T324">A</text:span>bys mohl využít magické vlastnosti kouzeln<text:span text:style-name="T340">ého</text:span> předmět<text:span text:style-name="T340">u</text:span>, musíš si je<text:span text:style-name="T340">j</text:span> nejdřív připoutat. <text:span text:style-name="T384">V jednu chvíli můžeš mít připoutaných nejvýše tolik magických předmětů, kolik je tvoje úroveň.<text:line-break/><text:tab/>Není možné připoutat si předmět, který má připoutaný někdo jiný.</text:span></text:p>
      <text:h text:style-name="P454" text:outline-level="4"><text:soft-page-break/>Rituál připoutání</text:h>
      <text:p text:style-name="P53"><text:span text:style-name="T331">Připoutání předmětu vyžaduje minutu nepřerušeného </text:span><text:span text:style-name="T123">soustředění</text:span> (20 kol)<text:span text:style-name="T325">.</text:span></text:p>
      <text:h text:style-name="P454" text:outline-level="4"><text:span text:style-name="T332">O</text:span>dpoutání <text:span text:style-name="T332">předmětu</text:span></text:h>
      <text:p text:style-name="P54">Zrušení připoutání vyžaduje <text:span text:style-name="T326">vyžaduje jedno kolo </text:span><text:span text:style-name="T124">soustředění</text:span><text:span text:style-name="T326"> na každý předmět</text:span>. /* <text:span text:style-name="T594">Ne, protože pak by výměna předmětu za jiný nezabrala 1 kolo ale 2.</text:span> */</text:p>
      <text:h text:style-name="P483" text:outline-level="2"><text:bookmark-start text:name="__RefHeading___Toc6153_680752183"/>Kouzla<text:bookmark-end text:name="__RefHeading___Toc6153_680752183"/></text:h>
      <text:p text:style-name="P12">Nový text:</text:p>
      <text:p text:style-name="P12">/* <text:span text:style-name="T595">Asi to budu muset přepsat do 3. osoby, páč to říkám PJovi.</text:span> */</text:p>
      <text:p text:style-name="P155"><text:span text:style-name="T580">Abys mohl seslat kouzlo, musíš si nejprve připoutat svitek, na kterém je napsané. Na to se jej musíš dotknout a strávit jedno kolo </text:span><text:span text:style-name="T160">soustředěním</text:span><text:span text:style-name="T580">. Poté musíš celý text na svitku</text:span> <text:span text:style-name="T581">nahlas a srozumitelně</text:span> přečíst. <text:span text:style-name="T580">U jednoduchých kouzel to </text:span>zabere minutu, v případě rituálů to trvá déle. <text:span text:style-name="T580">Sesílání dokončíš tím, že nahlas a srozumitelně vyslovíš</text:span> zaklínací formuli, která je uvedená na kartě s kouzlem.<text:line-break/><text:tab/><text:span text:style-name="T582">Formuli ovšem n</text:span>e<text:span text:style-name="T580">musíš </text:span>vyslovit hned. <text:span text:style-name="T580">Kouzlo tedy můžeš mít „předseslané“ a kdykoliv později jej seslat vyslovením zaklínací formule, což vyžaduje jen jedno kolo </text:span><text:span text:style-name="T160">soustředění</text:span><text:span text:style-name="T580">.</text:span></text:p>
      <text:list xml:id="list3477411899" text:style-name="L58">
        <text:list-item>
          <text:p text:style-name="P406">Při vyslovení zaklínací formule nemusíš svitek držet, dokonce jej ani nemusíš mít u sebe (při připoutávání a čtení kouzla samozřejmě ano).</text:p>
        </text:list-item>
      </text:list>
      <text:p text:style-name="P154">Když chceš kouzlo seslat znovu, musíš opět přečíst celý text svitku. <text:span text:style-name="T579">Od druhé úrovně si budeš moci připoutat víc magických předmětů najednou, takže budeš moci mít předseslaných víc kouzel.</text:span></text:p>
      <text:p text:style-name="P12">Starý text:</text:p>
      <text:p text:style-name="P61"><text:soft-page-break/>Klíčem k <text:span text:style-name="T334">sesílání</text:span> kouzel je znalost jazyka, v němž je kouzlo sesláno. <text:span text:style-name="T334">Přeříkat text zaklínadla ovšem nestačí – magie není skryta ve slovech, ale ve svitku nebo grimoáru.<text:line-break/><text:tab/>K seslání kouzla je potřeba:</text:span></text:p>
      <text:list xml:id="list3799141376" text:style-name="L59">
        <text:list-item>
          <text:p text:style-name="P222">Držet svitek nebo grimoár, v němž je kouzlo zapsáno.</text:p>
        </text:list-item>
        <text:list-item>
          <text:p text:style-name="P223">Nahlas přečíst plné znění kouzla, nebo nahlas vyslovit <text:span text:style-name="T110">zaklínací formuli</text:span><text:span text:style-name="T172">, </text:span><text:span text:style-name="T177">nebo nejdříve kouzlo předseslat (tím dojde k připoutání předmětu s kouzlem) a poté vyslovit </text:span><text:span text:style-name="T126">zaklínací formuli</text:span>.</text:p>
        </text:list-item>
      </text:list>
      <text:h text:style-name="P447" text:outline-level="3">Seslání plným zněním</text:h>
      <text:p text:style-name="P62"><text:span text:style-name="T335">Přečíst celý text kouzla zabere zhruba minutu (20 kol)</text:span>. <text:span text:style-name="T335">Kouzlo tím není spotřebováno, opakovaným přečtením jej tedy můžeš seslat znovu.<text:line-break/><text:tab/>Pro seslání kouzla plným zněním je třeba znát jazyk i písmo, v němž je kouzlo napsáno.</text:span></text:p>
      <text:h text:style-name="P447" text:outline-level="3">Seslání zaklínací formulí</text:h>
      <text:p text:style-name="P63">Kouzla na svitcích mají obvykle na začátku uvedenu <text:span text:style-name="T110">zaklínací formuli</text:span>. Jejím prostřednictví je možné kouzlo seslat <text:span text:style-name="T337">v jedné</text:span> akci. <text:span text:style-name="T338">T</text:span>ím <text:span text:style-name="T338">je</text:span> ovšem spotřebováno – text ze svitku zmizí a magie z něj vyprchá. V ruce ti zůstane jen obyčejný kus starého papíru.<text:line-break/><text:tab/><text:span text:style-name="T336">K vyslovení zaklínací formule nemusíš znát jazyk a písmo kouzla, stačí, když tě ji někdo naučí.</text:span></text:p>
      <text:h text:style-name="P447" text:outline-level="3">Předseslání</text:h>
      <text:p text:style-name="P64">Poslední variantou, jak použít kouzlo, je předseslání. Probíhá stejně jako seslání plným zněním, efekt kouzla ale nenastane hned, ale až po vyslovení <text:span text:style-name="T110">zaklínací formule</text:span>.<text:line-break/><text:tab/><text:span text:style-name="T339">Předsesláním kouzla dojde k připoutání předmětu s kouzlem. </text:span><text:soft-page-break/><text:span text:style-name="T339">Jeho sesláním se předmět odpoutá. Není tedy možné předseslat kouzlo ze svitku nebo jiného předmětu, z nějž má kouzlo předseslané někdo jiný.<text:line-break/><text:tab/>Je možné předseslat kouzlo, které u sebe nemá uvedenou zaklínací formuli – v rámci předsesílání si vytvoříš vlastní.<text:line-break/><text:tab/>Každé kouzlo můžeš mít připoutané či předseslané jen jednou. To například znamená, že když si připoutáš </text:span><text:span text:style-name="T130">Hůl ohně</text:span><text:span text:style-name="T339">, které umožňuje sesílat </text:span><text:span text:style-name="T130">Ohnivou kouli</text:span><text:span text:style-name="T339">, nemůžeš si současně předseslat </text:span><text:span text:style-name="T130">Ohnivou kouli</text:span><text:span text:style-name="T339"> ze svitku.</text:span></text:p>
      <text:h text:style-name="Heading_20_3" text:outline-level="3">Zraňující kouzla</text:h>
      <text:p text:style-name="P135">Jak<text:span text:style-name="T608">ou vlastností</text:span> se cíl brání, pokud tě neohrožuje, je vždy napsáno v popisu kouzla. Obecně platí, že:</text:p>
      <text:list xml:id="list1170822885" text:style-name="L60">
        <text:list-item>
          <text:p text:style-name="P407">Kouzlům, před kterým<text:span text:style-name="T536">i</text:span> je možné uhnout (různé magické projektily a podobně), se brání Finesou, <text:span text:style-name="T535">případně s velkým štítem Silou</text:span>.</text:p>
        </text:list-item>
        <text:list-item>
          <text:p text:style-name="P408">Kouzlům, <text:span text:style-name="T537">před nimiž</text:span> uhnout <text:span text:style-name="T537">dost dobře nejde</text:span> (například <text:span text:style-name="T538">když </text:span>kouzlo přímo zapálí určený cíl), se odolává Silou.</text:p>
        </text:list-item>
        <text:list-item>
          <text:p text:style-name="P407">Kouzlům působícím na duši nebo na mysl a kouzlům způsobujícím duševní zranění se odolává Duší.</text:p>
        </text:list-item>
      </text:list>
      <text:h text:style-name="Heading_20_2" text:outline-level="2"><text:bookmark-start text:name="__RefHeading___Toc6155_680752183"/>Rituály<text:bookmark-end text:name="__RefHeading___Toc6155_680752183"/></text:h>
      <text:p text:style-name="P34"><text:span text:style-name="T172">Rituály </text:span><text:span text:style-name="T178">bývají</text:span><text:span text:style-name="T172"> zapsané v magických knihách, nebo na velmi dlouhých svitcích. K </text:span><text:span text:style-name="T179">úspěšnému</text:span><text:span text:style-name="T172"> provedení rituálu nestačí přečíst text, je třeba</text:span><text:span text:style-name="T179"> splnit následující podmínky:</text:span></text:p>
      <text:list xml:id="list3793062782" text:style-name="L61">
        <text:list-item>
          <text:p text:style-name="P340">Alespoň jeden z členů týmu musí znát jazyk a písmo rituálu. Tato osoba musí v průběhu rituálu držet svitek nebo knihu s rituálem.</text:p>
        </text:list-item>
        <text:list-item>
          <text:p text:style-name="P340"><text:soft-page-break/>Součet hodnocení Duše členů rituálu musí být stejný nebo větší než Síla rituálu.</text:p>
        </text:list-item>
        <text:list-item>
          <text:p text:style-name="P340">Je třeba přesně provést postup a použít všechny předepsané suroviny.</text:p>
        </text:list-item>
      </text:list>
      <text:p text:style-name="P35"><text:span text:style-name="T172">Rituály není možné </text:span><text:span text:style-name="T206">připravit</text:span><text:span text:style-name="T172"> ani seslat vyslovením </text:span><text:span text:style-name="T110">zaklínací formule</text:span><text:span text:style-name="T172">.</text:span></text:p>
      <text:h text:style-name="Heading_20_2" text:outline-level="2"><text:bookmark-start text:name="__RefHeading___Toc4422_445933958"/>Soustředění<text:bookmark-end text:name="__RefHeading___Toc4422_445933958"/></text:h>
      <text:p text:style-name="P40"><text:span text:style-name="T364">Některá kouzla, schopnosti či rituály vyžadují </text:span><text:span text:style-name="T131">soustředění</text:span><text:span text:style-name="T364">. V souboji je třeba použít stejnojmennou akci, což znamená, že ve stejném kole nemůžeš použít akci jinou (ani </text:span><text:span text:style-name="T131">soustředěnou obranu</text:span><text:span text:style-name="T364">). V průběhu soustředění se můžeš pohybovat nejvýše pomalou chůzí.<text:line-break/><text:tab/>Když ti někdo úspěšně </text:span><text:span text:style-name="T125">zabrání v akci</text:span><text:span text:style-name="T329">, tak ti tím zabrání v </text:span><text:span text:style-name="T125">soustředění</text:span><text:span text:style-name="T329"> už v tomto kole. Když tě někdo nebo něco v průběhu </text:span><text:span text:style-name="T125">soustředění</text:span><text:span text:style-name="T329"> úspěšně zasáhne (nemusí tě zranit, stačí, když přehodí tvůj hod ), tak tím tvé soustředění přeruší. V kole, kdy jsi zasažen, ještě </text:span><text:span text:style-name="T125">soustředění</text:span><text:span text:style-name="T329"> máš, v následujícím už ne.</text:span></text:p>
      <text:h text:style-name="P461" text:outline-level="1"><text:bookmark-start text:name="__RefHeading___Toc1637_1936223890"/>Úrov<text:span text:style-name="T605">ně</text:span><text:bookmark-end text:name="__RefHeading___Toc1637_1936223890"/></text:h>
      <text:p text:style-name="P15">V dávných ruinách jsou ukryté krystaly nabité <text:span text:style-name="T219">prastarou</text:span> mocí a věděním. <text:span text:style-name="T219">Každý takový krystal, jehož se dotkneš, tě trochu posílí – za každý získáš jeden bod moci. V jednom podzemí jich může být víc – vždy vycítíš, jestli někde poblíž ještě zbývá nějaký, kterého ses zatím nedotknul.</text:span></text:p>
      <text:list xml:id="list1633238966" text:style-name="L62">
        <text:list-item>
          <text:p text:style-name="P409">Pokaždé, když nasbíráš počet bodů <text:span text:style-name="T602">moci</text:span> rovný tvé stávající úrovni, postoupíš na další úroveň.</text:p>
          <text:list>
            <text:list-header>
              <text:p text:style-name="P499"><text:span text:style-name="T110">Příklad:</text:span> Přestup z první úrovně na druhou stojí jeden bod <text:span text:style-name="T602">moci</text:span>, ze druhé na třetí další dva body, atd.</text:p>
            </text:list-header>
          </text:list>
        </text:list-item>
        <text:list-item>
          <text:p text:style-name="P410">Přestup nastane okamžitě, jakmile <text:span text:style-name="T383">získáš poslední potřebný bod moci</text:span>.</text:p>
        </text:list-item>
      </text:list>
      <text:h text:style-name="Heading_20_2" text:outline-level="2"><text:bookmark-start text:name="__RefHeading___Toc1639_1936223890"/>P<text:span text:style-name="T534">o</text:span>stup na vyšší úroveň<text:bookmark-end text:name="__RefHeading___Toc1639_1936223890"/></text:h>
      <text:p text:style-name="P18">Při přestupu na novou úroveň si:</text:p>
      <text:list xml:id="list3697671117" text:style-name="L63">
        <text:list-item>
          <text:p text:style-name="P412">Zvyš jedn<text:span text:style-name="T608">u</text:span> <text:span text:style-name="T608">vlastnost</text:span> o jedna.</text:p>
          <text:list>
            <text:list-item>
              <text:p text:style-name="P411"><text:span text:style-name="T84">Rozdíl mezi nejvyšší a nejnižší </text:span><text:span text:style-name="T103">vlastností</text:span><text:span text:style-name="T84"> může být maximálně </text:span><text:span text:style-name="T86">3.</text:span></text:p>
            </text:list-item>
            <text:list-item>
              <text:p text:style-name="P411"><text:span text:style-name="T25">Z</text:span><text:span text:style-name="T27">výšení Síly zároveň zvýší tvůj aktuální i maximální počet životů o </text:span><text:span text:style-name="T84">1</text:span><text:span text:style-name="T27">.</text:span></text:p>
            </text:list-item>
            <text:list-item>
              <text:p text:style-name="P411"><text:span text:style-name="T26">N</text:span><text:span text:style-name="T85">ezapomeň si také přepočítat </text:span><text:span text:style-name="T87">bojová</text:span><text:span text:style-name="T85"> čísla, do kterých se t</text:span><text:span text:style-name="T104">ato vlatnost</text:span><text:span text:style-name="T85"> počítá.</text:span></text:p>
            </text:list-item>
          </text:list>
        </text:list-item>
        <text:list-item>
          <text:p text:style-name="P298">O 1 zvyš počet magických předmětů, které můžeš mít současně připoutané.</text:p>
        </text:list-item>
      </text:list>
      <text:h text:style-name="P462" text:outline-level="1"><text:bookmark-start text:name="__RefHeading___Toc3098_3000536483"/>Pro Pána jeskyně<text:bookmark-end text:name="__RefHeading___Toc3098_3000536483"/></text:h>
      <text:p text:style-name="P133">Pokud je tohle tvoje první hra a nebudeš Pán jeskyně, tuhle kapitolu nečti. Připravil by ses tím o radost z objevování.</text:p>
      <text:h text:style-name="Heading_20_2" text:outline-level="2"><text:bookmark-start text:name="__RefHeading___Toc10375_38474947"/>Smrt hráčské postavy<text:bookmark-end text:name="__RefHeading___Toc10375_38474947"/></text:h>
      <text:p text:style-name="P98">Když umře někter<text:span text:style-name="T427">á</text:span> z postav, neznamená to pro jejího hráče konec hry. <text:span text:style-name="T420">Na začátku jsme si řekli, že postavy cítí, že s nimi není něco v pořádku. Tohle je jeden z projevů:</text:span></text:p>
      <text:list xml:id="list1825904056" text:style-name="L64">
        <text:list-item>
          <text:p text:style-name="P413">Když umře hráčská postava, někde poblíž se někdo jiný ráno probudí s tím, že má kromě svých vzpomínek ještě vzpomínky <text:span text:style-name="T431">cizí</text:span>.</text:p>
        </text:list-item>
        <text:list-item>
          <text:p text:style-name="P418"><text:span text:style-name="T434">Dokud někdo poprvé neumře, tak o</text:span> tom, že se po smrti jejich vzpomínky přenesou na někoho jiného, postavy nevědí. Situaci, kdy <text:span text:style-name="T429">k nim poprvé</text:span> přijde někdo <text:span text:style-name="T429">cizí</text:span> a bude tvrdit, že se přece znají, určitě odehrajte, může to být docela zábavné. Když později umře někdo další, tak už <text:span text:style-name="T426">ale</text:span> asi všichni budou tušit, co to obnáší, takže <text:span text:style-name="T430">znovu</text:span> už to detailně odehrávat nemusíte.</text:p>
        </text:list-item>
      </text:list>
      <text:p text:style-name="P98">Herně to <text:span text:style-name="T432">znamená</text:span>, že si hráč vytvoří novou postavu, <text:span text:style-name="T436">ale nebude muset hrát, že si nepamatuje nic z toho, co zažily ty předchozí</text:span>.</text:p>
      <text:list xml:id="list1514357651" text:style-name="L65">
        <text:list-item>
          <text:p text:style-name="P414"><text:span text:style-name="T440">Tvorba probíhá</text:span> stejně jako na začátku hry, včetně <text:span text:style-name="T422">určení</text:span> nové startovní výbavy.</text:p>
        </text:list-item>
        <text:list-item>
          <text:p text:style-name="P415"><text:span text:style-name="T441">Nová postava by měla mít jiné povolání</text:span> než <text:span text:style-name="T421">ta</text:span> zesnulá.</text:p>
          <text:list>
            <text:list-item>
              <text:p text:style-name="P416"><text:soft-page-break/>Důvodem je, aby <text:span text:style-name="T418">nepůsobila jako dokonalá kopie té předchozí. Měl by to prostě být někdo jiný a měl by se v něm odehrávat vnitřní konflikt. Mít z ničeho nic cizí vzpomínky pro něj totiž nejspíš bude docela šok – není to tak, že by jej ta původní postava násilím ovládla a rozhodovala za něj. Ujisti se, že to tak hráč pochopil.</text:span></text:p>
            </text:list-item>
          </text:list>
        </text:list-item>
        <text:list-item>
          <text:p text:style-name="P417">Nová postava <text:span text:style-name="T418">má</text:span> stejnou úroveň a získané zkušenosti <text:span text:style-name="T423">jako ta zesnulá</text:span>.</text:p>
          <text:list>
            <text:list-item>
              <text:p text:style-name="P417">Hráč si tedy <text:span text:style-name="T419">příslušně </text:span>zvýší <text:span text:style-name="T609">vlastnosti</text:span> <text:span text:style-name="T419">a</text:span> spočítá <text:span text:style-name="T419">si z nich</text:span> kondici a bojová čísla.</text:p>
            </text:list-item>
          </text:list>
        </text:list-item>
        <text:list-item>
          <text:p text:style-name="P414">Nová postava si pamatuje všechno, co zažily všechny předchozí, až do okamžiku smrti <text:span text:style-name="T424">té poslední</text:span>.</text:p>
          <text:list>
            <text:list-item>
              <text:p text:style-name="P414">Pokud tedy například <text:span text:style-name="T433">předchozí postavu</text:span> někdo zastřelil zezadu, <text:span text:style-name="T425">ta nová</text:span> nebude vědět, kdo to byl.</text:p>
            </text:list-item>
            <text:list-item>
              <text:p text:style-name="P419"><text:span text:style-name="T442">Ví ale</text:span>, jaké měla <text:span text:style-name="T443">dřívější</text:span> postava vybavení, co bylo v části podzemí, kterou prozkoumala, s kým <text:span text:style-name="T437">tam</text:span> byla, a podobně.</text:p>
            </text:list-item>
          </text:list>
        </text:list-item>
        <text:list-item>
          <text:p text:style-name="P420">Výbava původní postavy zůstala tam, kde umřela. Co se s ní stane dál záleží na dalším průběhu hry.</text:p>
          <text:list>
            <text:list-item>
              <text:p text:style-name="P420"><text:span text:style-name="T428">Když</text:span> tedy například <text:span text:style-name="T428">zahynou</text:span> všechny hráčské postavy, ty nové budou mít jen startovní výbavu a pro věci svých předchůdců si budou muset dojít a případně si je vybojovat.</text:p>
            </text:list-item>
          </text:list>
        </text:list-item>
        <text:list-item>
          <text:p text:style-name="P421">Novou postavu se do hry zapoj co nejdříve. Mělo by to pokud možno dávat smysl, ale rozhodně nenech hráče moc dlouho sedět u stolu, aniž by se mohl zapojit do hry. Mysli na to, že jste si všichni přišli zahrát, nikoliv smutně koukat, jak hrají ostatní.</text:p>
          <text:list>
            <text:list-item>
              <text:p text:style-name="P421"><text:soft-page-break/>Můžeš například říct, že nová postava byla zrovna na výpravě někde poblíž.</text:p>
            </text:list-item>
            <text:list-item>
              <text:p text:style-name="P421">Můžeš se na tom také dohodnout s ostatními hráči. Pokud už postavy vědí, co jejich smrt obnáší, mohou se například vrátit do nedalekého města nebo osady a tam se s <text:span text:style-name="T438">tou</text:span> novou potkat. Nebo si třeba mohou chtít odpočinout a vyléčit si zranění, <text:span text:style-name="T439">takže nová postava bude mít čas dorazit</text:span>.</text:p>
            </text:list-item>
            <text:list-item>
              <text:p text:style-name="P421">Když nic z toho nedává smysl, tak můžeš s hráčem nové postavy odehrát krátkou příhodu na cestě k ostatním.</text:p>
            </text:list-item>
          </text:list>
        </text:list-item>
      </text:list>
      <text:h text:style-name="P484" text:outline-level="2"><text:bookmark-start text:name="__RefHeading___Toc10377_38474947"/>Překonávání překážek<text:bookmark-end text:name="__RefHeading___Toc10377_38474947"/></text:h>
      <text:p text:style-name="P104">Na <text:span text:style-name="T468">překonávání překážek</text:span> se nehá<text:span text:style-name="T467">zí</text:span>. Cílem není dobře si hodit na kostce, ale vymyslet, jak si s <text:span text:style-name="T469">problémem</text:span> poradit.</text:p>
      <text:h text:style-name="Heading_20_4" text:outline-level="4">Přeskakování propasti</text:h>
      <text:p text:style-name="P113">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790070671" text:style-name="L66">
        <text:list-item>
          <text:p text:style-name="P422">Je to dost daleko, ale zvládne to každý, kdo nemá vážné zranění a odloží veškerou zátěž.</text:p>
        </text:list-item>
      </text:list>
      <text:p text:style-name="P105"><text:span text:style-name="T470">Když se tě pak hráč zeptá </text:span><text:span text:style-name="T142">„Jak je to </text:span><text:span text:style-name="T143">ta díra široká</text:span><text:span text:style-name="T142">?“</text:span><text:span text:style-name="T184">, můžeš odpovědět třeba takhle:</text:span></text:p>
      <text:p text:style-name="P6"><text:tab/>„Asi to všichni zvládnete přeskočit, ale je to fakt docela daleko a není tu moc místa k roz<text:span text:style-name="T465">e</text:span>běhu. <text:span text:style-name="T466">Bude to dost natěsno.</text:span>“</text:p>
      <text:p text:style-name="P7"><text:soft-page-break/><text:span text:style-name="T185">Je možné, že si hráči nesprávně vyloží, co jsi tím popisem myslel. </text:span><text:span text:style-name="T172">Nikdy nepředpokládej, že chce postava dobrovolně skočit do propasti, vždycky hráči </text:span><text:span text:style-name="T183">jasně</text:span><text:span text:style-name="T172"> řekni, že se chce pokusit o něco nemožného, </text:span><text:span text:style-name="T186">respektive smrtelného</text:span><text:span text:style-name="T172">:</text:span></text:p>
      <text:p text:style-name="P10"><text:tab/>„Hele, s batohem na zádech to určitě nedáš.“</text:p>
      <text:p text:style-name="P10"><text:tab/>„Ty chceš skákat s probodnutým břichem? To si můžeš rovnou dole vykopat hrob.“</text:p>
      <text:p text:style-name="P100">Ale můžeš taky říct:</text:p>
      <text:p text:style-name="P8"><text:tab/>„Asi to půjde i s batohem, ale nejspíš se na druhé straně zachytíš jen rukama a nohy ti budou viset dolů.“</text:p>
      <text:p text:style-name="P101">Tímhle popisem dáš hráči možnost překonat překážku za cenu toho, že se dostane do jiné problematické situace. Může to být zajímavé, například pokud postavu někdo pronásleduje.</text:p>
      <text:h text:style-name="Heading_20_4" text:outline-level="4">Šplhání</text:h>
      <text:p text:style-name="P112">Pro šplhání platí to samé, co pro přeskakování: Nehází se, ale mohou nastat objektivní problémy, které bude hráč muset nějak překonat:</text:p>
      <text:list xml:id="list1970487917" text:style-name="L67">
        <text:list-item>
          <text:p text:style-name="P423">Stěna je tak příkrá, že na ni bez pomůcek </text:p>
        </text:list-item>
      </text:list>
      <text:h text:style-name="Heading_20_3" text:outline-level="3">Může vůbec postava <text:span text:style-name="T472">spadnout</text:span>?</text:h>
      <text:p text:style-name="P106">Pokud postavu nikdo neohrožuje, tak nespadne, <text:span text:style-name="T471">pokud se pro to nerozhodne její hráč*.<text:line-break/><text:tab/>Spadnout tedy postava může pouze v případě, že ji někdo ohrožuje – například když po ní střílí goblini, zatímco šplhá na příkrou stěnu. V takovém případě použij akci </text:span><text:span text:style-name="T144">zatlačení protivníka</text:span><text:span text:style-name="T471"> – goblini tedy musí postavu nejprve dostat do velké nevýhody (což nejspíš nebude těžké, už samotné šplhání po stěně jí určitě dává nevýhodu) a pak proti ní uspět v </text:span><text:span text:style-name="T144">zatlačení protivníka</text:span><text:span text:style-name="T471">.</text:span></text:p>
      <text:p text:style-name="P9"><text:soft-page-break/><text:span text:style-name="T471">* Když hráč řekne něco takového, raději se jej zeptej, co tím sleduje – je totiž možné, že ho na hře něco štve a má pocit, že jediné, co s tím může dělat, je zabít svou postavu. Promluvte si o tom, pokuste se přijít na to, v čem je problém a příčinu odstranit</text:span>.</text:p>
      <text:h text:style-name="Heading_20_3" text:outline-level="3">Nerozbilo se ti něco?</text:h>
      <text:p text:style-name="P107">Při různém skákání, <text:span text:style-name="T478">šplhání</text:span> a padání tě může svádět říct něco ve stylu:</text:p>
      <text:p text:style-name="P107"><text:tab/><text:span text:style-name="T110">„Rozbily se ti ty flakónky, co máš v batohu“.</text:span></text:p>
      <text:p text:style-name="P108">To bys ale dělat neměl. <text:span text:style-name="T473">Když to totiž řekneš takhle, tak hráči nedáš možnost to jakkoliv ovlivnit a bude to znít, jako že jsi mu to způsobil ty. Místo toho zkus použít jednu z těchto možností:</text:span></text:p>
      <text:list xml:id="list3440843874" text:style-name="L68">
        <text:list-item>
          <text:p text:style-name="P424">Varuj hráče předem, co postavě hrozí.</text:p>
          <text:list>
            <text:list-header>
              <text:p text:style-name="P257">„Když dole uděláš parakotoul, nic se ti nestane, ale asi to nepřežijou křehké věci, co máš v torně. Chceš to udělat?“</text:p>
            </text:list-header>
          </text:list>
        </text:list-item>
        <text:list-item>
          <text:p text:style-name="P425">Když tě to, že se mohlo něco rozbít, napadne až poté, co popíšeš výsledek akce, neoznamuj to jako hotovou věc, ale nech na hráči, ať si sám rozhodne, co (a jestli) se mu rozbilo:</text:p>
          <text:list>
            <text:list-header>
              <text:p text:style-name="P258">„<text:span text:style-name="T474">Hele jak jsi dole udělal parakotoul, tak jsi určitě dal své torně zabrat. Nerozbilo se ti něco?</text:span>“</text:p>
            </text:list-header>
          </text:list>
        </text:list-item>
      </text:list>
      <text:p text:style-name="P102">Když dáš hráči najevo, že spoléháš na jeho úsudek, <text:span text:style-name="T475">velmi pravděpodobně rozbité věci popíše sám. Pokud by to i tak odmítal, nenuť ho do toho – může ti to sice připadat nefér k ostatním, ale mysli na to, že smyslem hry není to, aby tobě přišla fér, ale aby se u ní hráči </text:span><text:soft-page-break/><text:span text:style-name="T475">bavili. A když budeš některému z nich nutit věci, se kterými nesouhlasí, tak se u hry nejspíš moc bavit nebude. Můžete si o tom ještě znovu promluvit po hře, ale nehroť to – když bude někdo hrát postavu, které se nikdy nic nerozbije, hru to nezboří.</text:span></text:p>
      <text:h text:style-name="Heading_20_3" text:outline-level="3">Nestalo se ti něco?</text:h>
      <text:p text:style-name="P109">Při přeskakování děr a propastí nebo při seskakování z výšky se postava také může zranit.</text:p>
      <text:list xml:id="list2720011763" text:style-name="L69">
        <text:list-item>
          <text:p text:style-name="P426">Zranění hrozí pouze v akci. Když je na všechno dost času, postavy si dají pozor.</text:p>
        </text:list-item>
        <text:list-item>
          <text:p text:style-name="P427">Skok má útok a zranění, podobně jako třeba propadlová past. <text:span text:style-name="T476">Postava se brání Finesou.</text:span></text:p>
        </text:list-item>
      </text:list>
      <text:p text:style-name="P110"><text:span text:style-name="T187">Vždycky řekni </text:span><text:span text:style-name="T188">hráči</text:span><text:span text:style-name="T189"> ještě</text:span><text:span text:style-name="T187"> před skokem, že postavě hrozí zranění a zeptej se </text:span><text:span text:style-name="T190">ho</text:span><text:span text:style-name="T187">, jestli to opravdu chce riskovat.</text:span></text:p>
      <text:p text:style-name="P11"><text:tab/>„Prcháš před orkama a vbíháš do místnosti. Všiml sis, že ve druhé půlce chybí podlaha, zřejmě se tam propadl strop o patro níž. Chceš skočit dolů a riskovat zranění? Můžeš taky sešplhat opatrně, ale v tom případě tě orkové určitě doženou.“</text:p>
      <text:p text:style-name="P111"><text:span text:style-name="T477">Rozhodně nikdy neříkej něco jako: </text:span><text:span text:style-name="T145">„Spadl jsi, máš to za 1.“</text:span><text:span text:style-name="T191"> </text:span><text:span text:style-name="T192">Tím bys jednak sebral hráči možnost rozhodnout se, jestli bude riskovat, a navíc bys nezohlednil, že postava s vysokou Finesou se může zranění vyhnout.</text:span></text:p>
      <text:h text:style-name="P485" text:outline-level="2"><text:bookmark-start text:name="__RefHeading___Toc3100_3000536483"/>Když na něco nejsou pravidla<text:bookmark-end text:name="__RefHeading___Toc3100_3000536483"/></text:h>
      <text:p text:style-name="P70">Pravidla nedávají odpověď <text:span text:style-name="T376">na každou situaci, která může při hře nastat, nebo otázku</text:span>, <text:span text:style-name="T377">jíž mohou hráči položit</text:span>. <text:span text:style-name="T379">V takových případech:</text:span></text:p>
      <text:list xml:id="list1825002308" text:style-name="L70">
        <text:list-item>
          <text:p text:style-name="P428">Zvaž, jestli by nešlo použít některé z existujících pravidel, i když třeba ne<text:span text:style-name="T380">zmiňuje</text:span> přesně to, co zrovna potřebuješ.</text:p>
        </text:list-item>
        <text:list-item>
          <text:p text:style-name="P429"><text:soft-page-break/>Když žádné použít nepůjde, nevytvářej <text:span text:style-name="T375">hned</text:span> nové <text:span text:style-name="T375">pravidlo</text:span>. Co nejjednodušším způsobem rozhodni tuhle jednu situaci. <text:span text:style-name="T373">Nové pravidlo do hry přidejte pouze pokud budete na stejnou situaci narážet opakovaně.</text:span></text:p>
        </text:list-item>
        <text:list-item>
          <text:p text:style-name="P430">Při rozhodování se zamysli:</text:p>
          <text:list>
            <text:list-item>
              <text:p text:style-name="P431">Šlo by to odehrát bez hodů?</text:p>
            </text:list-item>
            <text:list-item>
              <text:p text:style-name="P430"><text:span text:style-name="T374">Šel by použít </text:span><text:span text:style-name="T289">Náhodný hod</text:span><text:span text:style-name="T435"> nebo </text:span><text:span text:style-name="T286">H</text:span><text:span text:style-name="T289">od na </text:span><text:span text:style-name="T291">vlastnost</text:span><text:span text:style-name="T435">?</text:span></text:p>
            </text:list-item>
          </text:list>
        </text:list-item>
      </text:list>
      <text:list xml:id="list3102906902" text:style-name="L71">
        <text:list-item>
          <text:p text:style-name="P432">Nepouštějte se do dlouhých debat. Přišli jste si zahrát, ne se hádat o pravidlech.</text:p>
        </text:list-item>
      </text:list>
      <text:p text:style-name="P71">Konečné rozhodnutí je na tobě, ale než ho uděláš, zeptej se, co si o tom myslí ostatní hráči. Obvykle je lepší vyjít jim vstříc, i když máš třeba jiný názor, protože pro ně je to, co se ve hře děje, mnohem osobnější – na <text:span text:style-name="T381">tvém</text:span> rozhodnutí mohou ostatně záviset životy jejich postav.<text:line-break/><text:tab/>Na svém trvej pouze v případě, že to vyplývá <text:s/>z něčeho, o čem hráči ještě nevědí. Nemusíš prozrazovat, o co se přesně jedná, ale určitě jim řekni, že takový důvod existuje.</text:p>
      <text:h text:style-name="P486" text:outline-level="2"><text:bookmark-start text:name="__RefHeading___Toc10379_38474947"/>Podporuj nápady hráčů, <text:span text:style-name="T494">ale usměrňuj je</text:span><text:bookmark-end text:name="__RefHeading___Toc10379_38474947"/></text:h>
      <text:p text:style-name="P122">Hráče určitě napadne spousta věcí, které nejsou v pravidel ani v popisu dobrodružství. Takové věci rozhodně podporuj!</text:p>
      <text:p text:style-name="Example_20_Header">Příklad:</text:p>
      <text:p text:style-name="Example">Když si bude třeba hráč chtít ochočit mládě huňáče, rozhodne mu to nezakazuj. Žádná pravidla pro něco takového nejsou, takže budeš muset improvizovat. Můžeš z jeho chycení udělat třeba malou minihru, <text:span text:style-name="T493">následně se hráče ptát, čím mládě bude živit, atd.</text:span></text:p>
      <text:p text:style-name="P123"><text:soft-page-break/>Občas hráče napadne něco, co se do hry vyloženě nehodí – třeba že <text:span text:style-name="T495">vyrobí palnou zbraň, nebo že začne šířit víru v Buddhu či jiné skutečné náboženství.<text:line-break/><text:tab/>I v takovém případě by ses měl snažit snažit hráčův nápad úplně nezazdít. Vysvětli mu, proč se to do hry nehodí, a zkus se s ním domluvit, jak to upravit, aby to zapadlo lépe – například že by to mohlo být nějaké zajímavé vylepšení kuše, nebo že půjde o jednoho ze starých bohů (a bude se samozřejmě jmenovat jinak).</text:span></text:p>
      <text:h text:style-name="Heading_20_3" text:outline-level="3">Kreativní použití kouzel</text:h>
      <text:p text:style-name="P124">TODO</text:p>
      <text:p text:style-name="P124">/* Možná to spíš hodit do části pro hráče. Smyslem je, abych nemusel všechna možná použití vypisovat na karty kouzel. */</text:p>
      <text:p text:style-name="P124">Kouzlem <text:span text:style-name="T110">Vzplanutí</text:span> je například možné něco zapálit, kouzlem <text:span text:style-name="T110">Telekinetický úder</text:span> může hráč někomu v něčem zabránit, srazit jej na zem, shodit někomu na hlavu knihy z police, atd.</text:p>
      <text:h text:style-name="Heading_20_2" text:outline-level="2"><text:bookmark-start text:name="__RefHeading___Toc10381_38474947"/>Jak používat příručk<text:span text:style-name="T522">y</text:span> s dobrodružstvím<text:bookmark-end text:name="__RefHeading___Toc10381_38474947"/></text:h>
      <text:list xml:id="list22751788419351" text:continue-list="list22752156324360" text:style-name="L2">
        <text:list-item>
          <text:p text:style-name="P228">Do návodu k použití modulů:</text:p>
          <text:list>
            <text:list-item>
              <text:p text:style-name="P228">Neříkej hráčům názvy místností, ty jsou pouze pro tebe pro rychlou orientaci.</text:p>
            </text:list-item>
            <text:list-item>
              <text:p text:style-name="P230">Ceny uvedené v modulu jsou prodejní. Obchodníci <text:span text:style-name="T547">to</text:span> následně prodají dráž <text:span text:style-name="T547">(až za dvojnásobek)</text:span>.</text:p>
              <text:list>
                <text:list-item>
                  <text:p text:style-name="P230">Ceny v ceníku jsou nákupní, prodejní bývají poloviční.</text:p>
                </text:list-item>
                <text:list-item>
                  <text:p text:style-name="P231"><text:soft-page-break/>Tohle bude jednodu<text:span text:style-name="T5">šší, protože to mám rozdělené na dva ceníky: V modulu je prodejní ceník, v pravidlech nákupní.</text:span></text:p>
                </text:list-item>
              </text:list>
            </text:list-item>
          </text:list>
        </text:list-item>
      </text:list>
      <text:p text:style-name="Text_20_body"/>
      <text:p text:style-name="P132"><text:span text:style-name="T521">Na rozdíl od deskových her, kde všechno, co mohou hráči udělat, je popsáno v pravidlech, při hraní Dakary žádné takové omezení není. O tom, k čemu akce a záměry hráčů povedou, budeš rozhodovat ty. Pravidla, včetně těch v popisu dobrodružství, by ti v tom měla pomáhat, ale neměla by tě omezovat.<text:line-break/><text:tab/>V tomto duchu jsou psané i příručky s dobrodružstvím: Nepokouší se odpovědět na všechny možné otázky nebo nápady, se kterými tví hráči přijdou. Najdeš v nich jen to nejdůležitější a především věci, které jsou nějak herně zajímavé – různé pasti, magické předměty, a podobně.<text:line-break/><text:tab/>Tohle všechno znamená, že vymýšlení, co se stane, když se třeba hráči rozhodnou zbourat část hradeb, nebo se pokusí domluvit s obřím pavoukem, záleží čistě na tobě.</text:span></text:p>
      <text:h text:style-name="Heading_20_3" text:outline-level="3"><text:span text:style-name="T523">Když</text:span> <text:span text:style-name="T523">se</text:span> postavy <text:span text:style-name="T523">vydají</text:span> do nové místnosti</text:h>
      <text:p text:style-name="P151">Před tím, než začneš hráčům něco popisovat, si vždycky celý popis místnosti, i když si myslíš, že si jej pamatuješ. Je snadné na něco zapomenout a může se ti snadno stát, třeba že hráčům popíšeš dveře, které měly být tajné, zapomeneš na varování před hrozícím smrtelném nebezpečím, a podobně.<text:line-break/><text:tab/>Když se ti něco takového stane, řekni to hráčům na rovinu, omluv se jim a podle potřeby vrať hru o kus zpět a nech je rozhodnout znovu s tím, že mají informace, které jsi opomněl.</text:p>
      <text:h text:style-name="P448" text:outline-level="3">Svět nekončí na hraně mapy</text:h>
      <text:p text:style-name="P152">Hráči se mohou rozhodnout jít přespat půl dne cesty stranou – improvizuj.</text:p>
      <text:list xml:id="list3144319446" text:style-name="L72">
        <text:list-item>
          <text:p text:style-name="P433"><text:soft-page-break/>Pokud nemáš dobrý důvod, proč by se neměli v klidu vyspat, nech je. Opatrnost by se měla vyplácet.</text:p>
        </text:list-item>
      </text:list>
      <text:h text:style-name="P487" text:outline-level="2"><text:bookmark-start text:name="__RefHeading___Toc10383_38474947"/>Jak používat karty<text:bookmark-end text:name="__RefHeading___Toc10383_38474947"/></text:h>
      <text:h text:style-name="P449" text:outline-level="3">Karty <text:span text:style-name="T596">předmětů</text:span></text:h>
      <text:p text:style-name="P162"><text:span text:style-name="T599">Pro každý druh zbraně je vždy v krabici jen jedna karta</text:span>, přestože <text:span text:style-name="T600">stejných zbraní může být </text:span>v podzemí<text:span text:style-name="T600"> </text:span>víc. Je to proto, abyste jich neměli plný stůl – kart<text:span text:style-name="T601">y zbraní</text:span> slouží hlavně k tomu, abyste nemuseli <text:span text:style-name="T601">hledat jejich</text:span> parametry <text:span text:style-name="T601">v pravidlech</text:span>. <text:span text:style-name="T598">Některé předměty nemají kartu vůbec, ty si hráči prostě jen zapíší do deníku postavy.<text:line-break/><text:tab/>Dohlédni na to, aby karty nezůstávaly ležet na hromadě uprostřed stolu: Každý hráč by měl mít u sebe karty předmětů, které jeho postava nese, případně by je měl mít zapsané v deníku. Když postavy nějaký předmět nechají ležet, vezmi jeho kartu k sobě a vrať ji hráčům, až když se pro něj vrátí.</text:span></text:p>
      <text:h text:style-name="P450" text:outline-level="3">Karty <text:span text:style-name="T596">protivníků</text:span></text:h>
      <text:p text:style-name="P161">Karty protivníků mají na jedné straně jen obrázek a na druhé popis a bojová čísla. <text:span text:style-name="T597">Když postavy nějakou nestvůru uvidí poprvé, ukaž hráčům obrázek a popros je, ať kartu neotáčí.<text:line-break/><text:tab/>Potom vylož na stůl karty všech protivníků, o kterých postavy vědí. Tentokrát textem navrch, na dálku ho hráči nepřečtou a ty budeš bojová čísla potřebovat.<text:line-break/><text:tab/>V průběhu boje můžeš přímo na karty protivníků psát, jak jsou zranění. Pokud máš gumovatelné pero, snadno je pak vrátíš do původního stavu.</text:span></text:p>
      <text:h text:style-name="P488" text:outline-level="2"><text:bookmark-start text:name="__RefHeading___Toc10385_38474947"/>Hraní za protivníky<text:bookmark-end text:name="__RefHeading___Toc10385_38474947"/></text:h>
      <text:p text:style-name="P73">Protivníci chtějí vyhrát. <text:span text:style-name="T498">Nebo alespoň přežít.</text:span></text:p>
      <text:h text:style-name="Heading_20_3" text:outline-level="3"><text:soft-page-break/>Hraní za nehráčské postavy</text:h>
      <text:list xml:id="list3005715556" text:style-name="L73">
        <text:list-item>
          <text:p text:style-name="P434">Když nevíš, zeptej se hráčů, jak by podle nich měl dotyčný reagovat, nebo jak by se měl chovat.</text:p>
        </text:list-item>
        <text:list-item>
          <text:p text:style-name="P435">Můžeš také nechat někoho z hráčů nebo přihlížejících, ať jej zahraje.</text:p>
        </text:list-item>
      </text:list>
      <text:h text:style-name="P489" text:outline-level="2"><text:bookmark-start text:name="__RefHeading___Toc3102_3000536483"/>Rady pro Pána jeskyně<text:bookmark-end text:name="__RefHeading___Toc3102_3000536483"/></text:h>
      <text:h text:style-name="Heading_20_3" text:outline-level="3">Buď fér</text:h>
      <text:p text:style-name="P72">Nikomu nenadržuj, nedělej hráčům naschvály. Nepodváděj, a to ani když to myslíš dobře a chceš hráčům pomoct. Kostky házej otevřeně, aby na ně hráči dobře viděli.</text:p>
      <text:h text:style-name="P451" text:outline-level="3">Když někdo udělá chybu</text:h>
      <text:p text:style-name="P78">Když uděláš chybu ty, řekni to nahlas a omluv se za to. Když udělá chybu jiný hráč, nevyčítej mu to. V každém případě si o tom promluvte a domluvte se, jak náprava chyby změní situaci ve hře.</text:p>
      <text:h text:style-name="Heading_20_3" text:outline-level="3">Pomáhej hráčům, <text:span text:style-name="T378">ale ne postavám</text:span></text:h>
      <text:p text:style-name="P79">Kdykoliv budeš mít pocit, že hráči něco špatně pochopili, nebo přeslechli nějakou důležitou informaci, řekni to nahlas a vyjasni to.<text:line-break/><text:tab/>Nedělej ale žádné „zásahy shůry“ - když postava vleze do smrtící pasti, nebo ti padne vysoký útok když má málo životů, nech ji umřít.</text:p>
      <text:h text:style-name="Heading_20_3" text:outline-level="3">Neraď hráčům, co mají <text:span text:style-name="T382">dělat</text:span> jejich postavy</text:h>
      <text:h text:style-name="Heading_20_3" text:outline-level="3">Když se hráči zaseknou</text:h>
      <text:list xml:id="list419049949" text:style-name="L74">
        <text:list-item>
          <text:p text:style-name="P436">Můžeš zopakovat věci, které postavy vidí nebo znají.</text:p>
        </text:list-item>
        <text:list-item>
          <text:p text:style-name="P436"><text:soft-page-break/>Pokud to dává smysl, můžeš změnit situaci. Na postavy mohou například zaútočit goblini, kteří je dosud jen sledoval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7-05T20:42:14.222000000</dc:date>
    <meta:print-date>2113-01-01T00:00:00</meta:print-date>
    <meta:editing-cycles>11028</meta:editing-cycles>
    <meta:editing-duration>P33DT9H27M26S</meta:editing-duration>
    <meta:generator>LibreOffice/6.0.5.2$Windows_X86_64 LibreOffice_project/54c8cbb85f300ac59db32fe8a675ff7683cd5a16</meta:generator>
    <meta:document-statistic meta:table-count="0" meta:image-count="0" meta:object-count="0" meta:page-count="69" meta:paragraph-count="738" meta:word-count="12463" meta:character-count="72748" meta:non-whitespace-character-count="61196"/>
  </office:meta>
</office:document-meta>
</file>